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2.4035in"/>
    </style:style>
    <style:style style:name="co5" style:family="table-column">
      <style:table-column-properties fo:break-before="auto" style:column-width="2.50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7"/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7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9"/>
        <table:table-column table:style-name="co1" table:number-columns-repeated="3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1" table:default-cell-style-name="Default"/>
        <table:table-row table:style-name="ro1">
          <table:table-cell/>
          <table:table-cell table:style-name="Default"/>
          <table:table-cell table:style-name="ce3" office:value-type="string" table:number-columns-spanned="3" table:number-rows-spanned="1">
            <text:p>SPWM</text:p>
          </table:table-cell>
          <table:covered-table-cell table:number-columns-repeated="2" table:style-name="ce2"/>
          <table:table-cell table:style-name="ce2" table:number-columns-repeated="2"/>
          <table:table-cell table:style-name="ce3" office:value-type="string" table:number-columns-spanned="3" table:number-rows-spanned="1">
            <text:p>SVPWM</text:p>
          </table:table-cell>
          <table:covered-table-cell table:number-columns-repeated="2" table:style-name="ce2"/>
          <table:table-cell table:style-name="ce2"/>
          <table:table-cell table:style-name="ce13" office:value-type="string">
            <text:p>SPWM 0-255</text:p>
          </table:table-cell>
          <table:table-cell table:style-name="ce13" office:value-type="string">
            <text:p>SVPWM 0-255</text:p>
          </table:table-cell>
          <table:table-cell>
            <draw:frame table:end-cell-address="Sheet1.Y35" table:end-x="0.6791in" table:end-y="0.1465in" draw:z-index="0" draw:style-name="gr1" draw:text-style-name="P1" svg:width="10.4343in" svg:height="6.1917in" svg:x="0.0244in" svg:y="0in">
              <draw:object draw:notify-on-update-of-ranges="Sheet1.B1:Sheet1.B2 Sheet1.C2:Sheet1.C2 Sheet1.C3:Sheet1.C363 Sheet1.B1:Sheet1.B2 Sheet1.D1:Sheet1.D2 Sheet1.D3:Sheet1.D363 Sheet1.B1:Sheet1.B2 Sheet1.E1:Sheet1.E2 Sheet1.E3:Sheet1.E363 Sheet1.G2:Sheet1.G2 Sheet1.G3:Sheet1.G3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Angle</text:p>
          </table:table-cell>
          <table:table-cell table:style-name="ce4" office:value-type="string">
            <text:p>Phase A</text:p>
          </table:table-cell>
          <table:table-cell table:style-name="ce6" office:value-type="string">
            <text:p>Phase B</text:p>
          </table:table-cell>
          <table:table-cell table:style-name="ce7" office:value-type="string">
            <text:p>Phase C</text:p>
          </table:table-cell>
          <table:table-cell table:style-name="ce8"/>
          <table:table-cell table:style-name="ce2" office:value-type="string">
            <text:p>Voff</text:p>
          </table:table-cell>
          <table:table-cell table:style-name="ce10" office:value-type="string">
            <text:p>Phase Asv</text:p>
          </table:table-cell>
          <table:table-cell table:style-name="ce12" office:value-type="string">
            <text:p>Phase Bsv</text:p>
          </table:table-cell>
          <table:table-cell table:style-name="ce4" office:value-type="string">
            <text:p>Phase Csv</text:p>
          </table:table-cell>
          <table:table-cell table:style-name="ce8"/>
          <table:table-cell table:style-name="ce2" office:value-type="string">
            <text:p>change amplitude (A3) to 255</text:p>
          </table:table-cell>
          <table:table-cell table:style-name="ce2" office:value-type="string">
            <text:p>change amplitude (A3) to 294</text:p>
          </table:table-cell>
          <table:table-cell/>
        </table:table-row>
        <table:table-row table:style-name="ro1">
          <table:table-cell table:style-name="ce1" office:value-type="float" office:value="255">
            <office:annotation draw:style-name="gr2" draw:text-style-name="P2" svg:width="1.1413in" svg:height="1.6343in" svg:x="1.1252in" svg:y="0in" draw:caption-point-x="-0.2402in" draw:caption-point-y="0.3594in">
              <dc:date>2015-04-19T00:00:00</dc:date>
              <text:p text:style-name="P2"><text:span text:style-name="T1"/></text:p>
              <text:p text:style-name="P2"><text:span text:style-name="T1">Change amplitude to 255 for SPWM modulation.</text:span></text:p>
              <text:p text:style-name="P2"><text:span text:style-name="T1"/></text:p>
              <text:p text:style-name="P2"><text:span text:style-name="T1">And to 294 for SVPWM modulation</text:span></text:p>
              <text:p text:style-name="P2"><text:span text:style-name="T1"/></text:p>
            </office:annotation>
            <text:p>255</text:p>
          </table:table-cell>
          <table:table-cell office:value-type="float" office:value="0">
            <text:p>0</text:p>
          </table:table-cell>
          <table:table-cell table:formula="of:=[.$A$3]*SIN(RADIANS([.B3]))" office:value-type="float" office:value="0">
            <text:p>0.0000</text:p>
          </table:table-cell>
          <table:table-cell table:formula="of:=[.$A$3]*SIN(RADIANS([.B3]-120))" office:value-type="float" office:value="-220.836477965032">
            <text:p>-220.8365</text:p>
          </table:table-cell>
          <table:table-cell table:formula="of:=[.$A$3]*SIN(RADIANS([.B3]+120))" office:value-type="float" office:value="220.836477965032">
            <text:p>220.8365</text:p>
          </table:table-cell>
          <table:table-cell/>
          <table:table-cell table:formula="of:=(MIN([.C3];[.D3];[.E3])+MAX([.C3];[.D3];[.E3]))/2" office:value-type="float" office:value="0">
            <text:p>0.0000</text:p>
          </table:table-cell>
          <table:table-cell table:formula="of:=[.C3]-[.G3]" office:value-type="float" office:value="0">
            <text:p>0.0000</text:p>
          </table:table-cell>
          <table:table-cell table:formula="of:=[.D3]-[.G3]" office:value-type="float" office:value="-220.836477965032">
            <text:p>-220.8365</text:p>
          </table:table-cell>
          <table:table-cell table:formula="of:=[.E3]-[.G3]" office:value-type="float" office:value="220.836477965032">
            <text:p>220.8365</text:p>
          </table:table-cell>
          <table:table-cell/>
          <table:table-cell table:formula="of:=[.C3]/2+127" office:value-type="float" office:value="127">
            <text:p>127</text:p>
          </table:table-cell>
          <table:table-cell table:formula="of:=[.H3]/2+128"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$A$3]*SIN(RADIANS([.B4]))" office:value-type="float" office:value="4.4503636415073">
            <text:p>4.4504</text:p>
          </table:table-cell>
          <table:table-cell table:formula="of:=[.$A$3]*SIN(RADIANS([.B4]-120))" office:value-type="float" office:value="-223.028025320546">
            <text:p>-223.0280</text:p>
          </table:table-cell>
          <table:table-cell table:formula="of:=[.$A$3]*SIN(RADIANS([.B4]+120))" office:value-type="float" office:value="218.577661679039">
            <text:p>218.5777</text:p>
          </table:table-cell>
          <table:table-cell/>
          <table:table-cell table:formula="of:=(MIN([.C4];[.D4];[.E4])+MAX([.C4];[.D4];[.E4]))/2" office:value-type="float" office:value="-2.22518182075365">
            <text:p>-2.2252</text:p>
          </table:table-cell>
          <table:table-cell table:formula="of:=[.C4]-[.G4]" office:value-type="float" office:value="6.67554546226094">
            <text:p>6.6755</text:p>
          </table:table-cell>
          <table:table-cell table:formula="of:=[.D4]-[.G4]" office:value-type="float" office:value="-220.802843499792">
            <text:p>-220.8028</text:p>
          </table:table-cell>
          <table:table-cell table:formula="of:=[.E4]-[.G4]" office:value-type="float" office:value="220.802843499792">
            <text:p>220.8028</text:p>
          </table:table-cell>
          <table:table-cell/>
          <table:table-cell table:formula="of:=[.C4]/2+127" office:value-type="float" office:value="129.225181820754">
            <text:p>129</text:p>
          </table:table-cell>
          <table:table-cell table:formula="of:=[.H4]/2+128" office:value-type="float" office:value="131.33777273113">
            <text:p>13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A$3]*SIN(RADIANS([.B5]))" office:value-type="float" office:value="8.89937165913775">
            <text:p>8.8994</text:p>
          </table:table-cell>
          <table:table-cell table:formula="of:=[.$A$3]*SIN(RADIANS([.B5]-120))" office:value-type="float" office:value="-225.151636179026">
            <text:p>-225.1516</text:p>
          </table:table-cell>
          <table:table-cell table:formula="of:=[.$A$3]*SIN(RADIANS([.B5]+120))" office:value-type="float" office:value="216.252264519889">
            <text:p>216.2523</text:p>
          </table:table-cell>
          <table:table-cell/>
          <table:table-cell table:formula="of:=(MIN([.C5];[.D5];[.E5])+MAX([.C5];[.D5];[.E5]))/2" office:value-type="float" office:value="-4.44968582956885">
            <text:p>-4.4497</text:p>
          </table:table-cell>
          <table:table-cell table:formula="of:=[.C5]-[.G5]" office:value-type="float" office:value="13.3490574887066">
            <text:p>13.3491</text:p>
          </table:table-cell>
          <table:table-cell table:formula="of:=[.D5]-[.G5]" office:value-type="float" office:value="-220.701950349457">
            <text:p>-220.7020</text:p>
          </table:table-cell>
          <table:table-cell table:formula="of:=[.E5]-[.G5]" office:value-type="float" office:value="220.701950349457">
            <text:p>220.7020</text:p>
          </table:table-cell>
          <table:table-cell/>
          <table:table-cell table:formula="of:=[.C5]/2+127" office:value-type="float" office:value="131.449685829569">
            <text:p>131</text:p>
          </table:table-cell>
          <table:table-cell table:formula="of:=[.H5]/2+128" office:value-type="float" office:value="134.674528744353">
            <text:p>13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$A$3]*SIN(RADIANS([.B6]))" office:value-type="float" office:value="13.3456688419507">
            <text:p>13.3457</text:p>
          </table:table-cell>
          <table:table-cell table:formula="of:=[.$A$3]*SIN(RADIANS([.B6]-120))" office:value-type="float" office:value="-227.206663668034">
            <text:p>-227.2067</text:p>
          </table:table-cell>
          <table:table-cell table:formula="of:=[.$A$3]*SIN(RADIANS([.B6]+120))" office:value-type="float" office:value="213.860994826083">
            <text:p>213.8610</text:p>
          </table:table-cell>
          <table:table-cell/>
          <table:table-cell table:formula="of:=(MIN([.C6];[.D6];[.E6])+MAX([.C6];[.D6];[.E6]))/2" office:value-type="float" office:value="-6.67283442097536">
            <text:p>-6.6728</text:p>
          </table:table-cell>
          <table:table-cell table:formula="of:=[.C6]-[.G6]" office:value-type="float" office:value="20.018503262926">
            <text:p>20.0185</text:p>
          </table:table-cell>
          <table:table-cell table:formula="of:=[.D6]-[.G6]" office:value-type="float" office:value="-220.533829247058">
            <text:p>-220.5338</text:p>
          </table:table-cell>
          <table:table-cell table:formula="of:=[.E6]-[.G6]" office:value-type="float" office:value="220.533829247058">
            <text:p>220.5338</text:p>
          </table:table-cell>
          <table:table-cell/>
          <table:table-cell table:formula="of:=[.C6]/2+127" office:value-type="float" office:value="133.672834420975">
            <text:p>134</text:p>
          </table:table-cell>
          <table:table-cell table:formula="of:=[.H6]/2+128" office:value-type="float" office:value="138.009251631463">
            <text:p>13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A$3]*SIN(RADIANS([.B7]))" office:value-type="float" office:value="17.787900804752">
            <text:p>17.7879</text:p>
          </table:table-cell>
          <table:table-cell table:formula="of:=[.$A$3]*SIN(RADIANS([.B7]-120))" office:value-type="float" office:value="-229.192481806288">
            <text:p>-229.1925</text:p>
          </table:table-cell>
          <table:table-cell table:formula="of:=[.$A$3]*SIN(RADIANS([.B7]+120))" office:value-type="float" office:value="211.404581001536">
            <text:p>211.4046</text:p>
          </table:table-cell>
          <table:table-cell/>
          <table:table-cell table:formula="of:=(MIN([.C7];[.D7];[.E7])+MAX([.C7];[.D7];[.E7]))/2" office:value-type="float" office:value="-8.89395040237596">
            <text:p>-8.8940</text:p>
          </table:table-cell>
          <table:table-cell table:formula="of:=[.C7]-[.G7]" office:value-type="float" office:value="26.6818512071279">
            <text:p>26.6819</text:p>
          </table:table-cell>
          <table:table-cell table:formula="of:=[.D7]-[.G7]" office:value-type="float" office:value="-220.298531403912">
            <text:p>-220.2985</text:p>
          </table:table-cell>
          <table:table-cell table:formula="of:=[.E7]-[.G7]" office:value-type="float" office:value="220.298531403912">
            <text:p>220.2985</text:p>
          </table:table-cell>
          <table:table-cell/>
          <table:table-cell table:formula="of:=[.C7]/2+127" office:value-type="float" office:value="135.893950402376">
            <text:p>136</text:p>
          </table:table-cell>
          <table:table-cell table:formula="of:=[.H7]/2+128" office:value-type="float" office:value="141.340925603564">
            <text:p>141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A$3]*SIN(RADIANS([.B8]))" office:value-type="float" office:value="22.2247144006528">
            <text:p>22.2247</text:p>
          </table:table-cell>
          <table:table-cell table:formula="of:=[.$A$3]*SIN(RADIANS([.B8]-120))" office:value-type="float" office:value="-231.108485694346">
            <text:p>-231.1085</text:p>
          </table:table-cell>
          <table:table-cell table:formula="of:=[.$A$3]*SIN(RADIANS([.B8]+120))" office:value-type="float" office:value="208.883771293693">
            <text:p>208.8838</text:p>
          </table:table-cell>
          <table:table-cell/>
          <table:table-cell table:formula="of:=(MIN([.C8];[.D8];[.E8])+MAX([.C8];[.D8];[.E8]))/2" office:value-type="float" office:value="-11.1123572003264">
            <text:p>-11.1124</text:p>
          </table:table-cell>
          <table:table-cell table:formula="of:=[.C8]-[.G8]" office:value-type="float" office:value="33.3370716009793">
            <text:p>33.3371</text:p>
          </table:table-cell>
          <table:table-cell table:formula="of:=[.D8]-[.G8]" office:value-type="float" office:value="-219.996128494019">
            <text:p>-219.9961</text:p>
          </table:table-cell>
          <table:table-cell table:formula="of:=[.E8]-[.G8]" office:value-type="float" office:value="219.996128494019">
            <text:p>219.9961</text:p>
          </table:table-cell>
          <table:table-cell/>
          <table:table-cell table:formula="of:=[.C8]/2+127" office:value-type="float" office:value="138.112357200326">
            <text:p>138</text:p>
          </table:table-cell>
          <table:table-cell table:formula="of:=[.H8]/2+128" office:value-type="float" office:value="144.66853580049">
            <text:p>14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A$3]*SIN(RADIANS([.B9]))" office:value-type="float" office:value="26.6547581332516">
            <text:p>26.6548</text:p>
          </table:table-cell>
          <table:table-cell table:formula="of:=[.$A$3]*SIN(RADIANS([.B9]-120))" office:value-type="float" office:value="-232.954091698863">
            <text:p>-232.9541</text:p>
          </table:table-cell>
          <table:table-cell table:formula="of:=[.$A$3]*SIN(RADIANS([.B9]+120))" office:value-type="float" office:value="206.299333565612">
            <text:p>206.2993</text:p>
          </table:table-cell>
          <table:table-cell/>
          <table:table-cell table:formula="of:=(MIN([.C9];[.D9];[.E9])+MAX([.C9];[.D9];[.E9]))/2" office:value-type="float" office:value="-13.3273790666258">
            <text:p>-13.3274</text:p>
          </table:table-cell>
          <table:table-cell table:formula="of:=[.C9]-[.G9]" office:value-type="float" office:value="39.9821371998774">
            <text:p>39.9821</text:p>
          </table:table-cell>
          <table:table-cell table:formula="of:=[.D9]-[.G9]" office:value-type="float" office:value="-219.626712632237">
            <text:p>-219.6267</text:p>
          </table:table-cell>
          <table:table-cell table:formula="of:=[.E9]-[.G9]" office:value-type="float" office:value="219.626712632237">
            <text:p>219.6267</text:p>
          </table:table-cell>
          <table:table-cell/>
          <table:table-cell table:formula="of:=[.C9]/2+127" office:value-type="float" office:value="140.327379066626">
            <text:p>140</text:p>
          </table:table-cell>
          <table:table-cell table:formula="of:=[.H9]/2+128" office:value-type="float" office:value="147.991068599939">
            <text:p>14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$A$3]*SIN(RADIANS([.B10]))" office:value-type="float" office:value="31.0766825683126">
            <text:p>31.0767</text:p>
          </table:table-cell>
          <table:table-cell table:formula="of:=[.$A$3]*SIN(RADIANS([.B10]-120))" office:value-type="float" office:value="-234.728737630372">
            <text:p>-234.7287</text:p>
          </table:table-cell>
          <table:table-cell table:formula="of:=[.$A$3]*SIN(RADIANS([.B10]+120))" office:value-type="float" office:value="203.65205506206">
            <text:p>203.6521</text:p>
          </table:table-cell>
          <table:table-cell/>
          <table:table-cell table:formula="of:=(MIN([.C10];[.D10];[.E10])+MAX([.C10];[.D10];[.E10]))/2" office:value-type="float" office:value="-15.5383412841563">
            <text:p>-15.5383</text:p>
          </table:table-cell>
          <table:table-cell table:formula="of:=[.C10]-[.G10]" office:value-type="float" office:value="46.6150238524689">
            <text:p>46.6150</text:p>
          </table:table-cell>
          <table:table-cell table:formula="of:=[.D10]-[.G10]" office:value-type="float" office:value="-219.190396346216">
            <text:p>-219.1904</text:p>
          </table:table-cell>
          <table:table-cell table:formula="of:=[.E10]-[.G10]" office:value-type="float" office:value="219.190396346216">
            <text:p>219.1904</text:p>
          </table:table-cell>
          <table:table-cell/>
          <table:table-cell table:formula="of:=[.C10]/2+127" office:value-type="float" office:value="142.538341284156">
            <text:p>143</text:p>
          </table:table-cell>
          <table:table-cell table:formula="of:=[.H10]/2+128" office:value-type="float" office:value="151.307511926234">
            <text:p>15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A$3]*SIN(RADIANS([.B11]))" office:value-type="float" office:value="35.4891407448167">
            <text:p>35.4891</text:p>
          </table:table-cell>
          <table:table-cell table:formula="of:=[.$A$3]*SIN(RADIANS([.B11]-120))" office:value-type="float" office:value="-236.431882914531">
            <text:p>-236.4319</text:p>
          </table:table-cell>
          <table:table-cell table:formula="of:=[.$A$3]*SIN(RADIANS([.B11]+120))" office:value-type="float" office:value="200.942742169714">
            <text:p>200.9427</text:p>
          </table:table-cell>
          <table:table-cell/>
          <table:table-cell table:formula="of:=(MIN([.C11];[.D11];[.E11])+MAX([.C11];[.D11];[.E11]))/2" office:value-type="float" office:value="-17.7445703724083">
            <text:p>-17.7446</text:p>
          </table:table-cell>
          <table:table-cell table:formula="of:=[.C11]-[.G11]" office:value-type="float" office:value="53.233711117225">
            <text:p>53.2337</text:p>
          </table:table-cell>
          <table:table-cell table:formula="of:=[.D11]-[.G11]" office:value-type="float" office:value="-218.687312542122">
            <text:p>-218.6873</text:p>
          </table:table-cell>
          <table:table-cell table:formula="of:=[.E11]-[.G11]" office:value-type="float" office:value="218.687312542122">
            <text:p>218.6873</text:p>
          </table:table-cell>
          <table:table-cell/>
          <table:table-cell table:formula="of:=[.C11]/2+127" office:value-type="float" office:value="144.744570372408">
            <text:p>145</text:p>
          </table:table-cell>
          <table:table-cell table:formula="of:=[.H11]/2+128" office:value-type="float" office:value="154.616855558613">
            <text:p>155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$A$3]*SIN(RADIANS([.B12]))" office:value-type="float" office:value="39.8907885852589">
            <text:p>39.8908</text:p>
          </table:table-cell>
          <table:table-cell table:formula="of:=[.$A$3]*SIN(RADIANS([.B12]-120))" office:value-type="float" office:value="-238.063008756786">
            <text:p>-238.0630</text:p>
          </table:table-cell>
          <table:table-cell table:formula="of:=[.$A$3]*SIN(RADIANS([.B12]+120))" office:value-type="float" office:value="198.172220171528">
            <text:p>198.1722</text:p>
          </table:table-cell>
          <table:table-cell/>
          <table:table-cell table:formula="of:=(MIN([.C12];[.D12];[.E12])+MAX([.C12];[.D12];[.E12]))/2" office:value-type="float" office:value="-19.9453942926294">
            <text:p>-19.9454</text:p>
          </table:table-cell>
          <table:table-cell table:formula="of:=[.C12]-[.G12]" office:value-type="float" office:value="59.8361828778883">
            <text:p>59.8362</text:p>
          </table:table-cell>
          <table:table-cell table:formula="of:=[.D12]-[.G12]" office:value-type="float" office:value="-218.117614464157">
            <text:p>-218.1176</text:p>
          </table:table-cell>
          <table:table-cell table:formula="of:=[.E12]-[.G12]" office:value-type="float" office:value="218.117614464157">
            <text:p>218.1176</text:p>
          </table:table-cell>
          <table:table-cell/>
          <table:table-cell table:formula="of:=[.C12]/2+127" office:value-type="float" office:value="146.945394292629">
            <text:p>147</text:p>
          </table:table-cell>
          <table:table-cell table:formula="of:=[.H12]/2+128" office:value-type="float" office:value="157.918091438944">
            <text:p>15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A$3]*SIN(RADIANS([.B13]))" office:value-type="float" office:value="44.2802853050672">
            <text:p>44.2803</text:p>
          </table:table-cell>
          <table:table-cell table:formula="of:=[.$A$3]*SIN(RADIANS([.B13]-120))" office:value-type="float" office:value="-239.621618300407">
            <text:p>-239.6216</text:p>
          </table:table-cell>
          <table:table-cell table:formula="of:=[.$A$3]*SIN(RADIANS([.B13]+120))" office:value-type="float" office:value="195.341332995339">
            <text:p>195.3413</text:p>
          </table:table-cell>
          <table:table-cell/>
          <table:table-cell table:formula="of:=(MIN([.C13];[.D13];[.E13])+MAX([.C13];[.D13];[.E13]))/2" office:value-type="float" office:value="-22.1401426525336">
            <text:p>-22.1401</text:p>
          </table:table-cell>
          <table:table-cell table:formula="of:=[.C13]-[.G13]" office:value-type="float" office:value="66.4204279576009">
            <text:p>66.4204</text:p>
          </table:table-cell>
          <table:table-cell table:formula="of:=[.D13]-[.G13]" office:value-type="float" office:value="-217.481475647873">
            <text:p>-217.4815</text:p>
          </table:table-cell>
          <table:table-cell table:formula="of:=[.E13]-[.G13]" office:value-type="float" office:value="217.481475647873">
            <text:p>217.4815</text:p>
          </table:table-cell>
          <table:table-cell/>
          <table:table-cell table:formula="of:=[.C13]/2+127" office:value-type="float" office:value="149.140142652534">
            <text:p>149</text:p>
          </table:table-cell>
          <table:table-cell table:formula="of:=[.H13]/2+128" office:value-type="float" office:value="161.2102139788">
            <text:p>161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$A$3]*SIN(RADIANS([.B14]))" office:value-type="float" office:value="48.6562938210189">
            <text:p>48.6563</text:p>
          </table:table-cell>
          <table:table-cell table:formula="of:=[.$A$3]*SIN(RADIANS([.B14]-120))" office:value-type="float" office:value="-241.107236777826">
            <text:p>-241.1072</text:p>
          </table:table-cell>
          <table:table-cell table:formula="of:=[.$A$3]*SIN(RADIANS([.B14]+120))" office:value-type="float" office:value="192.450942956807">
            <text:p>192.4509</text:p>
          </table:table-cell>
          <table:table-cell/>
          <table:table-cell table:formula="of:=(MIN([.C14];[.D14];[.E14])+MAX([.C14];[.D14];[.E14]))/2" office:value-type="float" office:value="-24.3281469105094">
            <text:p>-24.3281</text:p>
          </table:table-cell>
          <table:table-cell table:formula="of:=[.C14]-[.G14]" office:value-type="float" office:value="72.9844407315284">
            <text:p>72.9844</text:p>
          </table:table-cell>
          <table:table-cell table:formula="of:=[.D14]-[.G14]" office:value-type="float" office:value="-216.779089867316">
            <text:p>-216.7791</text:p>
          </table:table-cell>
          <table:table-cell table:formula="of:=[.E14]-[.G14]" office:value-type="float" office:value="216.779089867316">
            <text:p>216.7791</text:p>
          </table:table-cell>
          <table:table-cell/>
          <table:table-cell table:formula="of:=[.C14]/2+127" office:value-type="float" office:value="151.328146910509">
            <text:p>151</text:p>
          </table:table-cell>
          <table:table-cell table:formula="of:=[.H14]/2+128" office:value-type="float" office:value="164.492220365764">
            <text:p>164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A$3]*SIN(RADIANS([.B15]))" office:value-type="float" office:value="53.0174811585286">
            <text:p>53.0175</text:p>
          </table:table-cell>
          <table:table-cell table:formula="of:=[.$A$3]*SIN(RADIANS([.B15]-120))" office:value-type="float" office:value="-242.519411655264">
            <text:p>-242.5194</text:p>
          </table:table-cell>
          <table:table-cell table:formula="of:=[.$A$3]*SIN(RADIANS([.B15]+120))" office:value-type="float" office:value="189.501930496736">
            <text:p>189.5019</text:p>
          </table:table-cell>
          <table:table-cell/>
          <table:table-cell table:formula="of:=(MIN([.C15];[.D15];[.E15])+MAX([.C15];[.D15];[.E15]))/2" office:value-type="float" office:value="-26.5087405792643">
            <text:p>-26.5087</text:p>
          </table:table-cell>
          <table:table-cell table:style-name="ce11" table:formula="of:=[.C15]-[.G15]" office:value-type="float" office:value="79.526221737793">
            <text:p>79.5262</text:p>
          </table:table-cell>
          <table:table-cell table:formula="of:=[.D15]-[.G15]" office:value-type="float" office:value="-216.010671076">
            <text:p>-216.0107</text:p>
          </table:table-cell>
          <table:table-cell table:formula="of:=[.E15]-[.G15]" office:value-type="float" office:value="216.010671076">
            <text:p>216.0107</text:p>
          </table:table-cell>
          <table:table-cell/>
          <table:table-cell table:formula="of:=[.C15]/2+127" office:value-type="float" office:value="153.508740579264">
            <text:p>154</text:p>
          </table:table-cell>
          <table:table-cell table:formula="of:=[.H15]/2+128" office:value-type="float" office:value="167.763110868896">
            <text:p>168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$A$3]*SIN(RADIANS([.B16]))" office:value-type="float" office:value="57.3625188576856">
            <text:p>57.3625</text:p>
          </table:table-cell>
          <table:table-cell table:formula="of:=[.$A$3]*SIN(RADIANS([.B16]-120))" office:value-type="float" office:value="-243.857712770574">
            <text:p>-243.8577</text:p>
          </table:table-cell>
          <table:table-cell table:formula="of:=[.$A$3]*SIN(RADIANS([.B16]+120))" office:value-type="float" office:value="186.495193912888">
            <text:p>186.4952</text:p>
          </table:table-cell>
          <table:table-cell/>
          <table:table-cell table:formula="of:=(MIN([.C16];[.D16];[.E16])+MAX([.C16];[.D16];[.E16]))/2" office:value-type="float" office:value="-28.6812594288428">
            <text:p>-28.6813</text:p>
          </table:table-cell>
          <table:table-cell table:formula="of:=[.C16]-[.G16]" office:value-type="float" office:value="86.0437782865284">
            <text:p>86.0438</text:p>
          </table:table-cell>
          <table:table-cell table:formula="of:=[.D16]-[.G16]" office:value-type="float" office:value="-215.176453341731">
            <text:p>-215.1765</text:p>
          </table:table-cell>
          <table:table-cell table:formula="of:=[.E16]-[.G16]" office:value-type="float" office:value="215.176453341731">
            <text:p>215.1765</text:p>
          </table:table-cell>
          <table:table-cell/>
          <table:table-cell table:formula="of:=[.C16]/2+127" office:value-type="float" office:value="155.681259428843">
            <text:p>156</text:p>
          </table:table-cell>
          <table:table-cell table:formula="of:=[.H16]/2+128" office:value-type="float" office:value="171.021889143264">
            <text:p>171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A$3]*SIN(RADIANS([.B17]))" office:value-type="float" office:value="61.6900833779153">
            <text:p>61.6901</text:p>
          </table:table-cell>
          <table:table-cell table:formula="of:=[.$A$3]*SIN(RADIANS([.B17]-120))" office:value-type="float" office:value="-245.121732464271">
            <text:p>-245.1217</text:p>
          </table:table-cell>
          <table:table-cell table:formula="of:=[.$A$3]*SIN(RADIANS([.B17]+120))" office:value-type="float" office:value="183.431649086356">
            <text:p>183.4316</text:p>
          </table:table-cell>
          <table:table-cell/>
          <table:table-cell table:formula="of:=(MIN([.C17];[.D17];[.E17])+MAX([.C17];[.D17];[.E17]))/2" office:value-type="float" office:value="-30.8450416889576">
            <text:p>-30.8450</text:p>
          </table:table-cell>
          <table:table-cell table:formula="of:=[.C17]-[.G17]" office:value-type="float" office:value="92.5351250668729">
            <text:p>92.5351</text:p>
          </table:table-cell>
          <table:table-cell table:formula="of:=[.D17]-[.G17]" office:value-type="float" office:value="-214.276690775314">
            <text:p>-214.2767</text:p>
          </table:table-cell>
          <table:table-cell table:formula="of:=[.E17]-[.G17]" office:value-type="float" office:value="214.276690775314">
            <text:p>214.2767</text:p>
          </table:table-cell>
          <table:table-cell/>
          <table:table-cell table:formula="of:=[.C17]/2+127" office:value-type="float" office:value="157.845041688958">
            <text:p>158</text:p>
          </table:table-cell>
          <table:table-cell table:formula="of:=[.H17]/2+128" office:value-type="float" office:value="174.267562533436">
            <text:p>17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A$3]*SIN(RADIANS([.B18]))" office:value-type="float" office:value="65.9988565011428">
            <text:p>65.9989</text:p>
          </table:table-cell>
          <table:table-cell table:formula="of:=[.$A$3]*SIN(RADIANS([.B18]-120))" office:value-type="float" office:value="-246.311085703712">
            <text:p>-246.3111</text:p>
          </table:table-cell>
          <table:table-cell table:formula="of:=[.$A$3]*SIN(RADIANS([.B18]+120))" office:value-type="float" office:value="180.31222920257">
            <text:p>180.3122</text:p>
          </table:table-cell>
          <table:table-cell/>
          <table:table-cell table:formula="of:=(MIN([.C18];[.D18];[.E18])+MAX([.C18];[.D18];[.E18]))/2" office:value-type="float" office:value="-32.9994282505714">
            <text:p>-32.9994</text:p>
          </table:table-cell>
          <table:table-cell table:formula="of:=[.C18]-[.G18]" office:value-type="float" office:value="98.9982847517142">
            <text:p>98.9983</text:p>
          </table:table-cell>
          <table:table-cell table:formula="of:=[.D18]-[.G18]" office:value-type="float" office:value="-213.311657453141">
            <text:p>-213.3117</text:p>
          </table:table-cell>
          <table:table-cell table:formula="of:=[.E18]-[.G18]" office:value-type="float" office:value="213.311657453141">
            <text:p>213.3117</text:p>
          </table:table-cell>
          <table:table-cell/>
          <table:table-cell table:formula="of:=[.C18]/2+127" office:value-type="float" office:value="159.999428250571">
            <text:p>160</text:p>
          </table:table-cell>
          <table:table-cell table:formula="of:=[.H18]/2+128" office:value-type="float" office:value="177.499142375857">
            <text:p>177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A$3]*SIN(RADIANS([.B19]))" office:value-type="float" office:value="70.2875257333348">
            <text:p>70.2875</text:p>
          </table:table-cell>
          <table:table-cell table:formula="of:=[.$A$3]*SIN(RADIANS([.B19]-120))" office:value-type="float" office:value="-247.425410200379">
            <text:p>-247.4254</text:p>
          </table:table-cell>
          <table:table-cell table:formula="of:=[.$A$3]*SIN(RADIANS([.B19]+120))" office:value-type="float" office:value="177.137884467044">
            <text:p>177.1379</text:p>
          </table:table-cell>
          <table:table-cell/>
          <table:table-cell table:formula="of:=(MIN([.C19];[.D19];[.E19])+MAX([.C19];[.D19];[.E19]))/2" office:value-type="float" office:value="-35.1437628666674">
            <text:p>-35.1438</text:p>
          </table:table-cell>
          <table:table-cell table:formula="of:=[.C19]-[.G19]" office:value-type="float" office:value="105.431288600002">
            <text:p>105.4313</text:p>
          </table:table-cell>
          <table:table-cell table:formula="of:=[.D19]-[.G19]" office:value-type="float" office:value="-212.281647333712">
            <text:p>-212.2816</text:p>
          </table:table-cell>
          <table:table-cell table:formula="of:=[.E19]-[.G19]" office:value-type="float" office:value="212.281647333712">
            <text:p>212.2816</text:p>
          </table:table-cell>
          <table:table-cell/>
          <table:table-cell table:formula="of:=[.C19]/2+127" office:value-type="float" office:value="162.143762866667">
            <text:p>162</text:p>
          </table:table-cell>
          <table:table-cell table:formula="of:=[.H19]/2+128" office:value-type="float" office:value="180.715644300001">
            <text:p>181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$A$3]*SIN(RADIANS([.B20]))" office:value-type="float" office:value="74.5547847042979">
            <text:p>74.5548</text:p>
          </table:table-cell>
          <table:table-cell table:formula="of:=[.$A$3]*SIN(RADIANS([.B20]-120))" office:value-type="float" office:value="-248.464366520235">
            <text:p>-248.4644</text:p>
          </table:table-cell>
          <table:table-cell table:formula="of:=[.$A$3]*SIN(RADIANS([.B20]+120))" office:value-type="float" office:value="173.909581815937">
            <text:p>173.9096</text:p>
          </table:table-cell>
          <table:table-cell/>
          <table:table-cell table:formula="of:=(MIN([.C20];[.D20];[.E20])+MAX([.C20];[.D20];[.E20]))/2" office:value-type="float" office:value="-37.2773923521489">
            <text:p>-37.2774</text:p>
          </table:table-cell>
          <table:table-cell table:formula="of:=[.C20]-[.G20]" office:value-type="float" office:value="111.832177056447">
            <text:p>111.8322</text:p>
          </table:table-cell>
          <table:table-cell table:formula="of:=[.D20]-[.G20]" office:value-type="float" office:value="-211.186974168086">
            <text:p>-211.1870</text:p>
          </table:table-cell>
          <table:table-cell table:formula="of:=[.E20]-[.G20]" office:value-type="float" office:value="211.186974168086">
            <text:p>211.1870</text:p>
          </table:table-cell>
          <table:table-cell/>
          <table:table-cell table:formula="of:=[.C20]/2+127" office:value-type="float" office:value="164.277392352149">
            <text:p>164</text:p>
          </table:table-cell>
          <table:table-cell table:formula="of:=[.H20]/2+128" office:value-type="float" office:value="183.916088528223">
            <text:p>184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A$3]*SIN(RADIANS([.B21]))" office:value-type="float" office:value="78.7993335656116">
            <text:p>78.7993</text:p>
          </table:table-cell>
          <table:table-cell table:formula="of:=[.$A$3]*SIN(RADIANS([.B21]-120))" office:value-type="float" office:value="-249.42763818712">
            <text:p>-249.4276</text:p>
          </table:table-cell>
          <table:table-cell table:formula="of:=[.$A$3]*SIN(RADIANS([.B21]+120))" office:value-type="float" office:value="170.628304621509">
            <text:p>170.6283</text:p>
          </table:table-cell>
          <table:table-cell/>
          <table:table-cell table:formula="of:=(MIN([.C21];[.D21];[.E21])+MAX([.C21];[.D21];[.E21]))/2" office:value-type="float" office:value="-39.3996667828058">
            <text:p>-39.3997</text:p>
          </table:table-cell>
          <table:table-cell table:formula="of:=[.C21]-[.G21]" office:value-type="float" office:value="118.199000348417">
            <text:p>118.1990</text:p>
          </table:table-cell>
          <table:table-cell table:formula="of:=[.D21]-[.G21]" office:value-type="float" office:value="-210.027971404315">
            <text:p>-210.0280</text:p>
          </table:table-cell>
          <table:table-cell table:formula="of:=[.E21]-[.G21]" office:value-type="float" office:value="210.027971404315">
            <text:p>210.0280</text:p>
          </table:table-cell>
          <table:table-cell/>
          <table:table-cell table:formula="of:=[.C21]/2+127" office:value-type="float" office:value="166.399666782806">
            <text:p>166</text:p>
          </table:table-cell>
          <table:table-cell table:formula="of:=[.H21]/2+128" office:value-type="float" office:value="187.099500174209">
            <text:p>187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$A$3]*SIN(RADIANS([.B22]))" office:value-type="float" office:value="83.019879386575">
            <text:p>83.0199</text:p>
          </table:table-cell>
          <table:table-cell table:formula="of:=[.$A$3]*SIN(RADIANS([.B22]-120))" office:value-type="float" office:value="-250.314931779154">
            <text:p>-250.3149</text:p>
          </table:table-cell>
          <table:table-cell table:formula="of:=[.$A$3]*SIN(RADIANS([.B22]+120))" office:value-type="float" office:value="167.295052392579">
            <text:p>167.2951</text:p>
          </table:table-cell>
          <table:table-cell/>
          <table:table-cell table:formula="of:=(MIN([.C22];[.D22];[.E22])+MAX([.C22];[.D22];[.E22]))/2" office:value-type="float" office:value="-41.5099396932875">
            <text:p>-41.5099</text:p>
          </table:table-cell>
          <table:table-cell table:formula="of:=[.C22]-[.G22]" office:value-type="float" office:value="124.529819079862">
            <text:p>124.5298</text:p>
          </table:table-cell>
          <table:table-cell table:formula="of:=[.D22]-[.G22]" office:value-type="float" office:value="-208.804992085867">
            <text:p>-208.8050</text:p>
          </table:table-cell>
          <table:table-cell table:formula="of:=[.E22]-[.G22]" office:value-type="float" office:value="208.804992085867">
            <text:p>208.8050</text:p>
          </table:table-cell>
          <table:table-cell/>
          <table:table-cell table:formula="of:=[.C22]/2+127" office:value-type="float" office:value="168.509939693288">
            <text:p>169</text:p>
          </table:table-cell>
          <table:table-cell table:formula="of:=[.H22]/2+128" office:value-type="float" office:value="190.264909539931">
            <text:p>19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A$3]*SIN(RADIANS([.B23]))" office:value-type="float" office:value="87.2151365480455">
            <text:p>87.2151</text:p>
          </table:table-cell>
          <table:table-cell table:formula="of:=[.$A$3]*SIN(RADIANS([.B23]-120))" office:value-type="float" office:value="-251.125977018113">
            <text:p>-251.1260</text:p>
          </table:table-cell>
          <table:table-cell table:formula="of:=[.$A$3]*SIN(RADIANS([.B23]+120))" office:value-type="float" office:value="163.910840470068">
            <text:p>163.9108</text:p>
          </table:table-cell>
          <table:table-cell/>
          <table:table-cell table:formula="of:=(MIN([.C23];[.D23];[.E23])+MAX([.C23];[.D23];[.E23]))/2" office:value-type="float" office:value="-43.6075682740227">
            <text:p>-43.6076</text:p>
          </table:table-cell>
          <table:table-cell table:formula="of:=[.C23]-[.G23]" office:value-type="float" office:value="130.822704822068">
            <text:p>130.8227</text:p>
          </table:table-cell>
          <table:table-cell table:formula="of:=[.D23]-[.G23]" office:value-type="float" office:value="-207.51840874409">
            <text:p>-207.5184</text:p>
          </table:table-cell>
          <table:table-cell table:formula="of:=[.E23]-[.G23]" office:value-type="float" office:value="207.51840874409">
            <text:p>207.5184</text:p>
          </table:table-cell>
          <table:table-cell/>
          <table:table-cell table:formula="of:=[.C23]/2+127" office:value-type="float" office:value="170.607568274023">
            <text:p>171</text:p>
          </table:table-cell>
          <table:table-cell table:formula="of:=[.H23]/2+128" office:value-type="float" office:value="193.411352411034">
            <text:p>193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$A$3]*SIN(RADIANS([.B24]))" office:value-type="float" office:value="91.3838271340516">
            <text:p>91.3838</text:p>
          </table:table-cell>
          <table:table-cell table:formula="of:=[.$A$3]*SIN(RADIANS([.B24]-120))" office:value-type="float" office:value="-251.86052685176">
            <text:p>-251.8605</text:p>
          </table:table-cell>
          <table:table-cell table:formula="of:=[.$A$3]*SIN(RADIANS([.B24]+120))" office:value-type="float" office:value="160.476699717709">
            <text:p>160.4767</text:p>
          </table:table-cell>
          <table:table-cell/>
          <table:table-cell table:formula="of:=(MIN([.C24];[.D24];[.E24])+MAX([.C24];[.D24];[.E24]))/2" office:value-type="float" office:value="-45.6919135670258">
            <text:p>-45.6919</text:p>
          </table:table-cell>
          <table:table-cell table:formula="of:=[.C24]-[.G24]" office:value-type="float" office:value="137.075740701077">
            <text:p>137.0757</text:p>
          </table:table-cell>
          <table:table-cell table:formula="of:=[.D24]-[.G24]" office:value-type="float" office:value="-206.168613284734">
            <text:p>-206.1686</text:p>
          </table:table-cell>
          <table:table-cell table:formula="of:=[.E24]-[.G24]" office:value-type="float" office:value="206.168613284734">
            <text:p>206.1686</text:p>
          </table:table-cell>
          <table:table-cell/>
          <table:table-cell table:formula="of:=[.C24]/2+127" office:value-type="float" office:value="172.691913567026">
            <text:p>173</text:p>
          </table:table-cell>
          <table:table-cell table:formula="of:=[.H24]/2+128" office:value-type="float" office:value="196.537870350539">
            <text:p>197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A$3]*SIN(RADIANS([.B25]))" office:value-type="float" office:value="95.5246813210576">
            <text:p>95.5247</text:p>
          </table:table-cell>
          <table:table-cell table:formula="of:=[.$A$3]*SIN(RADIANS([.B25]-120))" office:value-type="float" office:value="-252.5183575291">
            <text:p>-252.5184</text:p>
          </table:table-cell>
          <table:table-cell table:formula="of:=[.$A$3]*SIN(RADIANS([.B25]+120))" office:value-type="float" office:value="156.993676208043">
            <text:p>156.9937</text:p>
          </table:table-cell>
          <table:table-cell/>
          <table:table-cell table:formula="of:=(MIN([.C25];[.D25];[.E25])+MAX([.C25];[.D25];[.E25]))/2" office:value-type="float" office:value="-47.7623406605288">
            <text:p>-47.7623</text:p>
          </table:table-cell>
          <table:table-cell table:formula="of:=[.C25]-[.G25]" office:value-type="float" office:value="143.287021981586">
            <text:p>143.2870</text:p>
          </table:table-cell>
          <table:table-cell table:formula="of:=[.D25]-[.G25]" office:value-type="float" office:value="-204.756016868572">
            <text:p>-204.7560</text:p>
          </table:table-cell>
          <table:table-cell table:formula="of:=[.E25]-[.G25]" office:value-type="float" office:value="204.756016868572">
            <text:p>204.7560</text:p>
          </table:table-cell>
          <table:table-cell/>
          <table:table-cell table:formula="of:=[.C25]/2+127" office:value-type="float" office:value="174.762340660529">
            <text:p>175</text:p>
          </table:table-cell>
          <table:table-cell table:formula="of:=[.H25]/2+128" office:value-type="float" office:value="199.643510990793">
            <text:p>200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$A$3]*SIN(RADIANS([.B26]))" office:value-type="float" office:value="99.6364377647648">
            <text:p>99.6364</text:p>
          </table:table-cell>
          <table:table-cell table:formula="of:=[.$A$3]*SIN(RADIANS([.B26]-120))" office:value-type="float" office:value="-253.099268668537">
            <text:p>-253.0993</text:p>
          </table:table-cell>
          <table:table-cell table:formula="of:=[.$A$3]*SIN(RADIANS([.B26]+120))" office:value-type="float" office:value="153.462830903772">
            <text:p>153.4628</text:p>
          </table:table-cell>
          <table:table-cell/>
          <table:table-cell table:formula="of:=(MIN([.C26];[.D26];[.E26])+MAX([.C26];[.D26];[.E26]))/2" office:value-type="float" office:value="-49.8182188823824">
            <text:p>-49.8182</text:p>
          </table:table-cell>
          <table:table-cell table:formula="of:=[.C26]-[.G26]" office:value-type="float" office:value="149.454656647147">
            <text:p>149.4547</text:p>
          </table:table-cell>
          <table:table-cell table:formula="of:=[.D26]-[.G26]" office:value-type="float" office:value="-203.281049786155">
            <text:p>-203.2810</text:p>
          </table:table-cell>
          <table:table-cell table:formula="of:=[.E26]-[.G26]" office:value-type="float" office:value="203.281049786155">
            <text:p>203.2810</text:p>
          </table:table-cell>
          <table:table-cell/>
          <table:table-cell table:formula="of:=[.C26]/2+127" office:value-type="float" office:value="176.818218882382">
            <text:p>177</text:p>
          </table:table-cell>
          <table:table-cell table:formula="of:=[.H26]/2+128" office:value-type="float" office:value="202.727328323574">
            <text:p>203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A$3]*SIN(RADIANS([.B27]))" office:value-type="float" office:value="103.717843984329">
            <text:p>103.7178</text:p>
          </table:table-cell>
          <table:table-cell table:formula="of:=[.$A$3]*SIN(RADIANS([.B27]-120))" office:value-type="float" office:value="-253.60308331891">
            <text:p>-253.6031</text:p>
          </table:table-cell>
          <table:table-cell table:formula="of:=[.$A$3]*SIN(RADIANS([.B27]+120))" office:value-type="float" office:value="149.885239334581">
            <text:p>149.8852</text:p>
          </table:table-cell>
          <table:table-cell/>
          <table:table-cell table:formula="of:=(MIN([.C27];[.D27];[.E27])+MAX([.C27];[.D27];[.E27]))/2" office:value-type="float" office:value="-51.8589219921645">
            <text:p>-51.8589</text:p>
          </table:table-cell>
          <table:table-cell table:formula="of:=[.C27]-[.G27]" office:value-type="float" office:value="155.576765976494">
            <text:p>155.5768</text:p>
          </table:table-cell>
          <table:table-cell table:formula="of:=[.D27]-[.G27]" office:value-type="float" office:value="-201.744161326745">
            <text:p>-201.7442</text:p>
          </table:table-cell>
          <table:table-cell table:formula="of:=[.E27]-[.G27]" office:value-type="float" office:value="201.744161326745">
            <text:p>201.7442</text:p>
          </table:table-cell>
          <table:table-cell/>
          <table:table-cell table:formula="of:=[.C27]/2+127" office:value-type="float" office:value="178.858921992165">
            <text:p>179</text:p>
          </table:table-cell>
          <table:table-cell table:formula="of:=[.H27]/2+128" office:value-type="float" office:value="205.788382988247">
            <text:p>206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A$3]*SIN(RADIANS([.B28]))" office:value-type="float" office:value="107.767656743878">
            <text:p>107.7677</text:p>
          </table:table-cell>
          <table:table-cell table:formula="of:=[.$A$3]*SIN(RADIANS([.B28]-120))" office:value-type="float" office:value="-254.029648013395">
            <text:p>-254.0296</text:p>
          </table:table-cell>
          <table:table-cell table:formula="of:=[.$A$3]*SIN(RADIANS([.B28]+120))" office:value-type="float" office:value="146.261991269517">
            <text:p>146.2620</text:p>
          </table:table-cell>
          <table:table-cell/>
          <table:table-cell table:formula="of:=(MIN([.C28];[.D28];[.E28])+MAX([.C28];[.D28];[.E28]))/2" office:value-type="float" office:value="-53.8838283719392">
            <text:p>-53.8838</text:p>
          </table:table-cell>
          <table:table-cell table:formula="of:=[.C28]-[.G28]" office:value-type="float" office:value="161.651485115818">
            <text:p>161.6515</text:p>
          </table:table-cell>
          <table:table-cell table:formula="of:=[.D28]-[.G28]" office:value-type="float" office:value="-200.145819641456">
            <text:p>-200.1458</text:p>
          </table:table-cell>
          <table:table-cell table:formula="of:=[.E28]-[.G28]" office:value-type="float" office:value="200.145819641456">
            <text:p>200.1458</text:p>
          </table:table-cell>
          <table:table-cell/>
          <table:table-cell table:formula="of:=[.C28]/2+127" office:value-type="float" office:value="180.883828371939">
            <text:p>181</text:p>
          </table:table-cell>
          <table:table-cell table:formula="of:=[.H28]/2+128" office:value-type="float" office:value="208.825742557909">
            <text:p>209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A$3]*SIN(RADIANS([.B29]))" office:value-type="float" office:value="111.784642431215">
            <text:p>111.7846</text:p>
          </table:table-cell>
          <table:table-cell table:formula="of:=[.$A$3]*SIN(RADIANS([.B29]-120))" office:value-type="float" office:value="-254.378832816255">
            <text:p>-254.3788</text:p>
          </table:table-cell>
          <table:table-cell table:formula="of:=[.$A$3]*SIN(RADIANS([.B29]+120))" office:value-type="float" office:value="142.59419038504">
            <text:p>142.5942</text:p>
          </table:table-cell>
          <table:table-cell/>
          <table:table-cell table:formula="of:=(MIN([.C29];[.D29];[.E29])+MAX([.C29];[.D29];[.E29]))/2" office:value-type="float" office:value="-55.8923212156074">
            <text:p>-55.8923</text:p>
          </table:table-cell>
          <table:table-cell table:formula="of:=[.C29]-[.G29]" office:value-type="float" office:value="167.676963646822">
            <text:p>167.6770</text:p>
          </table:table-cell>
          <table:table-cell table:formula="of:=[.D29]-[.G29]" office:value-type="float" office:value="-198.486511600648">
            <text:p>-198.4865</text:p>
          </table:table-cell>
          <table:table-cell table:formula="of:=[.E29]-[.G29]" office:value-type="float" office:value="198.486511600648">
            <text:p>198.4865</text:p>
          </table:table-cell>
          <table:table-cell/>
          <table:table-cell table:formula="of:=[.C29]/2+127" office:value-type="float" office:value="182.892321215607">
            <text:p>183</text:p>
          </table:table-cell>
          <table:table-cell table:formula="of:=[.H29]/2+128" office:value-type="float" office:value="211.838481823411">
            <text:p>212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$A$3]*SIN(RADIANS([.B30]))" office:value-type="float" office:value="115.767577433584">
            <text:p>115.7676</text:p>
          </table:table-cell>
          <table:table-cell table:formula="of:=[.$A$3]*SIN(RADIANS([.B30]-120))" office:value-type="float" office:value="-254.650531362416">
            <text:p>-254.6505</text:p>
          </table:table-cell>
          <table:table-cell table:formula="of:=[.$A$3]*SIN(RADIANS([.B30]+120))" office:value-type="float" office:value="138.882953928832">
            <text:p>138.8830</text:p>
          </table:table-cell>
          <table:table-cell/>
          <table:table-cell table:formula="of:=(MIN([.C30];[.D30];[.E30])+MAX([.C30];[.D30];[.E30]))/2" office:value-type="float" office:value="-57.8837887167922">
            <text:p>-57.8838</text:p>
          </table:table-cell>
          <table:table-cell table:formula="of:=[.C30]-[.G30]" office:value-type="float" office:value="173.651366150377">
            <text:p>173.6514</text:p>
          </table:table-cell>
          <table:table-cell table:formula="of:=[.D30]-[.G30]" office:value-type="float" office:value="-196.766742645624">
            <text:p>-196.7667</text:p>
          </table:table-cell>
          <table:table-cell table:formula="of:=[.E30]-[.G30]" office:value-type="float" office:value="196.766742645624">
            <text:p>196.7667</text:p>
          </table:table-cell>
          <table:table-cell/>
          <table:table-cell table:formula="of:=[.C30]/2+127" office:value-type="float" office:value="184.883788716792">
            <text:p>185</text:p>
          </table:table-cell>
          <table:table-cell table:formula="of:=[.H30]/2+128" office:value-type="float" office:value="214.825683075188">
            <text:p>215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A$3]*SIN(RADIANS([.B31]))" office:value-type="float" office:value="119.715248510402">
            <text:p>119.7152</text:p>
          </table:table-cell>
          <table:table-cell table:formula="of:=[.$A$3]*SIN(RADIANS([.B31]-120))" office:value-type="float" office:value="-254.844660889869">
            <text:p>-254.8447</text:p>
          </table:table-cell>
          <table:table-cell table:formula="of:=[.$A$3]*SIN(RADIANS([.B31]+120))" office:value-type="float" office:value="135.129412379467">
            <text:p>135.1294</text:p>
          </table:table-cell>
          <table:table-cell/>
          <table:table-cell table:formula="of:=(MIN([.C31];[.D31];[.E31])+MAX([.C31];[.D31];[.E31]))/2" office:value-type="float" office:value="-59.8576242552011">
            <text:p>-59.8576</text:p>
          </table:table-cell>
          <table:table-cell table:formula="of:=[.C31]-[.G31]" office:value-type="float" office:value="179.572872765603">
            <text:p>179.5729</text:p>
          </table:table-cell>
          <table:table-cell table:formula="of:=[.D31]-[.G31]" office:value-type="float" office:value="-194.987036634668">
            <text:p>-194.9870</text:p>
          </table:table-cell>
          <table:table-cell table:formula="of:=[.E31]-[.G31]" office:value-type="float" office:value="194.987036634668">
            <text:p>194.9870</text:p>
          </table:table-cell>
          <table:table-cell/>
          <table:table-cell table:formula="of:=[.C31]/2+127" office:value-type="float" office:value="186.857624255201">
            <text:p>187</text:p>
          </table:table-cell>
          <table:table-cell table:formula="of:=[.H31]/2+128" office:value-type="float" office:value="217.786436382802">
            <text:p>218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$A$3]*SIN(RADIANS([.B32]))" office:value-type="float" office:value="123.626453162816">
            <text:p>123.6265</text:p>
          </table:table-cell>
          <table:table-cell table:formula="of:=[.$A$3]*SIN(RADIANS([.B32]-120))" office:value-type="float" office:value="-254.96116226488">
            <text:p>-254.9612</text:p>
          </table:table-cell>
          <table:table-cell table:formula="of:=[.$A$3]*SIN(RADIANS([.B32]+120))" office:value-type="float" office:value="131.334709102064">
            <text:p>131.3347</text:p>
          </table:table-cell>
          <table:table-cell/>
          <table:table-cell table:formula="of:=(MIN([.C32];[.D32];[.E32])+MAX([.C32];[.D32];[.E32]))/2" office:value-type="float" office:value="-61.813226581408">
            <text:p>-61.8132</text:p>
          </table:table-cell>
          <table:table-cell table:formula="of:=[.C32]-[.G32]" office:value-type="float" office:value="185.439679744224">
            <text:p>185.4397</text:p>
          </table:table-cell>
          <table:table-cell table:formula="of:=[.D32]-[.G32]" office:value-type="float" office:value="-193.147935683472">
            <text:p>-193.1479</text:p>
          </table:table-cell>
          <table:table-cell table:formula="of:=[.E32]-[.G32]" office:value-type="float" office:value="193.147935683472">
            <text:p>193.1479</text:p>
          </table:table-cell>
          <table:table-cell/>
          <table:table-cell table:formula="of:=[.C32]/2+127" office:value-type="float" office:value="188.813226581408">
            <text:p>189</text:p>
          </table:table-cell>
          <table:table-cell table:formula="of:=[.H32]/2+128" office:value-type="float" office:value="220.719839872112">
            <text:p>221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A$3]*SIN(RADIANS([.B33]))" office:value-type="float" office:value="127.5">
            <text:p>127.5000</text:p>
          </table:table-cell>
          <table:table-cell table:formula="of:=[.$A$3]*SIN(RADIANS([.B33]-120))" office:value-type="float" office:value="-255">
            <text:p>-255.0000</text:p>
          </table:table-cell>
          <table:table-cell table:formula="of:=[.$A$3]*SIN(RADIANS([.B33]+120))" office:value-type="float" office:value="127.5">
            <text:p>127.5000</text:p>
          </table:table-cell>
          <table:table-cell/>
          <table:table-cell table:formula="of:=(MIN([.C33];[.D33];[.E33])+MAX([.C33];[.D33];[.E33]))/2" office:value-type="float" office:value="-63.75">
            <text:p>-63.7500</text:p>
          </table:table-cell>
          <table:table-cell table:formula="of:=[.C33]-[.G33]" office:value-type="float" office:value="191.25">
            <text:p>191.2500</text:p>
          </table:table-cell>
          <table:table-cell table:formula="of:=[.D33]-[.G33]" office:value-type="float" office:value="-191.25">
            <text:p>-191.2500</text:p>
          </table:table-cell>
          <table:table-cell table:formula="of:=[.E33]-[.G33]" office:value-type="float" office:value="191.25">
            <text:p>191.2500</text:p>
          </table:table-cell>
          <table:table-cell/>
          <table:table-cell table:formula="of:=[.C33]/2+127" office:value-type="float" office:value="190.75">
            <text:p>191</text:p>
          </table:table-cell>
          <table:table-cell table:formula="of:=[.H33]/2+128" office:value-type="float" office:value="223.625">
            <text:p>224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$A$3]*SIN(RADIANS([.B34]))" office:value-type="float" office:value="131.334709102064">
            <text:p>131.3347</text:p>
          </table:table-cell>
          <table:table-cell table:formula="of:=[.$A$3]*SIN(RADIANS([.B34]-120))" office:value-type="float" office:value="-254.96116226488">
            <text:p>-254.9612</text:p>
          </table:table-cell>
          <table:table-cell table:formula="of:=[.$A$3]*SIN(RADIANS([.B34]+120))" office:value-type="float" office:value="123.626453162816">
            <text:p>123.6265</text:p>
          </table:table-cell>
          <table:table-cell/>
          <table:table-cell table:formula="of:=(MIN([.C34];[.D34];[.E34])+MAX([.C34];[.D34];[.E34]))/2" office:value-type="float" office:value="-61.813226581408">
            <text:p>-61.8132</text:p>
          </table:table-cell>
          <table:table-cell table:formula="of:=[.C34]-[.G34]" office:value-type="float" office:value="193.147935683472">
            <text:p>193.1479</text:p>
          </table:table-cell>
          <table:table-cell table:formula="of:=[.D34]-[.G34]" office:value-type="float" office:value="-193.147935683472">
            <text:p>-193.1479</text:p>
          </table:table-cell>
          <table:table-cell table:formula="of:=[.E34]-[.G34]" office:value-type="float" office:value="185.439679744224">
            <text:p>185.4397</text:p>
          </table:table-cell>
          <table:table-cell/>
          <table:table-cell table:formula="of:=[.C34]/2+127" office:value-type="float" office:value="192.667354551032">
            <text:p>193</text:p>
          </table:table-cell>
          <table:table-cell table:formula="of:=[.H34]/2+128" office:value-type="float" office:value="224.573967841736">
            <text:p>225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A$3]*SIN(RADIANS([.B35]))" office:value-type="float" office:value="135.129412379467">
            <text:p>135.1294</text:p>
          </table:table-cell>
          <table:table-cell table:formula="of:=[.$A$3]*SIN(RADIANS([.B35]-120))" office:value-type="float" office:value="-254.844660889869">
            <text:p>-254.8447</text:p>
          </table:table-cell>
          <table:table-cell table:formula="of:=[.$A$3]*SIN(RADIANS([.B35]+120))" office:value-type="float" office:value="119.715248510402">
            <text:p>119.7152</text:p>
          </table:table-cell>
          <table:table-cell/>
          <table:table-cell table:formula="of:=(MIN([.C35];[.D35];[.E35])+MAX([.C35];[.D35];[.E35]))/2" office:value-type="float" office:value="-59.8576242552011">
            <text:p>-59.8576</text:p>
          </table:table-cell>
          <table:table-cell table:formula="of:=[.C35]-[.G35]" office:value-type="float" office:value="194.987036634668">
            <text:p>194.9870</text:p>
          </table:table-cell>
          <table:table-cell table:formula="of:=[.D35]-[.G35]" office:value-type="float" office:value="-194.987036634668">
            <text:p>-194.9870</text:p>
          </table:table-cell>
          <table:table-cell table:formula="of:=[.E35]-[.G35]" office:value-type="float" office:value="179.572872765603">
            <text:p>179.5729</text:p>
          </table:table-cell>
          <table:table-cell/>
          <table:table-cell table:formula="of:=[.C35]/2+127" office:value-type="float" office:value="194.564706189734">
            <text:p>195</text:p>
          </table:table-cell>
          <table:table-cell table:formula="of:=[.H35]/2+128" office:value-type="float" office:value="225.493518317334">
            <text:p>225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$A$3]*SIN(RADIANS([.B36]))" office:value-type="float" office:value="138.882953928832">
            <text:p>138.8830</text:p>
          </table:table-cell>
          <table:table-cell table:formula="of:=[.$A$3]*SIN(RADIANS([.B36]-120))" office:value-type="float" office:value="-254.650531362416">
            <text:p>-254.6505</text:p>
          </table:table-cell>
          <table:table-cell table:formula="of:=[.$A$3]*SIN(RADIANS([.B36]+120))" office:value-type="float" office:value="115.767577433584">
            <text:p>115.7676</text:p>
          </table:table-cell>
          <table:table-cell/>
          <table:table-cell table:formula="of:=(MIN([.C36];[.D36];[.E36])+MAX([.C36];[.D36];[.E36]))/2" office:value-type="float" office:value="-57.8837887167922">
            <text:p>-57.8838</text:p>
          </table:table-cell>
          <table:table-cell table:formula="of:=[.C36]-[.G36]" office:value-type="float" office:value="196.766742645624">
            <text:p>196.7667</text:p>
          </table:table-cell>
          <table:table-cell table:formula="of:=[.D36]-[.G36]" office:value-type="float" office:value="-196.766742645624">
            <text:p>-196.7667</text:p>
          </table:table-cell>
          <table:table-cell table:formula="of:=[.E36]-[.G36]" office:value-type="float" office:value="173.651366150377">
            <text:p>173.6514</text:p>
          </table:table-cell>
          <table:table-cell/>
          <table:table-cell table:formula="of:=[.C36]/2+127" office:value-type="float" office:value="196.441476964416">
            <text:p>196</text:p>
          </table:table-cell>
          <table:table-cell table:formula="of:=[.H36]/2+128" office:value-type="float" office:value="226.383371322812">
            <text:p>226</text:p>
          </table:table-cell>
          <table:table-cell>
            <draw:frame table:end-cell-address="Sheet1.Y72" table:end-x="0.6787in" table:end-y="0.0941in" draw:z-index="2" draw:style-name="gr1" draw:text-style-name="P1" svg:width="10.4071in" svg:height="6.4031in" svg:x="0.0512in" svg:y="0.0921in">
              <draw:object draw:notify-on-update-of-ranges="Sheet1.B2:Sheet1.B2 Sheet1.B3:Sheet1.B363 Sheet1.H2:Sheet1.H2 Sheet1.H3:Sheet1.H363 Sheet1.B2:Sheet1.B2 Sheet1.B3:Sheet1.B363 Sheet1.I2:Sheet1.I2 Sheet1.I3:Sheet1.I363 Sheet1.B2:Sheet1.B2 Sheet1.B3:Sheet1.B363 Sheet1.J2:Sheet1.J2 Sheet1.J3:Sheet1.J36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A$3]*SIN(RADIANS([.B37]))" office:value-type="float" office:value="142.59419038504">
            <text:p>142.5942</text:p>
          </table:table-cell>
          <table:table-cell table:formula="of:=[.$A$3]*SIN(RADIANS([.B37]-120))" office:value-type="float" office:value="-254.378832816255">
            <text:p>-254.3788</text:p>
          </table:table-cell>
          <table:table-cell table:formula="of:=[.$A$3]*SIN(RADIANS([.B37]+120))" office:value-type="float" office:value="111.784642431215">
            <text:p>111.7846</text:p>
          </table:table-cell>
          <table:table-cell/>
          <table:table-cell table:formula="of:=(MIN([.C37];[.D37];[.E37])+MAX([.C37];[.D37];[.E37]))/2" office:value-type="float" office:value="-55.8923212156074">
            <text:p>-55.8923</text:p>
          </table:table-cell>
          <table:table-cell table:formula="of:=[.C37]-[.G37]" office:value-type="float" office:value="198.486511600648">
            <text:p>198.4865</text:p>
          </table:table-cell>
          <table:table-cell table:formula="of:=[.D37]-[.G37]" office:value-type="float" office:value="-198.486511600648">
            <text:p>-198.4865</text:p>
          </table:table-cell>
          <table:table-cell table:formula="of:=[.E37]-[.G37]" office:value-type="float" office:value="167.676963646822">
            <text:p>167.6770</text:p>
          </table:table-cell>
          <table:table-cell/>
          <table:table-cell table:formula="of:=[.C37]/2+127" office:value-type="float" office:value="198.29709519252">
            <text:p>198</text:p>
          </table:table-cell>
          <table:table-cell table:formula="of:=[.H37]/2+128" office:value-type="float" office:value="227.243255800324">
            <text:p>227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A$3]*SIN(RADIANS([.B38]))" office:value-type="float" office:value="146.261991269517">
            <text:p>146.2620</text:p>
          </table:table-cell>
          <table:table-cell table:formula="of:=[.$A$3]*SIN(RADIANS([.B38]-120))" office:value-type="float" office:value="-254.029648013395">
            <text:p>-254.0296</text:p>
          </table:table-cell>
          <table:table-cell table:formula="of:=[.$A$3]*SIN(RADIANS([.B38]+120))" office:value-type="float" office:value="107.767656743878">
            <text:p>107.7677</text:p>
          </table:table-cell>
          <table:table-cell/>
          <table:table-cell table:formula="of:=(MIN([.C38];[.D38];[.E38])+MAX([.C38];[.D38];[.E38]))/2" office:value-type="float" office:value="-53.8838283719392">
            <text:p>-53.8838</text:p>
          </table:table-cell>
          <table:table-cell table:formula="of:=[.C38]-[.G38]" office:value-type="float" office:value="200.145819641456">
            <text:p>200.1458</text:p>
          </table:table-cell>
          <table:table-cell table:formula="of:=[.D38]-[.G38]" office:value-type="float" office:value="-200.145819641456">
            <text:p>-200.1458</text:p>
          </table:table-cell>
          <table:table-cell table:formula="of:=[.E38]-[.G38]" office:value-type="float" office:value="161.651485115818">
            <text:p>161.6515</text:p>
          </table:table-cell>
          <table:table-cell/>
          <table:table-cell table:formula="of:=[.C38]/2+127" office:value-type="float" office:value="200.130995634758">
            <text:p>200</text:p>
          </table:table-cell>
          <table:table-cell table:formula="of:=[.H38]/2+128" office:value-type="float" office:value="228.072909820728">
            <text:p>228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A$3]*SIN(RADIANS([.B39]))" office:value-type="float" office:value="149.885239334581">
            <text:p>149.8852</text:p>
          </table:table-cell>
          <table:table-cell table:formula="of:=[.$A$3]*SIN(RADIANS([.B39]-120))" office:value-type="float" office:value="-253.60308331891">
            <text:p>-253.6031</text:p>
          </table:table-cell>
          <table:table-cell table:formula="of:=[.$A$3]*SIN(RADIANS([.B39]+120))" office:value-type="float" office:value="103.717843984329">
            <text:p>103.7178</text:p>
          </table:table-cell>
          <table:table-cell/>
          <table:table-cell table:formula="of:=(MIN([.C39];[.D39];[.E39])+MAX([.C39];[.D39];[.E39]))/2" office:value-type="float" office:value="-51.8589219921645">
            <text:p>-51.8589</text:p>
          </table:table-cell>
          <table:table-cell table:formula="of:=[.C39]-[.G39]" office:value-type="float" office:value="201.744161326745">
            <text:p>201.7442</text:p>
          </table:table-cell>
          <table:table-cell table:formula="of:=[.D39]-[.G39]" office:value-type="float" office:value="-201.744161326745">
            <text:p>-201.7442</text:p>
          </table:table-cell>
          <table:table-cell table:formula="of:=[.E39]-[.G39]" office:value-type="float" office:value="155.576765976494">
            <text:p>155.5768</text:p>
          </table:table-cell>
          <table:table-cell/>
          <table:table-cell table:formula="of:=[.C39]/2+127" office:value-type="float" office:value="201.94261966729">
            <text:p>202</text:p>
          </table:table-cell>
          <table:table-cell table:formula="of:=[.H39]/2+128" office:value-type="float" office:value="228.872080663373">
            <text:p>229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$A$3]*SIN(RADIANS([.B40]))" office:value-type="float" office:value="153.462830903772">
            <text:p>153.4628</text:p>
          </table:table-cell>
          <table:table-cell table:formula="of:=[.$A$3]*SIN(RADIANS([.B40]-120))" office:value-type="float" office:value="-253.099268668537">
            <text:p>-253.0993</text:p>
          </table:table-cell>
          <table:table-cell table:formula="of:=[.$A$3]*SIN(RADIANS([.B40]+120))" office:value-type="float" office:value="99.6364377647648">
            <text:p>99.6364</text:p>
          </table:table-cell>
          <table:table-cell/>
          <table:table-cell table:formula="of:=(MIN([.C40];[.D40];[.E40])+MAX([.C40];[.D40];[.E40]))/2" office:value-type="float" office:value="-49.8182188823824">
            <text:p>-49.8182</text:p>
          </table:table-cell>
          <table:table-cell table:formula="of:=[.C40]-[.G40]" office:value-type="float" office:value="203.281049786155">
            <text:p>203.2810</text:p>
          </table:table-cell>
          <table:table-cell table:formula="of:=[.D40]-[.G40]" office:value-type="float" office:value="-203.281049786155">
            <text:p>-203.2810</text:p>
          </table:table-cell>
          <table:table-cell table:formula="of:=[.E40]-[.G40]" office:value-type="float" office:value="149.454656647147">
            <text:p>149.4547</text:p>
          </table:table-cell>
          <table:table-cell/>
          <table:table-cell table:formula="of:=[.C40]/2+127" office:value-type="float" office:value="203.731415451886">
            <text:p>204</text:p>
          </table:table-cell>
          <table:table-cell table:formula="of:=[.H40]/2+128" office:value-type="float" office:value="229.640524893077">
            <text:p>230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A$3]*SIN(RADIANS([.B41]))" office:value-type="float" office:value="156.993676208043">
            <text:p>156.9937</text:p>
          </table:table-cell>
          <table:table-cell table:formula="of:=[.$A$3]*SIN(RADIANS([.B41]-120))" office:value-type="float" office:value="-252.5183575291">
            <text:p>-252.5184</text:p>
          </table:table-cell>
          <table:table-cell table:formula="of:=[.$A$3]*SIN(RADIANS([.B41]+120))" office:value-type="float" office:value="95.5246813210576">
            <text:p>95.5247</text:p>
          </table:table-cell>
          <table:table-cell/>
          <table:table-cell table:formula="of:=(MIN([.C41];[.D41];[.E41])+MAX([.C41];[.D41];[.E41]))/2" office:value-type="float" office:value="-47.7623406605288">
            <text:p>-47.7623</text:p>
          </table:table-cell>
          <table:table-cell table:formula="of:=[.C41]-[.G41]" office:value-type="float" office:value="204.756016868572">
            <text:p>204.7560</text:p>
          </table:table-cell>
          <table:table-cell table:formula="of:=[.D41]-[.G41]" office:value-type="float" office:value="-204.756016868572">
            <text:p>-204.7560</text:p>
          </table:table-cell>
          <table:table-cell table:formula="of:=[.E41]-[.G41]" office:value-type="float" office:value="143.287021981586">
            <text:p>143.2870</text:p>
          </table:table-cell>
          <table:table-cell/>
          <table:table-cell table:formula="of:=[.C41]/2+127" office:value-type="float" office:value="205.496838104021">
            <text:p>205</text:p>
          </table:table-cell>
          <table:table-cell table:formula="of:=[.H41]/2+128" office:value-type="float" office:value="230.378008434286">
            <text:p>230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$A$3]*SIN(RADIANS([.B42]))" office:value-type="float" office:value="160.476699717709">
            <text:p>160.4767</text:p>
          </table:table-cell>
          <table:table-cell table:formula="of:=[.$A$3]*SIN(RADIANS([.B42]-120))" office:value-type="float" office:value="-251.86052685176">
            <text:p>-251.8605</text:p>
          </table:table-cell>
          <table:table-cell table:formula="of:=[.$A$3]*SIN(RADIANS([.B42]+120))" office:value-type="float" office:value="91.3838271340516">
            <text:p>91.3838</text:p>
          </table:table-cell>
          <table:table-cell/>
          <table:table-cell table:formula="of:=(MIN([.C42];[.D42];[.E42])+MAX([.C42];[.D42];[.E42]))/2" office:value-type="float" office:value="-45.6919135670258">
            <text:p>-45.6919</text:p>
          </table:table-cell>
          <table:table-cell table:formula="of:=[.C42]-[.G42]" office:value-type="float" office:value="206.168613284734">
            <text:p>206.1686</text:p>
          </table:table-cell>
          <table:table-cell table:formula="of:=[.D42]-[.G42]" office:value-type="float" office:value="-206.168613284734">
            <text:p>-206.1686</text:p>
          </table:table-cell>
          <table:table-cell table:formula="of:=[.E42]-[.G42]" office:value-type="float" office:value="137.075740701077">
            <text:p>137.0757</text:p>
          </table:table-cell>
          <table:table-cell/>
          <table:table-cell table:formula="of:=[.C42]/2+127" office:value-type="float" office:value="207.238349858854">
            <text:p>207</text:p>
          </table:table-cell>
          <table:table-cell table:formula="of:=[.H42]/2+128" office:value-type="float" office:value="231.084306642367">
            <text:p>231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A$3]*SIN(RADIANS([.B43]))" office:value-type="float" office:value="163.910840470068">
            <text:p>163.9108</text:p>
          </table:table-cell>
          <table:table-cell table:formula="of:=[.$A$3]*SIN(RADIANS([.B43]-120))" office:value-type="float" office:value="-251.125977018113">
            <text:p>-251.1260</text:p>
          </table:table-cell>
          <table:table-cell table:formula="of:=[.$A$3]*SIN(RADIANS([.B43]+120))" office:value-type="float" office:value="87.2151365480456">
            <text:p>87.2151</text:p>
          </table:table-cell>
          <table:table-cell/>
          <table:table-cell table:formula="of:=(MIN([.C43];[.D43];[.E43])+MAX([.C43];[.D43];[.E43]))/2" office:value-type="float" office:value="-43.6075682740228">
            <text:p>-43.6076</text:p>
          </table:table-cell>
          <table:table-cell table:formula="of:=[.C43]-[.G43]" office:value-type="float" office:value="207.51840874409">
            <text:p>207.5184</text:p>
          </table:table-cell>
          <table:table-cell table:formula="of:=[.D43]-[.G43]" office:value-type="float" office:value="-207.51840874409">
            <text:p>-207.5184</text:p>
          </table:table-cell>
          <table:table-cell table:formula="of:=[.E43]-[.G43]" office:value-type="float" office:value="130.822704822068">
            <text:p>130.8227</text:p>
          </table:table-cell>
          <table:table-cell/>
          <table:table-cell table:formula="of:=[.C43]/2+127" office:value-type="float" office:value="208.955420235034">
            <text:p>209</text:p>
          </table:table-cell>
          <table:table-cell table:formula="of:=[.H43]/2+128" office:value-type="float" office:value="231.759204372045">
            <text:p>232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$A$3]*SIN(RADIANS([.B44]))" office:value-type="float" office:value="167.295052392579">
            <text:p>167.2951</text:p>
          </table:table-cell>
          <table:table-cell table:formula="of:=[.$A$3]*SIN(RADIANS([.B44]-120))" office:value-type="float" office:value="-250.314931779154">
            <text:p>-250.3149</text:p>
          </table:table-cell>
          <table:table-cell table:formula="of:=[.$A$3]*SIN(RADIANS([.B44]+120))" office:value-type="float" office:value="83.0198793865749">
            <text:p>83.0199</text:p>
          </table:table-cell>
          <table:table-cell/>
          <table:table-cell table:formula="of:=(MIN([.C44];[.D44];[.E44])+MAX([.C44];[.D44];[.E44]))/2" office:value-type="float" office:value="-41.5099396932875">
            <text:p>-41.5099</text:p>
          </table:table-cell>
          <table:table-cell table:formula="of:=[.C44]-[.G44]" office:value-type="float" office:value="208.804992085867">
            <text:p>208.8050</text:p>
          </table:table-cell>
          <table:table-cell table:formula="of:=[.D44]-[.G44]" office:value-type="float" office:value="-208.804992085867">
            <text:p>-208.8050</text:p>
          </table:table-cell>
          <table:table-cell table:formula="of:=[.E44]-[.G44]" office:value-type="float" office:value="124.529819079862">
            <text:p>124.5298</text:p>
          </table:table-cell>
          <table:table-cell/>
          <table:table-cell table:formula="of:=[.C44]/2+127" office:value-type="float" office:value="210.64752619629">
            <text:p>211</text:p>
          </table:table-cell>
          <table:table-cell table:formula="of:=[.H44]/2+128" office:value-type="float" office:value="232.402496042933">
            <text:p>232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A$3]*SIN(RADIANS([.B45]))" office:value-type="float" office:value="170.628304621509">
            <text:p>170.6283</text:p>
          </table:table-cell>
          <table:table-cell table:formula="of:=[.$A$3]*SIN(RADIANS([.B45]-120))" office:value-type="float" office:value="-249.42763818712">
            <text:p>-249.4276</text:p>
          </table:table-cell>
          <table:table-cell table:formula="of:=[.$A$3]*SIN(RADIANS([.B45]+120))" office:value-type="float" office:value="78.7993335656116">
            <text:p>78.7993</text:p>
          </table:table-cell>
          <table:table-cell/>
          <table:table-cell table:formula="of:=(MIN([.C45];[.D45];[.E45])+MAX([.C45];[.D45];[.E45]))/2" office:value-type="float" office:value="-39.3996667828058">
            <text:p>-39.3997</text:p>
          </table:table-cell>
          <table:table-cell table:formula="of:=[.C45]-[.G45]" office:value-type="float" office:value="210.027971404315">
            <text:p>210.0280</text:p>
          </table:table-cell>
          <table:table-cell table:formula="of:=[.D45]-[.G45]" office:value-type="float" office:value="-210.027971404315">
            <text:p>-210.0280</text:p>
          </table:table-cell>
          <table:table-cell table:formula="of:=[.E45]-[.G45]" office:value-type="float" office:value="118.199000348417">
            <text:p>118.1990</text:p>
          </table:table-cell>
          <table:table-cell/>
          <table:table-cell table:formula="of:=[.C45]/2+127" office:value-type="float" office:value="212.314152310754">
            <text:p>212</text:p>
          </table:table-cell>
          <table:table-cell table:formula="of:=[.H45]/2+128" office:value-type="float" office:value="233.013985702157">
            <text:p>233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$A$3]*SIN(RADIANS([.B46]))" office:value-type="float" office:value="173.909581815937">
            <text:p>173.9096</text:p>
          </table:table-cell>
          <table:table-cell table:formula="of:=[.$A$3]*SIN(RADIANS([.B46]-120))" office:value-type="float" office:value="-248.464366520235">
            <text:p>-248.4644</text:p>
          </table:table-cell>
          <table:table-cell table:formula="of:=[.$A$3]*SIN(RADIANS([.B46]+120))" office:value-type="float" office:value="74.5547847042978">
            <text:p>74.5548</text:p>
          </table:table-cell>
          <table:table-cell/>
          <table:table-cell table:formula="of:=(MIN([.C46];[.D46];[.E46])+MAX([.C46];[.D46];[.E46]))/2" office:value-type="float" office:value="-37.2773923521489">
            <text:p>-37.2774</text:p>
          </table:table-cell>
          <table:table-cell table:formula="of:=[.C46]-[.G46]" office:value-type="float" office:value="211.186974168086">
            <text:p>211.1870</text:p>
          </table:table-cell>
          <table:table-cell table:formula="of:=[.D46]-[.G46]" office:value-type="float" office:value="-211.186974168086">
            <text:p>-211.1870</text:p>
          </table:table-cell>
          <table:table-cell table:formula="of:=[.E46]-[.G46]" office:value-type="float" office:value="111.832177056447">
            <text:p>111.8322</text:p>
          </table:table-cell>
          <table:table-cell/>
          <table:table-cell table:formula="of:=[.C46]/2+127" office:value-type="float" office:value="213.954790907969">
            <text:p>214</text:p>
          </table:table-cell>
          <table:table-cell table:formula="of:=[.H46]/2+128" office:value-type="float" office:value="233.593487084043">
            <text:p>234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A$3]*SIN(RADIANS([.B47]))" office:value-type="float" office:value="177.137884467044">
            <text:p>177.1379</text:p>
          </table:table-cell>
          <table:table-cell table:formula="of:=[.$A$3]*SIN(RADIANS([.B47]-120))" office:value-type="float" office:value="-247.425410200379">
            <text:p>-247.4254</text:p>
          </table:table-cell>
          <table:table-cell table:formula="of:=[.$A$3]*SIN(RADIANS([.B47]+120))" office:value-type="float" office:value="70.2875257333348">
            <text:p>70.2875</text:p>
          </table:table-cell>
          <table:table-cell/>
          <table:table-cell table:formula="of:=(MIN([.C47];[.D47];[.E47])+MAX([.C47];[.D47];[.E47]))/2" office:value-type="float" office:value="-35.1437628666674">
            <text:p>-35.1438</text:p>
          </table:table-cell>
          <table:table-cell table:formula="of:=[.C47]-[.G47]" office:value-type="float" office:value="212.281647333712">
            <text:p>212.2816</text:p>
          </table:table-cell>
          <table:table-cell table:formula="of:=[.D47]-[.G47]" office:value-type="float" office:value="-212.281647333712">
            <text:p>-212.2816</text:p>
          </table:table-cell>
          <table:table-cell table:formula="of:=[.E47]-[.G47]" office:value-type="float" office:value="105.431288600002">
            <text:p>105.4313</text:p>
          </table:table-cell>
          <table:table-cell/>
          <table:table-cell table:formula="of:=[.C47]/2+127" office:value-type="float" office:value="215.568942233522">
            <text:p>216</text:p>
          </table:table-cell>
          <table:table-cell table:formula="of:=[.H47]/2+128" office:value-type="float" office:value="234.140823666856">
            <text:p>234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$A$3]*SIN(RADIANS([.B48]))" office:value-type="float" office:value="180.31222920257">
            <text:p>180.3122</text:p>
          </table:table-cell>
          <table:table-cell table:formula="of:=[.$A$3]*SIN(RADIANS([.B48]-120))" office:value-type="float" office:value="-246.311085703712">
            <text:p>-246.3111</text:p>
          </table:table-cell>
          <table:table-cell table:formula="of:=[.$A$3]*SIN(RADIANS([.B48]+120))" office:value-type="float" office:value="65.9988565011429">
            <text:p>65.9989</text:p>
          </table:table-cell>
          <table:table-cell/>
          <table:table-cell table:formula="of:=(MIN([.C48];[.D48];[.E48])+MAX([.C48];[.D48];[.E48]))/2" office:value-type="float" office:value="-32.9994282505714">
            <text:p>-32.9994</text:p>
          </table:table-cell>
          <table:table-cell table:formula="of:=[.C48]-[.G48]" office:value-type="float" office:value="213.311657453141">
            <text:p>213.3117</text:p>
          </table:table-cell>
          <table:table-cell table:formula="of:=[.D48]-[.G48]" office:value-type="float" office:value="-213.311657453141">
            <text:p>-213.3117</text:p>
          </table:table-cell>
          <table:table-cell table:formula="of:=[.E48]-[.G48]" office:value-type="float" office:value="98.9982847517143">
            <text:p>98.9983</text:p>
          </table:table-cell>
          <table:table-cell/>
          <table:table-cell table:formula="of:=[.C48]/2+127" office:value-type="float" office:value="217.156114601285">
            <text:p>217</text:p>
          </table:table-cell>
          <table:table-cell table:formula="of:=[.H48]/2+128" office:value-type="float" office:value="234.655828726571">
            <text:p>235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A$3]*SIN(RADIANS([.B49]))" office:value-type="float" office:value="183.431649086356">
            <text:p>183.4316</text:p>
          </table:table-cell>
          <table:table-cell table:formula="of:=[.$A$3]*SIN(RADIANS([.B49]-120))" office:value-type="float" office:value="-245.121732464271">
            <text:p>-245.1217</text:p>
          </table:table-cell>
          <table:table-cell table:formula="of:=[.$A$3]*SIN(RADIANS([.B49]+120))" office:value-type="float" office:value="61.6900833779153">
            <text:p>61.6901</text:p>
          </table:table-cell>
          <table:table-cell/>
          <table:table-cell table:formula="of:=(MIN([.C49];[.D49];[.E49])+MAX([.C49];[.D49];[.E49]))/2" office:value-type="float" office:value="-30.8450416889576">
            <text:p>-30.8450</text:p>
          </table:table-cell>
          <table:table-cell table:formula="of:=[.C49]-[.G49]" office:value-type="float" office:value="214.276690775314">
            <text:p>214.2767</text:p>
          </table:table-cell>
          <table:table-cell table:formula="of:=[.D49]-[.G49]" office:value-type="float" office:value="-214.276690775314">
            <text:p>-214.2767</text:p>
          </table:table-cell>
          <table:table-cell table:formula="of:=[.E49]-[.G49]" office:value-type="float" office:value="92.5351250668729">
            <text:p>92.5351</text:p>
          </table:table-cell>
          <table:table-cell/>
          <table:table-cell table:formula="of:=[.C49]/2+127" office:value-type="float" office:value="218.715824543178">
            <text:p>219</text:p>
          </table:table-cell>
          <table:table-cell table:formula="of:=[.H49]/2+128" office:value-type="float" office:value="235.138345387657">
            <text:p>235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$A$3]*SIN(RADIANS([.B50]))" office:value-type="float" office:value="186.495193912888">
            <text:p>186.4952</text:p>
          </table:table-cell>
          <table:table-cell table:formula="of:=[.$A$3]*SIN(RADIANS([.B50]-120))" office:value-type="float" office:value="-243.857712770574">
            <text:p>-243.8577</text:p>
          </table:table-cell>
          <table:table-cell table:formula="of:=[.$A$3]*SIN(RADIANS([.B50]+120))" office:value-type="float" office:value="57.3625188576856">
            <text:p>57.3625</text:p>
          </table:table-cell>
          <table:table-cell/>
          <table:table-cell table:formula="of:=(MIN([.C50];[.D50];[.E50])+MAX([.C50];[.D50];[.E50]))/2" office:value-type="float" office:value="-28.6812594288428">
            <text:p>-28.6813</text:p>
          </table:table-cell>
          <table:table-cell table:formula="of:=[.C50]-[.G50]" office:value-type="float" office:value="215.176453341731">
            <text:p>215.1765</text:p>
          </table:table-cell>
          <table:table-cell table:formula="of:=[.D50]-[.G50]" office:value-type="float" office:value="-215.176453341731">
            <text:p>-215.1765</text:p>
          </table:table-cell>
          <table:table-cell table:formula="of:=[.E50]-[.G50]" office:value-type="float" office:value="86.0437782865284">
            <text:p>86.0438</text:p>
          </table:table-cell>
          <table:table-cell/>
          <table:table-cell table:formula="of:=[.C50]/2+127" office:value-type="float" office:value="220.247596956444">
            <text:p>220</text:p>
          </table:table-cell>
          <table:table-cell table:formula="of:=[.H50]/2+128" office:value-type="float" office:value="235.588226670866">
            <text:p>236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A$3]*SIN(RADIANS([.B51]))" office:value-type="float" office:value="189.501930496736">
            <text:p>189.5019</text:p>
          </table:table-cell>
          <table:table-cell table:formula="of:=[.$A$3]*SIN(RADIANS([.B51]-120))" office:value-type="float" office:value="-242.519411655264">
            <text:p>-242.5194</text:p>
          </table:table-cell>
          <table:table-cell table:formula="of:=[.$A$3]*SIN(RADIANS([.B51]+120))" office:value-type="float" office:value="53.0174811585286">
            <text:p>53.0175</text:p>
          </table:table-cell>
          <table:table-cell/>
          <table:table-cell table:formula="of:=(MIN([.C51];[.D51];[.E51])+MAX([.C51];[.D51];[.E51]))/2" office:value-type="float" office:value="-26.5087405792643">
            <text:p>-26.5087</text:p>
          </table:table-cell>
          <table:table-cell table:formula="of:=[.C51]-[.G51]" office:value-type="float" office:value="216.010671076">
            <text:p>216.0107</text:p>
          </table:table-cell>
          <table:table-cell table:formula="of:=[.D51]-[.G51]" office:value-type="float" office:value="-216.010671076">
            <text:p>-216.0107</text:p>
          </table:table-cell>
          <table:table-cell table:formula="of:=[.E51]-[.G51]" office:value-type="float" office:value="79.5262217377929">
            <text:p>79.5262</text:p>
          </table:table-cell>
          <table:table-cell/>
          <table:table-cell table:formula="of:=[.C51]/2+127" office:value-type="float" office:value="221.750965248368">
            <text:p>222</text:p>
          </table:table-cell>
          <table:table-cell table:formula="of:=[.H51]/2+128" office:value-type="float" office:value="236.005335538">
            <text:p>236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$A$3]*SIN(RADIANS([.B52]))" office:value-type="float" office:value="192.450942956807">
            <text:p>192.4509</text:p>
          </table:table-cell>
          <table:table-cell table:formula="of:=[.$A$3]*SIN(RADIANS([.B52]-120))" office:value-type="float" office:value="-241.107236777826">
            <text:p>-241.1072</text:p>
          </table:table-cell>
          <table:table-cell table:formula="of:=[.$A$3]*SIN(RADIANS([.B52]+120))" office:value-type="float" office:value="48.656293821019">
            <text:p>48.6563</text:p>
          </table:table-cell>
          <table:table-cell/>
          <table:table-cell table:formula="of:=(MIN([.C52];[.D52];[.E52])+MAX([.C52];[.D52];[.E52]))/2" office:value-type="float" office:value="-24.3281469105094">
            <text:p>-24.3281</text:p>
          </table:table-cell>
          <table:table-cell table:formula="of:=[.C52]-[.G52]" office:value-type="float" office:value="216.779089867316">
            <text:p>216.7791</text:p>
          </table:table-cell>
          <table:table-cell table:formula="of:=[.D52]-[.G52]" office:value-type="float" office:value="-216.779089867316">
            <text:p>-216.7791</text:p>
          </table:table-cell>
          <table:table-cell table:formula="of:=[.E52]-[.G52]" office:value-type="float" office:value="72.9844407315284">
            <text:p>72.9844</text:p>
          </table:table-cell>
          <table:table-cell/>
          <table:table-cell table:formula="of:=[.C52]/2+127" office:value-type="float" office:value="223.225471478403">
            <text:p>223</text:p>
          </table:table-cell>
          <table:table-cell table:formula="of:=[.H52]/2+128" office:value-type="float" office:value="236.389544933658">
            <text:p>236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A$3]*SIN(RADIANS([.B53]))" office:value-type="float" office:value="195.341332995339">
            <text:p>195.3413</text:p>
          </table:table-cell>
          <table:table-cell table:formula="of:=[.$A$3]*SIN(RADIANS([.B53]-120))" office:value-type="float" office:value="-239.621618300407">
            <text:p>-239.6216</text:p>
          </table:table-cell>
          <table:table-cell table:formula="of:=[.$A$3]*SIN(RADIANS([.B53]+120))" office:value-type="float" office:value="44.2802853050672">
            <text:p>44.2803</text:p>
          </table:table-cell>
          <table:table-cell/>
          <table:table-cell table:formula="of:=(MIN([.C53];[.D53];[.E53])+MAX([.C53];[.D53];[.E53]))/2" office:value-type="float" office:value="-22.1401426525336">
            <text:p>-22.1401</text:p>
          </table:table-cell>
          <table:table-cell table:formula="of:=[.C53]-[.G53]" office:value-type="float" office:value="217.481475647873">
            <text:p>217.4815</text:p>
          </table:table-cell>
          <table:table-cell table:formula="of:=[.D53]-[.G53]" office:value-type="float" office:value="-217.481475647873">
            <text:p>-217.4815</text:p>
          </table:table-cell>
          <table:table-cell table:formula="of:=[.E53]-[.G53]" office:value-type="float" office:value="66.4204279576008">
            <text:p>66.4204</text:p>
          </table:table-cell>
          <table:table-cell/>
          <table:table-cell table:formula="of:=[.C53]/2+127" office:value-type="float" office:value="224.67066649767">
            <text:p>225</text:p>
          </table:table-cell>
          <table:table-cell table:formula="of:=[.H53]/2+128" office:value-type="float" office:value="236.740737823937">
            <text:p>237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$A$3]*SIN(RADIANS([.B54]))" office:value-type="float" office:value="198.172220171528">
            <text:p>198.1722</text:p>
          </table:table-cell>
          <table:table-cell table:formula="of:=[.$A$3]*SIN(RADIANS([.B54]-120))" office:value-type="float" office:value="-238.063008756786">
            <text:p>-238.0630</text:p>
          </table:table-cell>
          <table:table-cell table:formula="of:=[.$A$3]*SIN(RADIANS([.B54]+120))" office:value-type="float" office:value="39.8907885852589">
            <text:p>39.8908</text:p>
          </table:table-cell>
          <table:table-cell/>
          <table:table-cell table:formula="of:=(MIN([.C54];[.D54];[.E54])+MAX([.C54];[.D54];[.E54]))/2" office:value-type="float" office:value="-19.9453942926294">
            <text:p>-19.9454</text:p>
          </table:table-cell>
          <table:table-cell table:formula="of:=[.C54]-[.G54]" office:value-type="float" office:value="218.117614464157">
            <text:p>218.1176</text:p>
          </table:table-cell>
          <table:table-cell table:formula="of:=[.D54]-[.G54]" office:value-type="float" office:value="-218.117614464157">
            <text:p>-218.1176</text:p>
          </table:table-cell>
          <table:table-cell table:formula="of:=[.E54]-[.G54]" office:value-type="float" office:value="59.8361828778883">
            <text:p>59.8362</text:p>
          </table:table-cell>
          <table:table-cell/>
          <table:table-cell table:formula="of:=[.C54]/2+127" office:value-type="float" office:value="226.086110085764">
            <text:p>226</text:p>
          </table:table-cell>
          <table:table-cell table:formula="of:=[.H54]/2+128" office:value-type="float" office:value="237.058807232078">
            <text:p>237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$A$3]*SIN(RADIANS([.B55]))" office:value-type="float" office:value="200.942742169714">
            <text:p>200.9427</text:p>
          </table:table-cell>
          <table:table-cell table:formula="of:=[.$A$3]*SIN(RADIANS([.B55]-120))" office:value-type="float" office:value="-236.431882914531">
            <text:p>-236.4319</text:p>
          </table:table-cell>
          <table:table-cell table:formula="of:=[.$A$3]*SIN(RADIANS([.B55]+120))" office:value-type="float" office:value="35.4891407448167">
            <text:p>35.4891</text:p>
          </table:table-cell>
          <table:table-cell/>
          <table:table-cell table:formula="of:=(MIN([.C55];[.D55];[.E55])+MAX([.C55];[.D55];[.E55]))/2" office:value-type="float" office:value="-17.7445703724083">
            <text:p>-17.7446</text:p>
          </table:table-cell>
          <table:table-cell table:formula="of:=[.C55]-[.G55]" office:value-type="float" office:value="218.687312542122">
            <text:p>218.6873</text:p>
          </table:table-cell>
          <table:table-cell table:formula="of:=[.D55]-[.G55]" office:value-type="float" office:value="-218.687312542122">
            <text:p>-218.6873</text:p>
          </table:table-cell>
          <table:table-cell table:formula="of:=[.E55]-[.G55]" office:value-type="float" office:value="53.233711117225">
            <text:p>53.2337</text:p>
          </table:table-cell>
          <table:table-cell/>
          <table:table-cell table:formula="of:=[.C55]/2+127" office:value-type="float" office:value="227.471371084857">
            <text:p>227</text:p>
          </table:table-cell>
          <table:table-cell table:formula="of:=[.H55]/2+128" office:value-type="float" office:value="237.343656271061">
            <text:p>237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$A$3]*SIN(RADIANS([.B56]))" office:value-type="float" office:value="203.65205506206">
            <text:p>203.6521</text:p>
          </table:table-cell>
          <table:table-cell table:formula="of:=[.$A$3]*SIN(RADIANS([.B56]-120))" office:value-type="float" office:value="-234.728737630372">
            <text:p>-234.7287</text:p>
          </table:table-cell>
          <table:table-cell table:formula="of:=[.$A$3]*SIN(RADIANS([.B56]+120))" office:value-type="float" office:value="31.0766825683126">
            <text:p>31.0767</text:p>
          </table:table-cell>
          <table:table-cell/>
          <table:table-cell table:formula="of:=(MIN([.C56];[.D56];[.E56])+MAX([.C56];[.D56];[.E56]))/2" office:value-type="float" office:value="-15.5383412841563">
            <text:p>-15.5383</text:p>
          </table:table-cell>
          <table:table-cell table:formula="of:=[.C56]-[.G56]" office:value-type="float" office:value="219.190396346216">
            <text:p>219.1904</text:p>
          </table:table-cell>
          <table:table-cell table:formula="of:=[.D56]-[.G56]" office:value-type="float" office:value="-219.190396346216">
            <text:p>-219.1904</text:p>
          </table:table-cell>
          <table:table-cell table:formula="of:=[.E56]-[.G56]" office:value-type="float" office:value="46.6150238524689">
            <text:p>46.6150</text:p>
          </table:table-cell>
          <table:table-cell/>
          <table:table-cell table:formula="of:=[.C56]/2+127" office:value-type="float" office:value="228.82602753103">
            <text:p>229</text:p>
          </table:table-cell>
          <table:table-cell table:formula="of:=[.H56]/2+128" office:value-type="float" office:value="237.595198173108">
            <text:p>238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$A$3]*SIN(RADIANS([.B57]))" office:value-type="float" office:value="206.299333565612">
            <text:p>206.2993</text:p>
          </table:table-cell>
          <table:table-cell table:formula="of:=[.$A$3]*SIN(RADIANS([.B57]-120))" office:value-type="float" office:value="-232.954091698863">
            <text:p>-232.9541</text:p>
          </table:table-cell>
          <table:table-cell table:formula="of:=[.$A$3]*SIN(RADIANS([.B57]+120))" office:value-type="float" office:value="26.6547581332517">
            <text:p>26.6548</text:p>
          </table:table-cell>
          <table:table-cell/>
          <table:table-cell table:formula="of:=(MIN([.C57];[.D57];[.E57])+MAX([.C57];[.D57];[.E57]))/2" office:value-type="float" office:value="-13.3273790666258">
            <text:p>-13.3274</text:p>
          </table:table-cell>
          <table:table-cell table:formula="of:=[.C57]-[.G57]" office:value-type="float" office:value="219.626712632237">
            <text:p>219.6267</text:p>
          </table:table-cell>
          <table:table-cell table:formula="of:=[.D57]-[.G57]" office:value-type="float" office:value="-219.626712632237">
            <text:p>-219.6267</text:p>
          </table:table-cell>
          <table:table-cell table:formula="of:=[.E57]-[.G57]" office:value-type="float" office:value="39.9821371998775">
            <text:p>39.9821</text:p>
          </table:table-cell>
          <table:table-cell/>
          <table:table-cell table:formula="of:=[.C57]/2+127" office:value-type="float" office:value="230.149666782806">
            <text:p>230</text:p>
          </table:table-cell>
          <table:table-cell table:formula="of:=[.H57]/2+128" office:value-type="float" office:value="237.813356316119">
            <text:p>238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$A$3]*SIN(RADIANS([.B58]))" office:value-type="float" office:value="208.883771293693">
            <text:p>208.8838</text:p>
          </table:table-cell>
          <table:table-cell table:formula="of:=[.$A$3]*SIN(RADIANS([.B58]-120))" office:value-type="float" office:value="-231.108485694346">
            <text:p>-231.1085</text:p>
          </table:table-cell>
          <table:table-cell table:formula="of:=[.$A$3]*SIN(RADIANS([.B58]+120))" office:value-type="float" office:value="22.2247144006528">
            <text:p>22.2247</text:p>
          </table:table-cell>
          <table:table-cell/>
          <table:table-cell table:formula="of:=(MIN([.C58];[.D58];[.E58])+MAX([.C58];[.D58];[.E58]))/2" office:value-type="float" office:value="-11.1123572003264">
            <text:p>-11.1124</text:p>
          </table:table-cell>
          <table:table-cell table:formula="of:=[.C58]-[.G58]" office:value-type="float" office:value="219.996128494019">
            <text:p>219.9961</text:p>
          </table:table-cell>
          <table:table-cell table:formula="of:=[.D58]-[.G58]" office:value-type="float" office:value="-219.996128494019">
            <text:p>-219.9961</text:p>
          </table:table-cell>
          <table:table-cell table:formula="of:=[.E58]-[.G58]" office:value-type="float" office:value="33.3370716009793">
            <text:p>33.3371</text:p>
          </table:table-cell>
          <table:table-cell/>
          <table:table-cell table:formula="of:=[.C58]/2+127" office:value-type="float" office:value="231.441885646846">
            <text:p>231</text:p>
          </table:table-cell>
          <table:table-cell table:formula="of:=[.H58]/2+128" office:value-type="float" office:value="237.99806424701">
            <text:p>238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$A$3]*SIN(RADIANS([.B59]))" office:value-type="float" office:value="211.404581001536">
            <text:p>211.4046</text:p>
          </table:table-cell>
          <table:table-cell table:formula="of:=[.$A$3]*SIN(RADIANS([.B59]-120))" office:value-type="float" office:value="-229.192481806288">
            <text:p>-229.1925</text:p>
          </table:table-cell>
          <table:table-cell table:formula="of:=[.$A$3]*SIN(RADIANS([.B59]+120))" office:value-type="float" office:value="17.787900804752">
            <text:p>17.7879</text:p>
          </table:table-cell>
          <table:table-cell/>
          <table:table-cell table:formula="of:=(MIN([.C59];[.D59];[.E59])+MAX([.C59];[.D59];[.E59]))/2" office:value-type="float" office:value="-8.89395040237598">
            <text:p>-8.8940</text:p>
          </table:table-cell>
          <table:table-cell table:formula="of:=[.C59]-[.G59]" office:value-type="float" office:value="220.298531403912">
            <text:p>220.2985</text:p>
          </table:table-cell>
          <table:table-cell table:formula="of:=[.D59]-[.G59]" office:value-type="float" office:value="-220.298531403912">
            <text:p>-220.2985</text:p>
          </table:table-cell>
          <table:table-cell table:formula="of:=[.E59]-[.G59]" office:value-type="float" office:value="26.681851207128">
            <text:p>26.6819</text:p>
          </table:table-cell>
          <table:table-cell/>
          <table:table-cell table:formula="of:=[.C59]/2+127" office:value-type="float" office:value="232.702290500768">
            <text:p>233</text:p>
          </table:table-cell>
          <table:table-cell table:formula="of:=[.H59]/2+128" office:value-type="float" office:value="238.149265701956">
            <text:p>238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$A$3]*SIN(RADIANS([.B60]))" office:value-type="float" office:value="213.860994826083">
            <text:p>213.8610</text:p>
          </table:table-cell>
          <table:table-cell table:formula="of:=[.$A$3]*SIN(RADIANS([.B60]-120))" office:value-type="float" office:value="-227.206663668034">
            <text:p>-227.2067</text:p>
          </table:table-cell>
          <table:table-cell table:formula="of:=[.$A$3]*SIN(RADIANS([.B60]+120))" office:value-type="float" office:value="13.3456688419507">
            <text:p>13.3457</text:p>
          </table:table-cell>
          <table:table-cell/>
          <table:table-cell table:formula="of:=(MIN([.C60];[.D60];[.E60])+MAX([.C60];[.D60];[.E60]))/2" office:value-type="float" office:value="-6.67283442097533">
            <text:p>-6.6728</text:p>
          </table:table-cell>
          <table:table-cell table:formula="of:=[.C60]-[.G60]" office:value-type="float" office:value="220.533829247058">
            <text:p>220.5338</text:p>
          </table:table-cell>
          <table:table-cell table:formula="of:=[.D60]-[.G60]" office:value-type="float" office:value="-220.533829247058">
            <text:p>-220.5338</text:p>
          </table:table-cell>
          <table:table-cell table:formula="of:=[.E60]-[.G60]" office:value-type="float" office:value="20.018503262926">
            <text:p>20.0185</text:p>
          </table:table-cell>
          <table:table-cell/>
          <table:table-cell table:formula="of:=[.C60]/2+127" office:value-type="float" office:value="233.930497413042">
            <text:p>234</text:p>
          </table:table-cell>
          <table:table-cell table:formula="of:=[.H60]/2+128" office:value-type="float" office:value="238.266914623529">
            <text:p>238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$A$3]*SIN(RADIANS([.B61]))" office:value-type="float" office:value="216.252264519889">
            <text:p>216.2523</text:p>
          </table:table-cell>
          <table:table-cell table:formula="of:=[.$A$3]*SIN(RADIANS([.B61]-120))" office:value-type="float" office:value="-225.151636179026">
            <text:p>-225.1516</text:p>
          </table:table-cell>
          <table:table-cell table:formula="of:=[.$A$3]*SIN(RADIANS([.B61]+120))" office:value-type="float" office:value="8.89937165913779">
            <text:p>8.8994</text:p>
          </table:table-cell>
          <table:table-cell/>
          <table:table-cell table:formula="of:=(MIN([.C61];[.D61];[.E61])+MAX([.C61];[.D61];[.E61]))/2" office:value-type="float" office:value="-4.44968582956886">
            <text:p>-4.4497</text:p>
          </table:table-cell>
          <table:table-cell table:formula="of:=[.C61]-[.G61]" office:value-type="float" office:value="220.701950349457">
            <text:p>220.7020</text:p>
          </table:table-cell>
          <table:table-cell table:formula="of:=[.D61]-[.G61]" office:value-type="float" office:value="-220.701950349457">
            <text:p>-220.7020</text:p>
          </table:table-cell>
          <table:table-cell table:formula="of:=[.E61]-[.G61]" office:value-type="float" office:value="13.3490574887067">
            <text:p>13.3491</text:p>
          </table:table-cell>
          <table:table-cell/>
          <table:table-cell table:formula="of:=[.C61]/2+127" office:value-type="float" office:value="235.126132259944">
            <text:p>235</text:p>
          </table:table-cell>
          <table:table-cell table:formula="of:=[.H61]/2+128" office:value-type="float" office:value="238.350975174729">
            <text:p>238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$A$3]*SIN(RADIANS([.B62]))" office:value-type="float" office:value="218.577661679039">
            <text:p>218.5777</text:p>
          </table:table-cell>
          <table:table-cell table:formula="of:=[.$A$3]*SIN(RADIANS([.B62]-120))" office:value-type="float" office:value="-223.028025320546">
            <text:p>-223.0280</text:p>
          </table:table-cell>
          <table:table-cell table:formula="of:=[.$A$3]*SIN(RADIANS([.B62]+120))" office:value-type="float" office:value="4.45036364150728">
            <text:p>4.4504</text:p>
          </table:table-cell>
          <table:table-cell/>
          <table:table-cell table:formula="of:=(MIN([.C62];[.D62];[.E62])+MAX([.C62];[.D62];[.E62]))/2" office:value-type="float" office:value="-2.22518182075363">
            <text:p>-2.2252</text:p>
          </table:table-cell>
          <table:table-cell table:formula="of:=[.C62]-[.G62]" office:value-type="float" office:value="220.802843499792">
            <text:p>220.8028</text:p>
          </table:table-cell>
          <table:table-cell table:formula="of:=[.D62]-[.G62]" office:value-type="float" office:value="-220.802843499792">
            <text:p>-220.8028</text:p>
          </table:table-cell>
          <table:table-cell table:formula="of:=[.E62]-[.G62]" office:value-type="float" office:value="6.67554546226091">
            <text:p>6.6755</text:p>
          </table:table-cell>
          <table:table-cell/>
          <table:table-cell table:formula="of:=[.C62]/2+127" office:value-type="float" office:value="236.288830839519">
            <text:p>236</text:p>
          </table:table-cell>
          <table:table-cell table:formula="of:=[.H62]/2+128" office:value-type="float" office:value="238.401421749896">
            <text:p>238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A$3]*SIN(RADIANS([.B63]))" office:value-type="float" office:value="220.836477965032">
            <text:p>220.8365</text:p>
          </table:table-cell>
          <table:table-cell table:formula="of:=[.$A$3]*SIN(RADIANS([.B63]-120))" office:value-type="float" office:value="-220.836477965032">
            <text:p>-220.8365</text:p>
          </table:table-cell>
          <table:table-cell table:formula="of:=[.$A$3]*SIN(RADIANS([.B63]+120))" office:value-type="float" office:value="0.0000000000000312284933782575">
            <text:p>0.0000</text:p>
          </table:table-cell>
          <table:table-cell/>
          <table:table-cell table:formula="of:=(MIN([.C63];[.D63];[.E63])+MAX([.C63];[.D63];[.E63]))/2" office:value-type="float" office:value="0">
            <text:p>0.0000</text:p>
          </table:table-cell>
          <table:table-cell table:formula="of:=[.C63]-[.G63]" office:value-type="float" office:value="220.836477965032">
            <text:p>220.8365</text:p>
          </table:table-cell>
          <table:table-cell table:formula="of:=[.D63]-[.G63]" office:value-type="float" office:value="-220.836477965032">
            <text:p>-220.8365</text:p>
          </table:table-cell>
          <table:table-cell table:formula="of:=[.E63]-[.G63]" office:value-type="float" office:value="0.0000000000000312284933782575">
            <text:p>0.0000</text:p>
          </table:table-cell>
          <table:table-cell/>
          <table:table-cell table:formula="of:=[.C63]/2+127" office:value-type="float" office:value="237.418238982516">
            <text:p>237</text:p>
          </table:table-cell>
          <table:table-cell table:formula="of:=[.H63]/2+128" office:value-type="float" office:value="238.418238982516">
            <text:p>238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$A$3]*SIN(RADIANS([.B64]))" office:value-type="float" office:value="223.028025320546">
            <text:p>223.0280</text:p>
          </table:table-cell>
          <table:table-cell table:formula="of:=[.$A$3]*SIN(RADIANS([.B64]-120))" office:value-type="float" office:value="-218.577661679039">
            <text:p>-218.5777</text:p>
          </table:table-cell>
          <table:table-cell table:formula="of:=[.$A$3]*SIN(RADIANS([.B64]+120))" office:value-type="float" office:value="-4.45036364150733">
            <text:p>-4.4504</text:p>
          </table:table-cell>
          <table:table-cell/>
          <table:table-cell table:formula="of:=(MIN([.C64];[.D64];[.E64])+MAX([.C64];[.D64];[.E64]))/2" office:value-type="float" office:value="2.22518182075363">
            <text:p>2.2252</text:p>
          </table:table-cell>
          <table:table-cell table:formula="of:=[.C64]-[.G64]" office:value-type="float" office:value="220.802843499792">
            <text:p>220.8028</text:p>
          </table:table-cell>
          <table:table-cell table:formula="of:=[.D64]-[.G64]" office:value-type="float" office:value="-220.802843499792">
            <text:p>-220.8028</text:p>
          </table:table-cell>
          <table:table-cell table:formula="of:=[.E64]-[.G64]" office:value-type="float" office:value="-6.67554546226096">
            <text:p>-6.6755</text:p>
          </table:table-cell>
          <table:table-cell/>
          <table:table-cell table:formula="of:=[.C64]/2+127" office:value-type="float" office:value="238.514012660273">
            <text:p>239</text:p>
          </table:table-cell>
          <table:table-cell table:formula="of:=[.H64]/2+128" office:value-type="float" office:value="238.401421749896">
            <text:p>238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$A$3]*SIN(RADIANS([.B65]))" office:value-type="float" office:value="225.151636179026">
            <text:p>225.1516</text:p>
          </table:table-cell>
          <table:table-cell table:formula="of:=[.$A$3]*SIN(RADIANS([.B65]-120))" office:value-type="float" office:value="-216.252264519889">
            <text:p>-216.2523</text:p>
          </table:table-cell>
          <table:table-cell table:formula="of:=[.$A$3]*SIN(RADIANS([.B65]+120))" office:value-type="float" office:value="-8.89937165913773">
            <text:p>-8.8994</text:p>
          </table:table-cell>
          <table:table-cell/>
          <table:table-cell table:formula="of:=(MIN([.C65];[.D65];[.E65])+MAX([.C65];[.D65];[.E65]))/2" office:value-type="float" office:value="4.44968582956886">
            <text:p>4.4497</text:p>
          </table:table-cell>
          <table:table-cell table:formula="of:=[.C65]-[.G65]" office:value-type="float" office:value="220.701950349457">
            <text:p>220.7020</text:p>
          </table:table-cell>
          <table:table-cell table:formula="of:=[.D65]-[.G65]" office:value-type="float" office:value="-220.701950349457">
            <text:p>-220.7020</text:p>
          </table:table-cell>
          <table:table-cell table:formula="of:=[.E65]-[.G65]" office:value-type="float" office:value="-13.3490574887066">
            <text:p>-13.3491</text:p>
          </table:table-cell>
          <table:table-cell/>
          <table:table-cell table:formula="of:=[.C65]/2+127" office:value-type="float" office:value="239.575818089513">
            <text:p>240</text:p>
          </table:table-cell>
          <table:table-cell table:formula="of:=[.H65]/2+128" office:value-type="float" office:value="238.350975174729">
            <text:p>238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$A$3]*SIN(RADIANS([.B66]))" office:value-type="float" office:value="227.206663668034">
            <text:p>227.2067</text:p>
          </table:table-cell>
          <table:table-cell table:formula="of:=[.$A$3]*SIN(RADIANS([.B66]-120))" office:value-type="float" office:value="-213.860994826083">
            <text:p>-213.8610</text:p>
          </table:table-cell>
          <table:table-cell table:formula="of:=[.$A$3]*SIN(RADIANS([.B66]+120))" office:value-type="float" office:value="-13.3456688419506">
            <text:p>-13.3457</text:p>
          </table:table-cell>
          <table:table-cell/>
          <table:table-cell table:formula="of:=(MIN([.C66];[.D66];[.E66])+MAX([.C66];[.D66];[.E66]))/2" office:value-type="float" office:value="6.67283442097533">
            <text:p>6.6728</text:p>
          </table:table-cell>
          <table:table-cell table:formula="of:=[.C66]-[.G66]" office:value-type="float" office:value="220.533829247058">
            <text:p>220.5338</text:p>
          </table:table-cell>
          <table:table-cell table:formula="of:=[.D66]-[.G66]" office:value-type="float" office:value="-220.533829247058">
            <text:p>-220.5338</text:p>
          </table:table-cell>
          <table:table-cell table:formula="of:=[.E66]-[.G66]" office:value-type="float" office:value="-20.0185032629259">
            <text:p>-20.0185</text:p>
          </table:table-cell>
          <table:table-cell/>
          <table:table-cell table:formula="of:=[.C66]/2+127" office:value-type="float" office:value="240.603331834017">
            <text:p>241</text:p>
          </table:table-cell>
          <table:table-cell table:formula="of:=[.H66]/2+128" office:value-type="float" office:value="238.266914623529">
            <text:p>238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A$3]*SIN(RADIANS([.B67]))" office:value-type="float" office:value="229.192481806288">
            <text:p>229.1925</text:p>
          </table:table-cell>
          <table:table-cell table:formula="of:=[.$A$3]*SIN(RADIANS([.B67]-120))" office:value-type="float" office:value="-211.404581001536">
            <text:p>-211.4046</text:p>
          </table:table-cell>
          <table:table-cell table:formula="of:=[.$A$3]*SIN(RADIANS([.B67]+120))" office:value-type="float" office:value="-17.7879008047519">
            <text:p>-17.7879</text:p>
          </table:table-cell>
          <table:table-cell/>
          <table:table-cell table:formula="of:=(MIN([.C67];[.D67];[.E67])+MAX([.C67];[.D67];[.E67]))/2" office:value-type="float" office:value="8.89395040237598">
            <text:p>8.8940</text:p>
          </table:table-cell>
          <table:table-cell table:formula="of:=[.C67]-[.G67]" office:value-type="float" office:value="220.298531403912">
            <text:p>220.2985</text:p>
          </table:table-cell>
          <table:table-cell table:formula="of:=[.D67]-[.G67]" office:value-type="float" office:value="-220.298531403912">
            <text:p>-220.2985</text:p>
          </table:table-cell>
          <table:table-cell table:formula="of:=[.E67]-[.G67]" office:value-type="float" office:value="-26.6818512071279">
            <text:p>-26.6819</text:p>
          </table:table-cell>
          <table:table-cell/>
          <table:table-cell table:formula="of:=[.C67]/2+127" office:value-type="float" office:value="241.596240903144">
            <text:p>242</text:p>
          </table:table-cell>
          <table:table-cell table:formula="of:=[.H67]/2+128" office:value-type="float" office:value="238.149265701956">
            <text:p>238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$A$3]*SIN(RADIANS([.B68]))" office:value-type="float" office:value="231.108485694346">
            <text:p>231.1085</text:p>
          </table:table-cell>
          <table:table-cell table:formula="of:=[.$A$3]*SIN(RADIANS([.B68]-120))" office:value-type="float" office:value="-208.883771293693">
            <text:p>-208.8838</text:p>
          </table:table-cell>
          <table:table-cell table:formula="of:=[.$A$3]*SIN(RADIANS([.B68]+120))" office:value-type="float" office:value="-22.2247144006528">
            <text:p>-22.2247</text:p>
          </table:table-cell>
          <table:table-cell/>
          <table:table-cell table:formula="of:=(MIN([.C68];[.D68];[.E68])+MAX([.C68];[.D68];[.E68]))/2" office:value-type="float" office:value="11.1123572003264">
            <text:p>11.1124</text:p>
          </table:table-cell>
          <table:table-cell table:formula="of:=[.C68]-[.G68]" office:value-type="float" office:value="219.996128494019">
            <text:p>219.9961</text:p>
          </table:table-cell>
          <table:table-cell table:formula="of:=[.D68]-[.G68]" office:value-type="float" office:value="-219.996128494019">
            <text:p>-219.9961</text:p>
          </table:table-cell>
          <table:table-cell table:formula="of:=[.E68]-[.G68]" office:value-type="float" office:value="-33.3370716009792">
            <text:p>-33.3371</text:p>
          </table:table-cell>
          <table:table-cell/>
          <table:table-cell table:formula="of:=[.C68]/2+127" office:value-type="float" office:value="242.554242847173">
            <text:p>243</text:p>
          </table:table-cell>
          <table:table-cell table:formula="of:=[.H68]/2+128" office:value-type="float" office:value="237.99806424701">
            <text:p>238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$A$3]*SIN(RADIANS([.B69]))" office:value-type="float" office:value="232.954091698863">
            <text:p>232.9541</text:p>
          </table:table-cell>
          <table:table-cell table:formula="of:=[.$A$3]*SIN(RADIANS([.B69]-120))" office:value-type="float" office:value="-206.299333565612">
            <text:p>-206.2993</text:p>
          </table:table-cell>
          <table:table-cell table:formula="of:=[.$A$3]*SIN(RADIANS([.B69]+120))" office:value-type="float" office:value="-26.6547581332516">
            <text:p>-26.6548</text:p>
          </table:table-cell>
          <table:table-cell/>
          <table:table-cell table:formula="of:=(MIN([.C69];[.D69];[.E69])+MAX([.C69];[.D69];[.E69]))/2" office:value-type="float" office:value="13.3273790666258">
            <text:p>13.3274</text:p>
          </table:table-cell>
          <table:table-cell table:formula="of:=[.C69]-[.G69]" office:value-type="float" office:value="219.626712632237">
            <text:p>219.6267</text:p>
          </table:table-cell>
          <table:table-cell table:formula="of:=[.D69]-[.G69]" office:value-type="float" office:value="-219.626712632237">
            <text:p>-219.6267</text:p>
          </table:table-cell>
          <table:table-cell table:formula="of:=[.E69]-[.G69]" office:value-type="float" office:value="-39.9821371998775">
            <text:p>-39.9821</text:p>
          </table:table-cell>
          <table:table-cell/>
          <table:table-cell table:formula="of:=[.C69]/2+127" office:value-type="float" office:value="243.477045849432">
            <text:p>243</text:p>
          </table:table-cell>
          <table:table-cell table:formula="of:=[.H69]/2+128" office:value-type="float" office:value="237.813356316119">
            <text:p>238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$A$3]*SIN(RADIANS([.B70]))" office:value-type="float" office:value="234.728737630372">
            <text:p>234.7287</text:p>
          </table:table-cell>
          <table:table-cell table:formula="of:=[.$A$3]*SIN(RADIANS([.B70]-120))" office:value-type="float" office:value="-203.65205506206">
            <text:p>-203.6521</text:p>
          </table:table-cell>
          <table:table-cell table:formula="of:=[.$A$3]*SIN(RADIANS([.B70]+120))" office:value-type="float" office:value="-31.0766825683126">
            <text:p>-31.0767</text:p>
          </table:table-cell>
          <table:table-cell/>
          <table:table-cell table:formula="of:=(MIN([.C70];[.D70];[.E70])+MAX([.C70];[.D70];[.E70]))/2" office:value-type="float" office:value="15.5383412841563">
            <text:p>15.5383</text:p>
          </table:table-cell>
          <table:table-cell table:formula="of:=[.C70]-[.G70]" office:value-type="float" office:value="219.190396346216">
            <text:p>219.1904</text:p>
          </table:table-cell>
          <table:table-cell table:formula="of:=[.D70]-[.G70]" office:value-type="float" office:value="-219.190396346216">
            <text:p>-219.1904</text:p>
          </table:table-cell>
          <table:table-cell table:formula="of:=[.E70]-[.G70]" office:value-type="float" office:value="-46.6150238524689">
            <text:p>-46.6150</text:p>
          </table:table-cell>
          <table:table-cell/>
          <table:table-cell table:formula="of:=[.C70]/2+127" office:value-type="float" office:value="244.364368815186">
            <text:p>244</text:p>
          </table:table-cell>
          <table:table-cell table:formula="of:=[.H70]/2+128" office:value-type="float" office:value="237.595198173108">
            <text:p>238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$A$3]*SIN(RADIANS([.B71]))" office:value-type="float" office:value="236.431882914531">
            <text:p>236.4319</text:p>
          </table:table-cell>
          <table:table-cell table:formula="of:=[.$A$3]*SIN(RADIANS([.B71]-120))" office:value-type="float" office:value="-200.942742169714">
            <text:p>-200.9427</text:p>
          </table:table-cell>
          <table:table-cell table:formula="of:=[.$A$3]*SIN(RADIANS([.B71]+120))" office:value-type="float" office:value="-35.4891407448167">
            <text:p>-35.4891</text:p>
          </table:table-cell>
          <table:table-cell/>
          <table:table-cell table:formula="of:=(MIN([.C71];[.D71];[.E71])+MAX([.C71];[.D71];[.E71]))/2" office:value-type="float" office:value="17.7445703724083">
            <text:p>17.7446</text:p>
          </table:table-cell>
          <table:table-cell table:formula="of:=[.C71]-[.G71]" office:value-type="float" office:value="218.687312542122">
            <text:p>218.6873</text:p>
          </table:table-cell>
          <table:table-cell table:formula="of:=[.D71]-[.G71]" office:value-type="float" office:value="-218.687312542122">
            <text:p>-218.6873</text:p>
          </table:table-cell>
          <table:table-cell table:formula="of:=[.E71]-[.G71]" office:value-type="float" office:value="-53.2337111172251">
            <text:p>-53.2337</text:p>
          </table:table-cell>
          <table:table-cell/>
          <table:table-cell table:formula="of:=[.C71]/2+127" office:value-type="float" office:value="245.215941457265">
            <text:p>245</text:p>
          </table:table-cell>
          <table:table-cell table:formula="of:=[.H71]/2+128" office:value-type="float" office:value="237.343656271061">
            <text:p>237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$A$3]*SIN(RADIANS([.B72]))" office:value-type="float" office:value="238.063008756786">
            <text:p>238.0630</text:p>
          </table:table-cell>
          <table:table-cell table:formula="of:=[.$A$3]*SIN(RADIANS([.B72]-120))" office:value-type="float" office:value="-198.172220171528">
            <text:p>-198.1722</text:p>
          </table:table-cell>
          <table:table-cell table:formula="of:=[.$A$3]*SIN(RADIANS([.B72]+120))" office:value-type="float" office:value="-39.8907885852588">
            <text:p>-39.8908</text:p>
          </table:table-cell>
          <table:table-cell/>
          <table:table-cell table:formula="of:=(MIN([.C72];[.D72];[.E72])+MAX([.C72];[.D72];[.E72]))/2" office:value-type="float" office:value="19.9453942926294">
            <text:p>19.9454</text:p>
          </table:table-cell>
          <table:table-cell table:formula="of:=[.C72]-[.G72]" office:value-type="float" office:value="218.117614464157">
            <text:p>218.1176</text:p>
          </table:table-cell>
          <table:table-cell table:formula="of:=[.D72]-[.G72]" office:value-type="float" office:value="-218.117614464157">
            <text:p>-218.1176</text:p>
          </table:table-cell>
          <table:table-cell table:formula="of:=[.E72]-[.G72]" office:value-type="float" office:value="-59.8361828778883">
            <text:p>-59.8362</text:p>
          </table:table-cell>
          <table:table-cell/>
          <table:table-cell table:formula="of:=[.C72]/2+127" office:value-type="float" office:value="246.031504378393">
            <text:p>246</text:p>
          </table:table-cell>
          <table:table-cell table:formula="of:=[.H72]/2+128" office:value-type="float" office:value="237.058807232078">
            <text:p>237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A$3]*SIN(RADIANS([.B73]))" office:value-type="float" office:value="239.621618300407">
            <text:p>239.6216</text:p>
          </table:table-cell>
          <table:table-cell table:formula="of:=[.$A$3]*SIN(RADIANS([.B73]-120))" office:value-type="float" office:value="-195.341332995339">
            <text:p>-195.3413</text:p>
          </table:table-cell>
          <table:table-cell table:formula="of:=[.$A$3]*SIN(RADIANS([.B73]+120))" office:value-type="float" office:value="-44.2802853050673">
            <text:p>-44.2803</text:p>
          </table:table-cell>
          <table:table-cell/>
          <table:table-cell table:formula="of:=(MIN([.C73];[.D73];[.E73])+MAX([.C73];[.D73];[.E73]))/2" office:value-type="float" office:value="22.1401426525336">
            <text:p>22.1401</text:p>
          </table:table-cell>
          <table:table-cell table:formula="of:=[.C73]-[.G73]" office:value-type="float" office:value="217.481475647873">
            <text:p>217.4815</text:p>
          </table:table-cell>
          <table:table-cell table:formula="of:=[.D73]-[.G73]" office:value-type="float" office:value="-217.481475647873">
            <text:p>-217.4815</text:p>
          </table:table-cell>
          <table:table-cell table:formula="of:=[.E73]-[.G73]" office:value-type="float" office:value="-66.4204279576009">
            <text:p>-66.4204</text:p>
          </table:table-cell>
          <table:table-cell/>
          <table:table-cell table:formula="of:=[.C73]/2+127" office:value-type="float" office:value="246.810809150203">
            <text:p>247</text:p>
          </table:table-cell>
          <table:table-cell table:formula="of:=[.H73]/2+128" office:value-type="float" office:value="236.740737823937">
            <text:p>237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$A$3]*SIN(RADIANS([.B74]))" office:value-type="float" office:value="241.107236777826">
            <text:p>241.1072</text:p>
          </table:table-cell>
          <table:table-cell table:formula="of:=[.$A$3]*SIN(RADIANS([.B74]-120))" office:value-type="float" office:value="-192.450942956807">
            <text:p>-192.4509</text:p>
          </table:table-cell>
          <table:table-cell table:formula="of:=[.$A$3]*SIN(RADIANS([.B74]+120))" office:value-type="float" office:value="-48.6562938210189">
            <text:p>-48.6563</text:p>
          </table:table-cell>
          <table:table-cell/>
          <table:table-cell table:formula="of:=(MIN([.C74];[.D74];[.E74])+MAX([.C74];[.D74];[.E74]))/2" office:value-type="float" office:value="24.3281469105094">
            <text:p>24.3281</text:p>
          </table:table-cell>
          <table:table-cell table:formula="of:=[.C74]-[.G74]" office:value-type="float" office:value="216.779089867316">
            <text:p>216.7791</text:p>
          </table:table-cell>
          <table:table-cell table:formula="of:=[.D74]-[.G74]" office:value-type="float" office:value="-216.779089867316">
            <text:p>-216.7791</text:p>
          </table:table-cell>
          <table:table-cell table:formula="of:=[.E74]-[.G74]" office:value-type="float" office:value="-72.9844407315284">
            <text:p>-72.9844</text:p>
          </table:table-cell>
          <table:table-cell/>
          <table:table-cell table:formula="of:=[.C74]/2+127" office:value-type="float" office:value="247.553618388913">
            <text:p>248</text:p>
          </table:table-cell>
          <table:table-cell table:formula="of:=[.H74]/2+128" office:value-type="float" office:value="236.389544933658">
            <text:p>236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$A$3]*SIN(RADIANS([.B75]))" office:value-type="float" office:value="242.519411655264">
            <text:p>242.5194</text:p>
          </table:table-cell>
          <table:table-cell table:formula="of:=[.$A$3]*SIN(RADIANS([.B75]-120))" office:value-type="float" office:value="-189.501930496736">
            <text:p>-189.5019</text:p>
          </table:table-cell>
          <table:table-cell table:formula="of:=[.$A$3]*SIN(RADIANS([.B75]+120))" office:value-type="float" office:value="-53.0174811585287">
            <text:p>-53.0175</text:p>
          </table:table-cell>
          <table:table-cell/>
          <table:table-cell table:formula="of:=(MIN([.C75];[.D75];[.E75])+MAX([.C75];[.D75];[.E75]))/2" office:value-type="float" office:value="26.5087405792643">
            <text:p>26.5087</text:p>
          </table:table-cell>
          <table:table-cell table:formula="of:=[.C75]-[.G75]" office:value-type="float" office:value="216.010671076">
            <text:p>216.0107</text:p>
          </table:table-cell>
          <table:table-cell table:formula="of:=[.D75]-[.G75]" office:value-type="float" office:value="-216.010671076">
            <text:p>-216.0107</text:p>
          </table:table-cell>
          <table:table-cell table:formula="of:=[.E75]-[.G75]" office:value-type="float" office:value="-79.526221737793">
            <text:p>-79.5262</text:p>
          </table:table-cell>
          <table:table-cell/>
          <table:table-cell table:formula="of:=[.C75]/2+127" office:value-type="float" office:value="248.259705827632">
            <text:p>248</text:p>
          </table:table-cell>
          <table:table-cell table:formula="of:=[.H75]/2+128" office:value-type="float" office:value="236.005335538">
            <text:p>236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$A$3]*SIN(RADIANS([.B76]))" office:value-type="float" office:value="243.857712770574">
            <text:p>243.8577</text:p>
          </table:table-cell>
          <table:table-cell table:formula="of:=[.$A$3]*SIN(RADIANS([.B76]-120))" office:value-type="float" office:value="-186.495193912888">
            <text:p>-186.4952</text:p>
          </table:table-cell>
          <table:table-cell table:formula="of:=[.$A$3]*SIN(RADIANS([.B76]+120))" office:value-type="float" office:value="-57.3625188576856">
            <text:p>-57.3625</text:p>
          </table:table-cell>
          <table:table-cell/>
          <table:table-cell table:formula="of:=(MIN([.C76];[.D76];[.E76])+MAX([.C76];[.D76];[.E76]))/2" office:value-type="float" office:value="28.6812594288428">
            <text:p>28.6813</text:p>
          </table:table-cell>
          <table:table-cell table:formula="of:=[.C76]-[.G76]" office:value-type="float" office:value="215.176453341731">
            <text:p>215.1765</text:p>
          </table:table-cell>
          <table:table-cell table:formula="of:=[.D76]-[.G76]" office:value-type="float" office:value="-215.176453341731">
            <text:p>-215.1765</text:p>
          </table:table-cell>
          <table:table-cell table:formula="of:=[.E76]-[.G76]" office:value-type="float" office:value="-86.0437782865284">
            <text:p>-86.0438</text:p>
          </table:table-cell>
          <table:table-cell/>
          <table:table-cell table:formula="of:=[.C76]/2+127" office:value-type="float" office:value="248.928856385287">
            <text:p>249</text:p>
          </table:table-cell>
          <table:table-cell table:formula="of:=[.H76]/2+128" office:value-type="float" office:value="235.588226670866">
            <text:p>236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$A$3]*SIN(RADIANS([.B77]))" office:value-type="float" office:value="245.121732464271">
            <text:p>245.1217</text:p>
          </table:table-cell>
          <table:table-cell table:formula="of:=[.$A$3]*SIN(RADIANS([.B77]-120))" office:value-type="float" office:value="-183.431649086356">
            <text:p>-183.4316</text:p>
          </table:table-cell>
          <table:table-cell table:formula="of:=[.$A$3]*SIN(RADIANS([.B77]+120))" office:value-type="float" office:value="-61.6900833779152">
            <text:p>-61.6901</text:p>
          </table:table-cell>
          <table:table-cell/>
          <table:table-cell table:formula="of:=(MIN([.C77];[.D77];[.E77])+MAX([.C77];[.D77];[.E77]))/2" office:value-type="float" office:value="30.8450416889576">
            <text:p>30.8450</text:p>
          </table:table-cell>
          <table:table-cell table:formula="of:=[.C77]-[.G77]" office:value-type="float" office:value="214.276690775314">
            <text:p>214.2767</text:p>
          </table:table-cell>
          <table:table-cell table:formula="of:=[.D77]-[.G77]" office:value-type="float" office:value="-214.276690775314">
            <text:p>-214.2767</text:p>
          </table:table-cell>
          <table:table-cell table:formula="of:=[.E77]-[.G77]" office:value-type="float" office:value="-92.5351250668729">
            <text:p>-92.5351</text:p>
          </table:table-cell>
          <table:table-cell/>
          <table:table-cell table:formula="of:=[.C77]/2+127" office:value-type="float" office:value="249.560866232136">
            <text:p>250</text:p>
          </table:table-cell>
          <table:table-cell table:formula="of:=[.H77]/2+128" office:value-type="float" office:value="235.138345387657">
            <text:p>23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$A$3]*SIN(RADIANS([.B78]))" office:value-type="float" office:value="246.311085703712">
            <text:p>246.3111</text:p>
          </table:table-cell>
          <table:table-cell table:formula="of:=[.$A$3]*SIN(RADIANS([.B78]-120))" office:value-type="float" office:value="-180.31222920257">
            <text:p>-180.3122</text:p>
          </table:table-cell>
          <table:table-cell table:formula="of:=[.$A$3]*SIN(RADIANS([.B78]+120))" office:value-type="float" office:value="-65.9988565011428">
            <text:p>-65.9989</text:p>
          </table:table-cell>
          <table:table-cell/>
          <table:table-cell table:formula="of:=(MIN([.C78];[.D78];[.E78])+MAX([.C78];[.D78];[.E78]))/2" office:value-type="float" office:value="32.9994282505714">
            <text:p>32.9994</text:p>
          </table:table-cell>
          <table:table-cell table:formula="of:=[.C78]-[.G78]" office:value-type="float" office:value="213.311657453141">
            <text:p>213.3117</text:p>
          </table:table-cell>
          <table:table-cell table:formula="of:=[.D78]-[.G78]" office:value-type="float" office:value="-213.311657453141">
            <text:p>-213.3117</text:p>
          </table:table-cell>
          <table:table-cell table:formula="of:=[.E78]-[.G78]" office:value-type="float" office:value="-98.9982847517142">
            <text:p>-98.9983</text:p>
          </table:table-cell>
          <table:table-cell/>
          <table:table-cell table:formula="of:=[.C78]/2+127" office:value-type="float" office:value="250.155542851856">
            <text:p>250</text:p>
          </table:table-cell>
          <table:table-cell table:formula="of:=[.H78]/2+128" office:value-type="float" office:value="234.655828726571">
            <text:p>235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$A$3]*SIN(RADIANS([.B79]))" office:value-type="float" office:value="247.425410200379">
            <text:p>247.4254</text:p>
          </table:table-cell>
          <table:table-cell table:formula="of:=[.$A$3]*SIN(RADIANS([.B79]-120))" office:value-type="float" office:value="-177.137884467044">
            <text:p>-177.1379</text:p>
          </table:table-cell>
          <table:table-cell table:formula="of:=[.$A$3]*SIN(RADIANS([.B79]+120))" office:value-type="float" office:value="-70.2875257333348">
            <text:p>-70.2875</text:p>
          </table:table-cell>
          <table:table-cell/>
          <table:table-cell table:formula="of:=(MIN([.C79];[.D79];[.E79])+MAX([.C79];[.D79];[.E79]))/2" office:value-type="float" office:value="35.1437628666674">
            <text:p>35.1438</text:p>
          </table:table-cell>
          <table:table-cell table:formula="of:=[.C79]-[.G79]" office:value-type="float" office:value="212.281647333712">
            <text:p>212.2816</text:p>
          </table:table-cell>
          <table:table-cell table:formula="of:=[.D79]-[.G79]" office:value-type="float" office:value="-212.281647333712">
            <text:p>-212.2816</text:p>
          </table:table-cell>
          <table:table-cell table:formula="of:=[.E79]-[.G79]" office:value-type="float" office:value="-105.431288600002">
            <text:p>-105.4313</text:p>
          </table:table-cell>
          <table:table-cell/>
          <table:table-cell table:formula="of:=[.C79]/2+127" office:value-type="float" office:value="250.71270510019">
            <text:p>251</text:p>
          </table:table-cell>
          <table:table-cell table:formula="of:=[.H79]/2+128" office:value-type="float" office:value="234.140823666856">
            <text:p>234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$A$3]*SIN(RADIANS([.B80]))" office:value-type="float" office:value="248.464366520235">
            <text:p>248.4644</text:p>
          </table:table-cell>
          <table:table-cell table:formula="of:=[.$A$3]*SIN(RADIANS([.B80]-120))" office:value-type="float" office:value="-173.909581815937">
            <text:p>-173.9096</text:p>
          </table:table-cell>
          <table:table-cell table:formula="of:=[.$A$3]*SIN(RADIANS([.B80]+120))" office:value-type="float" office:value="-74.5547847042979">
            <text:p>-74.5548</text:p>
          </table:table-cell>
          <table:table-cell/>
          <table:table-cell table:formula="of:=(MIN([.C80];[.D80];[.E80])+MAX([.C80];[.D80];[.E80]))/2" office:value-type="float" office:value="37.2773923521489">
            <text:p>37.2774</text:p>
          </table:table-cell>
          <table:table-cell table:formula="of:=[.C80]-[.G80]" office:value-type="float" office:value="211.186974168086">
            <text:p>211.1870</text:p>
          </table:table-cell>
          <table:table-cell table:formula="of:=[.D80]-[.G80]" office:value-type="float" office:value="-211.186974168086">
            <text:p>-211.1870</text:p>
          </table:table-cell>
          <table:table-cell table:formula="of:=[.E80]-[.G80]" office:value-type="float" office:value="-111.832177056447">
            <text:p>-111.8322</text:p>
          </table:table-cell>
          <table:table-cell/>
          <table:table-cell table:formula="of:=[.C80]/2+127" office:value-type="float" office:value="251.232183260118">
            <text:p>251</text:p>
          </table:table-cell>
          <table:table-cell table:formula="of:=[.H80]/2+128" office:value-type="float" office:value="233.593487084043">
            <text:p>234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$A$3]*SIN(RADIANS([.B81]))" office:value-type="float" office:value="249.42763818712">
            <text:p>249.4276</text:p>
          </table:table-cell>
          <table:table-cell table:formula="of:=[.$A$3]*SIN(RADIANS([.B81]-120))" office:value-type="float" office:value="-170.628304621509">
            <text:p>-170.6283</text:p>
          </table:table-cell>
          <table:table-cell table:formula="of:=[.$A$3]*SIN(RADIANS([.B81]+120))" office:value-type="float" office:value="-78.7993335656116">
            <text:p>-78.7993</text:p>
          </table:table-cell>
          <table:table-cell/>
          <table:table-cell table:formula="of:=(MIN([.C81];[.D81];[.E81])+MAX([.C81];[.D81];[.E81]))/2" office:value-type="float" office:value="39.3996667828058">
            <text:p>39.3997</text:p>
          </table:table-cell>
          <table:table-cell table:formula="of:=[.C81]-[.G81]" office:value-type="float" office:value="210.027971404315">
            <text:p>210.0280</text:p>
          </table:table-cell>
          <table:table-cell table:formula="of:=[.D81]-[.G81]" office:value-type="float" office:value="-210.027971404315">
            <text:p>-210.0280</text:p>
          </table:table-cell>
          <table:table-cell table:formula="of:=[.E81]-[.G81]" office:value-type="float" office:value="-118.199000348417">
            <text:p>-118.1990</text:p>
          </table:table-cell>
          <table:table-cell/>
          <table:table-cell table:formula="of:=[.C81]/2+127" office:value-type="float" office:value="251.71381909356">
            <text:p>252</text:p>
          </table:table-cell>
          <table:table-cell table:formula="of:=[.H81]/2+128" office:value-type="float" office:value="233.013985702157">
            <text:p>233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$A$3]*SIN(RADIANS([.B82]))" office:value-type="float" office:value="250.314931779154">
            <text:p>250.3149</text:p>
          </table:table-cell>
          <table:table-cell table:formula="of:=[.$A$3]*SIN(RADIANS([.B82]-120))" office:value-type="float" office:value="-167.295052392579">
            <text:p>-167.2951</text:p>
          </table:table-cell>
          <table:table-cell table:formula="of:=[.$A$3]*SIN(RADIANS([.B82]+120))" office:value-type="float" office:value="-83.019879386575">
            <text:p>-83.0199</text:p>
          </table:table-cell>
          <table:table-cell/>
          <table:table-cell table:formula="of:=(MIN([.C82];[.D82];[.E82])+MAX([.C82];[.D82];[.E82]))/2" office:value-type="float" office:value="41.5099396932875">
            <text:p>41.5099</text:p>
          </table:table-cell>
          <table:table-cell table:formula="of:=[.C82]-[.G82]" office:value-type="float" office:value="208.804992085867">
            <text:p>208.8050</text:p>
          </table:table-cell>
          <table:table-cell table:formula="of:=[.D82]-[.G82]" office:value-type="float" office:value="-208.804992085867">
            <text:p>-208.8050</text:p>
          </table:table-cell>
          <table:table-cell table:formula="of:=[.E82]-[.G82]" office:value-type="float" office:value="-124.529819079862">
            <text:p>-124.5298</text:p>
          </table:table-cell>
          <table:table-cell/>
          <table:table-cell table:formula="of:=[.C82]/2+127" office:value-type="float" office:value="252.157465889577">
            <text:p>252</text:p>
          </table:table-cell>
          <table:table-cell table:formula="of:=[.H82]/2+128" office:value-type="float" office:value="232.402496042933">
            <text:p>232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A$3]*SIN(RADIANS([.B83]))" office:value-type="float" office:value="251.125977018113">
            <text:p>251.1260</text:p>
          </table:table-cell>
          <table:table-cell table:formula="of:=[.$A$3]*SIN(RADIANS([.B83]-120))" office:value-type="float" office:value="-163.910840470068">
            <text:p>-163.9108</text:p>
          </table:table-cell>
          <table:table-cell table:formula="of:=[.$A$3]*SIN(RADIANS([.B83]+120))" office:value-type="float" office:value="-87.2151365480455">
            <text:p>-87.2151</text:p>
          </table:table-cell>
          <table:table-cell/>
          <table:table-cell table:formula="of:=(MIN([.C83];[.D83];[.E83])+MAX([.C83];[.D83];[.E83]))/2" office:value-type="float" office:value="43.6075682740228">
            <text:p>43.6076</text:p>
          </table:table-cell>
          <table:table-cell table:formula="of:=[.C83]-[.G83]" office:value-type="float" office:value="207.51840874409">
            <text:p>207.5184</text:p>
          </table:table-cell>
          <table:table-cell table:formula="of:=[.D83]-[.G83]" office:value-type="float" office:value="-207.51840874409">
            <text:p>-207.5184</text:p>
          </table:table-cell>
          <table:table-cell table:formula="of:=[.E83]-[.G83]" office:value-type="float" office:value="-130.822704822068">
            <text:p>-130.8227</text:p>
          </table:table-cell>
          <table:table-cell/>
          <table:table-cell table:formula="of:=[.C83]/2+127" office:value-type="float" office:value="252.562988509057">
            <text:p>253</text:p>
          </table:table-cell>
          <table:table-cell table:formula="of:=[.H83]/2+128" office:value-type="float" office:value="231.759204372045">
            <text:p>232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$A$3]*SIN(RADIANS([.B84]))" office:value-type="float" office:value="251.86052685176">
            <text:p>251.8605</text:p>
          </table:table-cell>
          <table:table-cell table:formula="of:=[.$A$3]*SIN(RADIANS([.B84]-120))" office:value-type="float" office:value="-160.476699717709">
            <text:p>-160.4767</text:p>
          </table:table-cell>
          <table:table-cell table:formula="of:=[.$A$3]*SIN(RADIANS([.B84]+120))" office:value-type="float" office:value="-91.3838271340516">
            <text:p>-91.3838</text:p>
          </table:table-cell>
          <table:table-cell/>
          <table:table-cell table:formula="of:=(MIN([.C84];[.D84];[.E84])+MAX([.C84];[.D84];[.E84]))/2" office:value-type="float" office:value="45.6919135670258">
            <text:p>45.6919</text:p>
          </table:table-cell>
          <table:table-cell table:formula="of:=[.C84]-[.G84]" office:value-type="float" office:value="206.168613284734">
            <text:p>206.1686</text:p>
          </table:table-cell>
          <table:table-cell table:formula="of:=[.D84]-[.G84]" office:value-type="float" office:value="-206.168613284734">
            <text:p>-206.1686</text:p>
          </table:table-cell>
          <table:table-cell table:formula="of:=[.E84]-[.G84]" office:value-type="float" office:value="-137.075740701077">
            <text:p>-137.0757</text:p>
          </table:table-cell>
          <table:table-cell/>
          <table:table-cell table:formula="of:=[.C84]/2+127" office:value-type="float" office:value="252.93026342588">
            <text:p>253</text:p>
          </table:table-cell>
          <table:table-cell table:formula="of:=[.H84]/2+128" office:value-type="float" office:value="231.084306642367">
            <text:p>231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$A$3]*SIN(RADIANS([.B85]))" office:value-type="float" office:value="252.5183575291">
            <text:p>252.5184</text:p>
          </table:table-cell>
          <table:table-cell table:formula="of:=[.$A$3]*SIN(RADIANS([.B85]-120))" office:value-type="float" office:value="-156.993676208043">
            <text:p>-156.9937</text:p>
          </table:table-cell>
          <table:table-cell table:formula="of:=[.$A$3]*SIN(RADIANS([.B85]+120))" office:value-type="float" office:value="-95.5246813210576">
            <text:p>-95.5247</text:p>
          </table:table-cell>
          <table:table-cell/>
          <table:table-cell table:formula="of:=(MIN([.C85];[.D85];[.E85])+MAX([.C85];[.D85];[.E85]))/2" office:value-type="float" office:value="47.7623406605288">
            <text:p>47.7623</text:p>
          </table:table-cell>
          <table:table-cell table:formula="of:=[.C85]-[.G85]" office:value-type="float" office:value="204.756016868572">
            <text:p>204.7560</text:p>
          </table:table-cell>
          <table:table-cell table:formula="of:=[.D85]-[.G85]" office:value-type="float" office:value="-204.756016868572">
            <text:p>-204.7560</text:p>
          </table:table-cell>
          <table:table-cell table:formula="of:=[.E85]-[.G85]" office:value-type="float" office:value="-143.287021981586">
            <text:p>-143.2870</text:p>
          </table:table-cell>
          <table:table-cell/>
          <table:table-cell table:formula="of:=[.C85]/2+127" office:value-type="float" office:value="253.25917876455">
            <text:p>253</text:p>
          </table:table-cell>
          <table:table-cell table:formula="of:=[.H85]/2+128" office:value-type="float" office:value="230.378008434286">
            <text:p>230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$A$3]*SIN(RADIANS([.B86]))" office:value-type="float" office:value="253.099268668537">
            <text:p>253.0993</text:p>
          </table:table-cell>
          <table:table-cell table:formula="of:=[.$A$3]*SIN(RADIANS([.B86]-120))" office:value-type="float" office:value="-153.462830903772">
            <text:p>-153.4628</text:p>
          </table:table-cell>
          <table:table-cell table:formula="of:=[.$A$3]*SIN(RADIANS([.B86]+120))" office:value-type="float" office:value="-99.6364377647648">
            <text:p>-99.6364</text:p>
          </table:table-cell>
          <table:table-cell/>
          <table:table-cell table:formula="of:=(MIN([.C86];[.D86];[.E86])+MAX([.C86];[.D86];[.E86]))/2" office:value-type="float" office:value="49.8182188823824">
            <text:p>49.8182</text:p>
          </table:table-cell>
          <table:table-cell table:formula="of:=[.C86]-[.G86]" office:value-type="float" office:value="203.281049786155">
            <text:p>203.2810</text:p>
          </table:table-cell>
          <table:table-cell table:formula="of:=[.D86]-[.G86]" office:value-type="float" office:value="-203.281049786155">
            <text:p>-203.2810</text:p>
          </table:table-cell>
          <table:table-cell table:formula="of:=[.E86]-[.G86]" office:value-type="float" office:value="-149.454656647147">
            <text:p>-149.4547</text:p>
          </table:table-cell>
          <table:table-cell/>
          <table:table-cell table:formula="of:=[.C86]/2+127" office:value-type="float" office:value="253.549634334269">
            <text:p>254</text:p>
          </table:table-cell>
          <table:table-cell table:formula="of:=[.H86]/2+128" office:value-type="float" office:value="229.640524893077">
            <text:p>230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$A$3]*SIN(RADIANS([.B87]))" office:value-type="float" office:value="253.60308331891">
            <text:p>253.6031</text:p>
          </table:table-cell>
          <table:table-cell table:formula="of:=[.$A$3]*SIN(RADIANS([.B87]-120))" office:value-type="float" office:value="-149.885239334581">
            <text:p>-149.8852</text:p>
          </table:table-cell>
          <table:table-cell table:formula="of:=[.$A$3]*SIN(RADIANS([.B87]+120))" office:value-type="float" office:value="-103.717843984329">
            <text:p>-103.7178</text:p>
          </table:table-cell>
          <table:table-cell/>
          <table:table-cell table:formula="of:=(MIN([.C87];[.D87];[.E87])+MAX([.C87];[.D87];[.E87]))/2" office:value-type="float" office:value="51.8589219921645">
            <text:p>51.8589</text:p>
          </table:table-cell>
          <table:table-cell table:formula="of:=[.C87]-[.G87]" office:value-type="float" office:value="201.744161326745">
            <text:p>201.7442</text:p>
          </table:table-cell>
          <table:table-cell table:formula="of:=[.D87]-[.G87]" office:value-type="float" office:value="-201.744161326745">
            <text:p>-201.7442</text:p>
          </table:table-cell>
          <table:table-cell table:formula="of:=[.E87]-[.G87]" office:value-type="float" office:value="-155.576765976494">
            <text:p>-155.5768</text:p>
          </table:table-cell>
          <table:table-cell/>
          <table:table-cell table:formula="of:=[.C87]/2+127" office:value-type="float" office:value="253.801541659455">
            <text:p>254</text:p>
          </table:table-cell>
          <table:table-cell table:formula="of:=[.H87]/2+128" office:value-type="float" office:value="228.872080663373">
            <text:p>229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$A$3]*SIN(RADIANS([.B88]))" office:value-type="float" office:value="254.029648013395">
            <text:p>254.0296</text:p>
          </table:table-cell>
          <table:table-cell table:formula="of:=[.$A$3]*SIN(RADIANS([.B88]-120))" office:value-type="float" office:value="-146.261991269517">
            <text:p>-146.2620</text:p>
          </table:table-cell>
          <table:table-cell table:formula="of:=[.$A$3]*SIN(RADIANS([.B88]+120))" office:value-type="float" office:value="-107.767656743878">
            <text:p>-107.7677</text:p>
          </table:table-cell>
          <table:table-cell/>
          <table:table-cell table:formula="of:=(MIN([.C88];[.D88];[.E88])+MAX([.C88];[.D88];[.E88]))/2" office:value-type="float" office:value="53.8838283719392">
            <text:p>53.8838</text:p>
          </table:table-cell>
          <table:table-cell table:style-name="ce11" table:formula="of:=[.C88]-[.G88]" office:value-type="float" office:value="200.145819641456">
            <text:p>200.1458</text:p>
          </table:table-cell>
          <table:table-cell table:formula="of:=[.D88]-[.G88]" office:value-type="float" office:value="-200.145819641456">
            <text:p>-200.1458</text:p>
          </table:table-cell>
          <table:table-cell table:formula="of:=[.E88]-[.G88]" office:value-type="float" office:value="-161.651485115817">
            <text:p>-161.6515</text:p>
          </table:table-cell>
          <table:table-cell/>
          <table:table-cell table:formula="of:=[.C88]/2+127" office:value-type="float" office:value="254.014824006698">
            <text:p>254</text:p>
          </table:table-cell>
          <table:table-cell table:formula="of:=[.H88]/2+128" office:value-type="float" office:value="228.072909820728">
            <text:p>228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$A$3]*SIN(RADIANS([.B89]))" office:value-type="float" office:value="254.378832816255">
            <text:p>254.3788</text:p>
          </table:table-cell>
          <table:table-cell table:formula="of:=[.$A$3]*SIN(RADIANS([.B89]-120))" office:value-type="float" office:value="-142.59419038504">
            <text:p>-142.5942</text:p>
          </table:table-cell>
          <table:table-cell table:formula="of:=[.$A$3]*SIN(RADIANS([.B89]+120))" office:value-type="float" office:value="-111.784642431215">
            <text:p>-111.7846</text:p>
          </table:table-cell>
          <table:table-cell/>
          <table:table-cell table:formula="of:=(MIN([.C89];[.D89];[.E89])+MAX([.C89];[.D89];[.E89]))/2" office:value-type="float" office:value="55.8923212156074">
            <text:p>55.8923</text:p>
          </table:table-cell>
          <table:table-cell table:formula="of:=[.C89]-[.G89]" office:value-type="float" office:value="198.486511600648">
            <text:p>198.4865</text:p>
          </table:table-cell>
          <table:table-cell table:formula="of:=[.D89]-[.G89]" office:value-type="float" office:value="-198.486511600648">
            <text:p>-198.4865</text:p>
          </table:table-cell>
          <table:table-cell table:formula="of:=[.E89]-[.G89]" office:value-type="float" office:value="-167.676963646822">
            <text:p>-167.6770</text:p>
          </table:table-cell>
          <table:table-cell/>
          <table:table-cell table:formula="of:=[.C89]/2+127" office:value-type="float" office:value="254.189416408128">
            <text:p>254</text:p>
          </table:table-cell>
          <table:table-cell table:formula="of:=[.H89]/2+128" office:value-type="float" office:value="227.243255800324">
            <text:p>227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$A$3]*SIN(RADIANS([.B90]))" office:value-type="float" office:value="254.650531362416">
            <text:p>254.6505</text:p>
          </table:table-cell>
          <table:table-cell table:formula="of:=[.$A$3]*SIN(RADIANS([.B90]-120))" office:value-type="float" office:value="-138.882953928832">
            <text:p>-138.8830</text:p>
          </table:table-cell>
          <table:table-cell table:formula="of:=[.$A$3]*SIN(RADIANS([.B90]+120))" office:value-type="float" office:value="-115.767577433584">
            <text:p>-115.7676</text:p>
          </table:table-cell>
          <table:table-cell/>
          <table:table-cell table:formula="of:=(MIN([.C90];[.D90];[.E90])+MAX([.C90];[.D90];[.E90]))/2" office:value-type="float" office:value="57.8837887167922">
            <text:p>57.8838</text:p>
          </table:table-cell>
          <table:table-cell table:formula="of:=[.C90]-[.G90]" office:value-type="float" office:value="196.766742645624">
            <text:p>196.7667</text:p>
          </table:table-cell>
          <table:table-cell table:formula="of:=[.D90]-[.G90]" office:value-type="float" office:value="-196.766742645624">
            <text:p>-196.7667</text:p>
          </table:table-cell>
          <table:table-cell table:formula="of:=[.E90]-[.G90]" office:value-type="float" office:value="-173.651366150377">
            <text:p>-173.6514</text:p>
          </table:table-cell>
          <table:table-cell/>
          <table:table-cell table:formula="of:=[.C90]/2+127" office:value-type="float" office:value="254.325265681208">
            <text:p>254</text:p>
          </table:table-cell>
          <table:table-cell table:formula="of:=[.H90]/2+128" office:value-type="float" office:value="226.383371322812">
            <text:p>226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$A$3]*SIN(RADIANS([.B91]))" office:value-type="float" office:value="254.844660889869">
            <text:p>254.8447</text:p>
          </table:table-cell>
          <table:table-cell table:formula="of:=[.$A$3]*SIN(RADIANS([.B91]-120))" office:value-type="float" office:value="-135.129412379467">
            <text:p>-135.1294</text:p>
          </table:table-cell>
          <table:table-cell table:formula="of:=[.$A$3]*SIN(RADIANS([.B91]+120))" office:value-type="float" office:value="-119.715248510402">
            <text:p>-119.7152</text:p>
          </table:table-cell>
          <table:table-cell/>
          <table:table-cell table:formula="of:=(MIN([.C91];[.D91];[.E91])+MAX([.C91];[.D91];[.E91]))/2" office:value-type="float" office:value="59.8576242552011">
            <text:p>59.8576</text:p>
          </table:table-cell>
          <table:table-cell table:formula="of:=[.C91]-[.G91]" office:value-type="float" office:value="194.987036634668">
            <text:p>194.9870</text:p>
          </table:table-cell>
          <table:table-cell table:formula="of:=[.D91]-[.G91]" office:value-type="float" office:value="-194.987036634668">
            <text:p>-194.9870</text:p>
          </table:table-cell>
          <table:table-cell table:formula="of:=[.E91]-[.G91]" office:value-type="float" office:value="-179.572872765603">
            <text:p>-179.5729</text:p>
          </table:table-cell>
          <table:table-cell/>
          <table:table-cell table:formula="of:=[.C91]/2+127" office:value-type="float" office:value="254.422330444935">
            <text:p>254</text:p>
          </table:table-cell>
          <table:table-cell table:formula="of:=[.H91]/2+128" office:value-type="float" office:value="225.493518317334">
            <text:p>225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$A$3]*SIN(RADIANS([.B92]))" office:value-type="float" office:value="254.96116226488">
            <text:p>254.9612</text:p>
          </table:table-cell>
          <table:table-cell table:formula="of:=[.$A$3]*SIN(RADIANS([.B92]-120))" office:value-type="float" office:value="-131.334709102064">
            <text:p>-131.3347</text:p>
          </table:table-cell>
          <table:table-cell table:formula="of:=[.$A$3]*SIN(RADIANS([.B92]+120))" office:value-type="float" office:value="-123.626453162816">
            <text:p>-123.6265</text:p>
          </table:table-cell>
          <table:table-cell/>
          <table:table-cell table:formula="of:=(MIN([.C92];[.D92];[.E92])+MAX([.C92];[.D92];[.E92]))/2" office:value-type="float" office:value="61.813226581408">
            <text:p>61.8132</text:p>
          </table:table-cell>
          <table:table-cell table:formula="of:=[.C92]-[.G92]" office:value-type="float" office:value="193.147935683472">
            <text:p>193.1479</text:p>
          </table:table-cell>
          <table:table-cell table:formula="of:=[.D92]-[.G92]" office:value-type="float" office:value="-193.147935683472">
            <text:p>-193.1479</text:p>
          </table:table-cell>
          <table:table-cell table:formula="of:=[.E92]-[.G92]" office:value-type="float" office:value="-185.439679744224">
            <text:p>-185.4397</text:p>
          </table:table-cell>
          <table:table-cell/>
          <table:table-cell table:formula="of:=[.C92]/2+127" office:value-type="float" office:value="254.48058113244">
            <text:p>254</text:p>
          </table:table-cell>
          <table:table-cell table:formula="of:=[.H92]/2+128" office:value-type="float" office:value="224.573967841736">
            <text:p>225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A$3]*SIN(RADIANS([.B93]))" office:value-type="float" office:value="255">
            <text:p>255.0000</text:p>
          </table:table-cell>
          <table:table-cell table:formula="of:=[.$A$3]*SIN(RADIANS([.B93]-120))" office:value-type="float" office:value="-127.5">
            <text:p>-127.5000</text:p>
          </table:table-cell>
          <table:table-cell table:formula="of:=[.$A$3]*SIN(RADIANS([.B93]+120))" office:value-type="float" office:value="-127.5">
            <text:p>-127.5000</text:p>
          </table:table-cell>
          <table:table-cell/>
          <table:table-cell table:formula="of:=(MIN([.C93];[.D93];[.E93])+MAX([.C93];[.D93];[.E93]))/2" office:value-type="float" office:value="63.75">
            <text:p>63.7500</text:p>
          </table:table-cell>
          <table:table-cell table:formula="of:=[.C93]-[.G93]" office:value-type="float" office:value="191.25">
            <text:p>191.2500</text:p>
          </table:table-cell>
          <table:table-cell table:formula="of:=[.D93]-[.G93]" office:value-type="float" office:value="-191.25">
            <text:p>-191.2500</text:p>
          </table:table-cell>
          <table:table-cell table:formula="of:=[.E93]-[.G93]" office:value-type="float" office:value="-191.25">
            <text:p>-191.2500</text:p>
          </table:table-cell>
          <table:table-cell/>
          <table:table-cell table:formula="of:=[.C93]/2+127" office:value-type="float" office:value="254.5">
            <text:p>255</text:p>
          </table:table-cell>
          <table:table-cell table:formula="of:=[.H93]/2+128" office:value-type="float" office:value="223.625">
            <text:p>224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$A$3]*SIN(RADIANS([.B94]))" office:value-type="float" office:value="254.96116226488">
            <text:p>254.9612</text:p>
          </table:table-cell>
          <table:table-cell table:formula="of:=[.$A$3]*SIN(RADIANS([.B94]-120))" office:value-type="float" office:value="-123.626453162816">
            <text:p>-123.6265</text:p>
          </table:table-cell>
          <table:table-cell table:formula="of:=[.$A$3]*SIN(RADIANS([.B94]+120))" office:value-type="float" office:value="-131.334709102064">
            <text:p>-131.3347</text:p>
          </table:table-cell>
          <table:table-cell/>
          <table:table-cell table:formula="of:=(MIN([.C94];[.D94];[.E94])+MAX([.C94];[.D94];[.E94]))/2" office:value-type="float" office:value="61.813226581408">
            <text:p>61.8132</text:p>
          </table:table-cell>
          <table:table-cell table:formula="of:=[.C94]-[.G94]" office:value-type="float" office:value="193.147935683472">
            <text:p>193.1479</text:p>
          </table:table-cell>
          <table:table-cell table:formula="of:=[.D94]-[.G94]" office:value-type="float" office:value="-185.439679744224">
            <text:p>-185.4397</text:p>
          </table:table-cell>
          <table:table-cell table:formula="of:=[.E94]-[.G94]" office:value-type="float" office:value="-193.147935683472">
            <text:p>-193.1479</text:p>
          </table:table-cell>
          <table:table-cell/>
          <table:table-cell table:formula="of:=[.C94]/2+127" office:value-type="float" office:value="254.48058113244">
            <text:p>254</text:p>
          </table:table-cell>
          <table:table-cell table:formula="of:=[.H94]/2+128" office:value-type="float" office:value="224.573967841736">
            <text:p>225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$A$3]*SIN(RADIANS([.B95]))" office:value-type="float" office:value="254.844660889869">
            <text:p>254.8447</text:p>
          </table:table-cell>
          <table:table-cell table:formula="of:=[.$A$3]*SIN(RADIANS([.B95]-120))" office:value-type="float" office:value="-119.715248510402">
            <text:p>-119.7152</text:p>
          </table:table-cell>
          <table:table-cell table:formula="of:=[.$A$3]*SIN(RADIANS([.B95]+120))" office:value-type="float" office:value="-135.129412379467">
            <text:p>-135.1294</text:p>
          </table:table-cell>
          <table:table-cell/>
          <table:table-cell table:formula="of:=(MIN([.C95];[.D95];[.E95])+MAX([.C95];[.D95];[.E95]))/2" office:value-type="float" office:value="59.8576242552011">
            <text:p>59.8576</text:p>
          </table:table-cell>
          <table:table-cell table:formula="of:=[.C95]-[.G95]" office:value-type="float" office:value="194.987036634668">
            <text:p>194.9870</text:p>
          </table:table-cell>
          <table:table-cell table:formula="of:=[.D95]-[.G95]" office:value-type="float" office:value="-179.572872765603">
            <text:p>-179.5729</text:p>
          </table:table-cell>
          <table:table-cell table:formula="of:=[.E95]-[.G95]" office:value-type="float" office:value="-194.987036634668">
            <text:p>-194.9870</text:p>
          </table:table-cell>
          <table:table-cell/>
          <table:table-cell table:formula="of:=[.C95]/2+127" office:value-type="float" office:value="254.422330444935">
            <text:p>254</text:p>
          </table:table-cell>
          <table:table-cell table:formula="of:=[.H95]/2+128" office:value-type="float" office:value="225.493518317334">
            <text:p>225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$A$3]*SIN(RADIANS([.B96]))" office:value-type="float" office:value="254.650531362416">
            <text:p>254.6505</text:p>
          </table:table-cell>
          <table:table-cell table:formula="of:=[.$A$3]*SIN(RADIANS([.B96]-120))" office:value-type="float" office:value="-115.767577433584">
            <text:p>-115.7676</text:p>
          </table:table-cell>
          <table:table-cell table:formula="of:=[.$A$3]*SIN(RADIANS([.B96]+120))" office:value-type="float" office:value="-138.882953928832">
            <text:p>-138.8830</text:p>
          </table:table-cell>
          <table:table-cell/>
          <table:table-cell table:formula="of:=(MIN([.C96];[.D96];[.E96])+MAX([.C96];[.D96];[.E96]))/2" office:value-type="float" office:value="57.8837887167922">
            <text:p>57.8838</text:p>
          </table:table-cell>
          <table:table-cell table:formula="of:=[.C96]-[.G96]" office:value-type="float" office:value="196.766742645624">
            <text:p>196.7667</text:p>
          </table:table-cell>
          <table:table-cell table:formula="of:=[.D96]-[.G96]" office:value-type="float" office:value="-173.651366150377">
            <text:p>-173.6514</text:p>
          </table:table-cell>
          <table:table-cell table:formula="of:=[.E96]-[.G96]" office:value-type="float" office:value="-196.766742645624">
            <text:p>-196.7667</text:p>
          </table:table-cell>
          <table:table-cell/>
          <table:table-cell table:formula="of:=[.C96]/2+127" office:value-type="float" office:value="254.325265681208">
            <text:p>254</text:p>
          </table:table-cell>
          <table:table-cell table:formula="of:=[.H96]/2+128" office:value-type="float" office:value="226.383371322812">
            <text:p>226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$A$3]*SIN(RADIANS([.B97]))" office:value-type="float" office:value="254.378832816255">
            <text:p>254.3788</text:p>
          </table:table-cell>
          <table:table-cell table:formula="of:=[.$A$3]*SIN(RADIANS([.B97]-120))" office:value-type="float" office:value="-111.784642431215">
            <text:p>-111.7846</text:p>
          </table:table-cell>
          <table:table-cell table:formula="of:=[.$A$3]*SIN(RADIANS([.B97]+120))" office:value-type="float" office:value="-142.59419038504">
            <text:p>-142.5942</text:p>
          </table:table-cell>
          <table:table-cell/>
          <table:table-cell table:formula="of:=(MIN([.C97];[.D97];[.E97])+MAX([.C97];[.D97];[.E97]))/2" office:value-type="float" office:value="55.8923212156074">
            <text:p>55.8923</text:p>
          </table:table-cell>
          <table:table-cell table:formula="of:=[.C97]-[.G97]" office:value-type="float" office:value="198.486511600648">
            <text:p>198.4865</text:p>
          </table:table-cell>
          <table:table-cell table:formula="of:=[.D97]-[.G97]" office:value-type="float" office:value="-167.676963646822">
            <text:p>-167.6770</text:p>
          </table:table-cell>
          <table:table-cell table:formula="of:=[.E97]-[.G97]" office:value-type="float" office:value="-198.486511600648">
            <text:p>-198.4865</text:p>
          </table:table-cell>
          <table:table-cell/>
          <table:table-cell table:formula="of:=[.C97]/2+127" office:value-type="float" office:value="254.189416408128">
            <text:p>254</text:p>
          </table:table-cell>
          <table:table-cell table:formula="of:=[.H97]/2+128" office:value-type="float" office:value="227.243255800324">
            <text:p>22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$A$3]*SIN(RADIANS([.B98]))" office:value-type="float" office:value="254.029648013395">
            <text:p>254.0296</text:p>
          </table:table-cell>
          <table:table-cell table:formula="of:=[.$A$3]*SIN(RADIANS([.B98]-120))" office:value-type="float" office:value="-107.767656743878">
            <text:p>-107.7677</text:p>
          </table:table-cell>
          <table:table-cell table:formula="of:=[.$A$3]*SIN(RADIANS([.B98]+120))" office:value-type="float" office:value="-146.261991269517">
            <text:p>-146.2620</text:p>
          </table:table-cell>
          <table:table-cell/>
          <table:table-cell table:formula="of:=(MIN([.C98];[.D98];[.E98])+MAX([.C98];[.D98];[.E98]))/2" office:value-type="float" office:value="53.8838283719392">
            <text:p>53.8838</text:p>
          </table:table-cell>
          <table:table-cell table:formula="of:=[.C98]-[.G98]" office:value-type="float" office:value="200.145819641456">
            <text:p>200.1458</text:p>
          </table:table-cell>
          <table:table-cell table:formula="of:=[.D98]-[.G98]" office:value-type="float" office:value="-161.651485115818">
            <text:p>-161.6515</text:p>
          </table:table-cell>
          <table:table-cell table:formula="of:=[.E98]-[.G98]" office:value-type="float" office:value="-200.145819641456">
            <text:p>-200.1458</text:p>
          </table:table-cell>
          <table:table-cell/>
          <table:table-cell table:formula="of:=[.C98]/2+127" office:value-type="float" office:value="254.014824006698">
            <text:p>254</text:p>
          </table:table-cell>
          <table:table-cell table:formula="of:=[.H98]/2+128" office:value-type="float" office:value="228.072909820728">
            <text:p>228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$A$3]*SIN(RADIANS([.B99]))" office:value-type="float" office:value="253.60308331891">
            <text:p>253.6031</text:p>
          </table:table-cell>
          <table:table-cell table:formula="of:=[.$A$3]*SIN(RADIANS([.B99]-120))" office:value-type="float" office:value="-103.717843984329">
            <text:p>-103.7178</text:p>
          </table:table-cell>
          <table:table-cell table:formula="of:=[.$A$3]*SIN(RADIANS([.B99]+120))" office:value-type="float" office:value="-149.885239334581">
            <text:p>-149.8852</text:p>
          </table:table-cell>
          <table:table-cell/>
          <table:table-cell table:formula="of:=(MIN([.C99];[.D99];[.E99])+MAX([.C99];[.D99];[.E99]))/2" office:value-type="float" office:value="51.8589219921645">
            <text:p>51.8589</text:p>
          </table:table-cell>
          <table:table-cell table:formula="of:=[.C99]-[.G99]" office:value-type="float" office:value="201.744161326745">
            <text:p>201.7442</text:p>
          </table:table-cell>
          <table:table-cell table:formula="of:=[.D99]-[.G99]" office:value-type="float" office:value="-155.576765976494">
            <text:p>-155.5768</text:p>
          </table:table-cell>
          <table:table-cell table:formula="of:=[.E99]-[.G99]" office:value-type="float" office:value="-201.744161326745">
            <text:p>-201.7442</text:p>
          </table:table-cell>
          <table:table-cell/>
          <table:table-cell table:formula="of:=[.C99]/2+127" office:value-type="float" office:value="253.801541659455">
            <text:p>254</text:p>
          </table:table-cell>
          <table:table-cell table:formula="of:=[.H99]/2+128" office:value-type="float" office:value="228.872080663373">
            <text:p>229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$A$3]*SIN(RADIANS([.B100]))" office:value-type="float" office:value="253.099268668537">
            <text:p>253.0993</text:p>
          </table:table-cell>
          <table:table-cell table:formula="of:=[.$A$3]*SIN(RADIANS([.B100]-120))" office:value-type="float" office:value="-99.6364377647648">
            <text:p>-99.6364</text:p>
          </table:table-cell>
          <table:table-cell table:formula="of:=[.$A$3]*SIN(RADIANS([.B100]+120))" office:value-type="float" office:value="-153.462830903772">
            <text:p>-153.4628</text:p>
          </table:table-cell>
          <table:table-cell/>
          <table:table-cell table:formula="of:=(MIN([.C100];[.D100];[.E100])+MAX([.C100];[.D100];[.E100]))/2" office:value-type="float" office:value="49.8182188823824">
            <text:p>49.8182</text:p>
          </table:table-cell>
          <table:table-cell table:formula="of:=[.C100]-[.G100]" office:value-type="float" office:value="203.281049786155">
            <text:p>203.2810</text:p>
          </table:table-cell>
          <table:table-cell table:formula="of:=[.D100]-[.G100]" office:value-type="float" office:value="-149.454656647147">
            <text:p>-149.4547</text:p>
          </table:table-cell>
          <table:table-cell table:formula="of:=[.E100]-[.G100]" office:value-type="float" office:value="-203.281049786155">
            <text:p>-203.2810</text:p>
          </table:table-cell>
          <table:table-cell/>
          <table:table-cell table:formula="of:=[.C100]/2+127" office:value-type="float" office:value="253.549634334269">
            <text:p>254</text:p>
          </table:table-cell>
          <table:table-cell table:formula="of:=[.H100]/2+128" office:value-type="float" office:value="229.640524893077">
            <text:p>230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$A$3]*SIN(RADIANS([.B101]))" office:value-type="float" office:value="252.5183575291">
            <text:p>252.5184</text:p>
          </table:table-cell>
          <table:table-cell table:formula="of:=[.$A$3]*SIN(RADIANS([.B101]-120))" office:value-type="float" office:value="-95.5246813210576">
            <text:p>-95.5247</text:p>
          </table:table-cell>
          <table:table-cell table:formula="of:=[.$A$3]*SIN(RADIANS([.B101]+120))" office:value-type="float" office:value="-156.993676208043">
            <text:p>-156.9937</text:p>
          </table:table-cell>
          <table:table-cell/>
          <table:table-cell table:formula="of:=(MIN([.C101];[.D101];[.E101])+MAX([.C101];[.D101];[.E101]))/2" office:value-type="float" office:value="47.7623406605288">
            <text:p>47.7623</text:p>
          </table:table-cell>
          <table:table-cell table:formula="of:=[.C101]-[.G101]" office:value-type="float" office:value="204.756016868572">
            <text:p>204.7560</text:p>
          </table:table-cell>
          <table:table-cell table:formula="of:=[.D101]-[.G101]" office:value-type="float" office:value="-143.287021981586">
            <text:p>-143.2870</text:p>
          </table:table-cell>
          <table:table-cell table:formula="of:=[.E101]-[.G101]" office:value-type="float" office:value="-204.756016868572">
            <text:p>-204.7560</text:p>
          </table:table-cell>
          <table:table-cell/>
          <table:table-cell table:formula="of:=[.C101]/2+127" office:value-type="float" office:value="253.25917876455">
            <text:p>253</text:p>
          </table:table-cell>
          <table:table-cell table:formula="of:=[.H101]/2+128" office:value-type="float" office:value="230.378008434286">
            <text:p>23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$A$3]*SIN(RADIANS([.B102]))" office:value-type="float" office:value="251.86052685176">
            <text:p>251.8605</text:p>
          </table:table-cell>
          <table:table-cell table:formula="of:=[.$A$3]*SIN(RADIANS([.B102]-120))" office:value-type="float" office:value="-91.3838271340516">
            <text:p>-91.3838</text:p>
          </table:table-cell>
          <table:table-cell table:formula="of:=[.$A$3]*SIN(RADIANS([.B102]+120))" office:value-type="float" office:value="-160.476699717709">
            <text:p>-160.4767</text:p>
          </table:table-cell>
          <table:table-cell/>
          <table:table-cell table:formula="of:=(MIN([.C102];[.D102];[.E102])+MAX([.C102];[.D102];[.E102]))/2" office:value-type="float" office:value="45.6919135670258">
            <text:p>45.6919</text:p>
          </table:table-cell>
          <table:table-cell table:formula="of:=[.C102]-[.G102]" office:value-type="float" office:value="206.168613284734">
            <text:p>206.1686</text:p>
          </table:table-cell>
          <table:table-cell table:formula="of:=[.D102]-[.G102]" office:value-type="float" office:value="-137.075740701077">
            <text:p>-137.0757</text:p>
          </table:table-cell>
          <table:table-cell table:formula="of:=[.E102]-[.G102]" office:value-type="float" office:value="-206.168613284734">
            <text:p>-206.1686</text:p>
          </table:table-cell>
          <table:table-cell/>
          <table:table-cell table:formula="of:=[.C102]/2+127" office:value-type="float" office:value="252.93026342588">
            <text:p>253</text:p>
          </table:table-cell>
          <table:table-cell table:formula="of:=[.H102]/2+128" office:value-type="float" office:value="231.084306642367">
            <text:p>231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$A$3]*SIN(RADIANS([.B103]))" office:value-type="float" office:value="251.125977018113">
            <text:p>251.1260</text:p>
          </table:table-cell>
          <table:table-cell table:formula="of:=[.$A$3]*SIN(RADIANS([.B103]-120))" office:value-type="float" office:value="-87.2151365480455">
            <text:p>-87.2151</text:p>
          </table:table-cell>
          <table:table-cell table:formula="of:=[.$A$3]*SIN(RADIANS([.B103]+120))" office:value-type="float" office:value="-163.910840470068">
            <text:p>-163.9108</text:p>
          </table:table-cell>
          <table:table-cell/>
          <table:table-cell table:formula="of:=(MIN([.C103];[.D103];[.E103])+MAX([.C103];[.D103];[.E103]))/2" office:value-type="float" office:value="43.6075682740228">
            <text:p>43.6076</text:p>
          </table:table-cell>
          <table:table-cell table:formula="of:=[.C103]-[.G103]" office:value-type="float" office:value="207.51840874409">
            <text:p>207.5184</text:p>
          </table:table-cell>
          <table:table-cell table:formula="of:=[.D103]-[.G103]" office:value-type="float" office:value="-130.822704822068">
            <text:p>-130.8227</text:p>
          </table:table-cell>
          <table:table-cell table:formula="of:=[.E103]-[.G103]" office:value-type="float" office:value="-207.51840874409">
            <text:p>-207.5184</text:p>
          </table:table-cell>
          <table:table-cell/>
          <table:table-cell table:formula="of:=[.C103]/2+127" office:value-type="float" office:value="252.562988509057">
            <text:p>253</text:p>
          </table:table-cell>
          <table:table-cell table:formula="of:=[.H103]/2+128" office:value-type="float" office:value="231.759204372045">
            <text:p>232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$A$3]*SIN(RADIANS([.B104]))" office:value-type="float" office:value="250.314931779154">
            <text:p>250.3149</text:p>
          </table:table-cell>
          <table:table-cell table:formula="of:=[.$A$3]*SIN(RADIANS([.B104]-120))" office:value-type="float" office:value="-83.019879386575">
            <text:p>-83.0199</text:p>
          </table:table-cell>
          <table:table-cell table:formula="of:=[.$A$3]*SIN(RADIANS([.B104]+120))" office:value-type="float" office:value="-167.295052392579">
            <text:p>-167.2951</text:p>
          </table:table-cell>
          <table:table-cell/>
          <table:table-cell table:formula="of:=(MIN([.C104];[.D104];[.E104])+MAX([.C104];[.D104];[.E104]))/2" office:value-type="float" office:value="41.5099396932875">
            <text:p>41.5099</text:p>
          </table:table-cell>
          <table:table-cell table:formula="of:=[.C104]-[.G104]" office:value-type="float" office:value="208.804992085867">
            <text:p>208.8050</text:p>
          </table:table-cell>
          <table:table-cell table:formula="of:=[.D104]-[.G104]" office:value-type="float" office:value="-124.529819079862">
            <text:p>-124.5298</text:p>
          </table:table-cell>
          <table:table-cell table:formula="of:=[.E104]-[.G104]" office:value-type="float" office:value="-208.804992085867">
            <text:p>-208.8050</text:p>
          </table:table-cell>
          <table:table-cell/>
          <table:table-cell table:formula="of:=[.C104]/2+127" office:value-type="float" office:value="252.157465889577">
            <text:p>252</text:p>
          </table:table-cell>
          <table:table-cell table:formula="of:=[.H104]/2+128" office:value-type="float" office:value="232.402496042933">
            <text:p>23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$A$3]*SIN(RADIANS([.B105]))" office:value-type="float" office:value="249.42763818712">
            <text:p>249.4276</text:p>
          </table:table-cell>
          <table:table-cell table:formula="of:=[.$A$3]*SIN(RADIANS([.B105]-120))" office:value-type="float" office:value="-78.7993335656116">
            <text:p>-78.7993</text:p>
          </table:table-cell>
          <table:table-cell table:formula="of:=[.$A$3]*SIN(RADIANS([.B105]+120))" office:value-type="float" office:value="-170.628304621509">
            <text:p>-170.6283</text:p>
          </table:table-cell>
          <table:table-cell/>
          <table:table-cell table:formula="of:=(MIN([.C105];[.D105];[.E105])+MAX([.C105];[.D105];[.E105]))/2" office:value-type="float" office:value="39.3996667828058">
            <text:p>39.3997</text:p>
          </table:table-cell>
          <table:table-cell table:formula="of:=[.C105]-[.G105]" office:value-type="float" office:value="210.027971404315">
            <text:p>210.0280</text:p>
          </table:table-cell>
          <table:table-cell table:formula="of:=[.D105]-[.G105]" office:value-type="float" office:value="-118.199000348417">
            <text:p>-118.1990</text:p>
          </table:table-cell>
          <table:table-cell table:formula="of:=[.E105]-[.G105]" office:value-type="float" office:value="-210.027971404315">
            <text:p>-210.0280</text:p>
          </table:table-cell>
          <table:table-cell/>
          <table:table-cell table:formula="of:=[.C105]/2+127" office:value-type="float" office:value="251.71381909356">
            <text:p>252</text:p>
          </table:table-cell>
          <table:table-cell table:formula="of:=[.H105]/2+128" office:value-type="float" office:value="233.013985702157">
            <text:p>23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$A$3]*SIN(RADIANS([.B106]))" office:value-type="float" office:value="248.464366520235">
            <text:p>248.4644</text:p>
          </table:table-cell>
          <table:table-cell table:formula="of:=[.$A$3]*SIN(RADIANS([.B106]-120))" office:value-type="float" office:value="-74.5547847042979">
            <text:p>-74.5548</text:p>
          </table:table-cell>
          <table:table-cell table:formula="of:=[.$A$3]*SIN(RADIANS([.B106]+120))" office:value-type="float" office:value="-173.909581815937">
            <text:p>-173.9096</text:p>
          </table:table-cell>
          <table:table-cell/>
          <table:table-cell table:formula="of:=(MIN([.C106];[.D106];[.E106])+MAX([.C106];[.D106];[.E106]))/2" office:value-type="float" office:value="37.277392352149">
            <text:p>37.2774</text:p>
          </table:table-cell>
          <table:table-cell table:formula="of:=[.C106]-[.G106]" office:value-type="float" office:value="211.186974168086">
            <text:p>211.1870</text:p>
          </table:table-cell>
          <table:table-cell table:formula="of:=[.D106]-[.G106]" office:value-type="float" office:value="-111.832177056447">
            <text:p>-111.8322</text:p>
          </table:table-cell>
          <table:table-cell table:formula="of:=[.E106]-[.G106]" office:value-type="float" office:value="-211.186974168086">
            <text:p>-211.1870</text:p>
          </table:table-cell>
          <table:table-cell/>
          <table:table-cell table:formula="of:=[.C106]/2+127" office:value-type="float" office:value="251.232183260118">
            <text:p>251</text:p>
          </table:table-cell>
          <table:table-cell table:formula="of:=[.H106]/2+128" office:value-type="float" office:value="233.593487084043">
            <text:p>234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$A$3]*SIN(RADIANS([.B107]))" office:value-type="float" office:value="247.425410200379">
            <text:p>247.4254</text:p>
          </table:table-cell>
          <table:table-cell table:formula="of:=[.$A$3]*SIN(RADIANS([.B107]-120))" office:value-type="float" office:value="-70.2875257333348">
            <text:p>-70.2875</text:p>
          </table:table-cell>
          <table:table-cell table:formula="of:=[.$A$3]*SIN(RADIANS([.B107]+120))" office:value-type="float" office:value="-177.137884467044">
            <text:p>-177.1379</text:p>
          </table:table-cell>
          <table:table-cell/>
          <table:table-cell table:formula="of:=(MIN([.C107];[.D107];[.E107])+MAX([.C107];[.D107];[.E107]))/2" office:value-type="float" office:value="35.1437628666674">
            <text:p>35.1438</text:p>
          </table:table-cell>
          <table:table-cell table:formula="of:=[.C107]-[.G107]" office:value-type="float" office:value="212.281647333712">
            <text:p>212.2816</text:p>
          </table:table-cell>
          <table:table-cell table:formula="of:=[.D107]-[.G107]" office:value-type="float" office:value="-105.431288600002">
            <text:p>-105.4313</text:p>
          </table:table-cell>
          <table:table-cell table:formula="of:=[.E107]-[.G107]" office:value-type="float" office:value="-212.281647333712">
            <text:p>-212.2816</text:p>
          </table:table-cell>
          <table:table-cell/>
          <table:table-cell table:formula="of:=[.C107]/2+127" office:value-type="float" office:value="250.71270510019">
            <text:p>251</text:p>
          </table:table-cell>
          <table:table-cell table:formula="of:=[.H107]/2+128" office:value-type="float" office:value="234.140823666856">
            <text:p>23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$A$3]*SIN(RADIANS([.B108]))" office:value-type="float" office:value="246.311085703712">
            <text:p>246.3111</text:p>
          </table:table-cell>
          <table:table-cell table:formula="of:=[.$A$3]*SIN(RADIANS([.B108]-120))" office:value-type="float" office:value="-65.9988565011428">
            <text:p>-65.9989</text:p>
          </table:table-cell>
          <table:table-cell table:formula="of:=[.$A$3]*SIN(RADIANS([.B108]+120))" office:value-type="float" office:value="-180.31222920257">
            <text:p>-180.3122</text:p>
          </table:table-cell>
          <table:table-cell/>
          <table:table-cell table:formula="of:=(MIN([.C108];[.D108];[.E108])+MAX([.C108];[.D108];[.E108]))/2" office:value-type="float" office:value="32.9994282505714">
            <text:p>32.9994</text:p>
          </table:table-cell>
          <table:table-cell table:formula="of:=[.C108]-[.G108]" office:value-type="float" office:value="213.311657453141">
            <text:p>213.3117</text:p>
          </table:table-cell>
          <table:table-cell table:formula="of:=[.D108]-[.G108]" office:value-type="float" office:value="-98.9982847517142">
            <text:p>-98.9983</text:p>
          </table:table-cell>
          <table:table-cell table:formula="of:=[.E108]-[.G108]" office:value-type="float" office:value="-213.311657453141">
            <text:p>-213.3117</text:p>
          </table:table-cell>
          <table:table-cell/>
          <table:table-cell table:formula="of:=[.C108]/2+127" office:value-type="float" office:value="250.155542851856">
            <text:p>250</text:p>
          </table:table-cell>
          <table:table-cell table:formula="of:=[.H108]/2+128" office:value-type="float" office:value="234.655828726571">
            <text:p>235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$A$3]*SIN(RADIANS([.B109]))" office:value-type="float" office:value="245.121732464271">
            <text:p>245.1217</text:p>
          </table:table-cell>
          <table:table-cell table:formula="of:=[.$A$3]*SIN(RADIANS([.B109]-120))" office:value-type="float" office:value="-61.6900833779153">
            <text:p>-61.6901</text:p>
          </table:table-cell>
          <table:table-cell table:formula="of:=[.$A$3]*SIN(RADIANS([.B109]+120))" office:value-type="float" office:value="-183.431649086356">
            <text:p>-183.4316</text:p>
          </table:table-cell>
          <table:table-cell/>
          <table:table-cell table:formula="of:=(MIN([.C109];[.D109];[.E109])+MAX([.C109];[.D109];[.E109]))/2" office:value-type="float" office:value="30.8450416889576">
            <text:p>30.8450</text:p>
          </table:table-cell>
          <table:table-cell table:formula="of:=[.C109]-[.G109]" office:value-type="float" office:value="214.276690775314">
            <text:p>214.2767</text:p>
          </table:table-cell>
          <table:table-cell table:formula="of:=[.D109]-[.G109]" office:value-type="float" office:value="-92.5351250668729">
            <text:p>-92.5351</text:p>
          </table:table-cell>
          <table:table-cell table:formula="of:=[.E109]-[.G109]" office:value-type="float" office:value="-214.276690775314">
            <text:p>-214.2767</text:p>
          </table:table-cell>
          <table:table-cell/>
          <table:table-cell table:formula="of:=[.C109]/2+127" office:value-type="float" office:value="249.560866232136">
            <text:p>250</text:p>
          </table:table-cell>
          <table:table-cell table:formula="of:=[.H109]/2+128" office:value-type="float" office:value="235.138345387657">
            <text:p>235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$A$3]*SIN(RADIANS([.B110]))" office:value-type="float" office:value="243.857712770574">
            <text:p>243.8577</text:p>
          </table:table-cell>
          <table:table-cell table:formula="of:=[.$A$3]*SIN(RADIANS([.B110]-120))" office:value-type="float" office:value="-57.3625188576856">
            <text:p>-57.3625</text:p>
          </table:table-cell>
          <table:table-cell table:formula="of:=[.$A$3]*SIN(RADIANS([.B110]+120))" office:value-type="float" office:value="-186.495193912888">
            <text:p>-186.4952</text:p>
          </table:table-cell>
          <table:table-cell/>
          <table:table-cell table:formula="of:=(MIN([.C110];[.D110];[.E110])+MAX([.C110];[.D110];[.E110]))/2" office:value-type="float" office:value="28.6812594288428">
            <text:p>28.6813</text:p>
          </table:table-cell>
          <table:table-cell table:formula="of:=[.C110]-[.G110]" office:value-type="float" office:value="215.176453341731">
            <text:p>215.1765</text:p>
          </table:table-cell>
          <table:table-cell table:formula="of:=[.D110]-[.G110]" office:value-type="float" office:value="-86.0437782865284">
            <text:p>-86.0438</text:p>
          </table:table-cell>
          <table:table-cell table:formula="of:=[.E110]-[.G110]" office:value-type="float" office:value="-215.176453341731">
            <text:p>-215.1765</text:p>
          </table:table-cell>
          <table:table-cell/>
          <table:table-cell table:formula="of:=[.C110]/2+127" office:value-type="float" office:value="248.928856385287">
            <text:p>249</text:p>
          </table:table-cell>
          <table:table-cell table:formula="of:=[.H110]/2+128" office:value-type="float" office:value="235.588226670866">
            <text:p>236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$A$3]*SIN(RADIANS([.B111]))" office:value-type="float" office:value="242.519411655264">
            <text:p>242.5194</text:p>
          </table:table-cell>
          <table:table-cell table:formula="of:=[.$A$3]*SIN(RADIANS([.B111]-120))" office:value-type="float" office:value="-53.0174811585286">
            <text:p>-53.0175</text:p>
          </table:table-cell>
          <table:table-cell table:formula="of:=[.$A$3]*SIN(RADIANS([.B111]+120))" office:value-type="float" office:value="-189.501930496736">
            <text:p>-189.5019</text:p>
          </table:table-cell>
          <table:table-cell/>
          <table:table-cell table:formula="of:=(MIN([.C111];[.D111];[.E111])+MAX([.C111];[.D111];[.E111]))/2" office:value-type="float" office:value="26.5087405792643">
            <text:p>26.5087</text:p>
          </table:table-cell>
          <table:table-cell table:formula="of:=[.C111]-[.G111]" office:value-type="float" office:value="216.010671076">
            <text:p>216.0107</text:p>
          </table:table-cell>
          <table:table-cell table:formula="of:=[.D111]-[.G111]" office:value-type="float" office:value="-79.526221737793">
            <text:p>-79.5262</text:p>
          </table:table-cell>
          <table:table-cell table:formula="of:=[.E111]-[.G111]" office:value-type="float" office:value="-216.010671076">
            <text:p>-216.0107</text:p>
          </table:table-cell>
          <table:table-cell/>
          <table:table-cell table:formula="of:=[.C111]/2+127" office:value-type="float" office:value="248.259705827632">
            <text:p>248</text:p>
          </table:table-cell>
          <table:table-cell table:formula="of:=[.H111]/2+128" office:value-type="float" office:value="236.005335538">
            <text:p>236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$A$3]*SIN(RADIANS([.B112]))" office:value-type="float" office:value="241.107236777826">
            <text:p>241.1072</text:p>
          </table:table-cell>
          <table:table-cell table:formula="of:=[.$A$3]*SIN(RADIANS([.B112]-120))" office:value-type="float" office:value="-48.6562938210189">
            <text:p>-48.6563</text:p>
          </table:table-cell>
          <table:table-cell table:formula="of:=[.$A$3]*SIN(RADIANS([.B112]+120))" office:value-type="float" office:value="-192.450942956807">
            <text:p>-192.4509</text:p>
          </table:table-cell>
          <table:table-cell/>
          <table:table-cell table:formula="of:=(MIN([.C112];[.D112];[.E112])+MAX([.C112];[.D112];[.E112]))/2" office:value-type="float" office:value="24.3281469105095">
            <text:p>24.3281</text:p>
          </table:table-cell>
          <table:table-cell table:formula="of:=[.C112]-[.G112]" office:value-type="float" office:value="216.779089867316">
            <text:p>216.7791</text:p>
          </table:table-cell>
          <table:table-cell table:formula="of:=[.D112]-[.G112]" office:value-type="float" office:value="-72.9844407315284">
            <text:p>-72.9844</text:p>
          </table:table-cell>
          <table:table-cell table:formula="of:=[.E112]-[.G112]" office:value-type="float" office:value="-216.779089867316">
            <text:p>-216.7791</text:p>
          </table:table-cell>
          <table:table-cell/>
          <table:table-cell table:formula="of:=[.C112]/2+127" office:value-type="float" office:value="247.553618388913">
            <text:p>248</text:p>
          </table:table-cell>
          <table:table-cell table:formula="of:=[.H112]/2+128" office:value-type="float" office:value="236.389544933658">
            <text:p>236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$A$3]*SIN(RADIANS([.B113]))" office:value-type="float" office:value="239.621618300407">
            <text:p>239.6216</text:p>
          </table:table-cell>
          <table:table-cell table:formula="of:=[.$A$3]*SIN(RADIANS([.B113]-120))" office:value-type="float" office:value="-44.2802853050672">
            <text:p>-44.2803</text:p>
          </table:table-cell>
          <table:table-cell table:formula="of:=[.$A$3]*SIN(RADIANS([.B113]+120))" office:value-type="float" office:value="-195.341332995339">
            <text:p>-195.3413</text:p>
          </table:table-cell>
          <table:table-cell/>
          <table:table-cell table:formula="of:=(MIN([.C113];[.D113];[.E113])+MAX([.C113];[.D113];[.E113]))/2" office:value-type="float" office:value="22.1401426525336">
            <text:p>22.1401</text:p>
          </table:table-cell>
          <table:table-cell table:formula="of:=[.C113]-[.G113]" office:value-type="float" office:value="217.481475647873">
            <text:p>217.4815</text:p>
          </table:table-cell>
          <table:table-cell table:formula="of:=[.D113]-[.G113]" office:value-type="float" office:value="-66.4204279576009">
            <text:p>-66.4204</text:p>
          </table:table-cell>
          <table:table-cell table:formula="of:=[.E113]-[.G113]" office:value-type="float" office:value="-217.481475647873">
            <text:p>-217.4815</text:p>
          </table:table-cell>
          <table:table-cell/>
          <table:table-cell table:formula="of:=[.C113]/2+127" office:value-type="float" office:value="246.810809150203">
            <text:p>247</text:p>
          </table:table-cell>
          <table:table-cell table:formula="of:=[.H113]/2+128" office:value-type="float" office:value="236.740737823937">
            <text:p>237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$A$3]*SIN(RADIANS([.B114]))" office:value-type="float" office:value="238.063008756786">
            <text:p>238.0630</text:p>
          </table:table-cell>
          <table:table-cell table:formula="of:=[.$A$3]*SIN(RADIANS([.B114]-120))" office:value-type="float" office:value="-39.8907885852589">
            <text:p>-39.8908</text:p>
          </table:table-cell>
          <table:table-cell table:formula="of:=[.$A$3]*SIN(RADIANS([.B114]+120))" office:value-type="float" office:value="-198.172220171528">
            <text:p>-198.1722</text:p>
          </table:table-cell>
          <table:table-cell/>
          <table:table-cell table:formula="of:=(MIN([.C114];[.D114];[.E114])+MAX([.C114];[.D114];[.E114]))/2" office:value-type="float" office:value="19.9453942926295">
            <text:p>19.9454</text:p>
          </table:table-cell>
          <table:table-cell table:formula="of:=[.C114]-[.G114]" office:value-type="float" office:value="218.117614464157">
            <text:p>218.1176</text:p>
          </table:table-cell>
          <table:table-cell table:formula="of:=[.D114]-[.G114]" office:value-type="float" office:value="-59.8361828778883">
            <text:p>-59.8362</text:p>
          </table:table-cell>
          <table:table-cell table:formula="of:=[.E114]-[.G114]" office:value-type="float" office:value="-218.117614464157">
            <text:p>-218.1176</text:p>
          </table:table-cell>
          <table:table-cell/>
          <table:table-cell table:formula="of:=[.C114]/2+127" office:value-type="float" office:value="246.031504378393">
            <text:p>246</text:p>
          </table:table-cell>
          <table:table-cell table:formula="of:=[.H114]/2+128" office:value-type="float" office:value="237.058807232078">
            <text:p>237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$A$3]*SIN(RADIANS([.B115]))" office:value-type="float" office:value="236.431882914531">
            <text:p>236.4319</text:p>
          </table:table-cell>
          <table:table-cell table:formula="of:=[.$A$3]*SIN(RADIANS([.B115]-120))" office:value-type="float" office:value="-35.4891407448167">
            <text:p>-35.4891</text:p>
          </table:table-cell>
          <table:table-cell table:formula="of:=[.$A$3]*SIN(RADIANS([.B115]+120))" office:value-type="float" office:value="-200.942742169714">
            <text:p>-200.9427</text:p>
          </table:table-cell>
          <table:table-cell/>
          <table:table-cell table:formula="of:=(MIN([.C115];[.D115];[.E115])+MAX([.C115];[.D115];[.E115]))/2" office:value-type="float" office:value="17.7445703724083">
            <text:p>17.7446</text:p>
          </table:table-cell>
          <table:table-cell table:formula="of:=[.C115]-[.G115]" office:value-type="float" office:value="218.687312542122">
            <text:p>218.6873</text:p>
          </table:table-cell>
          <table:table-cell table:formula="of:=[.D115]-[.G115]" office:value-type="float" office:value="-53.233711117225">
            <text:p>-53.2337</text:p>
          </table:table-cell>
          <table:table-cell table:formula="of:=[.E115]-[.G115]" office:value-type="float" office:value="-218.687312542122">
            <text:p>-218.6873</text:p>
          </table:table-cell>
          <table:table-cell/>
          <table:table-cell table:formula="of:=[.C115]/2+127" office:value-type="float" office:value="245.215941457265">
            <text:p>245</text:p>
          </table:table-cell>
          <table:table-cell table:formula="of:=[.H115]/2+128" office:value-type="float" office:value="237.343656271061">
            <text:p>237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$A$3]*SIN(RADIANS([.B116]))" office:value-type="float" office:value="234.728737630372">
            <text:p>234.7287</text:p>
          </table:table-cell>
          <table:table-cell table:formula="of:=[.$A$3]*SIN(RADIANS([.B116]-120))" office:value-type="float" office:value="-31.0766825683126">
            <text:p>-31.0767</text:p>
          </table:table-cell>
          <table:table-cell table:formula="of:=[.$A$3]*SIN(RADIANS([.B116]+120))" office:value-type="float" office:value="-203.65205506206">
            <text:p>-203.6521</text:p>
          </table:table-cell>
          <table:table-cell/>
          <table:table-cell table:formula="of:=(MIN([.C116];[.D116];[.E116])+MAX([.C116];[.D116];[.E116]))/2" office:value-type="float" office:value="15.5383412841563">
            <text:p>15.5383</text:p>
          </table:table-cell>
          <table:table-cell table:formula="of:=[.C116]-[.G116]" office:value-type="float" office:value="219.190396346216">
            <text:p>219.1904</text:p>
          </table:table-cell>
          <table:table-cell table:formula="of:=[.D116]-[.G116]" office:value-type="float" office:value="-46.6150238524689">
            <text:p>-46.6150</text:p>
          </table:table-cell>
          <table:table-cell table:formula="of:=[.E116]-[.G116]" office:value-type="float" office:value="-219.190396346216">
            <text:p>-219.1904</text:p>
          </table:table-cell>
          <table:table-cell/>
          <table:table-cell table:formula="of:=[.C116]/2+127" office:value-type="float" office:value="244.364368815186">
            <text:p>244</text:p>
          </table:table-cell>
          <table:table-cell table:formula="of:=[.H116]/2+128" office:value-type="float" office:value="237.595198173108">
            <text:p>238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$A$3]*SIN(RADIANS([.B117]))" office:value-type="float" office:value="232.954091698863">
            <text:p>232.9541</text:p>
          </table:table-cell>
          <table:table-cell table:formula="of:=[.$A$3]*SIN(RADIANS([.B117]-120))" office:value-type="float" office:value="-26.6547581332516">
            <text:p>-26.6548</text:p>
          </table:table-cell>
          <table:table-cell table:formula="of:=[.$A$3]*SIN(RADIANS([.B117]+120))" office:value-type="float" office:value="-206.299333565612">
            <text:p>-206.2993</text:p>
          </table:table-cell>
          <table:table-cell/>
          <table:table-cell table:formula="of:=(MIN([.C117];[.D117];[.E117])+MAX([.C117];[.D117];[.E117]))/2" office:value-type="float" office:value="13.3273790666258">
            <text:p>13.3274</text:p>
          </table:table-cell>
          <table:table-cell table:formula="of:=[.C117]-[.G117]" office:value-type="float" office:value="219.626712632237">
            <text:p>219.6267</text:p>
          </table:table-cell>
          <table:table-cell table:formula="of:=[.D117]-[.G117]" office:value-type="float" office:value="-39.9821371998775">
            <text:p>-39.9821</text:p>
          </table:table-cell>
          <table:table-cell table:formula="of:=[.E117]-[.G117]" office:value-type="float" office:value="-219.626712632237">
            <text:p>-219.6267</text:p>
          </table:table-cell>
          <table:table-cell/>
          <table:table-cell table:formula="of:=[.C117]/2+127" office:value-type="float" office:value="243.477045849432">
            <text:p>243</text:p>
          </table:table-cell>
          <table:table-cell table:formula="of:=[.H117]/2+128" office:value-type="float" office:value="237.813356316119">
            <text:p>238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$A$3]*SIN(RADIANS([.B118]))" office:value-type="float" office:value="231.108485694346">
            <text:p>231.1085</text:p>
          </table:table-cell>
          <table:table-cell table:formula="of:=[.$A$3]*SIN(RADIANS([.B118]-120))" office:value-type="float" office:value="-22.2247144006528">
            <text:p>-22.2247</text:p>
          </table:table-cell>
          <table:table-cell table:formula="of:=[.$A$3]*SIN(RADIANS([.B118]+120))" office:value-type="float" office:value="-208.883771293693">
            <text:p>-208.8838</text:p>
          </table:table-cell>
          <table:table-cell/>
          <table:table-cell table:formula="of:=(MIN([.C118];[.D118];[.E118])+MAX([.C118];[.D118];[.E118]))/2" office:value-type="float" office:value="11.1123572003265">
            <text:p>11.1124</text:p>
          </table:table-cell>
          <table:table-cell table:formula="of:=[.C118]-[.G118]" office:value-type="float" office:value="219.996128494019">
            <text:p>219.9961</text:p>
          </table:table-cell>
          <table:table-cell table:formula="of:=[.D118]-[.G118]" office:value-type="float" office:value="-33.3370716009793">
            <text:p>-33.3371</text:p>
          </table:table-cell>
          <table:table-cell table:formula="of:=[.E118]-[.G118]" office:value-type="float" office:value="-219.996128494019">
            <text:p>-219.9961</text:p>
          </table:table-cell>
          <table:table-cell/>
          <table:table-cell table:formula="of:=[.C118]/2+127" office:value-type="float" office:value="242.554242847173">
            <text:p>243</text:p>
          </table:table-cell>
          <table:table-cell table:formula="of:=[.H118]/2+128" office:value-type="float" office:value="237.99806424701">
            <text:p>238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$A$3]*SIN(RADIANS([.B119]))" office:value-type="float" office:value="229.192481806288">
            <text:p>229.1925</text:p>
          </table:table-cell>
          <table:table-cell table:formula="of:=[.$A$3]*SIN(RADIANS([.B119]-120))" office:value-type="float" office:value="-17.787900804752">
            <text:p>-17.7879</text:p>
          </table:table-cell>
          <table:table-cell table:formula="of:=[.$A$3]*SIN(RADIANS([.B119]+120))" office:value-type="float" office:value="-211.404581001536">
            <text:p>-211.4046</text:p>
          </table:table-cell>
          <table:table-cell/>
          <table:table-cell table:formula="of:=(MIN([.C119];[.D119];[.E119])+MAX([.C119];[.D119];[.E119]))/2" office:value-type="float" office:value="8.89395040237595">
            <text:p>8.8940</text:p>
          </table:table-cell>
          <table:table-cell table:formula="of:=[.C119]-[.G119]" office:value-type="float" office:value="220.298531403912">
            <text:p>220.2985</text:p>
          </table:table-cell>
          <table:table-cell table:formula="of:=[.D119]-[.G119]" office:value-type="float" office:value="-26.6818512071279">
            <text:p>-26.6819</text:p>
          </table:table-cell>
          <table:table-cell table:formula="of:=[.E119]-[.G119]" office:value-type="float" office:value="-220.298531403912">
            <text:p>-220.2985</text:p>
          </table:table-cell>
          <table:table-cell/>
          <table:table-cell table:formula="of:=[.C119]/2+127" office:value-type="float" office:value="241.596240903144">
            <text:p>242</text:p>
          </table:table-cell>
          <table:table-cell table:formula="of:=[.H119]/2+128" office:value-type="float" office:value="238.149265701956">
            <text:p>238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$A$3]*SIN(RADIANS([.B120]))" office:value-type="float" office:value="227.206663668034">
            <text:p>227.2067</text:p>
          </table:table-cell>
          <table:table-cell table:formula="of:=[.$A$3]*SIN(RADIANS([.B120]-120))" office:value-type="float" office:value="-13.3456688419507">
            <text:p>-13.3457</text:p>
          </table:table-cell>
          <table:table-cell table:formula="of:=[.$A$3]*SIN(RADIANS([.B120]+120))" office:value-type="float" office:value="-213.860994826083">
            <text:p>-213.8610</text:p>
          </table:table-cell>
          <table:table-cell/>
          <table:table-cell table:formula="of:=(MIN([.C120];[.D120];[.E120])+MAX([.C120];[.D120];[.E120]))/2" office:value-type="float" office:value="6.67283442097535">
            <text:p>6.6728</text:p>
          </table:table-cell>
          <table:table-cell table:formula="of:=[.C120]-[.G120]" office:value-type="float" office:value="220.533829247058">
            <text:p>220.5338</text:p>
          </table:table-cell>
          <table:table-cell table:formula="of:=[.D120]-[.G120]" office:value-type="float" office:value="-20.018503262926">
            <text:p>-20.0185</text:p>
          </table:table-cell>
          <table:table-cell table:formula="of:=[.E120]-[.G120]" office:value-type="float" office:value="-220.533829247058">
            <text:p>-220.5338</text:p>
          </table:table-cell>
          <table:table-cell/>
          <table:table-cell table:formula="of:=[.C120]/2+127" office:value-type="float" office:value="240.603331834017">
            <text:p>241</text:p>
          </table:table-cell>
          <table:table-cell table:formula="of:=[.H120]/2+128" office:value-type="float" office:value="238.266914623529">
            <text:p>23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$A$3]*SIN(RADIANS([.B121]))" office:value-type="float" office:value="225.151636179026">
            <text:p>225.1516</text:p>
          </table:table-cell>
          <table:table-cell table:formula="of:=[.$A$3]*SIN(RADIANS([.B121]-120))" office:value-type="float" office:value="-8.89937165913775">
            <text:p>-8.8994</text:p>
          </table:table-cell>
          <table:table-cell table:formula="of:=[.$A$3]*SIN(RADIANS([.B121]+120))" office:value-type="float" office:value="-216.252264519889">
            <text:p>-216.2523</text:p>
          </table:table-cell>
          <table:table-cell/>
          <table:table-cell table:formula="of:=(MIN([.C121];[.D121];[.E121])+MAX([.C121];[.D121];[.E121]))/2" office:value-type="float" office:value="4.44968582956886">
            <text:p>4.4497</text:p>
          </table:table-cell>
          <table:table-cell table:formula="of:=[.C121]-[.G121]" office:value-type="float" office:value="220.701950349457">
            <text:p>220.7020</text:p>
          </table:table-cell>
          <table:table-cell table:formula="of:=[.D121]-[.G121]" office:value-type="float" office:value="-13.3490574887066">
            <text:p>-13.3491</text:p>
          </table:table-cell>
          <table:table-cell table:formula="of:=[.E121]-[.G121]" office:value-type="float" office:value="-220.701950349457">
            <text:p>-220.7020</text:p>
          </table:table-cell>
          <table:table-cell/>
          <table:table-cell table:formula="of:=[.C121]/2+127" office:value-type="float" office:value="239.575818089513">
            <text:p>240</text:p>
          </table:table-cell>
          <table:table-cell table:formula="of:=[.H121]/2+128" office:value-type="float" office:value="238.350975174729">
            <text:p>238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$A$3]*SIN(RADIANS([.B122]))" office:value-type="float" office:value="223.028025320546">
            <text:p>223.0280</text:p>
          </table:table-cell>
          <table:table-cell table:formula="of:=[.$A$3]*SIN(RADIANS([.B122]-120))" office:value-type="float" office:value="-4.4503636415073">
            <text:p>-4.4504</text:p>
          </table:table-cell>
          <table:table-cell table:formula="of:=[.$A$3]*SIN(RADIANS([.B122]+120))" office:value-type="float" office:value="-218.577661679039">
            <text:p>-218.5777</text:p>
          </table:table-cell>
          <table:table-cell/>
          <table:table-cell table:formula="of:=(MIN([.C122];[.D122];[.E122])+MAX([.C122];[.D122];[.E122]))/2" office:value-type="float" office:value="2.22518182075368">
            <text:p>2.2252</text:p>
          </table:table-cell>
          <table:table-cell table:formula="of:=[.C122]-[.G122]" office:value-type="float" office:value="220.802843499792">
            <text:p>220.8028</text:p>
          </table:table-cell>
          <table:table-cell table:formula="of:=[.D122]-[.G122]" office:value-type="float" office:value="-6.67554546226097">
            <text:p>-6.6755</text:p>
          </table:table-cell>
          <table:table-cell table:formula="of:=[.E122]-[.G122]" office:value-type="float" office:value="-220.802843499792">
            <text:p>-220.8028</text:p>
          </table:table-cell>
          <table:table-cell/>
          <table:table-cell table:formula="of:=[.C122]/2+127" office:value-type="float" office:value="238.514012660273">
            <text:p>239</text:p>
          </table:table-cell>
          <table:table-cell table:formula="of:=[.H122]/2+128" office:value-type="float" office:value="238.401421749896">
            <text:p>238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$A$3]*SIN(RADIANS([.B123]))" office:value-type="float" office:value="220.836477965032">
            <text:p>220.8365</text:p>
          </table:table-cell>
          <table:table-cell table:formula="of:=[.$A$3]*SIN(RADIANS([.B123]-120))" office:value-type="float" office:value="0">
            <text:p>0.0000</text:p>
          </table:table-cell>
          <table:table-cell table:formula="of:=[.$A$3]*SIN(RADIANS([.B123]+120))" office:value-type="float" office:value="-220.836477965032">
            <text:p>-220.8365</text:p>
          </table:table-cell>
          <table:table-cell/>
          <table:table-cell table:formula="of:=(MIN([.C123];[.D123];[.E123])+MAX([.C123];[.D123];[.E123]))/2" office:value-type="float" office:value="0">
            <text:p>0.0000</text:p>
          </table:table-cell>
          <table:table-cell table:formula="of:=[.C123]-[.G123]" office:value-type="float" office:value="220.836477965032">
            <text:p>220.8365</text:p>
          </table:table-cell>
          <table:table-cell table:formula="of:=[.D123]-[.G123]" office:value-type="float" office:value="0">
            <text:p>0.0000</text:p>
          </table:table-cell>
          <table:table-cell table:formula="of:=[.E123]-[.G123]" office:value-type="float" office:value="-220.836477965032">
            <text:p>-220.8365</text:p>
          </table:table-cell>
          <table:table-cell/>
          <table:table-cell table:formula="of:=[.C123]/2+127" office:value-type="float" office:value="237.418238982516">
            <text:p>237</text:p>
          </table:table-cell>
          <table:table-cell table:formula="of:=[.H123]/2+128" office:value-type="float" office:value="238.418238982516">
            <text:p>238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$A$3]*SIN(RADIANS([.B124]))" office:value-type="float" office:value="218.577661679039">
            <text:p>218.5777</text:p>
          </table:table-cell>
          <table:table-cell table:formula="of:=[.$A$3]*SIN(RADIANS([.B124]-120))" office:value-type="float" office:value="4.4503636415073">
            <text:p>4.4504</text:p>
          </table:table-cell>
          <table:table-cell table:formula="of:=[.$A$3]*SIN(RADIANS([.B124]+120))" office:value-type="float" office:value="-223.028025320546">
            <text:p>-223.0280</text:p>
          </table:table-cell>
          <table:table-cell/>
          <table:table-cell table:formula="of:=(MIN([.C124];[.D124];[.E124])+MAX([.C124];[.D124];[.E124]))/2" office:value-type="float" office:value="-2.22518182075366">
            <text:p>-2.2252</text:p>
          </table:table-cell>
          <table:table-cell table:formula="of:=[.C124]-[.G124]" office:value-type="float" office:value="220.802843499792">
            <text:p>220.8028</text:p>
          </table:table-cell>
          <table:table-cell table:formula="of:=[.D124]-[.G124]" office:value-type="float" office:value="6.67554546226096">
            <text:p>6.6755</text:p>
          </table:table-cell>
          <table:table-cell table:formula="of:=[.E124]-[.G124]" office:value-type="float" office:value="-220.802843499792">
            <text:p>-220.8028</text:p>
          </table:table-cell>
          <table:table-cell/>
          <table:table-cell table:formula="of:=[.C124]/2+127" office:value-type="float" office:value="236.288830839519">
            <text:p>236</text:p>
          </table:table-cell>
          <table:table-cell table:formula="of:=[.H124]/2+128" office:value-type="float" office:value="238.401421749896">
            <text:p>238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$A$3]*SIN(RADIANS([.B125]))" office:value-type="float" office:value="216.252264519889">
            <text:p>216.2523</text:p>
          </table:table-cell>
          <table:table-cell table:formula="of:=[.$A$3]*SIN(RADIANS([.B125]-120))" office:value-type="float" office:value="8.89937165913775">
            <text:p>8.8994</text:p>
          </table:table-cell>
          <table:table-cell table:formula="of:=[.$A$3]*SIN(RADIANS([.B125]+120))" office:value-type="float" office:value="-225.151636179026">
            <text:p>-225.1516</text:p>
          </table:table-cell>
          <table:table-cell/>
          <table:table-cell table:formula="of:=(MIN([.C125];[.D125];[.E125])+MAX([.C125];[.D125];[.E125]))/2" office:value-type="float" office:value="-4.44968582956886">
            <text:p>-4.4497</text:p>
          </table:table-cell>
          <table:table-cell table:formula="of:=[.C125]-[.G125]" office:value-type="float" office:value="220.701950349458">
            <text:p>220.7020</text:p>
          </table:table-cell>
          <table:table-cell table:formula="of:=[.D125]-[.G125]" office:value-type="float" office:value="13.3490574887066">
            <text:p>13.3491</text:p>
          </table:table-cell>
          <table:table-cell table:formula="of:=[.E125]-[.G125]" office:value-type="float" office:value="-220.701950349458">
            <text:p>-220.7020</text:p>
          </table:table-cell>
          <table:table-cell/>
          <table:table-cell table:formula="of:=[.C125]/2+127" office:value-type="float" office:value="235.126132259944">
            <text:p>235</text:p>
          </table:table-cell>
          <table:table-cell table:formula="of:=[.H125]/2+128" office:value-type="float" office:value="238.350975174729">
            <text:p>238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$A$3]*SIN(RADIANS([.B126]))" office:value-type="float" office:value="213.860994826083">
            <text:p>213.8610</text:p>
          </table:table-cell>
          <table:table-cell table:formula="of:=[.$A$3]*SIN(RADIANS([.B126]-120))" office:value-type="float" office:value="13.3456688419507">
            <text:p>13.3457</text:p>
          </table:table-cell>
          <table:table-cell table:formula="of:=[.$A$3]*SIN(RADIANS([.B126]+120))" office:value-type="float" office:value="-227.206663668034">
            <text:p>-227.2067</text:p>
          </table:table-cell>
          <table:table-cell/>
          <table:table-cell table:formula="of:=(MIN([.C126];[.D126];[.E126])+MAX([.C126];[.D126];[.E126]))/2" office:value-type="float" office:value="-6.67283442097535">
            <text:p>-6.6728</text:p>
          </table:table-cell>
          <table:table-cell table:formula="of:=[.C126]-[.G126]" office:value-type="float" office:value="220.533829247058">
            <text:p>220.5338</text:p>
          </table:table-cell>
          <table:table-cell table:formula="of:=[.D126]-[.G126]" office:value-type="float" office:value="20.018503262926">
            <text:p>20.0185</text:p>
          </table:table-cell>
          <table:table-cell table:formula="of:=[.E126]-[.G126]" office:value-type="float" office:value="-220.533829247058">
            <text:p>-220.5338</text:p>
          </table:table-cell>
          <table:table-cell/>
          <table:table-cell table:formula="of:=[.C126]/2+127" office:value-type="float" office:value="233.930497413042">
            <text:p>234</text:p>
          </table:table-cell>
          <table:table-cell table:formula="of:=[.H126]/2+128" office:value-type="float" office:value="238.266914623529">
            <text:p>238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$A$3]*SIN(RADIANS([.B127]))" office:value-type="float" office:value="211.404581001536">
            <text:p>211.4046</text:p>
          </table:table-cell>
          <table:table-cell table:formula="of:=[.$A$3]*SIN(RADIANS([.B127]-120))" office:value-type="float" office:value="17.787900804752">
            <text:p>17.7879</text:p>
          </table:table-cell>
          <table:table-cell table:formula="of:=[.$A$3]*SIN(RADIANS([.B127]+120))" office:value-type="float" office:value="-229.192481806288">
            <text:p>-229.1925</text:p>
          </table:table-cell>
          <table:table-cell/>
          <table:table-cell table:formula="of:=(MIN([.C127];[.D127];[.E127])+MAX([.C127];[.D127];[.E127]))/2" office:value-type="float" office:value="-8.89395040237595">
            <text:p>-8.8940</text:p>
          </table:table-cell>
          <table:table-cell table:formula="of:=[.C127]-[.G127]" office:value-type="float" office:value="220.298531403912">
            <text:p>220.2985</text:p>
          </table:table-cell>
          <table:table-cell table:formula="of:=[.D127]-[.G127]" office:value-type="float" office:value="26.6818512071279">
            <text:p>26.6819</text:p>
          </table:table-cell>
          <table:table-cell table:formula="of:=[.E127]-[.G127]" office:value-type="float" office:value="-220.298531403912">
            <text:p>-220.2985</text:p>
          </table:table-cell>
          <table:table-cell/>
          <table:table-cell table:formula="of:=[.C127]/2+127" office:value-type="float" office:value="232.702290500768">
            <text:p>233</text:p>
          </table:table-cell>
          <table:table-cell table:formula="of:=[.H127]/2+128" office:value-type="float" office:value="238.149265701956">
            <text:p>238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$A$3]*SIN(RADIANS([.B128]))" office:value-type="float" office:value="208.883771293693">
            <text:p>208.8838</text:p>
          </table:table-cell>
          <table:table-cell table:formula="of:=[.$A$3]*SIN(RADIANS([.B128]-120))" office:value-type="float" office:value="22.2247144006528">
            <text:p>22.2247</text:p>
          </table:table-cell>
          <table:table-cell table:formula="of:=[.$A$3]*SIN(RADIANS([.B128]+120))" office:value-type="float" office:value="-231.108485694346">
            <text:p>-231.1085</text:p>
          </table:table-cell>
          <table:table-cell/>
          <table:table-cell table:formula="of:=(MIN([.C128];[.D128];[.E128])+MAX([.C128];[.D128];[.E128]))/2" office:value-type="float" office:value="-11.1123572003264">
            <text:p>-11.1124</text:p>
          </table:table-cell>
          <table:table-cell table:formula="of:=[.C128]-[.G128]" office:value-type="float" office:value="219.996128494019">
            <text:p>219.9961</text:p>
          </table:table-cell>
          <table:table-cell table:formula="of:=[.D128]-[.G128]" office:value-type="float" office:value="33.3370716009793">
            <text:p>33.3371</text:p>
          </table:table-cell>
          <table:table-cell table:formula="of:=[.E128]-[.G128]" office:value-type="float" office:value="-219.996128494019">
            <text:p>-219.9961</text:p>
          </table:table-cell>
          <table:table-cell/>
          <table:table-cell table:formula="of:=[.C128]/2+127" office:value-type="float" office:value="231.441885646846">
            <text:p>231</text:p>
          </table:table-cell>
          <table:table-cell table:formula="of:=[.H128]/2+128" office:value-type="float" office:value="237.99806424701">
            <text:p>238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$A$3]*SIN(RADIANS([.B129]))" office:value-type="float" office:value="206.299333565612">
            <text:p>206.2993</text:p>
          </table:table-cell>
          <table:table-cell table:formula="of:=[.$A$3]*SIN(RADIANS([.B129]-120))" office:value-type="float" office:value="26.6547581332516">
            <text:p>26.6548</text:p>
          </table:table-cell>
          <table:table-cell table:formula="of:=[.$A$3]*SIN(RADIANS([.B129]+120))" office:value-type="float" office:value="-232.954091698863">
            <text:p>-232.9541</text:p>
          </table:table-cell>
          <table:table-cell/>
          <table:table-cell table:formula="of:=(MIN([.C129];[.D129];[.E129])+MAX([.C129];[.D129];[.E129]))/2" office:value-type="float" office:value="-13.3273790666258">
            <text:p>-13.3274</text:p>
          </table:table-cell>
          <table:table-cell table:formula="of:=[.C129]-[.G129]" office:value-type="float" office:value="219.626712632237">
            <text:p>219.6267</text:p>
          </table:table-cell>
          <table:table-cell table:formula="of:=[.D129]-[.G129]" office:value-type="float" office:value="39.9821371998775">
            <text:p>39.9821</text:p>
          </table:table-cell>
          <table:table-cell table:formula="of:=[.E129]-[.G129]" office:value-type="float" office:value="-219.626712632237">
            <text:p>-219.6267</text:p>
          </table:table-cell>
          <table:table-cell/>
          <table:table-cell table:formula="of:=[.C129]/2+127" office:value-type="float" office:value="230.149666782806">
            <text:p>230</text:p>
          </table:table-cell>
          <table:table-cell table:formula="of:=[.H129]/2+128" office:value-type="float" office:value="237.813356316119">
            <text:p>238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$A$3]*SIN(RADIANS([.B130]))" office:value-type="float" office:value="203.65205506206">
            <text:p>203.6521</text:p>
          </table:table-cell>
          <table:table-cell table:formula="of:=[.$A$3]*SIN(RADIANS([.B130]-120))" office:value-type="float" office:value="31.0766825683126">
            <text:p>31.0767</text:p>
          </table:table-cell>
          <table:table-cell table:formula="of:=[.$A$3]*SIN(RADIANS([.B130]+120))" office:value-type="float" office:value="-234.728737630372">
            <text:p>-234.7287</text:p>
          </table:table-cell>
          <table:table-cell/>
          <table:table-cell table:formula="of:=(MIN([.C130];[.D130];[.E130])+MAX([.C130];[.D130];[.E130]))/2" office:value-type="float" office:value="-15.5383412841563">
            <text:p>-15.5383</text:p>
          </table:table-cell>
          <table:table-cell table:formula="of:=[.C130]-[.G130]" office:value-type="float" office:value="219.190396346216">
            <text:p>219.1904</text:p>
          </table:table-cell>
          <table:table-cell table:formula="of:=[.D130]-[.G130]" office:value-type="float" office:value="46.6150238524689">
            <text:p>46.6150</text:p>
          </table:table-cell>
          <table:table-cell table:formula="of:=[.E130]-[.G130]" office:value-type="float" office:value="-219.190396346216">
            <text:p>-219.1904</text:p>
          </table:table-cell>
          <table:table-cell/>
          <table:table-cell table:formula="of:=[.C130]/2+127" office:value-type="float" office:value="228.82602753103">
            <text:p>229</text:p>
          </table:table-cell>
          <table:table-cell table:formula="of:=[.H130]/2+128" office:value-type="float" office:value="237.595198173108">
            <text:p>238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$A$3]*SIN(RADIANS([.B131]))" office:value-type="float" office:value="200.942742169714">
            <text:p>200.9427</text:p>
          </table:table-cell>
          <table:table-cell table:formula="of:=[.$A$3]*SIN(RADIANS([.B131]-120))" office:value-type="float" office:value="35.4891407448167">
            <text:p>35.4891</text:p>
          </table:table-cell>
          <table:table-cell table:formula="of:=[.$A$3]*SIN(RADIANS([.B131]+120))" office:value-type="float" office:value="-236.431882914531">
            <text:p>-236.4319</text:p>
          </table:table-cell>
          <table:table-cell/>
          <table:table-cell table:formula="of:=(MIN([.C131];[.D131];[.E131])+MAX([.C131];[.D131];[.E131]))/2" office:value-type="float" office:value="-17.7445703724083">
            <text:p>-17.7446</text:p>
          </table:table-cell>
          <table:table-cell table:formula="of:=[.C131]-[.G131]" office:value-type="float" office:value="218.687312542122">
            <text:p>218.6873</text:p>
          </table:table-cell>
          <table:table-cell table:formula="of:=[.D131]-[.G131]" office:value-type="float" office:value="53.233711117225">
            <text:p>53.2337</text:p>
          </table:table-cell>
          <table:table-cell table:formula="of:=[.E131]-[.G131]" office:value-type="float" office:value="-218.687312542122">
            <text:p>-218.6873</text:p>
          </table:table-cell>
          <table:table-cell/>
          <table:table-cell table:formula="of:=[.C131]/2+127" office:value-type="float" office:value="227.471371084857">
            <text:p>227</text:p>
          </table:table-cell>
          <table:table-cell table:formula="of:=[.H131]/2+128" office:value-type="float" office:value="237.343656271061">
            <text:p>237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$A$3]*SIN(RADIANS([.B132]))" office:value-type="float" office:value="198.172220171528">
            <text:p>198.1722</text:p>
          </table:table-cell>
          <table:table-cell table:formula="of:=[.$A$3]*SIN(RADIANS([.B132]-120))" office:value-type="float" office:value="39.8907885852589">
            <text:p>39.8908</text:p>
          </table:table-cell>
          <table:table-cell table:formula="of:=[.$A$3]*SIN(RADIANS([.B132]+120))" office:value-type="float" office:value="-238.063008756786">
            <text:p>-238.0630</text:p>
          </table:table-cell>
          <table:table-cell/>
          <table:table-cell table:formula="of:=(MIN([.C132];[.D132];[.E132])+MAX([.C132];[.D132];[.E132]))/2" office:value-type="float" office:value="-19.9453942926294">
            <text:p>-19.9454</text:p>
          </table:table-cell>
          <table:table-cell table:formula="of:=[.C132]-[.G132]" office:value-type="float" office:value="218.117614464157">
            <text:p>218.1176</text:p>
          </table:table-cell>
          <table:table-cell table:formula="of:=[.D132]-[.G132]" office:value-type="float" office:value="59.8361828778883">
            <text:p>59.8362</text:p>
          </table:table-cell>
          <table:table-cell table:formula="of:=[.E132]-[.G132]" office:value-type="float" office:value="-218.117614464157">
            <text:p>-218.1176</text:p>
          </table:table-cell>
          <table:table-cell/>
          <table:table-cell table:formula="of:=[.C132]/2+127" office:value-type="float" office:value="226.086110085764">
            <text:p>226</text:p>
          </table:table-cell>
          <table:table-cell table:formula="of:=[.H132]/2+128" office:value-type="float" office:value="237.058807232078">
            <text:p>237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$A$3]*SIN(RADIANS([.B133]))" office:value-type="float" office:value="195.341332995339">
            <text:p>195.3413</text:p>
          </table:table-cell>
          <table:table-cell table:formula="of:=[.$A$3]*SIN(RADIANS([.B133]-120))" office:value-type="float" office:value="44.2802853050672">
            <text:p>44.2803</text:p>
          </table:table-cell>
          <table:table-cell table:formula="of:=[.$A$3]*SIN(RADIANS([.B133]+120))" office:value-type="float" office:value="-239.621618300407">
            <text:p>-239.6216</text:p>
          </table:table-cell>
          <table:table-cell/>
          <table:table-cell table:formula="of:=(MIN([.C133];[.D133];[.E133])+MAX([.C133];[.D133];[.E133]))/2" office:value-type="float" office:value="-22.1401426525336">
            <text:p>-22.1401</text:p>
          </table:table-cell>
          <table:table-cell table:formula="of:=[.C133]-[.G133]" office:value-type="float" office:value="217.481475647873">
            <text:p>217.4815</text:p>
          </table:table-cell>
          <table:table-cell table:formula="of:=[.D133]-[.G133]" office:value-type="float" office:value="66.4204279576009">
            <text:p>66.4204</text:p>
          </table:table-cell>
          <table:table-cell table:formula="of:=[.E133]-[.G133]" office:value-type="float" office:value="-217.481475647873">
            <text:p>-217.4815</text:p>
          </table:table-cell>
          <table:table-cell/>
          <table:table-cell table:formula="of:=[.C133]/2+127" office:value-type="float" office:value="224.67066649767">
            <text:p>225</text:p>
          </table:table-cell>
          <table:table-cell table:formula="of:=[.H133]/2+128" office:value-type="float" office:value="236.740737823937">
            <text:p>237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$A$3]*SIN(RADIANS([.B134]))" office:value-type="float" office:value="192.450942956807">
            <text:p>192.4509</text:p>
          </table:table-cell>
          <table:table-cell table:formula="of:=[.$A$3]*SIN(RADIANS([.B134]-120))" office:value-type="float" office:value="48.6562938210189">
            <text:p>48.6563</text:p>
          </table:table-cell>
          <table:table-cell table:formula="of:=[.$A$3]*SIN(RADIANS([.B134]+120))" office:value-type="float" office:value="-241.107236777826">
            <text:p>-241.1072</text:p>
          </table:table-cell>
          <table:table-cell/>
          <table:table-cell table:formula="of:=(MIN([.C134];[.D134];[.E134])+MAX([.C134];[.D134];[.E134]))/2" office:value-type="float" office:value="-24.3281469105094">
            <text:p>-24.3281</text:p>
          </table:table-cell>
          <table:table-cell table:formula="of:=[.C134]-[.G134]" office:value-type="float" office:value="216.779089867316">
            <text:p>216.7791</text:p>
          </table:table-cell>
          <table:table-cell table:formula="of:=[.D134]-[.G134]" office:value-type="float" office:value="72.9844407315284">
            <text:p>72.9844</text:p>
          </table:table-cell>
          <table:table-cell table:formula="of:=[.E134]-[.G134]" office:value-type="float" office:value="-216.779089867316">
            <text:p>-216.7791</text:p>
          </table:table-cell>
          <table:table-cell/>
          <table:table-cell table:formula="of:=[.C134]/2+127" office:value-type="float" office:value="223.225471478403">
            <text:p>223</text:p>
          </table:table-cell>
          <table:table-cell table:formula="of:=[.H134]/2+128" office:value-type="float" office:value="236.389544933658">
            <text:p>236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$A$3]*SIN(RADIANS([.B135]))" office:value-type="float" office:value="189.501930496736">
            <text:p>189.5019</text:p>
          </table:table-cell>
          <table:table-cell table:formula="of:=[.$A$3]*SIN(RADIANS([.B135]-120))" office:value-type="float" office:value="53.0174811585286">
            <text:p>53.0175</text:p>
          </table:table-cell>
          <table:table-cell table:formula="of:=[.$A$3]*SIN(RADIANS([.B135]+120))" office:value-type="float" office:value="-242.519411655264">
            <text:p>-242.5194</text:p>
          </table:table-cell>
          <table:table-cell/>
          <table:table-cell table:formula="of:=(MIN([.C135];[.D135];[.E135])+MAX([.C135];[.D135];[.E135]))/2" office:value-type="float" office:value="-26.5087405792643">
            <text:p>-26.5087</text:p>
          </table:table-cell>
          <table:table-cell table:formula="of:=[.C135]-[.G135]" office:value-type="float" office:value="216.010671076">
            <text:p>216.0107</text:p>
          </table:table-cell>
          <table:table-cell table:formula="of:=[.D135]-[.G135]" office:value-type="float" office:value="79.526221737793">
            <text:p>79.5262</text:p>
          </table:table-cell>
          <table:table-cell table:formula="of:=[.E135]-[.G135]" office:value-type="float" office:value="-216.010671076">
            <text:p>-216.0107</text:p>
          </table:table-cell>
          <table:table-cell/>
          <table:table-cell table:formula="of:=[.C135]/2+127" office:value-type="float" office:value="221.750965248368">
            <text:p>222</text:p>
          </table:table-cell>
          <table:table-cell table:formula="of:=[.H135]/2+128" office:value-type="float" office:value="236.005335538">
            <text:p>236</text:p>
          </table:table-cell>
          <table:table-cell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$A$3]*SIN(RADIANS([.B136]))" office:value-type="float" office:value="186.495193912888">
            <text:p>186.4952</text:p>
          </table:table-cell>
          <table:table-cell table:formula="of:=[.$A$3]*SIN(RADIANS([.B136]-120))" office:value-type="float" office:value="57.3625188576856">
            <text:p>57.3625</text:p>
          </table:table-cell>
          <table:table-cell table:formula="of:=[.$A$3]*SIN(RADIANS([.B136]+120))" office:value-type="float" office:value="-243.857712770574">
            <text:p>-243.8577</text:p>
          </table:table-cell>
          <table:table-cell/>
          <table:table-cell table:formula="of:=(MIN([.C136];[.D136];[.E136])+MAX([.C136];[.D136];[.E136]))/2" office:value-type="float" office:value="-28.6812594288428">
            <text:p>-28.6813</text:p>
          </table:table-cell>
          <table:table-cell table:formula="of:=[.C136]-[.G136]" office:value-type="float" office:value="215.176453341731">
            <text:p>215.1765</text:p>
          </table:table-cell>
          <table:table-cell table:formula="of:=[.D136]-[.G136]" office:value-type="float" office:value="86.0437782865284">
            <text:p>86.0438</text:p>
          </table:table-cell>
          <table:table-cell table:formula="of:=[.E136]-[.G136]" office:value-type="float" office:value="-215.176453341731">
            <text:p>-215.1765</text:p>
          </table:table-cell>
          <table:table-cell/>
          <table:table-cell table:formula="of:=[.C136]/2+127" office:value-type="float" office:value="220.247596956444">
            <text:p>220</text:p>
          </table:table-cell>
          <table:table-cell table:formula="of:=[.H136]/2+128" office:value-type="float" office:value="235.588226670866">
            <text:p>236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$A$3]*SIN(RADIANS([.B137]))" office:value-type="float" office:value="183.431649086356">
            <text:p>183.4316</text:p>
          </table:table-cell>
          <table:table-cell table:formula="of:=[.$A$3]*SIN(RADIANS([.B137]-120))" office:value-type="float" office:value="61.6900833779153">
            <text:p>61.6901</text:p>
          </table:table-cell>
          <table:table-cell table:formula="of:=[.$A$3]*SIN(RADIANS([.B137]+120))" office:value-type="float" office:value="-245.121732464271">
            <text:p>-245.1217</text:p>
          </table:table-cell>
          <table:table-cell/>
          <table:table-cell table:formula="of:=(MIN([.C137];[.D137];[.E137])+MAX([.C137];[.D137];[.E137]))/2" office:value-type="float" office:value="-30.8450416889576">
            <text:p>-30.8450</text:p>
          </table:table-cell>
          <table:table-cell table:formula="of:=[.C137]-[.G137]" office:value-type="float" office:value="214.276690775314">
            <text:p>214.2767</text:p>
          </table:table-cell>
          <table:table-cell table:formula="of:=[.D137]-[.G137]" office:value-type="float" office:value="92.5351250668729">
            <text:p>92.5351</text:p>
          </table:table-cell>
          <table:table-cell table:formula="of:=[.E137]-[.G137]" office:value-type="float" office:value="-214.276690775314">
            <text:p>-214.2767</text:p>
          </table:table-cell>
          <table:table-cell/>
          <table:table-cell table:formula="of:=[.C137]/2+127" office:value-type="float" office:value="218.715824543178">
            <text:p>219</text:p>
          </table:table-cell>
          <table:table-cell table:formula="of:=[.H137]/2+128" office:value-type="float" office:value="235.138345387657">
            <text:p>2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$A$3]*SIN(RADIANS([.B138]))" office:value-type="float" office:value="180.31222920257">
            <text:p>180.3122</text:p>
          </table:table-cell>
          <table:table-cell table:formula="of:=[.$A$3]*SIN(RADIANS([.B138]-120))" office:value-type="float" office:value="65.9988565011428">
            <text:p>65.9989</text:p>
          </table:table-cell>
          <table:table-cell table:formula="of:=[.$A$3]*SIN(RADIANS([.B138]+120))" office:value-type="float" office:value="-246.311085703712">
            <text:p>-246.3111</text:p>
          </table:table-cell>
          <table:table-cell/>
          <table:table-cell table:formula="of:=(MIN([.C138];[.D138];[.E138])+MAX([.C138];[.D138];[.E138]))/2" office:value-type="float" office:value="-32.9994282505714">
            <text:p>-32.9994</text:p>
          </table:table-cell>
          <table:table-cell table:formula="of:=[.C138]-[.G138]" office:value-type="float" office:value="213.311657453141">
            <text:p>213.3117</text:p>
          </table:table-cell>
          <table:table-cell table:formula="of:=[.D138]-[.G138]" office:value-type="float" office:value="98.9982847517142">
            <text:p>98.9983</text:p>
          </table:table-cell>
          <table:table-cell table:formula="of:=[.E138]-[.G138]" office:value-type="float" office:value="-213.311657453141">
            <text:p>-213.3117</text:p>
          </table:table-cell>
          <table:table-cell/>
          <table:table-cell table:formula="of:=[.C138]/2+127" office:value-type="float" office:value="217.156114601285">
            <text:p>217</text:p>
          </table:table-cell>
          <table:table-cell table:formula="of:=[.H138]/2+128" office:value-type="float" office:value="234.655828726571">
            <text:p>235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$A$3]*SIN(RADIANS([.B139]))" office:value-type="float" office:value="177.137884467044">
            <text:p>177.1379</text:p>
          </table:table-cell>
          <table:table-cell table:formula="of:=[.$A$3]*SIN(RADIANS([.B139]-120))" office:value-type="float" office:value="70.2875257333348">
            <text:p>70.2875</text:p>
          </table:table-cell>
          <table:table-cell table:formula="of:=[.$A$3]*SIN(RADIANS([.B139]+120))" office:value-type="float" office:value="-247.425410200379">
            <text:p>-247.4254</text:p>
          </table:table-cell>
          <table:table-cell/>
          <table:table-cell table:formula="of:=(MIN([.C139];[.D139];[.E139])+MAX([.C139];[.D139];[.E139]))/2" office:value-type="float" office:value="-35.1437628666674">
            <text:p>-35.1438</text:p>
          </table:table-cell>
          <table:table-cell table:formula="of:=[.C139]-[.G139]" office:value-type="float" office:value="212.281647333712">
            <text:p>212.2816</text:p>
          </table:table-cell>
          <table:table-cell table:formula="of:=[.D139]-[.G139]" office:value-type="float" office:value="105.431288600002">
            <text:p>105.4313</text:p>
          </table:table-cell>
          <table:table-cell table:formula="of:=[.E139]-[.G139]" office:value-type="float" office:value="-212.281647333712">
            <text:p>-212.2816</text:p>
          </table:table-cell>
          <table:table-cell/>
          <table:table-cell table:formula="of:=[.C139]/2+127" office:value-type="float" office:value="215.568942233522">
            <text:p>216</text:p>
          </table:table-cell>
          <table:table-cell table:formula="of:=[.H139]/2+128" office:value-type="float" office:value="234.140823666856">
            <text:p>234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$A$3]*SIN(RADIANS([.B140]))" office:value-type="float" office:value="173.909581815937">
            <text:p>173.9096</text:p>
          </table:table-cell>
          <table:table-cell table:formula="of:=[.$A$3]*SIN(RADIANS([.B140]-120))" office:value-type="float" office:value="74.5547847042979">
            <text:p>74.5548</text:p>
          </table:table-cell>
          <table:table-cell table:formula="of:=[.$A$3]*SIN(RADIANS([.B140]+120))" office:value-type="float" office:value="-248.464366520235">
            <text:p>-248.4644</text:p>
          </table:table-cell>
          <table:table-cell/>
          <table:table-cell table:formula="of:=(MIN([.C140];[.D140];[.E140])+MAX([.C140];[.D140];[.E140]))/2" office:value-type="float" office:value="-37.2773923521489">
            <text:p>-37.2774</text:p>
          </table:table-cell>
          <table:table-cell table:formula="of:=[.C140]-[.G140]" office:value-type="float" office:value="211.186974168086">
            <text:p>211.1870</text:p>
          </table:table-cell>
          <table:table-cell table:formula="of:=[.D140]-[.G140]" office:value-type="float" office:value="111.832177056447">
            <text:p>111.8322</text:p>
          </table:table-cell>
          <table:table-cell table:formula="of:=[.E140]-[.G140]" office:value-type="float" office:value="-211.186974168086">
            <text:p>-211.1870</text:p>
          </table:table-cell>
          <table:table-cell/>
          <table:table-cell table:formula="of:=[.C140]/2+127" office:value-type="float" office:value="213.954790907969">
            <text:p>214</text:p>
          </table:table-cell>
          <table:table-cell table:formula="of:=[.H140]/2+128" office:value-type="float" office:value="233.593487084043">
            <text:p>234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$A$3]*SIN(RADIANS([.B141]))" office:value-type="float" office:value="170.628304621509">
            <text:p>170.6283</text:p>
          </table:table-cell>
          <table:table-cell table:formula="of:=[.$A$3]*SIN(RADIANS([.B141]-120))" office:value-type="float" office:value="78.7993335656116">
            <text:p>78.7993</text:p>
          </table:table-cell>
          <table:table-cell table:formula="of:=[.$A$3]*SIN(RADIANS([.B141]+120))" office:value-type="float" office:value="-249.42763818712">
            <text:p>-249.4276</text:p>
          </table:table-cell>
          <table:table-cell/>
          <table:table-cell table:formula="of:=(MIN([.C141];[.D141];[.E141])+MAX([.C141];[.D141];[.E141]))/2" office:value-type="float" office:value="-39.3996667828058">
            <text:p>-39.3997</text:p>
          </table:table-cell>
          <table:table-cell table:formula="of:=[.C141]-[.G141]" office:value-type="float" office:value="210.027971404315">
            <text:p>210.0280</text:p>
          </table:table-cell>
          <table:table-cell table:formula="of:=[.D141]-[.G141]" office:value-type="float" office:value="118.199000348417">
            <text:p>118.1990</text:p>
          </table:table-cell>
          <table:table-cell table:formula="of:=[.E141]-[.G141]" office:value-type="float" office:value="-210.027971404315">
            <text:p>-210.0280</text:p>
          </table:table-cell>
          <table:table-cell/>
          <table:table-cell table:formula="of:=[.C141]/2+127" office:value-type="float" office:value="212.314152310754">
            <text:p>212</text:p>
          </table:table-cell>
          <table:table-cell table:formula="of:=[.H141]/2+128" office:value-type="float" office:value="233.013985702157">
            <text:p>233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$A$3]*SIN(RADIANS([.B142]))" office:value-type="float" office:value="167.295052392579">
            <text:p>167.2951</text:p>
          </table:table-cell>
          <table:table-cell table:formula="of:=[.$A$3]*SIN(RADIANS([.B142]-120))" office:value-type="float" office:value="83.019879386575">
            <text:p>83.0199</text:p>
          </table:table-cell>
          <table:table-cell table:formula="of:=[.$A$3]*SIN(RADIANS([.B142]+120))" office:value-type="float" office:value="-250.314931779154">
            <text:p>-250.3149</text:p>
          </table:table-cell>
          <table:table-cell/>
          <table:table-cell table:formula="of:=(MIN([.C142];[.D142];[.E142])+MAX([.C142];[.D142];[.E142]))/2" office:value-type="float" office:value="-41.5099396932875">
            <text:p>-41.5099</text:p>
          </table:table-cell>
          <table:table-cell table:formula="of:=[.C142]-[.G142]" office:value-type="float" office:value="208.804992085867">
            <text:p>208.8050</text:p>
          </table:table-cell>
          <table:table-cell table:formula="of:=[.D142]-[.G142]" office:value-type="float" office:value="124.529819079862">
            <text:p>124.5298</text:p>
          </table:table-cell>
          <table:table-cell table:formula="of:=[.E142]-[.G142]" office:value-type="float" office:value="-208.804992085867">
            <text:p>-208.8050</text:p>
          </table:table-cell>
          <table:table-cell/>
          <table:table-cell table:formula="of:=[.C142]/2+127" office:value-type="float" office:value="210.64752619629">
            <text:p>211</text:p>
          </table:table-cell>
          <table:table-cell table:formula="of:=[.H142]/2+128" office:value-type="float" office:value="232.402496042933">
            <text:p>232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$A$3]*SIN(RADIANS([.B143]))" office:value-type="float" office:value="163.910840470068">
            <text:p>163.9108</text:p>
          </table:table-cell>
          <table:table-cell table:formula="of:=[.$A$3]*SIN(RADIANS([.B143]-120))" office:value-type="float" office:value="87.2151365480455">
            <text:p>87.2151</text:p>
          </table:table-cell>
          <table:table-cell table:formula="of:=[.$A$3]*SIN(RADIANS([.B143]+120))" office:value-type="float" office:value="-251.125977018113">
            <text:p>-251.1260</text:p>
          </table:table-cell>
          <table:table-cell/>
          <table:table-cell table:formula="of:=(MIN([.C143];[.D143];[.E143])+MAX([.C143];[.D143];[.E143]))/2" office:value-type="float" office:value="-43.6075682740227">
            <text:p>-43.6076</text:p>
          </table:table-cell>
          <table:table-cell table:formula="of:=[.C143]-[.G143]" office:value-type="float" office:value="207.51840874409">
            <text:p>207.5184</text:p>
          </table:table-cell>
          <table:table-cell table:formula="of:=[.D143]-[.G143]" office:value-type="float" office:value="130.822704822068">
            <text:p>130.8227</text:p>
          </table:table-cell>
          <table:table-cell table:formula="of:=[.E143]-[.G143]" office:value-type="float" office:value="-207.51840874409">
            <text:p>-207.5184</text:p>
          </table:table-cell>
          <table:table-cell/>
          <table:table-cell table:formula="of:=[.C143]/2+127" office:value-type="float" office:value="208.955420235034">
            <text:p>209</text:p>
          </table:table-cell>
          <table:table-cell table:formula="of:=[.H143]/2+128" office:value-type="float" office:value="231.759204372045">
            <text:p>232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$A$3]*SIN(RADIANS([.B144]))" office:value-type="float" office:value="160.476699717709">
            <text:p>160.4767</text:p>
          </table:table-cell>
          <table:table-cell table:formula="of:=[.$A$3]*SIN(RADIANS([.B144]-120))" office:value-type="float" office:value="91.3838271340516">
            <text:p>91.3838</text:p>
          </table:table-cell>
          <table:table-cell table:formula="of:=[.$A$3]*SIN(RADIANS([.B144]+120))" office:value-type="float" office:value="-251.86052685176">
            <text:p>-251.8605</text:p>
          </table:table-cell>
          <table:table-cell/>
          <table:table-cell table:formula="of:=(MIN([.C144];[.D144];[.E144])+MAX([.C144];[.D144];[.E144]))/2" office:value-type="float" office:value="-45.6919135670258">
            <text:p>-45.6919</text:p>
          </table:table-cell>
          <table:table-cell table:formula="of:=[.C144]-[.G144]" office:value-type="float" office:value="206.168613284734">
            <text:p>206.1686</text:p>
          </table:table-cell>
          <table:table-cell table:formula="of:=[.D144]-[.G144]" office:value-type="float" office:value="137.075740701077">
            <text:p>137.0757</text:p>
          </table:table-cell>
          <table:table-cell table:formula="of:=[.E144]-[.G144]" office:value-type="float" office:value="-206.168613284734">
            <text:p>-206.1686</text:p>
          </table:table-cell>
          <table:table-cell/>
          <table:table-cell table:formula="of:=[.C144]/2+127" office:value-type="float" office:value="207.238349858854">
            <text:p>207</text:p>
          </table:table-cell>
          <table:table-cell table:formula="of:=[.H144]/2+128" office:value-type="float" office:value="231.084306642367">
            <text:p>231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$A$3]*SIN(RADIANS([.B145]))" office:value-type="float" office:value="156.993676208043">
            <text:p>156.9937</text:p>
          </table:table-cell>
          <table:table-cell table:formula="of:=[.$A$3]*SIN(RADIANS([.B145]-120))" office:value-type="float" office:value="95.5246813210576">
            <text:p>95.5247</text:p>
          </table:table-cell>
          <table:table-cell table:formula="of:=[.$A$3]*SIN(RADIANS([.B145]+120))" office:value-type="float" office:value="-252.5183575291">
            <text:p>-252.5184</text:p>
          </table:table-cell>
          <table:table-cell/>
          <table:table-cell table:formula="of:=(MIN([.C145];[.D145];[.E145])+MAX([.C145];[.D145];[.E145]))/2" office:value-type="float" office:value="-47.7623406605288">
            <text:p>-47.7623</text:p>
          </table:table-cell>
          <table:table-cell table:formula="of:=[.C145]-[.G145]" office:value-type="float" office:value="204.756016868572">
            <text:p>204.7560</text:p>
          </table:table-cell>
          <table:table-cell table:formula="of:=[.D145]-[.G145]" office:value-type="float" office:value="143.287021981586">
            <text:p>143.2870</text:p>
          </table:table-cell>
          <table:table-cell table:formula="of:=[.E145]-[.G145]" office:value-type="float" office:value="-204.756016868572">
            <text:p>-204.7560</text:p>
          </table:table-cell>
          <table:table-cell/>
          <table:table-cell table:formula="of:=[.C145]/2+127" office:value-type="float" office:value="205.496838104021">
            <text:p>205</text:p>
          </table:table-cell>
          <table:table-cell table:formula="of:=[.H145]/2+128" office:value-type="float" office:value="230.378008434286">
            <text:p>230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$A$3]*SIN(RADIANS([.B146]))" office:value-type="float" office:value="153.462830903772">
            <text:p>153.4628</text:p>
          </table:table-cell>
          <table:table-cell table:formula="of:=[.$A$3]*SIN(RADIANS([.B146]-120))" office:value-type="float" office:value="99.6364377647648">
            <text:p>99.6364</text:p>
          </table:table-cell>
          <table:table-cell table:formula="of:=[.$A$3]*SIN(RADIANS([.B146]+120))" office:value-type="float" office:value="-253.099268668537">
            <text:p>-253.0993</text:p>
          </table:table-cell>
          <table:table-cell/>
          <table:table-cell table:formula="of:=(MIN([.C146];[.D146];[.E146])+MAX([.C146];[.D146];[.E146]))/2" office:value-type="float" office:value="-49.8182188823824">
            <text:p>-49.8182</text:p>
          </table:table-cell>
          <table:table-cell table:formula="of:=[.C146]-[.G146]" office:value-type="float" office:value="203.281049786155">
            <text:p>203.2810</text:p>
          </table:table-cell>
          <table:table-cell table:formula="of:=[.D146]-[.G146]" office:value-type="float" office:value="149.454656647147">
            <text:p>149.4547</text:p>
          </table:table-cell>
          <table:table-cell table:formula="of:=[.E146]-[.G146]" office:value-type="float" office:value="-203.281049786155">
            <text:p>-203.2810</text:p>
          </table:table-cell>
          <table:table-cell/>
          <table:table-cell table:formula="of:=[.C146]/2+127" office:value-type="float" office:value="203.731415451886">
            <text:p>204</text:p>
          </table:table-cell>
          <table:table-cell table:formula="of:=[.H146]/2+128" office:value-type="float" office:value="229.640524893077">
            <text:p>230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$A$3]*SIN(RADIANS([.B147]))" office:value-type="float" office:value="149.885239334581">
            <text:p>149.8852</text:p>
          </table:table-cell>
          <table:table-cell table:formula="of:=[.$A$3]*SIN(RADIANS([.B147]-120))" office:value-type="float" office:value="103.717843984329">
            <text:p>103.7178</text:p>
          </table:table-cell>
          <table:table-cell table:formula="of:=[.$A$3]*SIN(RADIANS([.B147]+120))" office:value-type="float" office:value="-253.60308331891">
            <text:p>-253.6031</text:p>
          </table:table-cell>
          <table:table-cell/>
          <table:table-cell table:formula="of:=(MIN([.C147];[.D147];[.E147])+MAX([.C147];[.D147];[.E147]))/2" office:value-type="float" office:value="-51.8589219921645">
            <text:p>-51.8589</text:p>
          </table:table-cell>
          <table:table-cell table:formula="of:=[.C147]-[.G147]" office:value-type="float" office:value="201.744161326745">
            <text:p>201.7442</text:p>
          </table:table-cell>
          <table:table-cell table:formula="of:=[.D147]-[.G147]" office:value-type="float" office:value="155.576765976494">
            <text:p>155.5768</text:p>
          </table:table-cell>
          <table:table-cell table:formula="of:=[.E147]-[.G147]" office:value-type="float" office:value="-201.744161326745">
            <text:p>-201.7442</text:p>
          </table:table-cell>
          <table:table-cell/>
          <table:table-cell table:formula="of:=[.C147]/2+127" office:value-type="float" office:value="201.94261966729">
            <text:p>202</text:p>
          </table:table-cell>
          <table:table-cell table:formula="of:=[.H147]/2+128" office:value-type="float" office:value="228.872080663373">
            <text:p>229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$A$3]*SIN(RADIANS([.B148]))" office:value-type="float" office:value="146.261991269517">
            <text:p>146.2620</text:p>
          </table:table-cell>
          <table:table-cell table:formula="of:=[.$A$3]*SIN(RADIANS([.B148]-120))" office:value-type="float" office:value="107.767656743878">
            <text:p>107.7677</text:p>
          </table:table-cell>
          <table:table-cell table:formula="of:=[.$A$3]*SIN(RADIANS([.B148]+120))" office:value-type="float" office:value="-254.029648013395">
            <text:p>-254.0296</text:p>
          </table:table-cell>
          <table:table-cell/>
          <table:table-cell table:formula="of:=(MIN([.C148];[.D148];[.E148])+MAX([.C148];[.D148];[.E148]))/2" office:value-type="float" office:value="-53.8838283719392">
            <text:p>-53.8838</text:p>
          </table:table-cell>
          <table:table-cell table:formula="of:=[.C148]-[.G148]" office:value-type="float" office:value="200.145819641456">
            <text:p>200.1458</text:p>
          </table:table-cell>
          <table:table-cell table:formula="of:=[.D148]-[.G148]" office:value-type="float" office:value="161.651485115818">
            <text:p>161.6515</text:p>
          </table:table-cell>
          <table:table-cell table:formula="of:=[.E148]-[.G148]" office:value-type="float" office:value="-200.145819641456">
            <text:p>-200.1458</text:p>
          </table:table-cell>
          <table:table-cell/>
          <table:table-cell table:formula="of:=[.C148]/2+127" office:value-type="float" office:value="200.130995634758">
            <text:p>200</text:p>
          </table:table-cell>
          <table:table-cell table:formula="of:=[.H148]/2+128" office:value-type="float" office:value="228.072909820728">
            <text:p>228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$A$3]*SIN(RADIANS([.B149]))" office:value-type="float" office:value="142.59419038504">
            <text:p>142.5942</text:p>
          </table:table-cell>
          <table:table-cell table:formula="of:=[.$A$3]*SIN(RADIANS([.B149]-120))" office:value-type="float" office:value="111.784642431215">
            <text:p>111.7846</text:p>
          </table:table-cell>
          <table:table-cell table:formula="of:=[.$A$3]*SIN(RADIANS([.B149]+120))" office:value-type="float" office:value="-254.378832816255">
            <text:p>-254.3788</text:p>
          </table:table-cell>
          <table:table-cell/>
          <table:table-cell table:formula="of:=(MIN([.C149];[.D149];[.E149])+MAX([.C149];[.D149];[.E149]))/2" office:value-type="float" office:value="-55.8923212156074">
            <text:p>-55.8923</text:p>
          </table:table-cell>
          <table:table-cell table:formula="of:=[.C149]-[.G149]" office:value-type="float" office:value="198.486511600648">
            <text:p>198.4865</text:p>
          </table:table-cell>
          <table:table-cell table:formula="of:=[.D149]-[.G149]" office:value-type="float" office:value="167.676963646822">
            <text:p>167.6770</text:p>
          </table:table-cell>
          <table:table-cell table:formula="of:=[.E149]-[.G149]" office:value-type="float" office:value="-198.486511600648">
            <text:p>-198.4865</text:p>
          </table:table-cell>
          <table:table-cell/>
          <table:table-cell table:formula="of:=[.C149]/2+127" office:value-type="float" office:value="198.29709519252">
            <text:p>198</text:p>
          </table:table-cell>
          <table:table-cell table:formula="of:=[.H149]/2+128" office:value-type="float" office:value="227.243255800324">
            <text:p>227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$A$3]*SIN(RADIANS([.B150]))" office:value-type="float" office:value="138.882953928832">
            <text:p>138.8830</text:p>
          </table:table-cell>
          <table:table-cell table:formula="of:=[.$A$3]*SIN(RADIANS([.B150]-120))" office:value-type="float" office:value="115.767577433584">
            <text:p>115.7676</text:p>
          </table:table-cell>
          <table:table-cell table:formula="of:=[.$A$3]*SIN(RADIANS([.B150]+120))" office:value-type="float" office:value="-254.650531362416">
            <text:p>-254.6505</text:p>
          </table:table-cell>
          <table:table-cell/>
          <table:table-cell table:formula="of:=(MIN([.C150];[.D150];[.E150])+MAX([.C150];[.D150];[.E150]))/2" office:value-type="float" office:value="-57.8837887167922">
            <text:p>-57.8838</text:p>
          </table:table-cell>
          <table:table-cell table:formula="of:=[.C150]-[.G150]" office:value-type="float" office:value="196.766742645624">
            <text:p>196.7667</text:p>
          </table:table-cell>
          <table:table-cell table:formula="of:=[.D150]-[.G150]" office:value-type="float" office:value="173.651366150377">
            <text:p>173.6514</text:p>
          </table:table-cell>
          <table:table-cell table:formula="of:=[.E150]-[.G150]" office:value-type="float" office:value="-196.766742645624">
            <text:p>-196.7667</text:p>
          </table:table-cell>
          <table:table-cell/>
          <table:table-cell table:formula="of:=[.C150]/2+127" office:value-type="float" office:value="196.441476964416">
            <text:p>196</text:p>
          </table:table-cell>
          <table:table-cell table:formula="of:=[.H150]/2+128" office:value-type="float" office:value="226.383371322812">
            <text:p>226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$A$3]*SIN(RADIANS([.B151]))" office:value-type="float" office:value="135.129412379467">
            <text:p>135.1294</text:p>
          </table:table-cell>
          <table:table-cell table:formula="of:=[.$A$3]*SIN(RADIANS([.B151]-120))" office:value-type="float" office:value="119.715248510402">
            <text:p>119.7152</text:p>
          </table:table-cell>
          <table:table-cell table:formula="of:=[.$A$3]*SIN(RADIANS([.B151]+120))" office:value-type="float" office:value="-254.844660889869">
            <text:p>-254.8447</text:p>
          </table:table-cell>
          <table:table-cell/>
          <table:table-cell table:formula="of:=(MIN([.C151];[.D151];[.E151])+MAX([.C151];[.D151];[.E151]))/2" office:value-type="float" office:value="-59.8576242552011">
            <text:p>-59.8576</text:p>
          </table:table-cell>
          <table:table-cell table:formula="of:=[.C151]-[.G151]" office:value-type="float" office:value="194.987036634668">
            <text:p>194.9870</text:p>
          </table:table-cell>
          <table:table-cell table:formula="of:=[.D151]-[.G151]" office:value-type="float" office:value="179.572872765603">
            <text:p>179.5729</text:p>
          </table:table-cell>
          <table:table-cell table:formula="of:=[.E151]-[.G151]" office:value-type="float" office:value="-194.987036634668">
            <text:p>-194.9870</text:p>
          </table:table-cell>
          <table:table-cell/>
          <table:table-cell table:formula="of:=[.C151]/2+127" office:value-type="float" office:value="194.564706189734">
            <text:p>195</text:p>
          </table:table-cell>
          <table:table-cell table:formula="of:=[.H151]/2+128" office:value-type="float" office:value="225.493518317334">
            <text:p>225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$A$3]*SIN(RADIANS([.B152]))" office:value-type="float" office:value="131.334709102064">
            <text:p>131.3347</text:p>
          </table:table-cell>
          <table:table-cell table:formula="of:=[.$A$3]*SIN(RADIANS([.B152]-120))" office:value-type="float" office:value="123.626453162816">
            <text:p>123.6265</text:p>
          </table:table-cell>
          <table:table-cell table:formula="of:=[.$A$3]*SIN(RADIANS([.B152]+120))" office:value-type="float" office:value="-254.96116226488">
            <text:p>-254.9612</text:p>
          </table:table-cell>
          <table:table-cell/>
          <table:table-cell table:formula="of:=(MIN([.C152];[.D152];[.E152])+MAX([.C152];[.D152];[.E152]))/2" office:value-type="float" office:value="-61.813226581408">
            <text:p>-61.8132</text:p>
          </table:table-cell>
          <table:table-cell table:formula="of:=[.C152]-[.G152]" office:value-type="float" office:value="193.147935683472">
            <text:p>193.1479</text:p>
          </table:table-cell>
          <table:table-cell table:formula="of:=[.D152]-[.G152]" office:value-type="float" office:value="185.439679744224">
            <text:p>185.4397</text:p>
          </table:table-cell>
          <table:table-cell table:formula="of:=[.E152]-[.G152]" office:value-type="float" office:value="-193.147935683472">
            <text:p>-193.1479</text:p>
          </table:table-cell>
          <table:table-cell/>
          <table:table-cell table:formula="of:=[.C152]/2+127" office:value-type="float" office:value="192.667354551032">
            <text:p>193</text:p>
          </table:table-cell>
          <table:table-cell table:formula="of:=[.H152]/2+128" office:value-type="float" office:value="224.573967841736">
            <text:p>225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$A$3]*SIN(RADIANS([.B153]))" office:value-type="float" office:value="127.5">
            <text:p>127.5000</text:p>
          </table:table-cell>
          <table:table-cell table:formula="of:=[.$A$3]*SIN(RADIANS([.B153]-120))" office:value-type="float" office:value="127.5">
            <text:p>127.5000</text:p>
          </table:table-cell>
          <table:table-cell table:formula="of:=[.$A$3]*SIN(RADIANS([.B153]+120))" office:value-type="float" office:value="-255">
            <text:p>-255.0000</text:p>
          </table:table-cell>
          <table:table-cell/>
          <table:table-cell table:formula="of:=(MIN([.C153];[.D153];[.E153])+MAX([.C153];[.D153];[.E153]))/2" office:value-type="float" office:value="-63.75">
            <text:p>-63.7500</text:p>
          </table:table-cell>
          <table:table-cell table:formula="of:=[.C153]-[.G153]" office:value-type="float" office:value="191.25">
            <text:p>191.2500</text:p>
          </table:table-cell>
          <table:table-cell table:formula="of:=[.D153]-[.G153]" office:value-type="float" office:value="191.25">
            <text:p>191.2500</text:p>
          </table:table-cell>
          <table:table-cell table:formula="of:=[.E153]-[.G153]" office:value-type="float" office:value="-191.25">
            <text:p>-191.2500</text:p>
          </table:table-cell>
          <table:table-cell/>
          <table:table-cell table:formula="of:=[.C153]/2+127" office:value-type="float" office:value="190.75">
            <text:p>191</text:p>
          </table:table-cell>
          <table:table-cell table:formula="of:=[.H153]/2+128" office:value-type="float" office:value="223.625">
            <text:p>224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$A$3]*SIN(RADIANS([.B154]))" office:value-type="float" office:value="123.626453162816">
            <text:p>123.6265</text:p>
          </table:table-cell>
          <table:table-cell table:formula="of:=[.$A$3]*SIN(RADIANS([.B154]-120))" office:value-type="float" office:value="131.334709102064">
            <text:p>131.3347</text:p>
          </table:table-cell>
          <table:table-cell table:formula="of:=[.$A$3]*SIN(RADIANS([.B154]+120))" office:value-type="float" office:value="-254.96116226488">
            <text:p>-254.9612</text:p>
          </table:table-cell>
          <table:table-cell/>
          <table:table-cell table:formula="of:=(MIN([.C154];[.D154];[.E154])+MAX([.C154];[.D154];[.E154]))/2" office:value-type="float" office:value="-61.813226581408">
            <text:p>-61.8132</text:p>
          </table:table-cell>
          <table:table-cell table:formula="of:=[.C154]-[.G154]" office:value-type="float" office:value="185.439679744224">
            <text:p>185.4397</text:p>
          </table:table-cell>
          <table:table-cell table:formula="of:=[.D154]-[.G154]" office:value-type="float" office:value="193.147935683472">
            <text:p>193.1479</text:p>
          </table:table-cell>
          <table:table-cell table:formula="of:=[.E154]-[.G154]" office:value-type="float" office:value="-193.147935683472">
            <text:p>-193.1479</text:p>
          </table:table-cell>
          <table:table-cell/>
          <table:table-cell table:formula="of:=[.C154]/2+127" office:value-type="float" office:value="188.813226581408">
            <text:p>189</text:p>
          </table:table-cell>
          <table:table-cell table:formula="of:=[.H154]/2+128" office:value-type="float" office:value="220.719839872112">
            <text:p>221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$A$3]*SIN(RADIANS([.B155]))" office:value-type="float" office:value="119.715248510402">
            <text:p>119.7152</text:p>
          </table:table-cell>
          <table:table-cell table:formula="of:=[.$A$3]*SIN(RADIANS([.B155]-120))" office:value-type="float" office:value="135.129412379467">
            <text:p>135.1294</text:p>
          </table:table-cell>
          <table:table-cell table:formula="of:=[.$A$3]*SIN(RADIANS([.B155]+120))" office:value-type="float" office:value="-254.844660889869">
            <text:p>-254.8447</text:p>
          </table:table-cell>
          <table:table-cell/>
          <table:table-cell table:formula="of:=(MIN([.C155];[.D155];[.E155])+MAX([.C155];[.D155];[.E155]))/2" office:value-type="float" office:value="-59.8576242552011">
            <text:p>-59.8576</text:p>
          </table:table-cell>
          <table:table-cell table:formula="of:=[.C155]-[.G155]" office:value-type="float" office:value="179.572872765603">
            <text:p>179.5729</text:p>
          </table:table-cell>
          <table:table-cell table:formula="of:=[.D155]-[.G155]" office:value-type="float" office:value="194.987036634668">
            <text:p>194.9870</text:p>
          </table:table-cell>
          <table:table-cell table:formula="of:=[.E155]-[.G155]" office:value-type="float" office:value="-194.987036634668">
            <text:p>-194.9870</text:p>
          </table:table-cell>
          <table:table-cell/>
          <table:table-cell table:formula="of:=[.C155]/2+127" office:value-type="float" office:value="186.857624255201">
            <text:p>187</text:p>
          </table:table-cell>
          <table:table-cell table:formula="of:=[.H155]/2+128" office:value-type="float" office:value="217.786436382802">
            <text:p>218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$A$3]*SIN(RADIANS([.B156]))" office:value-type="float" office:value="115.767577433584">
            <text:p>115.7676</text:p>
          </table:table-cell>
          <table:table-cell table:formula="of:=[.$A$3]*SIN(RADIANS([.B156]-120))" office:value-type="float" office:value="138.882953928832">
            <text:p>138.8830</text:p>
          </table:table-cell>
          <table:table-cell table:formula="of:=[.$A$3]*SIN(RADIANS([.B156]+120))" office:value-type="float" office:value="-254.650531362416">
            <text:p>-254.6505</text:p>
          </table:table-cell>
          <table:table-cell/>
          <table:table-cell table:formula="of:=(MIN([.C156];[.D156];[.E156])+MAX([.C156];[.D156];[.E156]))/2" office:value-type="float" office:value="-57.8837887167922">
            <text:p>-57.8838</text:p>
          </table:table-cell>
          <table:table-cell table:formula="of:=[.C156]-[.G156]" office:value-type="float" office:value="173.651366150377">
            <text:p>173.6514</text:p>
          </table:table-cell>
          <table:table-cell table:formula="of:=[.D156]-[.G156]" office:value-type="float" office:value="196.766742645624">
            <text:p>196.7667</text:p>
          </table:table-cell>
          <table:table-cell table:formula="of:=[.E156]-[.G156]" office:value-type="float" office:value="-196.766742645624">
            <text:p>-196.7667</text:p>
          </table:table-cell>
          <table:table-cell/>
          <table:table-cell table:formula="of:=[.C156]/2+127" office:value-type="float" office:value="184.883788716792">
            <text:p>185</text:p>
          </table:table-cell>
          <table:table-cell table:formula="of:=[.H156]/2+128" office:value-type="float" office:value="214.825683075188">
            <text:p>215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$A$3]*SIN(RADIANS([.B157]))" office:value-type="float" office:value="111.784642431215">
            <text:p>111.7846</text:p>
          </table:table-cell>
          <table:table-cell table:formula="of:=[.$A$3]*SIN(RADIANS([.B157]-120))" office:value-type="float" office:value="142.59419038504">
            <text:p>142.5942</text:p>
          </table:table-cell>
          <table:table-cell table:formula="of:=[.$A$3]*SIN(RADIANS([.B157]+120))" office:value-type="float" office:value="-254.378832816255">
            <text:p>-254.3788</text:p>
          </table:table-cell>
          <table:table-cell/>
          <table:table-cell table:formula="of:=(MIN([.C157];[.D157];[.E157])+MAX([.C157];[.D157];[.E157]))/2" office:value-type="float" office:value="-55.8923212156074">
            <text:p>-55.8923</text:p>
          </table:table-cell>
          <table:table-cell table:formula="of:=[.C157]-[.G157]" office:value-type="float" office:value="167.676963646822">
            <text:p>167.6770</text:p>
          </table:table-cell>
          <table:table-cell table:formula="of:=[.D157]-[.G157]" office:value-type="float" office:value="198.486511600648">
            <text:p>198.4865</text:p>
          </table:table-cell>
          <table:table-cell table:formula="of:=[.E157]-[.G157]" office:value-type="float" office:value="-198.486511600648">
            <text:p>-198.4865</text:p>
          </table:table-cell>
          <table:table-cell/>
          <table:table-cell table:formula="of:=[.C157]/2+127" office:value-type="float" office:value="182.892321215607">
            <text:p>183</text:p>
          </table:table-cell>
          <table:table-cell table:formula="of:=[.H157]/2+128" office:value-type="float" office:value="211.838481823411">
            <text:p>212</text:p>
          </table:table-cell>
          <table:table-cell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$A$3]*SIN(RADIANS([.B158]))" office:value-type="float" office:value="107.767656743878">
            <text:p>107.7677</text:p>
          </table:table-cell>
          <table:table-cell table:formula="of:=[.$A$3]*SIN(RADIANS([.B158]-120))" office:value-type="float" office:value="146.261991269517">
            <text:p>146.2620</text:p>
          </table:table-cell>
          <table:table-cell table:formula="of:=[.$A$3]*SIN(RADIANS([.B158]+120))" office:value-type="float" office:value="-254.029648013395">
            <text:p>-254.0296</text:p>
          </table:table-cell>
          <table:table-cell/>
          <table:table-cell table:formula="of:=(MIN([.C158];[.D158];[.E158])+MAX([.C158];[.D158];[.E158]))/2" office:value-type="float" office:value="-53.8838283719392">
            <text:p>-53.8838</text:p>
          </table:table-cell>
          <table:table-cell table:formula="of:=[.C158]-[.G158]" office:value-type="float" office:value="161.651485115818">
            <text:p>161.6515</text:p>
          </table:table-cell>
          <table:table-cell table:formula="of:=[.D158]-[.G158]" office:value-type="float" office:value="200.145819641456">
            <text:p>200.1458</text:p>
          </table:table-cell>
          <table:table-cell table:formula="of:=[.E158]-[.G158]" office:value-type="float" office:value="-200.145819641456">
            <text:p>-200.1458</text:p>
          </table:table-cell>
          <table:table-cell/>
          <table:table-cell table:formula="of:=[.C158]/2+127" office:value-type="float" office:value="180.883828371939">
            <text:p>181</text:p>
          </table:table-cell>
          <table:table-cell table:formula="of:=[.H158]/2+128" office:value-type="float" office:value="208.825742557909">
            <text:p>209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$A$3]*SIN(RADIANS([.B159]))" office:value-type="float" office:value="103.717843984329">
            <text:p>103.7178</text:p>
          </table:table-cell>
          <table:table-cell table:formula="of:=[.$A$3]*SIN(RADIANS([.B159]-120))" office:value-type="float" office:value="149.885239334581">
            <text:p>149.8852</text:p>
          </table:table-cell>
          <table:table-cell table:formula="of:=[.$A$3]*SIN(RADIANS([.B159]+120))" office:value-type="float" office:value="-253.60308331891">
            <text:p>-253.6031</text:p>
          </table:table-cell>
          <table:table-cell/>
          <table:table-cell table:formula="of:=(MIN([.C159];[.D159];[.E159])+MAX([.C159];[.D159];[.E159]))/2" office:value-type="float" office:value="-51.8589219921645">
            <text:p>-51.8589</text:p>
          </table:table-cell>
          <table:table-cell table:formula="of:=[.C159]-[.G159]" office:value-type="float" office:value="155.576765976494">
            <text:p>155.5768</text:p>
          </table:table-cell>
          <table:table-cell table:formula="of:=[.D159]-[.G159]" office:value-type="float" office:value="201.744161326745">
            <text:p>201.7442</text:p>
          </table:table-cell>
          <table:table-cell table:formula="of:=[.E159]-[.G159]" office:value-type="float" office:value="-201.744161326745">
            <text:p>-201.7442</text:p>
          </table:table-cell>
          <table:table-cell/>
          <table:table-cell table:formula="of:=[.C159]/2+127" office:value-type="float" office:value="178.858921992165">
            <text:p>179</text:p>
          </table:table-cell>
          <table:table-cell table:formula="of:=[.H159]/2+128" office:value-type="float" office:value="205.788382988247">
            <text:p>206</text:p>
          </table:table-cell>
          <table:table-cell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$A$3]*SIN(RADIANS([.B160]))" office:value-type="float" office:value="99.6364377647648">
            <text:p>99.6364</text:p>
          </table:table-cell>
          <table:table-cell table:formula="of:=[.$A$3]*SIN(RADIANS([.B160]-120))" office:value-type="float" office:value="153.462830903772">
            <text:p>153.4628</text:p>
          </table:table-cell>
          <table:table-cell table:formula="of:=[.$A$3]*SIN(RADIANS([.B160]+120))" office:value-type="float" office:value="-253.099268668537">
            <text:p>-253.0993</text:p>
          </table:table-cell>
          <table:table-cell/>
          <table:table-cell table:formula="of:=(MIN([.C160];[.D160];[.E160])+MAX([.C160];[.D160];[.E160]))/2" office:value-type="float" office:value="-49.8182188823824">
            <text:p>-49.8182</text:p>
          </table:table-cell>
          <table:table-cell table:formula="of:=[.C160]-[.G160]" office:value-type="float" office:value="149.454656647147">
            <text:p>149.4547</text:p>
          </table:table-cell>
          <table:table-cell table:formula="of:=[.D160]-[.G160]" office:value-type="float" office:value="203.281049786155">
            <text:p>203.2810</text:p>
          </table:table-cell>
          <table:table-cell table:formula="of:=[.E160]-[.G160]" office:value-type="float" office:value="-203.281049786155">
            <text:p>-203.2810</text:p>
          </table:table-cell>
          <table:table-cell/>
          <table:table-cell table:formula="of:=[.C160]/2+127" office:value-type="float" office:value="176.818218882382">
            <text:p>177</text:p>
          </table:table-cell>
          <table:table-cell table:formula="of:=[.H160]/2+128" office:value-type="float" office:value="202.727328323574">
            <text:p>203</text:p>
          </table:table-cell>
          <table:table-cell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$A$3]*SIN(RADIANS([.B161]))" office:value-type="float" office:value="95.5246813210576">
            <text:p>95.5247</text:p>
          </table:table-cell>
          <table:table-cell table:formula="of:=[.$A$3]*SIN(RADIANS([.B161]-120))" office:value-type="float" office:value="156.993676208043">
            <text:p>156.9937</text:p>
          </table:table-cell>
          <table:table-cell table:formula="of:=[.$A$3]*SIN(RADIANS([.B161]+120))" office:value-type="float" office:value="-252.5183575291">
            <text:p>-252.5184</text:p>
          </table:table-cell>
          <table:table-cell/>
          <table:table-cell table:formula="of:=(MIN([.C161];[.D161];[.E161])+MAX([.C161];[.D161];[.E161]))/2" office:value-type="float" office:value="-47.7623406605288">
            <text:p>-47.7623</text:p>
          </table:table-cell>
          <table:table-cell table:style-name="ce11" table:formula="of:=[.C161]-[.G161]" office:value-type="float" office:value="143.287021981586">
            <text:p>143.2870</text:p>
          </table:table-cell>
          <table:table-cell table:formula="of:=[.D161]-[.G161]" office:value-type="float" office:value="204.756016868572">
            <text:p>204.7560</text:p>
          </table:table-cell>
          <table:table-cell table:formula="of:=[.E161]-[.G161]" office:value-type="float" office:value="-204.756016868572">
            <text:p>-204.7560</text:p>
          </table:table-cell>
          <table:table-cell/>
          <table:table-cell table:formula="of:=[.C161]/2+127" office:value-type="float" office:value="174.762340660529">
            <text:p>175</text:p>
          </table:table-cell>
          <table:table-cell table:formula="of:=[.H161]/2+128" office:value-type="float" office:value="199.643510990793">
            <text:p>200</text:p>
          </table:table-cell>
          <table:table-cell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$A$3]*SIN(RADIANS([.B162]))" office:value-type="float" office:value="91.3838271340516">
            <text:p>91.3838</text:p>
          </table:table-cell>
          <table:table-cell table:formula="of:=[.$A$3]*SIN(RADIANS([.B162]-120))" office:value-type="float" office:value="160.476699717709">
            <text:p>160.4767</text:p>
          </table:table-cell>
          <table:table-cell table:formula="of:=[.$A$3]*SIN(RADIANS([.B162]+120))" office:value-type="float" office:value="-251.86052685176">
            <text:p>-251.8605</text:p>
          </table:table-cell>
          <table:table-cell/>
          <table:table-cell table:formula="of:=(MIN([.C162];[.D162];[.E162])+MAX([.C162];[.D162];[.E162]))/2" office:value-type="float" office:value="-45.6919135670258">
            <text:p>-45.6919</text:p>
          </table:table-cell>
          <table:table-cell table:formula="of:=[.C162]-[.G162]" office:value-type="float" office:value="137.075740701077">
            <text:p>137.0757</text:p>
          </table:table-cell>
          <table:table-cell table:formula="of:=[.D162]-[.G162]" office:value-type="float" office:value="206.168613284734">
            <text:p>206.1686</text:p>
          </table:table-cell>
          <table:table-cell table:formula="of:=[.E162]-[.G162]" office:value-type="float" office:value="-206.168613284734">
            <text:p>-206.1686</text:p>
          </table:table-cell>
          <table:table-cell/>
          <table:table-cell table:formula="of:=[.C162]/2+127" office:value-type="float" office:value="172.691913567026">
            <text:p>173</text:p>
          </table:table-cell>
          <table:table-cell table:formula="of:=[.H162]/2+128" office:value-type="float" office:value="196.537870350539">
            <text:p>197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$A$3]*SIN(RADIANS([.B163]))" office:value-type="float" office:value="87.2151365480456">
            <text:p>87.2151</text:p>
          </table:table-cell>
          <table:table-cell table:formula="of:=[.$A$3]*SIN(RADIANS([.B163]-120))" office:value-type="float" office:value="163.910840470068">
            <text:p>163.9108</text:p>
          </table:table-cell>
          <table:table-cell table:formula="of:=[.$A$3]*SIN(RADIANS([.B163]+120))" office:value-type="float" office:value="-251.125977018113">
            <text:p>-251.1260</text:p>
          </table:table-cell>
          <table:table-cell/>
          <table:table-cell table:formula="of:=(MIN([.C163];[.D163];[.E163])+MAX([.C163];[.D163];[.E163]))/2" office:value-type="float" office:value="-43.6075682740228">
            <text:p>-43.6076</text:p>
          </table:table-cell>
          <table:table-cell table:formula="of:=[.C163]-[.G163]" office:value-type="float" office:value="130.822704822068">
            <text:p>130.8227</text:p>
          </table:table-cell>
          <table:table-cell table:formula="of:=[.D163]-[.G163]" office:value-type="float" office:value="207.51840874409">
            <text:p>207.5184</text:p>
          </table:table-cell>
          <table:table-cell table:formula="of:=[.E163]-[.G163]" office:value-type="float" office:value="-207.51840874409">
            <text:p>-207.5184</text:p>
          </table:table-cell>
          <table:table-cell/>
          <table:table-cell table:formula="of:=[.C163]/2+127" office:value-type="float" office:value="170.607568274023">
            <text:p>171</text:p>
          </table:table-cell>
          <table:table-cell table:formula="of:=[.H163]/2+128" office:value-type="float" office:value="193.411352411034">
            <text:p>193</text:p>
          </table:table-cell>
          <table:table-cell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$A$3]*SIN(RADIANS([.B164]))" office:value-type="float" office:value="83.0198793865749">
            <text:p>83.0199</text:p>
          </table:table-cell>
          <table:table-cell table:formula="of:=[.$A$3]*SIN(RADIANS([.B164]-120))" office:value-type="float" office:value="167.295052392579">
            <text:p>167.2951</text:p>
          </table:table-cell>
          <table:table-cell table:formula="of:=[.$A$3]*SIN(RADIANS([.B164]+120))" office:value-type="float" office:value="-250.314931779154">
            <text:p>-250.3149</text:p>
          </table:table-cell>
          <table:table-cell/>
          <table:table-cell table:formula="of:=(MIN([.C164];[.D164];[.E164])+MAX([.C164];[.D164];[.E164]))/2" office:value-type="float" office:value="-41.5099396932875">
            <text:p>-41.5099</text:p>
          </table:table-cell>
          <table:table-cell table:formula="of:=[.C164]-[.G164]" office:value-type="float" office:value="124.529819079862">
            <text:p>124.5298</text:p>
          </table:table-cell>
          <table:table-cell table:formula="of:=[.D164]-[.G164]" office:value-type="float" office:value="208.804992085867">
            <text:p>208.8050</text:p>
          </table:table-cell>
          <table:table-cell table:formula="of:=[.E164]-[.G164]" office:value-type="float" office:value="-208.804992085867">
            <text:p>-208.8050</text:p>
          </table:table-cell>
          <table:table-cell/>
          <table:table-cell table:formula="of:=[.C164]/2+127" office:value-type="float" office:value="168.509939693287">
            <text:p>169</text:p>
          </table:table-cell>
          <table:table-cell table:formula="of:=[.H164]/2+128" office:value-type="float" office:value="190.264909539931">
            <text:p>190</text:p>
          </table:table-cell>
          <table:table-cell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$A$3]*SIN(RADIANS([.B165]))" office:value-type="float" office:value="78.7993335656116">
            <text:p>78.7993</text:p>
          </table:table-cell>
          <table:table-cell table:formula="of:=[.$A$3]*SIN(RADIANS([.B165]-120))" office:value-type="float" office:value="170.628304621509">
            <text:p>170.6283</text:p>
          </table:table-cell>
          <table:table-cell table:formula="of:=[.$A$3]*SIN(RADIANS([.B165]+120))" office:value-type="float" office:value="-249.42763818712">
            <text:p>-249.4276</text:p>
          </table:table-cell>
          <table:table-cell/>
          <table:table-cell table:formula="of:=(MIN([.C165];[.D165];[.E165])+MAX([.C165];[.D165];[.E165]))/2" office:value-type="float" office:value="-39.3996667828058">
            <text:p>-39.3997</text:p>
          </table:table-cell>
          <table:table-cell table:formula="of:=[.C165]-[.G165]" office:value-type="float" office:value="118.199000348417">
            <text:p>118.1990</text:p>
          </table:table-cell>
          <table:table-cell table:formula="of:=[.D165]-[.G165]" office:value-type="float" office:value="210.027971404315">
            <text:p>210.0280</text:p>
          </table:table-cell>
          <table:table-cell table:formula="of:=[.E165]-[.G165]" office:value-type="float" office:value="-210.027971404315">
            <text:p>-210.0280</text:p>
          </table:table-cell>
          <table:table-cell/>
          <table:table-cell table:formula="of:=[.C165]/2+127" office:value-type="float" office:value="166.399666782806">
            <text:p>166</text:p>
          </table:table-cell>
          <table:table-cell table:formula="of:=[.H165]/2+128" office:value-type="float" office:value="187.099500174209">
            <text:p>187</text:p>
          </table:table-cell>
          <table:table-cell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$A$3]*SIN(RADIANS([.B166]))" office:value-type="float" office:value="74.5547847042978">
            <text:p>74.5548</text:p>
          </table:table-cell>
          <table:table-cell table:formula="of:=[.$A$3]*SIN(RADIANS([.B166]-120))" office:value-type="float" office:value="173.909581815937">
            <text:p>173.9096</text:p>
          </table:table-cell>
          <table:table-cell table:formula="of:=[.$A$3]*SIN(RADIANS([.B166]+120))" office:value-type="float" office:value="-248.464366520235">
            <text:p>-248.4644</text:p>
          </table:table-cell>
          <table:table-cell/>
          <table:table-cell table:formula="of:=(MIN([.C166];[.D166];[.E166])+MAX([.C166];[.D166];[.E166]))/2" office:value-type="float" office:value="-37.2773923521489">
            <text:p>-37.2774</text:p>
          </table:table-cell>
          <table:table-cell table:formula="of:=[.C166]-[.G166]" office:value-type="float" office:value="111.832177056447">
            <text:p>111.8322</text:p>
          </table:table-cell>
          <table:table-cell table:formula="of:=[.D166]-[.G166]" office:value-type="float" office:value="211.186974168086">
            <text:p>211.1870</text:p>
          </table:table-cell>
          <table:table-cell table:formula="of:=[.E166]-[.G166]" office:value-type="float" office:value="-211.186974168086">
            <text:p>-211.1870</text:p>
          </table:table-cell>
          <table:table-cell/>
          <table:table-cell table:formula="of:=[.C166]/2+127" office:value-type="float" office:value="164.277392352149">
            <text:p>164</text:p>
          </table:table-cell>
          <table:table-cell table:formula="of:=[.H166]/2+128" office:value-type="float" office:value="183.916088528223">
            <text:p>184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$A$3]*SIN(RADIANS([.B167]))" office:value-type="float" office:value="70.2875257333348">
            <text:p>70.2875</text:p>
          </table:table-cell>
          <table:table-cell table:formula="of:=[.$A$3]*SIN(RADIANS([.B167]-120))" office:value-type="float" office:value="177.137884467044">
            <text:p>177.1379</text:p>
          </table:table-cell>
          <table:table-cell table:formula="of:=[.$A$3]*SIN(RADIANS([.B167]+120))" office:value-type="float" office:value="-247.425410200379">
            <text:p>-247.4254</text:p>
          </table:table-cell>
          <table:table-cell/>
          <table:table-cell table:formula="of:=(MIN([.C167];[.D167];[.E167])+MAX([.C167];[.D167];[.E167]))/2" office:value-type="float" office:value="-35.1437628666674">
            <text:p>-35.1438</text:p>
          </table:table-cell>
          <table:table-cell table:formula="of:=[.C167]-[.G167]" office:value-type="float" office:value="105.431288600002">
            <text:p>105.4313</text:p>
          </table:table-cell>
          <table:table-cell table:formula="of:=[.D167]-[.G167]" office:value-type="float" office:value="212.281647333712">
            <text:p>212.2816</text:p>
          </table:table-cell>
          <table:table-cell table:formula="of:=[.E167]-[.G167]" office:value-type="float" office:value="-212.281647333712">
            <text:p>-212.2816</text:p>
          </table:table-cell>
          <table:table-cell/>
          <table:table-cell table:formula="of:=[.C167]/2+127" office:value-type="float" office:value="162.143762866667">
            <text:p>162</text:p>
          </table:table-cell>
          <table:table-cell table:formula="of:=[.H167]/2+128" office:value-type="float" office:value="180.715644300001">
            <text:p>181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$A$3]*SIN(RADIANS([.B168]))" office:value-type="float" office:value="65.9988565011429">
            <text:p>65.9989</text:p>
          </table:table-cell>
          <table:table-cell table:formula="of:=[.$A$3]*SIN(RADIANS([.B168]-120))" office:value-type="float" office:value="180.31222920257">
            <text:p>180.3122</text:p>
          </table:table-cell>
          <table:table-cell table:formula="of:=[.$A$3]*SIN(RADIANS([.B168]+120))" office:value-type="float" office:value="-246.311085703712">
            <text:p>-246.3111</text:p>
          </table:table-cell>
          <table:table-cell/>
          <table:table-cell table:formula="of:=(MIN([.C168];[.D168];[.E168])+MAX([.C168];[.D168];[.E168]))/2" office:value-type="float" office:value="-32.9994282505714">
            <text:p>-32.9994</text:p>
          </table:table-cell>
          <table:table-cell table:formula="of:=[.C168]-[.G168]" office:value-type="float" office:value="98.9982847517143">
            <text:p>98.9983</text:p>
          </table:table-cell>
          <table:table-cell table:formula="of:=[.D168]-[.G168]" office:value-type="float" office:value="213.311657453141">
            <text:p>213.3117</text:p>
          </table:table-cell>
          <table:table-cell table:formula="of:=[.E168]-[.G168]" office:value-type="float" office:value="-213.311657453141">
            <text:p>-213.3117</text:p>
          </table:table-cell>
          <table:table-cell/>
          <table:table-cell table:formula="of:=[.C168]/2+127" office:value-type="float" office:value="159.999428250571">
            <text:p>160</text:p>
          </table:table-cell>
          <table:table-cell table:formula="of:=[.H168]/2+128" office:value-type="float" office:value="177.499142375857">
            <text:p>177</text:p>
          </table:table-cell>
          <table:table-cell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$A$3]*SIN(RADIANS([.B169]))" office:value-type="float" office:value="61.6900833779153">
            <text:p>61.6901</text:p>
          </table:table-cell>
          <table:table-cell table:formula="of:=[.$A$3]*SIN(RADIANS([.B169]-120))" office:value-type="float" office:value="183.431649086356">
            <text:p>183.4316</text:p>
          </table:table-cell>
          <table:table-cell table:formula="of:=[.$A$3]*SIN(RADIANS([.B169]+120))" office:value-type="float" office:value="-245.121732464271">
            <text:p>-245.1217</text:p>
          </table:table-cell>
          <table:table-cell/>
          <table:table-cell table:formula="of:=(MIN([.C169];[.D169];[.E169])+MAX([.C169];[.D169];[.E169]))/2" office:value-type="float" office:value="-30.8450416889576">
            <text:p>-30.8450</text:p>
          </table:table-cell>
          <table:table-cell table:formula="of:=[.C169]-[.G169]" office:value-type="float" office:value="92.5351250668729">
            <text:p>92.5351</text:p>
          </table:table-cell>
          <table:table-cell table:formula="of:=[.D169]-[.G169]" office:value-type="float" office:value="214.276690775314">
            <text:p>214.2767</text:p>
          </table:table-cell>
          <table:table-cell table:formula="of:=[.E169]-[.G169]" office:value-type="float" office:value="-214.276690775314">
            <text:p>-214.2767</text:p>
          </table:table-cell>
          <table:table-cell/>
          <table:table-cell table:formula="of:=[.C169]/2+127" office:value-type="float" office:value="157.845041688958">
            <text:p>158</text:p>
          </table:table-cell>
          <table:table-cell table:formula="of:=[.H169]/2+128" office:value-type="float" office:value="174.267562533436">
            <text:p>174</text:p>
          </table:table-cell>
          <table:table-cell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$A$3]*SIN(RADIANS([.B170]))" office:value-type="float" office:value="57.3625188576856">
            <text:p>57.3625</text:p>
          </table:table-cell>
          <table:table-cell table:formula="of:=[.$A$3]*SIN(RADIANS([.B170]-120))" office:value-type="float" office:value="186.495193912888">
            <text:p>186.4952</text:p>
          </table:table-cell>
          <table:table-cell table:formula="of:=[.$A$3]*SIN(RADIANS([.B170]+120))" office:value-type="float" office:value="-243.857712770574">
            <text:p>-243.8577</text:p>
          </table:table-cell>
          <table:table-cell/>
          <table:table-cell table:formula="of:=(MIN([.C170];[.D170];[.E170])+MAX([.C170];[.D170];[.E170]))/2" office:value-type="float" office:value="-28.6812594288428">
            <text:p>-28.6813</text:p>
          </table:table-cell>
          <table:table-cell table:formula="of:=[.C170]-[.G170]" office:value-type="float" office:value="86.0437782865284">
            <text:p>86.0438</text:p>
          </table:table-cell>
          <table:table-cell table:formula="of:=[.D170]-[.G170]" office:value-type="float" office:value="215.176453341731">
            <text:p>215.1765</text:p>
          </table:table-cell>
          <table:table-cell table:formula="of:=[.E170]-[.G170]" office:value-type="float" office:value="-215.176453341731">
            <text:p>-215.1765</text:p>
          </table:table-cell>
          <table:table-cell/>
          <table:table-cell table:formula="of:=[.C170]/2+127" office:value-type="float" office:value="155.681259428843">
            <text:p>156</text:p>
          </table:table-cell>
          <table:table-cell table:formula="of:=[.H170]/2+128" office:value-type="float" office:value="171.021889143264">
            <text:p>171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$A$3]*SIN(RADIANS([.B171]))" office:value-type="float" office:value="53.0174811585286">
            <text:p>53.0175</text:p>
          </table:table-cell>
          <table:table-cell table:formula="of:=[.$A$3]*SIN(RADIANS([.B171]-120))" office:value-type="float" office:value="189.501930496736">
            <text:p>189.5019</text:p>
          </table:table-cell>
          <table:table-cell table:formula="of:=[.$A$3]*SIN(RADIANS([.B171]+120))" office:value-type="float" office:value="-242.519411655264">
            <text:p>-242.5194</text:p>
          </table:table-cell>
          <table:table-cell/>
          <table:table-cell table:formula="of:=(MIN([.C171];[.D171];[.E171])+MAX([.C171];[.D171];[.E171]))/2" office:value-type="float" office:value="-26.5087405792643">
            <text:p>-26.5087</text:p>
          </table:table-cell>
          <table:table-cell table:formula="of:=[.C171]-[.G171]" office:value-type="float" office:value="79.526221737793">
            <text:p>79.5262</text:p>
          </table:table-cell>
          <table:table-cell table:formula="of:=[.D171]-[.G171]" office:value-type="float" office:value="216.010671076">
            <text:p>216.0107</text:p>
          </table:table-cell>
          <table:table-cell table:formula="of:=[.E171]-[.G171]" office:value-type="float" office:value="-216.010671076">
            <text:p>-216.0107</text:p>
          </table:table-cell>
          <table:table-cell/>
          <table:table-cell table:formula="of:=[.C171]/2+127" office:value-type="float" office:value="153.508740579264">
            <text:p>154</text:p>
          </table:table-cell>
          <table:table-cell table:formula="of:=[.H171]/2+128" office:value-type="float" office:value="167.763110868896">
            <text:p>168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$A$3]*SIN(RADIANS([.B172]))" office:value-type="float" office:value="48.656293821019">
            <text:p>48.6563</text:p>
          </table:table-cell>
          <table:table-cell table:formula="of:=[.$A$3]*SIN(RADIANS([.B172]-120))" office:value-type="float" office:value="192.450942956807">
            <text:p>192.4509</text:p>
          </table:table-cell>
          <table:table-cell table:formula="of:=[.$A$3]*SIN(RADIANS([.B172]+120))" office:value-type="float" office:value="-241.107236777826">
            <text:p>-241.1072</text:p>
          </table:table-cell>
          <table:table-cell/>
          <table:table-cell table:formula="of:=(MIN([.C172];[.D172];[.E172])+MAX([.C172];[.D172];[.E172]))/2" office:value-type="float" office:value="-24.3281469105095">
            <text:p>-24.3281</text:p>
          </table:table-cell>
          <table:table-cell table:formula="of:=[.C172]-[.G172]" office:value-type="float" office:value="72.9844407315285">
            <text:p>72.9844</text:p>
          </table:table-cell>
          <table:table-cell table:formula="of:=[.D172]-[.G172]" office:value-type="float" office:value="216.779089867316">
            <text:p>216.7791</text:p>
          </table:table-cell>
          <table:table-cell table:formula="of:=[.E172]-[.G172]" office:value-type="float" office:value="-216.779089867316">
            <text:p>-216.7791</text:p>
          </table:table-cell>
          <table:table-cell/>
          <table:table-cell table:formula="of:=[.C172]/2+127" office:value-type="float" office:value="151.328146910509">
            <text:p>151</text:p>
          </table:table-cell>
          <table:table-cell table:formula="of:=[.H172]/2+128" office:value-type="float" office:value="164.492220365764">
            <text:p>164</text:p>
          </table:table-cell>
          <table:table-cell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$A$3]*SIN(RADIANS([.B173]))" office:value-type="float" office:value="44.2802853050672">
            <text:p>44.2803</text:p>
          </table:table-cell>
          <table:table-cell table:formula="of:=[.$A$3]*SIN(RADIANS([.B173]-120))" office:value-type="float" office:value="195.341332995339">
            <text:p>195.3413</text:p>
          </table:table-cell>
          <table:table-cell table:formula="of:=[.$A$3]*SIN(RADIANS([.B173]+120))" office:value-type="float" office:value="-239.621618300407">
            <text:p>-239.6216</text:p>
          </table:table-cell>
          <table:table-cell/>
          <table:table-cell table:formula="of:=(MIN([.C173];[.D173];[.E173])+MAX([.C173];[.D173];[.E173]))/2" office:value-type="float" office:value="-22.1401426525336">
            <text:p>-22.1401</text:p>
          </table:table-cell>
          <table:table-cell table:formula="of:=[.C173]-[.G173]" office:value-type="float" office:value="66.4204279576008">
            <text:p>66.4204</text:p>
          </table:table-cell>
          <table:table-cell table:formula="of:=[.D173]-[.G173]" office:value-type="float" office:value="217.481475647873">
            <text:p>217.4815</text:p>
          </table:table-cell>
          <table:table-cell table:formula="of:=[.E173]-[.G173]" office:value-type="float" office:value="-217.481475647873">
            <text:p>-217.4815</text:p>
          </table:table-cell>
          <table:table-cell/>
          <table:table-cell table:formula="of:=[.C173]/2+127" office:value-type="float" office:value="149.140142652534">
            <text:p>149</text:p>
          </table:table-cell>
          <table:table-cell table:formula="of:=[.H173]/2+128" office:value-type="float" office:value="161.2102139788">
            <text:p>161</text:p>
          </table:table-cell>
          <table:table-cell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$A$3]*SIN(RADIANS([.B174]))" office:value-type="float" office:value="39.8907885852589">
            <text:p>39.8908</text:p>
          </table:table-cell>
          <table:table-cell table:formula="of:=[.$A$3]*SIN(RADIANS([.B174]-120))" office:value-type="float" office:value="198.172220171528">
            <text:p>198.1722</text:p>
          </table:table-cell>
          <table:table-cell table:formula="of:=[.$A$3]*SIN(RADIANS([.B174]+120))" office:value-type="float" office:value="-238.063008756786">
            <text:p>-238.0630</text:p>
          </table:table-cell>
          <table:table-cell/>
          <table:table-cell table:formula="of:=(MIN([.C174];[.D174];[.E174])+MAX([.C174];[.D174];[.E174]))/2" office:value-type="float" office:value="-19.9453942926294">
            <text:p>-19.9454</text:p>
          </table:table-cell>
          <table:table-cell table:formula="of:=[.C174]-[.G174]" office:value-type="float" office:value="59.8361828778883">
            <text:p>59.8362</text:p>
          </table:table-cell>
          <table:table-cell table:formula="of:=[.D174]-[.G174]" office:value-type="float" office:value="218.117614464157">
            <text:p>218.1176</text:p>
          </table:table-cell>
          <table:table-cell table:formula="of:=[.E174]-[.G174]" office:value-type="float" office:value="-218.117614464157">
            <text:p>-218.1176</text:p>
          </table:table-cell>
          <table:table-cell/>
          <table:table-cell table:formula="of:=[.C174]/2+127" office:value-type="float" office:value="146.945394292629">
            <text:p>147</text:p>
          </table:table-cell>
          <table:table-cell table:formula="of:=[.H174]/2+128" office:value-type="float" office:value="157.918091438944">
            <text:p>158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$A$3]*SIN(RADIANS([.B175]))" office:value-type="float" office:value="35.4891407448167">
            <text:p>35.4891</text:p>
          </table:table-cell>
          <table:table-cell table:formula="of:=[.$A$3]*SIN(RADIANS([.B175]-120))" office:value-type="float" office:value="200.942742169714">
            <text:p>200.9427</text:p>
          </table:table-cell>
          <table:table-cell table:formula="of:=[.$A$3]*SIN(RADIANS([.B175]+120))" office:value-type="float" office:value="-236.431882914531">
            <text:p>-236.4319</text:p>
          </table:table-cell>
          <table:table-cell/>
          <table:table-cell table:formula="of:=(MIN([.C175];[.D175];[.E175])+MAX([.C175];[.D175];[.E175]))/2" office:value-type="float" office:value="-17.7445703724083">
            <text:p>-17.7446</text:p>
          </table:table-cell>
          <table:table-cell table:formula="of:=[.C175]-[.G175]" office:value-type="float" office:value="53.233711117225">
            <text:p>53.2337</text:p>
          </table:table-cell>
          <table:table-cell table:formula="of:=[.D175]-[.G175]" office:value-type="float" office:value="218.687312542122">
            <text:p>218.6873</text:p>
          </table:table-cell>
          <table:table-cell table:formula="of:=[.E175]-[.G175]" office:value-type="float" office:value="-218.687312542122">
            <text:p>-218.6873</text:p>
          </table:table-cell>
          <table:table-cell/>
          <table:table-cell table:formula="of:=[.C175]/2+127" office:value-type="float" office:value="144.744570372408">
            <text:p>145</text:p>
          </table:table-cell>
          <table:table-cell table:formula="of:=[.H175]/2+128" office:value-type="float" office:value="154.616855558613">
            <text:p>155</text:p>
          </table:table-cell>
          <table:table-cell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$A$3]*SIN(RADIANS([.B176]))" office:value-type="float" office:value="31.0766825683126">
            <text:p>31.0767</text:p>
          </table:table-cell>
          <table:table-cell table:formula="of:=[.$A$3]*SIN(RADIANS([.B176]-120))" office:value-type="float" office:value="203.65205506206">
            <text:p>203.6521</text:p>
          </table:table-cell>
          <table:table-cell table:formula="of:=[.$A$3]*SIN(RADIANS([.B176]+120))" office:value-type="float" office:value="-234.728737630372">
            <text:p>-234.7287</text:p>
          </table:table-cell>
          <table:table-cell/>
          <table:table-cell table:formula="of:=(MIN([.C176];[.D176];[.E176])+MAX([.C176];[.D176];[.E176]))/2" office:value-type="float" office:value="-15.5383412841563">
            <text:p>-15.5383</text:p>
          </table:table-cell>
          <table:table-cell table:formula="of:=[.C176]-[.G176]" office:value-type="float" office:value="46.615023852469">
            <text:p>46.6150</text:p>
          </table:table-cell>
          <table:table-cell table:formula="of:=[.D176]-[.G176]" office:value-type="float" office:value="219.190396346216">
            <text:p>219.1904</text:p>
          </table:table-cell>
          <table:table-cell table:formula="of:=[.E176]-[.G176]" office:value-type="float" office:value="-219.190396346216">
            <text:p>-219.1904</text:p>
          </table:table-cell>
          <table:table-cell/>
          <table:table-cell table:formula="of:=[.C176]/2+127" office:value-type="float" office:value="142.538341284156">
            <text:p>143</text:p>
          </table:table-cell>
          <table:table-cell table:formula="of:=[.H176]/2+128" office:value-type="float" office:value="151.307511926234">
            <text:p>151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$A$3]*SIN(RADIANS([.B177]))" office:value-type="float" office:value="26.6547581332517">
            <text:p>26.6548</text:p>
          </table:table-cell>
          <table:table-cell table:formula="of:=[.$A$3]*SIN(RADIANS([.B177]-120))" office:value-type="float" office:value="206.299333565612">
            <text:p>206.2993</text:p>
          </table:table-cell>
          <table:table-cell table:formula="of:=[.$A$3]*SIN(RADIANS([.B177]+120))" office:value-type="float" office:value="-232.954091698863">
            <text:p>-232.9541</text:p>
          </table:table-cell>
          <table:table-cell/>
          <table:table-cell table:formula="of:=(MIN([.C177];[.D177];[.E177])+MAX([.C177];[.D177];[.E177]))/2" office:value-type="float" office:value="-13.3273790666258">
            <text:p>-13.3274</text:p>
          </table:table-cell>
          <table:table-cell table:formula="of:=[.C177]-[.G177]" office:value-type="float" office:value="39.9821371998775">
            <text:p>39.9821</text:p>
          </table:table-cell>
          <table:table-cell table:formula="of:=[.D177]-[.G177]" office:value-type="float" office:value="219.626712632237">
            <text:p>219.6267</text:p>
          </table:table-cell>
          <table:table-cell table:formula="of:=[.E177]-[.G177]" office:value-type="float" office:value="-219.626712632237">
            <text:p>-219.6267</text:p>
          </table:table-cell>
          <table:table-cell/>
          <table:table-cell table:formula="of:=[.C177]/2+127" office:value-type="float" office:value="140.327379066626">
            <text:p>140</text:p>
          </table:table-cell>
          <table:table-cell table:formula="of:=[.H177]/2+128" office:value-type="float" office:value="147.991068599939">
            <text:p>148</text:p>
          </table:table-cell>
          <table:table-cell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$A$3]*SIN(RADIANS([.B178]))" office:value-type="float" office:value="22.2247144006528">
            <text:p>22.2247</text:p>
          </table:table-cell>
          <table:table-cell table:formula="of:=[.$A$3]*SIN(RADIANS([.B178]-120))" office:value-type="float" office:value="208.883771293693">
            <text:p>208.8838</text:p>
          </table:table-cell>
          <table:table-cell table:formula="of:=[.$A$3]*SIN(RADIANS([.B178]+120))" office:value-type="float" office:value="-231.108485694346">
            <text:p>-231.1085</text:p>
          </table:table-cell>
          <table:table-cell/>
          <table:table-cell table:formula="of:=(MIN([.C178];[.D178];[.E178])+MAX([.C178];[.D178];[.E178]))/2" office:value-type="float" office:value="-11.1123572003264">
            <text:p>-11.1124</text:p>
          </table:table-cell>
          <table:table-cell table:formula="of:=[.C178]-[.G178]" office:value-type="float" office:value="33.3370716009793">
            <text:p>33.3371</text:p>
          </table:table-cell>
          <table:table-cell table:formula="of:=[.D178]-[.G178]" office:value-type="float" office:value="219.996128494019">
            <text:p>219.9961</text:p>
          </table:table-cell>
          <table:table-cell table:formula="of:=[.E178]-[.G178]" office:value-type="float" office:value="-219.996128494019">
            <text:p>-219.9961</text:p>
          </table:table-cell>
          <table:table-cell/>
          <table:table-cell table:formula="of:=[.C178]/2+127" office:value-type="float" office:value="138.112357200326">
            <text:p>138</text:p>
          </table:table-cell>
          <table:table-cell table:formula="of:=[.H178]/2+128" office:value-type="float" office:value="144.66853580049">
            <text:p>145</text:p>
          </table:table-cell>
          <table:table-cell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$A$3]*SIN(RADIANS([.B179]))" office:value-type="float" office:value="17.787900804752">
            <text:p>17.7879</text:p>
          </table:table-cell>
          <table:table-cell table:formula="of:=[.$A$3]*SIN(RADIANS([.B179]-120))" office:value-type="float" office:value="211.404581001536">
            <text:p>211.4046</text:p>
          </table:table-cell>
          <table:table-cell table:formula="of:=[.$A$3]*SIN(RADIANS([.B179]+120))" office:value-type="float" office:value="-229.192481806288">
            <text:p>-229.1925</text:p>
          </table:table-cell>
          <table:table-cell/>
          <table:table-cell table:formula="of:=(MIN([.C179];[.D179];[.E179])+MAX([.C179];[.D179];[.E179]))/2" office:value-type="float" office:value="-8.89395040237598">
            <text:p>-8.8940</text:p>
          </table:table-cell>
          <table:table-cell table:formula="of:=[.C179]-[.G179]" office:value-type="float" office:value="26.681851207128">
            <text:p>26.6819</text:p>
          </table:table-cell>
          <table:table-cell table:formula="of:=[.D179]-[.G179]" office:value-type="float" office:value="220.298531403912">
            <text:p>220.2985</text:p>
          </table:table-cell>
          <table:table-cell table:formula="of:=[.E179]-[.G179]" office:value-type="float" office:value="-220.298531403912">
            <text:p>-220.2985</text:p>
          </table:table-cell>
          <table:table-cell/>
          <table:table-cell table:formula="of:=[.C179]/2+127" office:value-type="float" office:value="135.893950402376">
            <text:p>136</text:p>
          </table:table-cell>
          <table:table-cell table:formula="of:=[.H179]/2+128" office:value-type="float" office:value="141.340925603564">
            <text:p>141</text:p>
          </table:table-cell>
          <table:table-cell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$A$3]*SIN(RADIANS([.B180]))" office:value-type="float" office:value="13.3456688419507">
            <text:p>13.3457</text:p>
          </table:table-cell>
          <table:table-cell table:formula="of:=[.$A$3]*SIN(RADIANS([.B180]-120))" office:value-type="float" office:value="213.860994826083">
            <text:p>213.8610</text:p>
          </table:table-cell>
          <table:table-cell table:formula="of:=[.$A$3]*SIN(RADIANS([.B180]+120))" office:value-type="float" office:value="-227.206663668034">
            <text:p>-227.2067</text:p>
          </table:table-cell>
          <table:table-cell/>
          <table:table-cell table:formula="of:=(MIN([.C180];[.D180];[.E180])+MAX([.C180];[.D180];[.E180]))/2" office:value-type="float" office:value="-6.67283442097535">
            <text:p>-6.6728</text:p>
          </table:table-cell>
          <table:table-cell table:formula="of:=[.C180]-[.G180]" office:value-type="float" office:value="20.018503262926">
            <text:p>20.0185</text:p>
          </table:table-cell>
          <table:table-cell table:formula="of:=[.D180]-[.G180]" office:value-type="float" office:value="220.533829247058">
            <text:p>220.5338</text:p>
          </table:table-cell>
          <table:table-cell table:formula="of:=[.E180]-[.G180]" office:value-type="float" office:value="-220.533829247058">
            <text:p>-220.5338</text:p>
          </table:table-cell>
          <table:table-cell/>
          <table:table-cell table:formula="of:=[.C180]/2+127" office:value-type="float" office:value="133.672834420975">
            <text:p>134</text:p>
          </table:table-cell>
          <table:table-cell table:formula="of:=[.H180]/2+128" office:value-type="float" office:value="138.009251631463">
            <text:p>138</text:p>
          </table:table-cell>
          <table:table-cell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$A$3]*SIN(RADIANS([.B181]))" office:value-type="float" office:value="8.89937165913779">
            <text:p>8.8994</text:p>
          </table:table-cell>
          <table:table-cell table:formula="of:=[.$A$3]*SIN(RADIANS([.B181]-120))" office:value-type="float" office:value="216.252264519889">
            <text:p>216.2523</text:p>
          </table:table-cell>
          <table:table-cell table:formula="of:=[.$A$3]*SIN(RADIANS([.B181]+120))" office:value-type="float" office:value="-225.151636179026">
            <text:p>-225.1516</text:p>
          </table:table-cell>
          <table:table-cell/>
          <table:table-cell table:formula="of:=(MIN([.C181];[.D181];[.E181])+MAX([.C181];[.D181];[.E181]))/2" office:value-type="float" office:value="-4.44968582956889">
            <text:p>-4.4497</text:p>
          </table:table-cell>
          <table:table-cell table:formula="of:=[.C181]-[.G181]" office:value-type="float" office:value="13.3490574887067">
            <text:p>13.3491</text:p>
          </table:table-cell>
          <table:table-cell table:formula="of:=[.D181]-[.G181]" office:value-type="float" office:value="220.701950349458">
            <text:p>220.7020</text:p>
          </table:table-cell>
          <table:table-cell table:formula="of:=[.E181]-[.G181]" office:value-type="float" office:value="-220.701950349458">
            <text:p>-220.7020</text:p>
          </table:table-cell>
          <table:table-cell/>
          <table:table-cell table:formula="of:=[.C181]/2+127" office:value-type="float" office:value="131.449685829569">
            <text:p>131</text:p>
          </table:table-cell>
          <table:table-cell table:formula="of:=[.H181]/2+128" office:value-type="float" office:value="134.674528744353">
            <text:p>135</text:p>
          </table:table-cell>
          <table:table-cell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$A$3]*SIN(RADIANS([.B182]))" office:value-type="float" office:value="4.45036364150728">
            <text:p>4.4504</text:p>
          </table:table-cell>
          <table:table-cell table:formula="of:=[.$A$3]*SIN(RADIANS([.B182]-120))" office:value-type="float" office:value="218.577661679039">
            <text:p>218.5777</text:p>
          </table:table-cell>
          <table:table-cell table:formula="of:=[.$A$3]*SIN(RADIANS([.B182]+120))" office:value-type="float" office:value="-223.028025320546">
            <text:p>-223.0280</text:p>
          </table:table-cell>
          <table:table-cell/>
          <table:table-cell table:formula="of:=(MIN([.C182];[.D182];[.E182])+MAX([.C182];[.D182];[.E182]))/2" office:value-type="float" office:value="-2.22518182075362">
            <text:p>-2.2252</text:p>
          </table:table-cell>
          <table:table-cell table:formula="of:=[.C182]-[.G182]" office:value-type="float" office:value="6.6755454622609">
            <text:p>6.6755</text:p>
          </table:table-cell>
          <table:table-cell table:formula="of:=[.D182]-[.G182]" office:value-type="float" office:value="220.802843499792">
            <text:p>220.8028</text:p>
          </table:table-cell>
          <table:table-cell table:formula="of:=[.E182]-[.G182]" office:value-type="float" office:value="-220.802843499792">
            <text:p>-220.8028</text:p>
          </table:table-cell>
          <table:table-cell/>
          <table:table-cell table:formula="of:=[.C182]/2+127" office:value-type="float" office:value="129.225181820754">
            <text:p>129</text:p>
          </table:table-cell>
          <table:table-cell table:formula="of:=[.H182]/2+128" office:value-type="float" office:value="131.33777273113">
            <text:p>131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$A$3]*SIN(RADIANS([.B183]))" office:value-type="float" office:value="0.0000000000000312284933782575">
            <text:p>0.0000</text:p>
          </table:table-cell>
          <table:table-cell table:formula="of:=[.$A$3]*SIN(RADIANS([.B183]-120))" office:value-type="float" office:value="220.836477965032">
            <text:p>220.8365</text:p>
          </table:table-cell>
          <table:table-cell table:formula="of:=[.$A$3]*SIN(RADIANS([.B183]+120))" office:value-type="float" office:value="-220.836477965032">
            <text:p>-220.8365</text:p>
          </table:table-cell>
          <table:table-cell/>
          <table:table-cell table:formula="of:=(MIN([.C183];[.D183];[.E183])+MAX([.C183];[.D183];[.E183]))/2" office:value-type="float" office:value="0">
            <text:p>0.0000</text:p>
          </table:table-cell>
          <table:table-cell table:formula="of:=[.C183]-[.G183]" office:value-type="float" office:value="0.0000000000000312284933782575">
            <text:p>0.0000</text:p>
          </table:table-cell>
          <table:table-cell table:formula="of:=[.D183]-[.G183]" office:value-type="float" office:value="220.836477965032">
            <text:p>220.8365</text:p>
          </table:table-cell>
          <table:table-cell table:formula="of:=[.E183]-[.G183]" office:value-type="float" office:value="-220.836477965032">
            <text:p>-220.8365</text:p>
          </table:table-cell>
          <table:table-cell/>
          <table:table-cell table:formula="of:=[.C183]/2+127" office:value-type="float" office:value="127">
            <text:p>127</text:p>
          </table:table-cell>
          <table:table-cell table:formula="of:=[.H183]/2+128" office:value-type="float" office:value="128">
            <text:p>128</text:p>
          </table:table-cell>
          <table:table-cell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$A$3]*SIN(RADIANS([.B184]))" office:value-type="float" office:value="-4.45036364150733">
            <text:p>-4.4504</text:p>
          </table:table-cell>
          <table:table-cell table:formula="of:=[.$A$3]*SIN(RADIANS([.B184]-120))" office:value-type="float" office:value="223.028025320546">
            <text:p>223.0280</text:p>
          </table:table-cell>
          <table:table-cell table:formula="of:=[.$A$3]*SIN(RADIANS([.B184]+120))" office:value-type="float" office:value="-218.577661679039">
            <text:p>-218.5777</text:p>
          </table:table-cell>
          <table:table-cell/>
          <table:table-cell table:formula="of:=(MIN([.C184];[.D184];[.E184])+MAX([.C184];[.D184];[.E184]))/2" office:value-type="float" office:value="2.22518182075363">
            <text:p>2.2252</text:p>
          </table:table-cell>
          <table:table-cell table:formula="of:=[.C184]-[.G184]" office:value-type="float" office:value="-6.67554546226096">
            <text:p>-6.6755</text:p>
          </table:table-cell>
          <table:table-cell table:formula="of:=[.D184]-[.G184]" office:value-type="float" office:value="220.802843499792">
            <text:p>220.8028</text:p>
          </table:table-cell>
          <table:table-cell table:formula="of:=[.E184]-[.G184]" office:value-type="float" office:value="-220.802843499792">
            <text:p>-220.8028</text:p>
          </table:table-cell>
          <table:table-cell/>
          <table:table-cell table:formula="of:=[.C184]/2+127" office:value-type="float" office:value="124.774818179246">
            <text:p>125</text:p>
          </table:table-cell>
          <table:table-cell table:formula="of:=[.H184]/2+128" office:value-type="float" office:value="124.66222726887">
            <text:p>125</text:p>
          </table:table-cell>
          <table:table-cell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$A$3]*SIN(RADIANS([.B185]))" office:value-type="float" office:value="-8.89937165913773">
            <text:p>-8.8994</text:p>
          </table:table-cell>
          <table:table-cell table:formula="of:=[.$A$3]*SIN(RADIANS([.B185]-120))" office:value-type="float" office:value="225.151636179026">
            <text:p>225.1516</text:p>
          </table:table-cell>
          <table:table-cell table:formula="of:=[.$A$3]*SIN(RADIANS([.B185]+120))" office:value-type="float" office:value="-216.252264519889">
            <text:p>-216.2523</text:p>
          </table:table-cell>
          <table:table-cell/>
          <table:table-cell table:formula="of:=(MIN([.C185];[.D185];[.E185])+MAX([.C185];[.D185];[.E185]))/2" office:value-type="float" office:value="4.44968582956884">
            <text:p>4.4497</text:p>
          </table:table-cell>
          <table:table-cell table:formula="of:=[.C185]-[.G185]" office:value-type="float" office:value="-13.3490574887066">
            <text:p>-13.3491</text:p>
          </table:table-cell>
          <table:table-cell table:formula="of:=[.D185]-[.G185]" office:value-type="float" office:value="220.701950349458">
            <text:p>220.7020</text:p>
          </table:table-cell>
          <table:table-cell table:formula="of:=[.E185]-[.G185]" office:value-type="float" office:value="-220.701950349458">
            <text:p>-220.7020</text:p>
          </table:table-cell>
          <table:table-cell/>
          <table:table-cell table:formula="of:=[.C185]/2+127" office:value-type="float" office:value="122.550314170431">
            <text:p>123</text:p>
          </table:table-cell>
          <table:table-cell table:formula="of:=[.H185]/2+128" office:value-type="float" office:value="121.325471255647">
            <text:p>121</text:p>
          </table:table-cell>
          <table:table-cell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$A$3]*SIN(RADIANS([.B186]))" office:value-type="float" office:value="-13.3456688419506">
            <text:p>-13.3457</text:p>
          </table:table-cell>
          <table:table-cell table:formula="of:=[.$A$3]*SIN(RADIANS([.B186]-120))" office:value-type="float" office:value="227.206663668034">
            <text:p>227.2067</text:p>
          </table:table-cell>
          <table:table-cell table:formula="of:=[.$A$3]*SIN(RADIANS([.B186]+120))" office:value-type="float" office:value="-213.860994826083">
            <text:p>-213.8610</text:p>
          </table:table-cell>
          <table:table-cell/>
          <table:table-cell table:formula="of:=(MIN([.C186];[.D186];[.E186])+MAX([.C186];[.D186];[.E186]))/2" office:value-type="float" office:value="6.67283442097531">
            <text:p>6.6728</text:p>
          </table:table-cell>
          <table:table-cell table:formula="of:=[.C186]-[.G186]" office:value-type="float" office:value="-20.0185032629259">
            <text:p>-20.0185</text:p>
          </table:table-cell>
          <table:table-cell table:formula="of:=[.D186]-[.G186]" office:value-type="float" office:value="220.533829247058">
            <text:p>220.5338</text:p>
          </table:table-cell>
          <table:table-cell table:formula="of:=[.E186]-[.G186]" office:value-type="float" office:value="-220.533829247058">
            <text:p>-220.5338</text:p>
          </table:table-cell>
          <table:table-cell/>
          <table:table-cell table:formula="of:=[.C186]/2+127" office:value-type="float" office:value="120.327165579025">
            <text:p>120</text:p>
          </table:table-cell>
          <table:table-cell table:formula="of:=[.H186]/2+128" office:value-type="float" office:value="117.990748368537">
            <text:p>118</text:p>
          </table:table-cell>
          <table:table-cell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$A$3]*SIN(RADIANS([.B187]))" office:value-type="float" office:value="-17.7879008047519">
            <text:p>-17.7879</text:p>
          </table:table-cell>
          <table:table-cell table:formula="of:=[.$A$3]*SIN(RADIANS([.B187]-120))" office:value-type="float" office:value="229.192481806288">
            <text:p>229.1925</text:p>
          </table:table-cell>
          <table:table-cell table:formula="of:=[.$A$3]*SIN(RADIANS([.B187]+120))" office:value-type="float" office:value="-211.404581001536">
            <text:p>-211.4046</text:p>
          </table:table-cell>
          <table:table-cell/>
          <table:table-cell table:formula="of:=(MIN([.C187];[.D187];[.E187])+MAX([.C187];[.D187];[.E187]))/2" office:value-type="float" office:value="8.89395040237599">
            <text:p>8.8940</text:p>
          </table:table-cell>
          <table:table-cell table:formula="of:=[.C187]-[.G187]" office:value-type="float" office:value="-26.6818512071279">
            <text:p>-26.6819</text:p>
          </table:table-cell>
          <table:table-cell table:formula="of:=[.D187]-[.G187]" office:value-type="float" office:value="220.298531403912">
            <text:p>220.2985</text:p>
          </table:table-cell>
          <table:table-cell table:formula="of:=[.E187]-[.G187]" office:value-type="float" office:value="-220.298531403912">
            <text:p>-220.2985</text:p>
          </table:table-cell>
          <table:table-cell/>
          <table:table-cell table:formula="of:=[.C187]/2+127" office:value-type="float" office:value="118.106049597624">
            <text:p>118</text:p>
          </table:table-cell>
          <table:table-cell table:formula="of:=[.H187]/2+128" office:value-type="float" office:value="114.659074396436">
            <text:p>115</text:p>
          </table:table-cell>
          <table:table-cell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$A$3]*SIN(RADIANS([.B188]))" office:value-type="float" office:value="-22.2247144006528">
            <text:p>-22.2247</text:p>
          </table:table-cell>
          <table:table-cell table:formula="of:=[.$A$3]*SIN(RADIANS([.B188]-120))" office:value-type="float" office:value="231.108485694346">
            <text:p>231.1085</text:p>
          </table:table-cell>
          <table:table-cell table:formula="of:=[.$A$3]*SIN(RADIANS([.B188]+120))" office:value-type="float" office:value="-208.883771293693">
            <text:p>-208.8838</text:p>
          </table:table-cell>
          <table:table-cell/>
          <table:table-cell table:formula="of:=(MIN([.C188];[.D188];[.E188])+MAX([.C188];[.D188];[.E188]))/2" office:value-type="float" office:value="11.1123572003264">
            <text:p>11.1124</text:p>
          </table:table-cell>
          <table:table-cell table:formula="of:=[.C188]-[.G188]" office:value-type="float" office:value="-33.3370716009792">
            <text:p>-33.3371</text:p>
          </table:table-cell>
          <table:table-cell table:formula="of:=[.D188]-[.G188]" office:value-type="float" office:value="219.996128494019">
            <text:p>219.9961</text:p>
          </table:table-cell>
          <table:table-cell table:formula="of:=[.E188]-[.G188]" office:value-type="float" office:value="-219.996128494019">
            <text:p>-219.9961</text:p>
          </table:table-cell>
          <table:table-cell/>
          <table:table-cell table:formula="of:=[.C188]/2+127" office:value-type="float" office:value="115.887642799674">
            <text:p>116</text:p>
          </table:table-cell>
          <table:table-cell table:formula="of:=[.H188]/2+128" office:value-type="float" office:value="111.33146419951">
            <text:p>111</text:p>
          </table:table-cell>
          <table:table-cell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$A$3]*SIN(RADIANS([.B189]))" office:value-type="float" office:value="-26.6547581332516">
            <text:p>-26.6548</text:p>
          </table:table-cell>
          <table:table-cell table:formula="of:=[.$A$3]*SIN(RADIANS([.B189]-120))" office:value-type="float" office:value="232.954091698863">
            <text:p>232.9541</text:p>
          </table:table-cell>
          <table:table-cell table:formula="of:=[.$A$3]*SIN(RADIANS([.B189]+120))" office:value-type="float" office:value="-206.299333565612">
            <text:p>-206.2993</text:p>
          </table:table-cell>
          <table:table-cell/>
          <table:table-cell table:formula="of:=(MIN([.C189];[.D189];[.E189])+MAX([.C189];[.D189];[.E189]))/2" office:value-type="float" office:value="13.3273790666258">
            <text:p>13.3274</text:p>
          </table:table-cell>
          <table:table-cell table:formula="of:=[.C189]-[.G189]" office:value-type="float" office:value="-39.9821371998774">
            <text:p>-39.9821</text:p>
          </table:table-cell>
          <table:table-cell table:formula="of:=[.D189]-[.G189]" office:value-type="float" office:value="219.626712632237">
            <text:p>219.6267</text:p>
          </table:table-cell>
          <table:table-cell table:formula="of:=[.E189]-[.G189]" office:value-type="float" office:value="-219.626712632237">
            <text:p>-219.6267</text:p>
          </table:table-cell>
          <table:table-cell/>
          <table:table-cell table:formula="of:=[.C189]/2+127" office:value-type="float" office:value="113.672620933374">
            <text:p>114</text:p>
          </table:table-cell>
          <table:table-cell table:formula="of:=[.H189]/2+128" office:value-type="float" office:value="108.008931400061">
            <text:p>108</text:p>
          </table:table-cell>
          <table:table-cell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$A$3]*SIN(RADIANS([.B190]))" office:value-type="float" office:value="-31.0766825683126">
            <text:p>-31.0767</text:p>
          </table:table-cell>
          <table:table-cell table:formula="of:=[.$A$3]*SIN(RADIANS([.B190]-120))" office:value-type="float" office:value="234.728737630372">
            <text:p>234.7287</text:p>
          </table:table-cell>
          <table:table-cell table:formula="of:=[.$A$3]*SIN(RADIANS([.B190]+120))" office:value-type="float" office:value="-203.65205506206">
            <text:p>-203.6521</text:p>
          </table:table-cell>
          <table:table-cell/>
          <table:table-cell table:formula="of:=(MIN([.C190];[.D190];[.E190])+MAX([.C190];[.D190];[.E190]))/2" office:value-type="float" office:value="15.5383412841563">
            <text:p>15.5383</text:p>
          </table:table-cell>
          <table:table-cell table:formula="of:=[.C190]-[.G190]" office:value-type="float" office:value="-46.6150238524689">
            <text:p>-46.6150</text:p>
          </table:table-cell>
          <table:table-cell table:formula="of:=[.D190]-[.G190]" office:value-type="float" office:value="219.190396346216">
            <text:p>219.1904</text:p>
          </table:table-cell>
          <table:table-cell table:formula="of:=[.E190]-[.G190]" office:value-type="float" office:value="-219.190396346216">
            <text:p>-219.1904</text:p>
          </table:table-cell>
          <table:table-cell/>
          <table:table-cell table:formula="of:=[.C190]/2+127" office:value-type="float" office:value="111.461658715844">
            <text:p>111</text:p>
          </table:table-cell>
          <table:table-cell table:formula="of:=[.H190]/2+128" office:value-type="float" office:value="104.692488073766">
            <text:p>105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$A$3]*SIN(RADIANS([.B191]))" office:value-type="float" office:value="-35.4891407448167">
            <text:p>-35.4891</text:p>
          </table:table-cell>
          <table:table-cell table:formula="of:=[.$A$3]*SIN(RADIANS([.B191]-120))" office:value-type="float" office:value="236.431882914531">
            <text:p>236.4319</text:p>
          </table:table-cell>
          <table:table-cell table:formula="of:=[.$A$3]*SIN(RADIANS([.B191]+120))" office:value-type="float" office:value="-200.942742169714">
            <text:p>-200.9427</text:p>
          </table:table-cell>
          <table:table-cell/>
          <table:table-cell table:formula="of:=(MIN([.C191];[.D191];[.E191])+MAX([.C191];[.D191];[.E191]))/2" office:value-type="float" office:value="17.7445703724084">
            <text:p>17.7446</text:p>
          </table:table-cell>
          <table:table-cell table:formula="of:=[.C191]-[.G191]" office:value-type="float" office:value="-53.2337111172251">
            <text:p>-53.2337</text:p>
          </table:table-cell>
          <table:table-cell table:formula="of:=[.D191]-[.G191]" office:value-type="float" office:value="218.687312542122">
            <text:p>218.6873</text:p>
          </table:table-cell>
          <table:table-cell table:formula="of:=[.E191]-[.G191]" office:value-type="float" office:value="-218.687312542122">
            <text:p>-218.6873</text:p>
          </table:table-cell>
          <table:table-cell/>
          <table:table-cell table:formula="of:=[.C191]/2+127" office:value-type="float" office:value="109.255429627592">
            <text:p>109</text:p>
          </table:table-cell>
          <table:table-cell table:formula="of:=[.H191]/2+128" office:value-type="float" office:value="101.383144441387">
            <text:p>101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$A$3]*SIN(RADIANS([.B192]))" office:value-type="float" office:value="-39.8907885852588">
            <text:p>-39.8908</text:p>
          </table:table-cell>
          <table:table-cell table:formula="of:=[.$A$3]*SIN(RADIANS([.B192]-120))" office:value-type="float" office:value="238.063008756786">
            <text:p>238.0630</text:p>
          </table:table-cell>
          <table:table-cell table:formula="of:=[.$A$3]*SIN(RADIANS([.B192]+120))" office:value-type="float" office:value="-198.172220171528">
            <text:p>-198.1722</text:p>
          </table:table-cell>
          <table:table-cell/>
          <table:table-cell table:formula="of:=(MIN([.C192];[.D192];[.E192])+MAX([.C192];[.D192];[.E192]))/2" office:value-type="float" office:value="19.9453942926294">
            <text:p>19.9454</text:p>
          </table:table-cell>
          <table:table-cell table:formula="of:=[.C192]-[.G192]" office:value-type="float" office:value="-59.8361828778883">
            <text:p>-59.8362</text:p>
          </table:table-cell>
          <table:table-cell table:formula="of:=[.D192]-[.G192]" office:value-type="float" office:value="218.117614464157">
            <text:p>218.1176</text:p>
          </table:table-cell>
          <table:table-cell table:formula="of:=[.E192]-[.G192]" office:value-type="float" office:value="-218.117614464157">
            <text:p>-218.1176</text:p>
          </table:table-cell>
          <table:table-cell/>
          <table:table-cell table:formula="of:=[.C192]/2+127" office:value-type="float" office:value="107.054605707371">
            <text:p>107</text:p>
          </table:table-cell>
          <table:table-cell table:formula="of:=[.H192]/2+128" office:value-type="float" office:value="98.0819085610559">
            <text:p>98</text:p>
          </table:table-cell>
          <table:table-cell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$A$3]*SIN(RADIANS([.B193]))" office:value-type="float" office:value="-44.2802853050673">
            <text:p>-44.2803</text:p>
          </table:table-cell>
          <table:table-cell table:formula="of:=[.$A$3]*SIN(RADIANS([.B193]-120))" office:value-type="float" office:value="239.621618300407">
            <text:p>239.6216</text:p>
          </table:table-cell>
          <table:table-cell table:formula="of:=[.$A$3]*SIN(RADIANS([.B193]+120))" office:value-type="float" office:value="-195.341332995339">
            <text:p>-195.3413</text:p>
          </table:table-cell>
          <table:table-cell/>
          <table:table-cell table:formula="of:=(MIN([.C193];[.D193];[.E193])+MAX([.C193];[.D193];[.E193]))/2" office:value-type="float" office:value="22.1401426525336">
            <text:p>22.1401</text:p>
          </table:table-cell>
          <table:table-cell table:formula="of:=[.C193]-[.G193]" office:value-type="float" office:value="-66.4204279576009">
            <text:p>-66.4204</text:p>
          </table:table-cell>
          <table:table-cell table:formula="of:=[.D193]-[.G193]" office:value-type="float" office:value="217.481475647873">
            <text:p>217.4815</text:p>
          </table:table-cell>
          <table:table-cell table:formula="of:=[.E193]-[.G193]" office:value-type="float" office:value="-217.481475647873">
            <text:p>-217.4815</text:p>
          </table:table-cell>
          <table:table-cell/>
          <table:table-cell table:formula="of:=[.C193]/2+127" office:value-type="float" office:value="104.859857347466">
            <text:p>105</text:p>
          </table:table-cell>
          <table:table-cell table:formula="of:=[.H193]/2+128" office:value-type="float" office:value="94.7897860211996">
            <text:p>95</text:p>
          </table:table-cell>
          <table:table-cell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$A$3]*SIN(RADIANS([.B194]))" office:value-type="float" office:value="-48.6562938210189">
            <text:p>-48.6563</text:p>
          </table:table-cell>
          <table:table-cell table:formula="of:=[.$A$3]*SIN(RADIANS([.B194]-120))" office:value-type="float" office:value="241.107236777826">
            <text:p>241.1072</text:p>
          </table:table-cell>
          <table:table-cell table:formula="of:=[.$A$3]*SIN(RADIANS([.B194]+120))" office:value-type="float" office:value="-192.450942956807">
            <text:p>-192.4509</text:p>
          </table:table-cell>
          <table:table-cell/>
          <table:table-cell table:formula="of:=(MIN([.C194];[.D194];[.E194])+MAX([.C194];[.D194];[.E194]))/2" office:value-type="float" office:value="24.3281469105094">
            <text:p>24.3281</text:p>
          </table:table-cell>
          <table:table-cell table:formula="of:=[.C194]-[.G194]" office:value-type="float" office:value="-72.9844407315283">
            <text:p>-72.9844</text:p>
          </table:table-cell>
          <table:table-cell table:formula="of:=[.D194]-[.G194]" office:value-type="float" office:value="216.779089867316">
            <text:p>216.7791</text:p>
          </table:table-cell>
          <table:table-cell table:formula="of:=[.E194]-[.G194]" office:value-type="float" office:value="-216.779089867316">
            <text:p>-216.7791</text:p>
          </table:table-cell>
          <table:table-cell/>
          <table:table-cell table:formula="of:=[.C194]/2+127" office:value-type="float" office:value="102.671853089491">
            <text:p>103</text:p>
          </table:table-cell>
          <table:table-cell table:formula="of:=[.H194]/2+128" office:value-type="float" office:value="91.5077796342358">
            <text:p>92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$A$3]*SIN(RADIANS([.B195]))" office:value-type="float" office:value="-53.0174811585287">
            <text:p>-53.0175</text:p>
          </table:table-cell>
          <table:table-cell table:formula="of:=[.$A$3]*SIN(RADIANS([.B195]-120))" office:value-type="float" office:value="242.519411655264">
            <text:p>242.5194</text:p>
          </table:table-cell>
          <table:table-cell table:formula="of:=[.$A$3]*SIN(RADIANS([.B195]+120))" office:value-type="float" office:value="-189.501930496736">
            <text:p>-189.5019</text:p>
          </table:table-cell>
          <table:table-cell/>
          <table:table-cell table:formula="of:=(MIN([.C195];[.D195];[.E195])+MAX([.C195];[.D195];[.E195]))/2" office:value-type="float" office:value="26.5087405792643">
            <text:p>26.5087</text:p>
          </table:table-cell>
          <table:table-cell table:formula="of:=[.C195]-[.G195]" office:value-type="float" office:value="-79.526221737793">
            <text:p>-79.5262</text:p>
          </table:table-cell>
          <table:table-cell table:formula="of:=[.D195]-[.G195]" office:value-type="float" office:value="216.010671076">
            <text:p>216.0107</text:p>
          </table:table-cell>
          <table:table-cell table:formula="of:=[.E195]-[.G195]" office:value-type="float" office:value="-216.010671076">
            <text:p>-216.0107</text:p>
          </table:table-cell>
          <table:table-cell/>
          <table:table-cell table:formula="of:=[.C195]/2+127" office:value-type="float" office:value="100.491259420736">
            <text:p>100</text:p>
          </table:table-cell>
          <table:table-cell table:formula="of:=[.H195]/2+128" office:value-type="float" office:value="88.2368891311035">
            <text:p>88</text:p>
          </table:table-cell>
          <table:table-cell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$A$3]*SIN(RADIANS([.B196]))" office:value-type="float" office:value="-57.3625188576856">
            <text:p>-57.3625</text:p>
          </table:table-cell>
          <table:table-cell table:formula="of:=[.$A$3]*SIN(RADIANS([.B196]-120))" office:value-type="float" office:value="243.857712770574">
            <text:p>243.8577</text:p>
          </table:table-cell>
          <table:table-cell table:formula="of:=[.$A$3]*SIN(RADIANS([.B196]+120))" office:value-type="float" office:value="-186.495193912888">
            <text:p>-186.4952</text:p>
          </table:table-cell>
          <table:table-cell/>
          <table:table-cell table:formula="of:=(MIN([.C196];[.D196];[.E196])+MAX([.C196];[.D196];[.E196]))/2" office:value-type="float" office:value="28.6812594288428">
            <text:p>28.6813</text:p>
          </table:table-cell>
          <table:table-cell table:formula="of:=[.C196]-[.G196]" office:value-type="float" office:value="-86.0437782865284">
            <text:p>-86.0438</text:p>
          </table:table-cell>
          <table:table-cell table:formula="of:=[.D196]-[.G196]" office:value-type="float" office:value="215.176453341731">
            <text:p>215.1765</text:p>
          </table:table-cell>
          <table:table-cell table:formula="of:=[.E196]-[.G196]" office:value-type="float" office:value="-215.176453341731">
            <text:p>-215.1765</text:p>
          </table:table-cell>
          <table:table-cell/>
          <table:table-cell table:formula="of:=[.C196]/2+127" office:value-type="float" office:value="98.3187405711572">
            <text:p>98</text:p>
          </table:table-cell>
          <table:table-cell table:formula="of:=[.H196]/2+128" office:value-type="float" office:value="84.9781108567358">
            <text:p>85</text:p>
          </table:table-cell>
          <table:table-cell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$A$3]*SIN(RADIANS([.B197]))" office:value-type="float" office:value="-61.6900833779152">
            <text:p>-61.6901</text:p>
          </table:table-cell>
          <table:table-cell table:formula="of:=[.$A$3]*SIN(RADIANS([.B197]-120))" office:value-type="float" office:value="245.121732464271">
            <text:p>245.1217</text:p>
          </table:table-cell>
          <table:table-cell table:formula="of:=[.$A$3]*SIN(RADIANS([.B197]+120))" office:value-type="float" office:value="-183.431649086356">
            <text:p>-183.4316</text:p>
          </table:table-cell>
          <table:table-cell/>
          <table:table-cell table:formula="of:=(MIN([.C197];[.D197];[.E197])+MAX([.C197];[.D197];[.E197]))/2" office:value-type="float" office:value="30.8450416889576">
            <text:p>30.8450</text:p>
          </table:table-cell>
          <table:table-cell table:formula="of:=[.C197]-[.G197]" office:value-type="float" office:value="-92.5351250668728">
            <text:p>-92.5351</text:p>
          </table:table-cell>
          <table:table-cell table:formula="of:=[.D197]-[.G197]" office:value-type="float" office:value="214.276690775314">
            <text:p>214.2767</text:p>
          </table:table-cell>
          <table:table-cell table:formula="of:=[.E197]-[.G197]" office:value-type="float" office:value="-214.276690775314">
            <text:p>-214.2767</text:p>
          </table:table-cell>
          <table:table-cell/>
          <table:table-cell table:formula="of:=[.C197]/2+127" office:value-type="float" office:value="96.1549583110424">
            <text:p>96</text:p>
          </table:table-cell>
          <table:table-cell table:formula="of:=[.H197]/2+128" office:value-type="float" office:value="81.7324374665636">
            <text:p>82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$A$3]*SIN(RADIANS([.B198]))" office:value-type="float" office:value="-65.9988565011428">
            <text:p>-65.9989</text:p>
          </table:table-cell>
          <table:table-cell table:formula="of:=[.$A$3]*SIN(RADIANS([.B198]-120))" office:value-type="float" office:value="246.311085703712">
            <text:p>246.3111</text:p>
          </table:table-cell>
          <table:table-cell table:formula="of:=[.$A$3]*SIN(RADIANS([.B198]+120))" office:value-type="float" office:value="-180.31222920257">
            <text:p>-180.3122</text:p>
          </table:table-cell>
          <table:table-cell/>
          <table:table-cell table:formula="of:=(MIN([.C198];[.D198];[.E198])+MAX([.C198];[.D198];[.E198]))/2" office:value-type="float" office:value="32.9994282505714">
            <text:p>32.9994</text:p>
          </table:table-cell>
          <table:table-cell table:formula="of:=[.C198]-[.G198]" office:value-type="float" office:value="-98.9982847517142">
            <text:p>-98.9983</text:p>
          </table:table-cell>
          <table:table-cell table:formula="of:=[.D198]-[.G198]" office:value-type="float" office:value="213.311657453141">
            <text:p>213.3117</text:p>
          </table:table-cell>
          <table:table-cell table:formula="of:=[.E198]-[.G198]" office:value-type="float" office:value="-213.311657453141">
            <text:p>-213.3117</text:p>
          </table:table-cell>
          <table:table-cell/>
          <table:table-cell table:formula="of:=[.C198]/2+127" office:value-type="float" office:value="94.0005717494286">
            <text:p>94</text:p>
          </table:table-cell>
          <table:table-cell table:formula="of:=[.H198]/2+128" office:value-type="float" office:value="78.5008576241429">
            <text:p>79</text:p>
          </table:table-cell>
          <table:table-cell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$A$3]*SIN(RADIANS([.B199]))" office:value-type="float" office:value="-70.2875257333348">
            <text:p>-70.2875</text:p>
          </table:table-cell>
          <table:table-cell table:formula="of:=[.$A$3]*SIN(RADIANS([.B199]-120))" office:value-type="float" office:value="247.425410200379">
            <text:p>247.4254</text:p>
          </table:table-cell>
          <table:table-cell table:formula="of:=[.$A$3]*SIN(RADIANS([.B199]+120))" office:value-type="float" office:value="-177.137884467044">
            <text:p>-177.1379</text:p>
          </table:table-cell>
          <table:table-cell/>
          <table:table-cell table:formula="of:=(MIN([.C199];[.D199];[.E199])+MAX([.C199];[.D199];[.E199]))/2" office:value-type="float" office:value="35.1437628666674">
            <text:p>35.1438</text:p>
          </table:table-cell>
          <table:table-cell table:formula="of:=[.C199]-[.G199]" office:value-type="float" office:value="-105.431288600002">
            <text:p>-105.4313</text:p>
          </table:table-cell>
          <table:table-cell table:formula="of:=[.D199]-[.G199]" office:value-type="float" office:value="212.281647333712">
            <text:p>212.2816</text:p>
          </table:table-cell>
          <table:table-cell table:formula="of:=[.E199]-[.G199]" office:value-type="float" office:value="-212.281647333712">
            <text:p>-212.2816</text:p>
          </table:table-cell>
          <table:table-cell/>
          <table:table-cell table:formula="of:=[.C199]/2+127" office:value-type="float" office:value="91.8562371333326">
            <text:p>92</text:p>
          </table:table-cell>
          <table:table-cell table:formula="of:=[.H199]/2+128" office:value-type="float" office:value="75.2843556999989">
            <text:p>75</text:p>
          </table:table-cell>
          <table:table-cell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$A$3]*SIN(RADIANS([.B200]))" office:value-type="float" office:value="-74.5547847042979">
            <text:p>-74.5548</text:p>
          </table:table-cell>
          <table:table-cell table:formula="of:=[.$A$3]*SIN(RADIANS([.B200]-120))" office:value-type="float" office:value="248.464366520235">
            <text:p>248.4644</text:p>
          </table:table-cell>
          <table:table-cell table:formula="of:=[.$A$3]*SIN(RADIANS([.B200]+120))" office:value-type="float" office:value="-173.909581815937">
            <text:p>-173.9096</text:p>
          </table:table-cell>
          <table:table-cell/>
          <table:table-cell table:formula="of:=(MIN([.C200];[.D200];[.E200])+MAX([.C200];[.D200];[.E200]))/2" office:value-type="float" office:value="37.277392352149">
            <text:p>37.2774</text:p>
          </table:table-cell>
          <table:table-cell table:formula="of:=[.C200]-[.G200]" office:value-type="float" office:value="-111.832177056447">
            <text:p>-111.8322</text:p>
          </table:table-cell>
          <table:table-cell table:formula="of:=[.D200]-[.G200]" office:value-type="float" office:value="211.186974168086">
            <text:p>211.1870</text:p>
          </table:table-cell>
          <table:table-cell table:formula="of:=[.E200]-[.G200]" office:value-type="float" office:value="-211.186974168086">
            <text:p>-211.1870</text:p>
          </table:table-cell>
          <table:table-cell/>
          <table:table-cell table:formula="of:=[.C200]/2+127" office:value-type="float" office:value="89.7226076478511">
            <text:p>90</text:p>
          </table:table-cell>
          <table:table-cell table:formula="of:=[.H200]/2+128" office:value-type="float" office:value="72.0839114717766">
            <text:p>72</text:p>
          </table:table-cell>
          <table:table-cell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$A$3]*SIN(RADIANS([.B201]))" office:value-type="float" office:value="-78.7993335656116">
            <text:p>-78.7993</text:p>
          </table:table-cell>
          <table:table-cell table:formula="of:=[.$A$3]*SIN(RADIANS([.B201]-120))" office:value-type="float" office:value="249.42763818712">
            <text:p>249.4276</text:p>
          </table:table-cell>
          <table:table-cell table:formula="of:=[.$A$3]*SIN(RADIANS([.B201]+120))" office:value-type="float" office:value="-170.628304621509">
            <text:p>-170.6283</text:p>
          </table:table-cell>
          <table:table-cell/>
          <table:table-cell table:formula="of:=(MIN([.C201];[.D201];[.E201])+MAX([.C201];[.D201];[.E201]))/2" office:value-type="float" office:value="39.3996667828058">
            <text:p>39.3997</text:p>
          </table:table-cell>
          <table:table-cell table:formula="of:=[.C201]-[.G201]" office:value-type="float" office:value="-118.199000348417">
            <text:p>-118.1990</text:p>
          </table:table-cell>
          <table:table-cell table:formula="of:=[.D201]-[.G201]" office:value-type="float" office:value="210.027971404315">
            <text:p>210.0280</text:p>
          </table:table-cell>
          <table:table-cell table:formula="of:=[.E201]-[.G201]" office:value-type="float" office:value="-210.027971404315">
            <text:p>-210.0280</text:p>
          </table:table-cell>
          <table:table-cell/>
          <table:table-cell table:formula="of:=[.C201]/2+127" office:value-type="float" office:value="87.6003332171942">
            <text:p>88</text:p>
          </table:table-cell>
          <table:table-cell table:formula="of:=[.H201]/2+128" office:value-type="float" office:value="68.9004998257913">
            <text:p>69</text:p>
          </table:table-cell>
          <table:table-cell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$A$3]*SIN(RADIANS([.B202]))" office:value-type="float" office:value="-83.019879386575">
            <text:p>-83.0199</text:p>
          </table:table-cell>
          <table:table-cell table:formula="of:=[.$A$3]*SIN(RADIANS([.B202]-120))" office:value-type="float" office:value="250.314931779154">
            <text:p>250.3149</text:p>
          </table:table-cell>
          <table:table-cell table:formula="of:=[.$A$3]*SIN(RADIANS([.B202]+120))" office:value-type="float" office:value="-167.295052392579">
            <text:p>-167.2951</text:p>
          </table:table-cell>
          <table:table-cell/>
          <table:table-cell table:formula="of:=(MIN([.C202];[.D202];[.E202])+MAX([.C202];[.D202];[.E202]))/2" office:value-type="float" office:value="41.5099396932875">
            <text:p>41.5099</text:p>
          </table:table-cell>
          <table:table-cell table:formula="of:=[.C202]-[.G202]" office:value-type="float" office:value="-124.529819079862">
            <text:p>-124.5298</text:p>
          </table:table-cell>
          <table:table-cell table:formula="of:=[.D202]-[.G202]" office:value-type="float" office:value="208.804992085867">
            <text:p>208.8050</text:p>
          </table:table-cell>
          <table:table-cell table:formula="of:=[.E202]-[.G202]" office:value-type="float" office:value="-208.804992085867">
            <text:p>-208.8050</text:p>
          </table:table-cell>
          <table:table-cell/>
          <table:table-cell table:formula="of:=[.C202]/2+127" office:value-type="float" office:value="85.4900603067125">
            <text:p>85</text:p>
          </table:table-cell>
          <table:table-cell table:formula="of:=[.H202]/2+128" office:value-type="float" office:value="65.7350904600688">
            <text:p>66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$A$3]*SIN(RADIANS([.B203]))" office:value-type="float" office:value="-87.2151365480455">
            <text:p>-87.2151</text:p>
          </table:table-cell>
          <table:table-cell table:formula="of:=[.$A$3]*SIN(RADIANS([.B203]-120))" office:value-type="float" office:value="251.125977018113">
            <text:p>251.1260</text:p>
          </table:table-cell>
          <table:table-cell table:formula="of:=[.$A$3]*SIN(RADIANS([.B203]+120))" office:value-type="float" office:value="-163.910840470068">
            <text:p>-163.9108</text:p>
          </table:table-cell>
          <table:table-cell/>
          <table:table-cell table:formula="of:=(MIN([.C203];[.D203];[.E203])+MAX([.C203];[.D203];[.E203]))/2" office:value-type="float" office:value="43.6075682740227">
            <text:p>43.6076</text:p>
          </table:table-cell>
          <table:table-cell table:formula="of:=[.C203]-[.G203]" office:value-type="float" office:value="-130.822704822068">
            <text:p>-130.8227</text:p>
          </table:table-cell>
          <table:table-cell table:formula="of:=[.D203]-[.G203]" office:value-type="float" office:value="207.51840874409">
            <text:p>207.5184</text:p>
          </table:table-cell>
          <table:table-cell table:formula="of:=[.E203]-[.G203]" office:value-type="float" office:value="-207.51840874409">
            <text:p>-207.5184</text:p>
          </table:table-cell>
          <table:table-cell/>
          <table:table-cell table:formula="of:=[.C203]/2+127" office:value-type="float" office:value="83.3924317259772">
            <text:p>83</text:p>
          </table:table-cell>
          <table:table-cell table:formula="of:=[.H203]/2+128" office:value-type="float" office:value="62.5886475889659">
            <text:p>63</text:p>
          </table:table-cell>
          <table:table-cell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[.$A$3]*SIN(RADIANS([.B204]))" office:value-type="float" office:value="-91.3838271340516">
            <text:p>-91.3838</text:p>
          </table:table-cell>
          <table:table-cell table:formula="of:=[.$A$3]*SIN(RADIANS([.B204]-120))" office:value-type="float" office:value="251.86052685176">
            <text:p>251.8605</text:p>
          </table:table-cell>
          <table:table-cell table:formula="of:=[.$A$3]*SIN(RADIANS([.B204]+120))" office:value-type="float" office:value="-160.476699717709">
            <text:p>-160.4767</text:p>
          </table:table-cell>
          <table:table-cell/>
          <table:table-cell table:formula="of:=(MIN([.C204];[.D204];[.E204])+MAX([.C204];[.D204];[.E204]))/2" office:value-type="float" office:value="45.6919135670258">
            <text:p>45.6919</text:p>
          </table:table-cell>
          <table:table-cell table:formula="of:=[.C204]-[.G204]" office:value-type="float" office:value="-137.075740701077">
            <text:p>-137.0757</text:p>
          </table:table-cell>
          <table:table-cell table:formula="of:=[.D204]-[.G204]" office:value-type="float" office:value="206.168613284734">
            <text:p>206.1686</text:p>
          </table:table-cell>
          <table:table-cell table:formula="of:=[.E204]-[.G204]" office:value-type="float" office:value="-206.168613284734">
            <text:p>-206.1686</text:p>
          </table:table-cell>
          <table:table-cell/>
          <table:table-cell table:formula="of:=[.C204]/2+127" office:value-type="float" office:value="81.3080864329742">
            <text:p>81</text:p>
          </table:table-cell>
          <table:table-cell table:formula="of:=[.H204]/2+128" office:value-type="float" office:value="59.4621296494613">
            <text:p>59</text:p>
          </table:table-cell>
          <table:table-cell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[.$A$3]*SIN(RADIANS([.B205]))" office:value-type="float" office:value="-95.5246813210576">
            <text:p>-95.5247</text:p>
          </table:table-cell>
          <table:table-cell table:formula="of:=[.$A$3]*SIN(RADIANS([.B205]-120))" office:value-type="float" office:value="252.5183575291">
            <text:p>252.5184</text:p>
          </table:table-cell>
          <table:table-cell table:formula="of:=[.$A$3]*SIN(RADIANS([.B205]+120))" office:value-type="float" office:value="-156.993676208043">
            <text:p>-156.9937</text:p>
          </table:table-cell>
          <table:table-cell/>
          <table:table-cell table:formula="of:=(MIN([.C205];[.D205];[.E205])+MAX([.C205];[.D205];[.E205]))/2" office:value-type="float" office:value="47.7623406605288">
            <text:p>47.7623</text:p>
          </table:table-cell>
          <table:table-cell table:formula="of:=[.C205]-[.G205]" office:value-type="float" office:value="-143.287021981586">
            <text:p>-143.2870</text:p>
          </table:table-cell>
          <table:table-cell table:formula="of:=[.D205]-[.G205]" office:value-type="float" office:value="204.756016868572">
            <text:p>204.7560</text:p>
          </table:table-cell>
          <table:table-cell table:formula="of:=[.E205]-[.G205]" office:value-type="float" office:value="-204.756016868572">
            <text:p>-204.7560</text:p>
          </table:table-cell>
          <table:table-cell/>
          <table:table-cell table:formula="of:=[.C205]/2+127" office:value-type="float" office:value="79.2376593394712">
            <text:p>79</text:p>
          </table:table-cell>
          <table:table-cell table:formula="of:=[.H205]/2+128" office:value-type="float" office:value="56.3564890092068">
            <text:p>56</text:p>
          </table:table-cell>
          <table:table-cell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[.$A$3]*SIN(RADIANS([.B206]))" office:value-type="float" office:value="-99.6364377647648">
            <text:p>-99.6364</text:p>
          </table:table-cell>
          <table:table-cell table:formula="of:=[.$A$3]*SIN(RADIANS([.B206]-120))" office:value-type="float" office:value="253.099268668537">
            <text:p>253.0993</text:p>
          </table:table-cell>
          <table:table-cell table:formula="of:=[.$A$3]*SIN(RADIANS([.B206]+120))" office:value-type="float" office:value="-153.462830903772">
            <text:p>-153.4628</text:p>
          </table:table-cell>
          <table:table-cell/>
          <table:table-cell table:formula="of:=(MIN([.C206];[.D206];[.E206])+MAX([.C206];[.D206];[.E206]))/2" office:value-type="float" office:value="49.8182188823824">
            <text:p>49.8182</text:p>
          </table:table-cell>
          <table:table-cell table:formula="of:=[.C206]-[.G206]" office:value-type="float" office:value="-149.454656647147">
            <text:p>-149.4547</text:p>
          </table:table-cell>
          <table:table-cell table:formula="of:=[.D206]-[.G206]" office:value-type="float" office:value="203.281049786155">
            <text:p>203.2810</text:p>
          </table:table-cell>
          <table:table-cell table:formula="of:=[.E206]-[.G206]" office:value-type="float" office:value="-203.281049786155">
            <text:p>-203.2810</text:p>
          </table:table-cell>
          <table:table-cell/>
          <table:table-cell table:formula="of:=[.C206]/2+127" office:value-type="float" office:value="77.1817811176176">
            <text:p>77</text:p>
          </table:table-cell>
          <table:table-cell table:formula="of:=[.H206]/2+128" office:value-type="float" office:value="53.2726716764264">
            <text:p>53</text:p>
          </table:table-cell>
          <table:table-cell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[.$A$3]*SIN(RADIANS([.B207]))" office:value-type="float" office:value="-103.717843984329">
            <text:p>-103.7178</text:p>
          </table:table-cell>
          <table:table-cell table:formula="of:=[.$A$3]*SIN(RADIANS([.B207]-120))" office:value-type="float" office:value="253.60308331891">
            <text:p>253.6031</text:p>
          </table:table-cell>
          <table:table-cell table:formula="of:=[.$A$3]*SIN(RADIANS([.B207]+120))" office:value-type="float" office:value="-149.885239334581">
            <text:p>-149.8852</text:p>
          </table:table-cell>
          <table:table-cell/>
          <table:table-cell table:formula="of:=(MIN([.C207];[.D207];[.E207])+MAX([.C207];[.D207];[.E207]))/2" office:value-type="float" office:value="51.8589219921645">
            <text:p>51.8589</text:p>
          </table:table-cell>
          <table:table-cell table:formula="of:=[.C207]-[.G207]" office:value-type="float" office:value="-155.576765976494">
            <text:p>-155.5768</text:p>
          </table:table-cell>
          <table:table-cell table:formula="of:=[.D207]-[.G207]" office:value-type="float" office:value="201.744161326745">
            <text:p>201.7442</text:p>
          </table:table-cell>
          <table:table-cell table:formula="of:=[.E207]-[.G207]" office:value-type="float" office:value="-201.744161326745">
            <text:p>-201.7442</text:p>
          </table:table-cell>
          <table:table-cell/>
          <table:table-cell table:formula="of:=[.C207]/2+127" office:value-type="float" office:value="75.1410780078355">
            <text:p>75</text:p>
          </table:table-cell>
          <table:table-cell table:formula="of:=[.H207]/2+128" office:value-type="float" office:value="50.2116170117532">
            <text:p>50</text:p>
          </table:table-cell>
          <table:table-cell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[.$A$3]*SIN(RADIANS([.B208]))" office:value-type="float" office:value="-107.767656743878">
            <text:p>-107.7677</text:p>
          </table:table-cell>
          <table:table-cell table:formula="of:=[.$A$3]*SIN(RADIANS([.B208]-120))" office:value-type="float" office:value="254.029648013395">
            <text:p>254.0296</text:p>
          </table:table-cell>
          <table:table-cell table:formula="of:=[.$A$3]*SIN(RADIANS([.B208]+120))" office:value-type="float" office:value="-146.261991269517">
            <text:p>-146.2620</text:p>
          </table:table-cell>
          <table:table-cell/>
          <table:table-cell table:formula="of:=(MIN([.C208];[.D208];[.E208])+MAX([.C208];[.D208];[.E208]))/2" office:value-type="float" office:value="53.8838283719391">
            <text:p>53.8838</text:p>
          </table:table-cell>
          <table:table-cell table:formula="of:=[.C208]-[.G208]" office:value-type="float" office:value="-161.651485115817">
            <text:p>-161.6515</text:p>
          </table:table-cell>
          <table:table-cell table:formula="of:=[.D208]-[.G208]" office:value-type="float" office:value="200.145819641456">
            <text:p>200.1458</text:p>
          </table:table-cell>
          <table:table-cell table:formula="of:=[.E208]-[.G208]" office:value-type="float" office:value="-200.145819641456">
            <text:p>-200.1458</text:p>
          </table:table-cell>
          <table:table-cell/>
          <table:table-cell table:formula="of:=[.C208]/2+127" office:value-type="float" office:value="73.1161716280608">
            <text:p>73</text:p>
          </table:table-cell>
          <table:table-cell table:formula="of:=[.H208]/2+128" office:value-type="float" office:value="47.1742574420913">
            <text:p>47</text:p>
          </table:table-cell>
          <table:table-cell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[.$A$3]*SIN(RADIANS([.B209]))" office:value-type="float" office:value="-111.784642431215">
            <text:p>-111.7846</text:p>
          </table:table-cell>
          <table:table-cell table:formula="of:=[.$A$3]*SIN(RADIANS([.B209]-120))" office:value-type="float" office:value="254.378832816255">
            <text:p>254.3788</text:p>
          </table:table-cell>
          <table:table-cell table:formula="of:=[.$A$3]*SIN(RADIANS([.B209]+120))" office:value-type="float" office:value="-142.59419038504">
            <text:p>-142.5942</text:p>
          </table:table-cell>
          <table:table-cell/>
          <table:table-cell table:formula="of:=(MIN([.C209];[.D209];[.E209])+MAX([.C209];[.D209];[.E209]))/2" office:value-type="float" office:value="55.8923212156074">
            <text:p>55.8923</text:p>
          </table:table-cell>
          <table:table-cell table:formula="of:=[.C209]-[.G209]" office:value-type="float" office:value="-167.676963646822">
            <text:p>-167.6770</text:p>
          </table:table-cell>
          <table:table-cell table:formula="of:=[.D209]-[.G209]" office:value-type="float" office:value="198.486511600648">
            <text:p>198.4865</text:p>
          </table:table-cell>
          <table:table-cell table:formula="of:=[.E209]-[.G209]" office:value-type="float" office:value="-198.486511600648">
            <text:p>-198.4865</text:p>
          </table:table-cell>
          <table:table-cell/>
          <table:table-cell table:formula="of:=[.C209]/2+127" office:value-type="float" office:value="71.1076787843926">
            <text:p>71</text:p>
          </table:table-cell>
          <table:table-cell table:formula="of:=[.H209]/2+128" office:value-type="float" office:value="44.1615181765889">
            <text:p>44</text:p>
          </table:table-cell>
          <table:table-cell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$A$3]*SIN(RADIANS([.B210]))" office:value-type="float" office:value="-115.767577433584">
            <text:p>-115.7676</text:p>
          </table:table-cell>
          <table:table-cell table:formula="of:=[.$A$3]*SIN(RADIANS([.B210]-120))" office:value-type="float" office:value="254.650531362416">
            <text:p>254.6505</text:p>
          </table:table-cell>
          <table:table-cell table:formula="of:=[.$A$3]*SIN(RADIANS([.B210]+120))" office:value-type="float" office:value="-138.882953928832">
            <text:p>-138.8830</text:p>
          </table:table-cell>
          <table:table-cell/>
          <table:table-cell table:formula="of:=(MIN([.C210];[.D210];[.E210])+MAX([.C210];[.D210];[.E210]))/2" office:value-type="float" office:value="57.8837887167922">
            <text:p>57.8838</text:p>
          </table:table-cell>
          <table:table-cell table:formula="of:=[.C210]-[.G210]" office:value-type="float" office:value="-173.651366150377">
            <text:p>-173.6514</text:p>
          </table:table-cell>
          <table:table-cell table:formula="of:=[.D210]-[.G210]" office:value-type="float" office:value="196.766742645624">
            <text:p>196.7667</text:p>
          </table:table-cell>
          <table:table-cell table:formula="of:=[.E210]-[.G210]" office:value-type="float" office:value="-196.766742645624">
            <text:p>-196.7667</text:p>
          </table:table-cell>
          <table:table-cell/>
          <table:table-cell table:formula="of:=[.C210]/2+127" office:value-type="float" office:value="69.1162112832078">
            <text:p>69</text:p>
          </table:table-cell>
          <table:table-cell table:formula="of:=[.H210]/2+128" office:value-type="float" office:value="41.1743169248117">
            <text:p>41</text:p>
          </table:table-cell>
          <table:table-cell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[.$A$3]*SIN(RADIANS([.B211]))" office:value-type="float" office:value="-119.715248510402">
            <text:p>-119.7152</text:p>
          </table:table-cell>
          <table:table-cell table:formula="of:=[.$A$3]*SIN(RADIANS([.B211]-120))" office:value-type="float" office:value="254.844660889869">
            <text:p>254.8447</text:p>
          </table:table-cell>
          <table:table-cell table:formula="of:=[.$A$3]*SIN(RADIANS([.B211]+120))" office:value-type="float" office:value="-135.129412379467">
            <text:p>-135.1294</text:p>
          </table:table-cell>
          <table:table-cell/>
          <table:table-cell table:formula="of:=(MIN([.C211];[.D211];[.E211])+MAX([.C211];[.D211];[.E211]))/2" office:value-type="float" office:value="59.8576242552011">
            <text:p>59.8576</text:p>
          </table:table-cell>
          <table:table-cell table:formula="of:=[.C211]-[.G211]" office:value-type="float" office:value="-179.572872765603">
            <text:p>-179.5729</text:p>
          </table:table-cell>
          <table:table-cell table:formula="of:=[.D211]-[.G211]" office:value-type="float" office:value="194.987036634668">
            <text:p>194.9870</text:p>
          </table:table-cell>
          <table:table-cell table:formula="of:=[.E211]-[.G211]" office:value-type="float" office:value="-194.987036634668">
            <text:p>-194.9870</text:p>
          </table:table-cell>
          <table:table-cell/>
          <table:table-cell table:formula="of:=[.C211]/2+127" office:value-type="float" office:value="67.1423757447989">
            <text:p>67</text:p>
          </table:table-cell>
          <table:table-cell table:formula="of:=[.H211]/2+128" office:value-type="float" office:value="38.2135636171984">
            <text:p>38</text:p>
          </table:table-cell>
          <table:table-cell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[.$A$3]*SIN(RADIANS([.B212]))" office:value-type="float" office:value="-123.626453162816">
            <text:p>-123.6265</text:p>
          </table:table-cell>
          <table:table-cell table:formula="of:=[.$A$3]*SIN(RADIANS([.B212]-120))" office:value-type="float" office:value="254.96116226488">
            <text:p>254.9612</text:p>
          </table:table-cell>
          <table:table-cell table:formula="of:=[.$A$3]*SIN(RADIANS([.B212]+120))" office:value-type="float" office:value="-131.334709102064">
            <text:p>-131.3347</text:p>
          </table:table-cell>
          <table:table-cell/>
          <table:table-cell table:formula="of:=(MIN([.C212];[.D212];[.E212])+MAX([.C212];[.D212];[.E212]))/2" office:value-type="float" office:value="61.8132265814079">
            <text:p>61.8132</text:p>
          </table:table-cell>
          <table:table-cell table:formula="of:=[.C212]-[.G212]" office:value-type="float" office:value="-185.439679744224">
            <text:p>-185.4397</text:p>
          </table:table-cell>
          <table:table-cell table:formula="of:=[.D212]-[.G212]" office:value-type="float" office:value="193.147935683472">
            <text:p>193.1479</text:p>
          </table:table-cell>
          <table:table-cell table:formula="of:=[.E212]-[.G212]" office:value-type="float" office:value="-193.147935683472">
            <text:p>-193.1479</text:p>
          </table:table-cell>
          <table:table-cell/>
          <table:table-cell table:formula="of:=[.C212]/2+127" office:value-type="float" office:value="65.186773418592">
            <text:p>65</text:p>
          </table:table-cell>
          <table:table-cell table:formula="of:=[.H212]/2+128" office:value-type="float" office:value="35.2801601278881">
            <text:p>35</text:p>
          </table:table-cell>
          <table:table-cell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$A$3]*SIN(RADIANS([.B213]))" office:value-type="float" office:value="-127.5">
            <text:p>-127.5000</text:p>
          </table:table-cell>
          <table:table-cell table:formula="of:=[.$A$3]*SIN(RADIANS([.B213]-120))" office:value-type="float" office:value="255">
            <text:p>255.0000</text:p>
          </table:table-cell>
          <table:table-cell table:formula="of:=[.$A$3]*SIN(RADIANS([.B213]+120))" office:value-type="float" office:value="-127.5">
            <text:p>-127.5000</text:p>
          </table:table-cell>
          <table:table-cell/>
          <table:table-cell table:formula="of:=(MIN([.C213];[.D213];[.E213])+MAX([.C213];[.D213];[.E213]))/2" office:value-type="float" office:value="63.75">
            <text:p>63.7500</text:p>
          </table:table-cell>
          <table:table-cell table:formula="of:=[.C213]-[.G213]" office:value-type="float" office:value="-191.25">
            <text:p>-191.2500</text:p>
          </table:table-cell>
          <table:table-cell table:formula="of:=[.D213]-[.G213]" office:value-type="float" office:value="191.25">
            <text:p>191.2500</text:p>
          </table:table-cell>
          <table:table-cell table:formula="of:=[.E213]-[.G213]" office:value-type="float" office:value="-191.25">
            <text:p>-191.2500</text:p>
          </table:table-cell>
          <table:table-cell/>
          <table:table-cell table:formula="of:=[.C213]/2+127" office:value-type="float" office:value="63.25">
            <text:p>63</text:p>
          </table:table-cell>
          <table:table-cell table:formula="of:=[.H213]/2+128" office:value-type="float" office:value="32.375">
            <text:p>32</text:p>
          </table:table-cell>
          <table:table-cell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[.$A$3]*SIN(RADIANS([.B214]))" office:value-type="float" office:value="-131.334709102064">
            <text:p>-131.3347</text:p>
          </table:table-cell>
          <table:table-cell table:formula="of:=[.$A$3]*SIN(RADIANS([.B214]-120))" office:value-type="float" office:value="254.96116226488">
            <text:p>254.9612</text:p>
          </table:table-cell>
          <table:table-cell table:formula="of:=[.$A$3]*SIN(RADIANS([.B214]+120))" office:value-type="float" office:value="-123.626453162816">
            <text:p>-123.6265</text:p>
          </table:table-cell>
          <table:table-cell/>
          <table:table-cell table:formula="of:=(MIN([.C214];[.D214];[.E214])+MAX([.C214];[.D214];[.E214]))/2" office:value-type="float" office:value="61.813226581408">
            <text:p>61.8132</text:p>
          </table:table-cell>
          <table:table-cell table:formula="of:=[.C214]-[.G214]" office:value-type="float" office:value="-193.147935683472">
            <text:p>-193.1479</text:p>
          </table:table-cell>
          <table:table-cell table:formula="of:=[.D214]-[.G214]" office:value-type="float" office:value="193.147935683472">
            <text:p>193.1479</text:p>
          </table:table-cell>
          <table:table-cell table:formula="of:=[.E214]-[.G214]" office:value-type="float" office:value="-185.439679744224">
            <text:p>-185.4397</text:p>
          </table:table-cell>
          <table:table-cell/>
          <table:table-cell table:formula="of:=[.C214]/2+127" office:value-type="float" office:value="61.3326454489681">
            <text:p>61</text:p>
          </table:table-cell>
          <table:table-cell table:formula="of:=[.H214]/2+128" office:value-type="float" office:value="31.4260321582641">
            <text:p>31</text:p>
          </table:table-cell>
          <table:table-cell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[.$A$3]*SIN(RADIANS([.B215]))" office:value-type="float" office:value="-135.129412379467">
            <text:p>-135.1294</text:p>
          </table:table-cell>
          <table:table-cell table:formula="of:=[.$A$3]*SIN(RADIANS([.B215]-120))" office:value-type="float" office:value="254.844660889869">
            <text:p>254.8447</text:p>
          </table:table-cell>
          <table:table-cell table:formula="of:=[.$A$3]*SIN(RADIANS([.B215]+120))" office:value-type="float" office:value="-119.715248510402">
            <text:p>-119.7152</text:p>
          </table:table-cell>
          <table:table-cell/>
          <table:table-cell table:formula="of:=(MIN([.C215];[.D215];[.E215])+MAX([.C215];[.D215];[.E215]))/2" office:value-type="float" office:value="59.8576242552011">
            <text:p>59.8576</text:p>
          </table:table-cell>
          <table:table-cell table:formula="of:=[.C215]-[.G215]" office:value-type="float" office:value="-194.987036634668">
            <text:p>-194.9870</text:p>
          </table:table-cell>
          <table:table-cell table:formula="of:=[.D215]-[.G215]" office:value-type="float" office:value="194.987036634668">
            <text:p>194.9870</text:p>
          </table:table-cell>
          <table:table-cell table:formula="of:=[.E215]-[.G215]" office:value-type="float" office:value="-179.572872765603">
            <text:p>-179.5729</text:p>
          </table:table-cell>
          <table:table-cell/>
          <table:table-cell table:formula="of:=[.C215]/2+127" office:value-type="float" office:value="59.4352938102664">
            <text:p>59</text:p>
          </table:table-cell>
          <table:table-cell table:formula="of:=[.H215]/2+128" office:value-type="float" office:value="30.5064816826658">
            <text:p>31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[.$A$3]*SIN(RADIANS([.B216]))" office:value-type="float" office:value="-138.882953928832">
            <text:p>-138.8830</text:p>
          </table:table-cell>
          <table:table-cell table:formula="of:=[.$A$3]*SIN(RADIANS([.B216]-120))" office:value-type="float" office:value="254.650531362416">
            <text:p>254.6505</text:p>
          </table:table-cell>
          <table:table-cell table:formula="of:=[.$A$3]*SIN(RADIANS([.B216]+120))" office:value-type="float" office:value="-115.767577433584">
            <text:p>-115.7676</text:p>
          </table:table-cell>
          <table:table-cell/>
          <table:table-cell table:formula="of:=(MIN([.C216];[.D216];[.E216])+MAX([.C216];[.D216];[.E216]))/2" office:value-type="float" office:value="57.8837887167922">
            <text:p>57.8838</text:p>
          </table:table-cell>
          <table:table-cell table:formula="of:=[.C216]-[.G216]" office:value-type="float" office:value="-196.766742645624">
            <text:p>-196.7667</text:p>
          </table:table-cell>
          <table:table-cell table:formula="of:=[.D216]-[.G216]" office:value-type="float" office:value="196.766742645624">
            <text:p>196.7667</text:p>
          </table:table-cell>
          <table:table-cell table:formula="of:=[.E216]-[.G216]" office:value-type="float" office:value="-173.651366150377">
            <text:p>-173.6514</text:p>
          </table:table-cell>
          <table:table-cell/>
          <table:table-cell table:formula="of:=[.C216]/2+127" office:value-type="float" office:value="57.558523035584">
            <text:p>58</text:p>
          </table:table-cell>
          <table:table-cell table:formula="of:=[.H216]/2+128" office:value-type="float" office:value="29.6166286771879">
            <text:p>30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[.$A$3]*SIN(RADIANS([.B217]))" office:value-type="float" office:value="-142.59419038504">
            <text:p>-142.5942</text:p>
          </table:table-cell>
          <table:table-cell table:formula="of:=[.$A$3]*SIN(RADIANS([.B217]-120))" office:value-type="float" office:value="254.378832816255">
            <text:p>254.3788</text:p>
          </table:table-cell>
          <table:table-cell table:formula="of:=[.$A$3]*SIN(RADIANS([.B217]+120))" office:value-type="float" office:value="-111.784642431215">
            <text:p>-111.7846</text:p>
          </table:table-cell>
          <table:table-cell/>
          <table:table-cell table:formula="of:=(MIN([.C217];[.D217];[.E217])+MAX([.C217];[.D217];[.E217]))/2" office:value-type="float" office:value="55.8923212156074">
            <text:p>55.8923</text:p>
          </table:table-cell>
          <table:table-cell table:formula="of:=[.C217]-[.G217]" office:value-type="float" office:value="-198.486511600648">
            <text:p>-198.4865</text:p>
          </table:table-cell>
          <table:table-cell table:formula="of:=[.D217]-[.G217]" office:value-type="float" office:value="198.486511600648">
            <text:p>198.4865</text:p>
          </table:table-cell>
          <table:table-cell table:formula="of:=[.E217]-[.G217]" office:value-type="float" office:value="-167.676963646822">
            <text:p>-167.6770</text:p>
          </table:table-cell>
          <table:table-cell/>
          <table:table-cell table:formula="of:=[.C217]/2+127" office:value-type="float" office:value="55.7029048074798">
            <text:p>56</text:p>
          </table:table-cell>
          <table:table-cell table:formula="of:=[.H217]/2+128" office:value-type="float" office:value="28.7567441996761">
            <text:p>29</text:p>
          </table:table-cell>
          <table:table-cell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[.$A$3]*SIN(RADIANS([.B218]))" office:value-type="float" office:value="-146.261991269517">
            <text:p>-146.2620</text:p>
          </table:table-cell>
          <table:table-cell table:formula="of:=[.$A$3]*SIN(RADIANS([.B218]-120))" office:value-type="float" office:value="254.029648013395">
            <text:p>254.0296</text:p>
          </table:table-cell>
          <table:table-cell table:formula="of:=[.$A$3]*SIN(RADIANS([.B218]+120))" office:value-type="float" office:value="-107.767656743878">
            <text:p>-107.7677</text:p>
          </table:table-cell>
          <table:table-cell/>
          <table:table-cell table:formula="of:=(MIN([.C218];[.D218];[.E218])+MAX([.C218];[.D218];[.E218]))/2" office:value-type="float" office:value="53.8838283719392">
            <text:p>53.8838</text:p>
          </table:table-cell>
          <table:table-cell table:formula="of:=[.C218]-[.G218]" office:value-type="float" office:value="-200.145819641456">
            <text:p>-200.1458</text:p>
          </table:table-cell>
          <table:table-cell table:formula="of:=[.D218]-[.G218]" office:value-type="float" office:value="200.145819641456">
            <text:p>200.1458</text:p>
          </table:table-cell>
          <table:table-cell table:formula="of:=[.E218]-[.G218]" office:value-type="float" office:value="-161.651485115817">
            <text:p>-161.6515</text:p>
          </table:table-cell>
          <table:table-cell/>
          <table:table-cell table:formula="of:=[.C218]/2+127" office:value-type="float" office:value="53.8690043652416">
            <text:p>54</text:p>
          </table:table-cell>
          <table:table-cell table:formula="of:=[.H218]/2+128" office:value-type="float" office:value="27.927090179272">
            <text:p>28</text:p>
          </table:table-cell>
          <table:table-cell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[.$A$3]*SIN(RADIANS([.B219]))" office:value-type="float" office:value="-149.885239334581">
            <text:p>-149.8852</text:p>
          </table:table-cell>
          <table:table-cell table:formula="of:=[.$A$3]*SIN(RADIANS([.B219]-120))" office:value-type="float" office:value="253.60308331891">
            <text:p>253.6031</text:p>
          </table:table-cell>
          <table:table-cell table:formula="of:=[.$A$3]*SIN(RADIANS([.B219]+120))" office:value-type="float" office:value="-103.717843984329">
            <text:p>-103.7178</text:p>
          </table:table-cell>
          <table:table-cell/>
          <table:table-cell table:formula="of:=(MIN([.C219];[.D219];[.E219])+MAX([.C219];[.D219];[.E219]))/2" office:value-type="float" office:value="51.8589219921645">
            <text:p>51.8589</text:p>
          </table:table-cell>
          <table:table-cell table:formula="of:=[.C219]-[.G219]" office:value-type="float" office:value="-201.744161326745">
            <text:p>-201.7442</text:p>
          </table:table-cell>
          <table:table-cell table:formula="of:=[.D219]-[.G219]" office:value-type="float" office:value="201.744161326745">
            <text:p>201.7442</text:p>
          </table:table-cell>
          <table:table-cell table:formula="of:=[.E219]-[.G219]" office:value-type="float" office:value="-155.576765976494">
            <text:p>-155.5768</text:p>
          </table:table-cell>
          <table:table-cell/>
          <table:table-cell table:formula="of:=[.C219]/2+127" office:value-type="float" office:value="52.0573803327097">
            <text:p>52</text:p>
          </table:table-cell>
          <table:table-cell table:formula="of:=[.H219]/2+128" office:value-type="float" office:value="27.1279193366274">
            <text:p>27</text:p>
          </table:table-cell>
          <table:table-cell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[.$A$3]*SIN(RADIANS([.B220]))" office:value-type="float" office:value="-153.462830903772">
            <text:p>-153.4628</text:p>
          </table:table-cell>
          <table:table-cell table:formula="of:=[.$A$3]*SIN(RADIANS([.B220]-120))" office:value-type="float" office:value="253.099268668537">
            <text:p>253.0993</text:p>
          </table:table-cell>
          <table:table-cell table:formula="of:=[.$A$3]*SIN(RADIANS([.B220]+120))" office:value-type="float" office:value="-99.6364377647648">
            <text:p>-99.6364</text:p>
          </table:table-cell>
          <table:table-cell/>
          <table:table-cell table:formula="of:=(MIN([.C220];[.D220];[.E220])+MAX([.C220];[.D220];[.E220]))/2" office:value-type="float" office:value="49.8182188823824">
            <text:p>49.8182</text:p>
          </table:table-cell>
          <table:table-cell table:formula="of:=[.C220]-[.G220]" office:value-type="float" office:value="-203.281049786155">
            <text:p>-203.2810</text:p>
          </table:table-cell>
          <table:table-cell table:formula="of:=[.D220]-[.G220]" office:value-type="float" office:value="203.281049786155">
            <text:p>203.2810</text:p>
          </table:table-cell>
          <table:table-cell table:formula="of:=[.E220]-[.G220]" office:value-type="float" office:value="-149.454656647147">
            <text:p>-149.4547</text:p>
          </table:table-cell>
          <table:table-cell/>
          <table:table-cell table:formula="of:=[.C220]/2+127" office:value-type="float" office:value="50.2685845481138">
            <text:p>50</text:p>
          </table:table-cell>
          <table:table-cell table:formula="of:=[.H220]/2+128" office:value-type="float" office:value="26.3594751069226">
            <text:p>26</text:p>
          </table:table-cell>
          <table:table-cell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[.$A$3]*SIN(RADIANS([.B221]))" office:value-type="float" office:value="-156.993676208043">
            <text:p>-156.9937</text:p>
          </table:table-cell>
          <table:table-cell table:formula="of:=[.$A$3]*SIN(RADIANS([.B221]-120))" office:value-type="float" office:value="252.5183575291">
            <text:p>252.5184</text:p>
          </table:table-cell>
          <table:table-cell table:formula="of:=[.$A$3]*SIN(RADIANS([.B221]+120))" office:value-type="float" office:value="-95.5246813210576">
            <text:p>-95.5247</text:p>
          </table:table-cell>
          <table:table-cell/>
          <table:table-cell table:formula="of:=(MIN([.C221];[.D221];[.E221])+MAX([.C221];[.D221];[.E221]))/2" office:value-type="float" office:value="47.7623406605288">
            <text:p>47.7623</text:p>
          </table:table-cell>
          <table:table-cell table:formula="of:=[.C221]-[.G221]" office:value-type="float" office:value="-204.756016868572">
            <text:p>-204.7560</text:p>
          </table:table-cell>
          <table:table-cell table:formula="of:=[.D221]-[.G221]" office:value-type="float" office:value="204.756016868572">
            <text:p>204.7560</text:p>
          </table:table-cell>
          <table:table-cell table:formula="of:=[.E221]-[.G221]" office:value-type="float" office:value="-143.287021981586">
            <text:p>-143.2870</text:p>
          </table:table-cell>
          <table:table-cell/>
          <table:table-cell table:formula="of:=[.C221]/2+127" office:value-type="float" office:value="48.5031618959786">
            <text:p>49</text:p>
          </table:table-cell>
          <table:table-cell table:formula="of:=[.H221]/2+128" office:value-type="float" office:value="25.6219915657142">
            <text:p>26</text:p>
          </table:table-cell>
          <table:table-cell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[.$A$3]*SIN(RADIANS([.B222]))" office:value-type="float" office:value="-160.476699717709">
            <text:p>-160.4767</text:p>
          </table:table-cell>
          <table:table-cell table:formula="of:=[.$A$3]*SIN(RADIANS([.B222]-120))" office:value-type="float" office:value="251.86052685176">
            <text:p>251.8605</text:p>
          </table:table-cell>
          <table:table-cell table:formula="of:=[.$A$3]*SIN(RADIANS([.B222]+120))" office:value-type="float" office:value="-91.3838271340517">
            <text:p>-91.3838</text:p>
          </table:table-cell>
          <table:table-cell/>
          <table:table-cell table:formula="of:=(MIN([.C222];[.D222];[.E222])+MAX([.C222];[.D222];[.E222]))/2" office:value-type="float" office:value="45.6919135670258">
            <text:p>45.6919</text:p>
          </table:table-cell>
          <table:table-cell table:formula="of:=[.C222]-[.G222]" office:value-type="float" office:value="-206.168613284734">
            <text:p>-206.1686</text:p>
          </table:table-cell>
          <table:table-cell table:formula="of:=[.D222]-[.G222]" office:value-type="float" office:value="206.168613284734">
            <text:p>206.1686</text:p>
          </table:table-cell>
          <table:table-cell table:formula="of:=[.E222]-[.G222]" office:value-type="float" office:value="-137.075740701077">
            <text:p>-137.0757</text:p>
          </table:table-cell>
          <table:table-cell/>
          <table:table-cell table:formula="of:=[.C222]/2+127" office:value-type="float" office:value="46.7616501411457">
            <text:p>47</text:p>
          </table:table-cell>
          <table:table-cell table:formula="of:=[.H222]/2+128" office:value-type="float" office:value="24.9156933576328">
            <text:p>25</text:p>
          </table:table-cell>
          <table:table-cell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$A$3]*SIN(RADIANS([.B223]))" office:value-type="float" office:value="-163.910840470068">
            <text:p>-163.9108</text:p>
          </table:table-cell>
          <table:table-cell table:formula="of:=[.$A$3]*SIN(RADIANS([.B223]-120))" office:value-type="float" office:value="251.125977018113">
            <text:p>251.1260</text:p>
          </table:table-cell>
          <table:table-cell table:formula="of:=[.$A$3]*SIN(RADIANS([.B223]+120))" office:value-type="float" office:value="-87.2151365480455">
            <text:p>-87.2151</text:p>
          </table:table-cell>
          <table:table-cell/>
          <table:table-cell table:formula="of:=(MIN([.C223];[.D223];[.E223])+MAX([.C223];[.D223];[.E223]))/2" office:value-type="float" office:value="43.6075682740228">
            <text:p>43.6076</text:p>
          </table:table-cell>
          <table:table-cell table:formula="of:=[.C223]-[.G223]" office:value-type="float" office:value="-207.51840874409">
            <text:p>-207.5184</text:p>
          </table:table-cell>
          <table:table-cell table:formula="of:=[.D223]-[.G223]" office:value-type="float" office:value="207.51840874409">
            <text:p>207.5184</text:p>
          </table:table-cell>
          <table:table-cell table:formula="of:=[.E223]-[.G223]" office:value-type="float" office:value="-130.822704822068">
            <text:p>-130.8227</text:p>
          </table:table-cell>
          <table:table-cell/>
          <table:table-cell table:formula="of:=[.C223]/2+127" office:value-type="float" office:value="45.0445797649662">
            <text:p>45</text:p>
          </table:table-cell>
          <table:table-cell table:formula="of:=[.H223]/2+128" office:value-type="float" office:value="24.2407956279549">
            <text:p>24</text:p>
          </table:table-cell>
          <table:table-cell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[.$A$3]*SIN(RADIANS([.B224]))" office:value-type="float" office:value="-167.295052392579">
            <text:p>-167.2951</text:p>
          </table:table-cell>
          <table:table-cell table:formula="of:=[.$A$3]*SIN(RADIANS([.B224]-120))" office:value-type="float" office:value="250.314931779154">
            <text:p>250.3149</text:p>
          </table:table-cell>
          <table:table-cell table:formula="of:=[.$A$3]*SIN(RADIANS([.B224]+120))" office:value-type="float" office:value="-83.019879386575">
            <text:p>-83.0199</text:p>
          </table:table-cell>
          <table:table-cell/>
          <table:table-cell table:formula="of:=(MIN([.C224];[.D224];[.E224])+MAX([.C224];[.D224];[.E224]))/2" office:value-type="float" office:value="41.5099396932875">
            <text:p>41.5099</text:p>
          </table:table-cell>
          <table:table-cell table:formula="of:=[.C224]-[.G224]" office:value-type="float" office:value="-208.804992085867">
            <text:p>-208.8050</text:p>
          </table:table-cell>
          <table:table-cell table:formula="of:=[.D224]-[.G224]" office:value-type="float" office:value="208.804992085867">
            <text:p>208.8050</text:p>
          </table:table-cell>
          <table:table-cell table:formula="of:=[.E224]-[.G224]" office:value-type="float" office:value="-124.529819079862">
            <text:p>-124.5298</text:p>
          </table:table-cell>
          <table:table-cell/>
          <table:table-cell table:formula="of:=[.C224]/2+127" office:value-type="float" office:value="43.3524738037104">
            <text:p>43</text:p>
          </table:table-cell>
          <table:table-cell table:formula="of:=[.H224]/2+128" office:value-type="float" office:value="23.5975039570666">
            <text:p>24</text:p>
          </table:table-cell>
          <table:table-cell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[.$A$3]*SIN(RADIANS([.B225]))" office:value-type="float" office:value="-170.628304621509">
            <text:p>-170.6283</text:p>
          </table:table-cell>
          <table:table-cell table:formula="of:=[.$A$3]*SIN(RADIANS([.B225]-120))" office:value-type="float" office:value="249.42763818712">
            <text:p>249.4276</text:p>
          </table:table-cell>
          <table:table-cell table:formula="of:=[.$A$3]*SIN(RADIANS([.B225]+120))" office:value-type="float" office:value="-78.7993335656117">
            <text:p>-78.7993</text:p>
          </table:table-cell>
          <table:table-cell/>
          <table:table-cell table:formula="of:=(MIN([.C225];[.D225];[.E225])+MAX([.C225];[.D225];[.E225]))/2" office:value-type="float" office:value="39.3996667828058">
            <text:p>39.3997</text:p>
          </table:table-cell>
          <table:table-cell table:formula="of:=[.C225]-[.G225]" office:value-type="float" office:value="-210.027971404315">
            <text:p>-210.0280</text:p>
          </table:table-cell>
          <table:table-cell table:formula="of:=[.D225]-[.G225]" office:value-type="float" office:value="210.027971404315">
            <text:p>210.0280</text:p>
          </table:table-cell>
          <table:table-cell table:formula="of:=[.E225]-[.G225]" office:value-type="float" office:value="-118.199000348417">
            <text:p>-118.1990</text:p>
          </table:table-cell>
          <table:table-cell/>
          <table:table-cell table:formula="of:=[.C225]/2+127" office:value-type="float" office:value="41.6858476892456">
            <text:p>42</text:p>
          </table:table-cell>
          <table:table-cell table:formula="of:=[.H225]/2+128" office:value-type="float" office:value="22.9860142978427">
            <text:p>23</text:p>
          </table:table-cell>
          <table:table-cell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$A$3]*SIN(RADIANS([.B226]))" office:value-type="float" office:value="-173.909581815937">
            <text:p>-173.9096</text:p>
          </table:table-cell>
          <table:table-cell table:formula="of:=[.$A$3]*SIN(RADIANS([.B226]-120))" office:value-type="float" office:value="248.464366520235">
            <text:p>248.4644</text:p>
          </table:table-cell>
          <table:table-cell table:formula="of:=[.$A$3]*SIN(RADIANS([.B226]+120))" office:value-type="float" office:value="-74.554784704298">
            <text:p>-74.5548</text:p>
          </table:table-cell>
          <table:table-cell/>
          <table:table-cell table:formula="of:=(MIN([.C226];[.D226];[.E226])+MAX([.C226];[.D226];[.E226]))/2" office:value-type="float" office:value="37.277392352149">
            <text:p>37.2774</text:p>
          </table:table-cell>
          <table:table-cell table:formula="of:=[.C226]-[.G226]" office:value-type="float" office:value="-211.186974168086">
            <text:p>-211.1870</text:p>
          </table:table-cell>
          <table:table-cell table:formula="of:=[.D226]-[.G226]" office:value-type="float" office:value="211.186974168086">
            <text:p>211.1870</text:p>
          </table:table-cell>
          <table:table-cell table:formula="of:=[.E226]-[.G226]" office:value-type="float" office:value="-111.832177056447">
            <text:p>-111.8322</text:p>
          </table:table-cell>
          <table:table-cell/>
          <table:table-cell table:formula="of:=[.C226]/2+127" office:value-type="float" office:value="40.0452090920315">
            <text:p>40</text:p>
          </table:table-cell>
          <table:table-cell table:formula="of:=[.H226]/2+128" office:value-type="float" office:value="22.406512915957">
            <text:p>22</text:p>
          </table:table-cell>
          <table:table-cell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[.$A$3]*SIN(RADIANS([.B227]))" office:value-type="float" office:value="-177.137884467044">
            <text:p>-177.1379</text:p>
          </table:table-cell>
          <table:table-cell table:formula="of:=[.$A$3]*SIN(RADIANS([.B227]-120))" office:value-type="float" office:value="247.425410200379">
            <text:p>247.4254</text:p>
          </table:table-cell>
          <table:table-cell table:formula="of:=[.$A$3]*SIN(RADIANS([.B227]+120))" office:value-type="float" office:value="-70.2875257333347">
            <text:p>-70.2875</text:p>
          </table:table-cell>
          <table:table-cell/>
          <table:table-cell table:formula="of:=(MIN([.C227];[.D227];[.E227])+MAX([.C227];[.D227];[.E227]))/2" office:value-type="float" office:value="35.1437628666674">
            <text:p>35.1438</text:p>
          </table:table-cell>
          <table:table-cell table:formula="of:=[.C227]-[.G227]" office:value-type="float" office:value="-212.281647333712">
            <text:p>-212.2816</text:p>
          </table:table-cell>
          <table:table-cell table:formula="of:=[.D227]-[.G227]" office:value-type="float" office:value="212.281647333712">
            <text:p>212.2816</text:p>
          </table:table-cell>
          <table:table-cell table:formula="of:=[.E227]-[.G227]" office:value-type="float" office:value="-105.431288600002">
            <text:p>-105.4313</text:p>
          </table:table-cell>
          <table:table-cell/>
          <table:table-cell table:formula="of:=[.C227]/2+127" office:value-type="float" office:value="38.4310577664778">
            <text:p>38</text:p>
          </table:table-cell>
          <table:table-cell table:formula="of:=[.H227]/2+128" office:value-type="float" office:value="21.8591763331441">
            <text:p>22</text:p>
          </table:table-cell>
          <table:table-cell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[.$A$3]*SIN(RADIANS([.B228]))" office:value-type="float" office:value="-180.31222920257">
            <text:p>-180.3122</text:p>
          </table:table-cell>
          <table:table-cell table:formula="of:=[.$A$3]*SIN(RADIANS([.B228]-120))" office:value-type="float" office:value="246.311085703712">
            <text:p>246.3111</text:p>
          </table:table-cell>
          <table:table-cell table:formula="of:=[.$A$3]*SIN(RADIANS([.B228]+120))" office:value-type="float" office:value="-65.9988565011428">
            <text:p>-65.9989</text:p>
          </table:table-cell>
          <table:table-cell/>
          <table:table-cell table:formula="of:=(MIN([.C228];[.D228];[.E228])+MAX([.C228];[.D228];[.E228]))/2" office:value-type="float" office:value="32.9994282505714">
            <text:p>32.9994</text:p>
          </table:table-cell>
          <table:table-cell table:formula="of:=[.C228]-[.G228]" office:value-type="float" office:value="-213.311657453141">
            <text:p>-213.3117</text:p>
          </table:table-cell>
          <table:table-cell table:formula="of:=[.D228]-[.G228]" office:value-type="float" office:value="213.311657453141">
            <text:p>213.3117</text:p>
          </table:table-cell>
          <table:table-cell table:formula="of:=[.E228]-[.G228]" office:value-type="float" office:value="-98.9982847517142">
            <text:p>-98.9983</text:p>
          </table:table-cell>
          <table:table-cell/>
          <table:table-cell table:formula="of:=[.C228]/2+127" office:value-type="float" office:value="36.8438853987152">
            <text:p>37</text:p>
          </table:table-cell>
          <table:table-cell table:formula="of:=[.H228]/2+128" office:value-type="float" office:value="21.3441712734295">
            <text:p>21</text:p>
          </table:table-cell>
          <table:table-cell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[.$A$3]*SIN(RADIANS([.B229]))" office:value-type="float" office:value="-183.431649086356">
            <text:p>-183.4316</text:p>
          </table:table-cell>
          <table:table-cell table:formula="of:=[.$A$3]*SIN(RADIANS([.B229]-120))" office:value-type="float" office:value="245.121732464271">
            <text:p>245.1217</text:p>
          </table:table-cell>
          <table:table-cell table:formula="of:=[.$A$3]*SIN(RADIANS([.B229]+120))" office:value-type="float" office:value="-61.6900833779153">
            <text:p>-61.6901</text:p>
          </table:table-cell>
          <table:table-cell/>
          <table:table-cell table:formula="of:=(MIN([.C229];[.D229];[.E229])+MAX([.C229];[.D229];[.E229]))/2" office:value-type="float" office:value="30.8450416889576">
            <text:p>30.8450</text:p>
          </table:table-cell>
          <table:table-cell table:formula="of:=[.C229]-[.G229]" office:value-type="float" office:value="-214.276690775314">
            <text:p>-214.2767</text:p>
          </table:table-cell>
          <table:table-cell table:formula="of:=[.D229]-[.G229]" office:value-type="float" office:value="214.276690775314">
            <text:p>214.2767</text:p>
          </table:table-cell>
          <table:table-cell table:formula="of:=[.E229]-[.G229]" office:value-type="float" office:value="-92.5351250668729">
            <text:p>-92.5351</text:p>
          </table:table-cell>
          <table:table-cell/>
          <table:table-cell table:formula="of:=[.C229]/2+127" office:value-type="float" office:value="35.284175456822">
            <text:p>35</text:p>
          </table:table-cell>
          <table:table-cell table:formula="of:=[.H229]/2+128" office:value-type="float" office:value="20.8616546123432">
            <text:p>21</text:p>
          </table:table-cell>
          <table:table-cell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[.$A$3]*SIN(RADIANS([.B230]))" office:value-type="float" office:value="-186.495193912888">
            <text:p>-186.4952</text:p>
          </table:table-cell>
          <table:table-cell table:formula="of:=[.$A$3]*SIN(RADIANS([.B230]-120))" office:value-type="float" office:value="243.857712770574">
            <text:p>243.8577</text:p>
          </table:table-cell>
          <table:table-cell table:formula="of:=[.$A$3]*SIN(RADIANS([.B230]+120))" office:value-type="float" office:value="-57.3625188576857">
            <text:p>-57.3625</text:p>
          </table:table-cell>
          <table:table-cell/>
          <table:table-cell table:formula="of:=(MIN([.C230];[.D230];[.E230])+MAX([.C230];[.D230];[.E230]))/2" office:value-type="float" office:value="28.6812594288428">
            <text:p>28.6813</text:p>
          </table:table-cell>
          <table:table-cell table:formula="of:=[.C230]-[.G230]" office:value-type="float" office:value="-215.176453341731">
            <text:p>-215.1765</text:p>
          </table:table-cell>
          <table:table-cell table:formula="of:=[.D230]-[.G230]" office:value-type="float" office:value="215.176453341731">
            <text:p>215.1765</text:p>
          </table:table-cell>
          <table:table-cell table:formula="of:=[.E230]-[.G230]" office:value-type="float" office:value="-86.0437782865285">
            <text:p>-86.0438</text:p>
          </table:table-cell>
          <table:table-cell/>
          <table:table-cell table:formula="of:=[.C230]/2+127" office:value-type="float" office:value="33.7524030435558">
            <text:p>34</text:p>
          </table:table-cell>
          <table:table-cell table:formula="of:=[.H230]/2+128" office:value-type="float" office:value="20.4117733291344">
            <text:p>20</text:p>
          </table:table-cell>
          <table:table-cell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[.$A$3]*SIN(RADIANS([.B231]))" office:value-type="float" office:value="-189.501930496736">
            <text:p>-189.5019</text:p>
          </table:table-cell>
          <table:table-cell table:formula="of:=[.$A$3]*SIN(RADIANS([.B231]-120))" office:value-type="float" office:value="242.519411655264">
            <text:p>242.5194</text:p>
          </table:table-cell>
          <table:table-cell table:formula="of:=[.$A$3]*SIN(RADIANS([.B231]+120))" office:value-type="float" office:value="-53.0174811585288">
            <text:p>-53.0175</text:p>
          </table:table-cell>
          <table:table-cell/>
          <table:table-cell table:formula="of:=(MIN([.C231];[.D231];[.E231])+MAX([.C231];[.D231];[.E231]))/2" office:value-type="float" office:value="26.5087405792643">
            <text:p>26.5087</text:p>
          </table:table-cell>
          <table:table-cell table:formula="of:=[.C231]-[.G231]" office:value-type="float" office:value="-216.010671076">
            <text:p>-216.0107</text:p>
          </table:table-cell>
          <table:table-cell table:formula="of:=[.D231]-[.G231]" office:value-type="float" office:value="216.010671076">
            <text:p>216.0107</text:p>
          </table:table-cell>
          <table:table-cell table:formula="of:=[.E231]-[.G231]" office:value-type="float" office:value="-79.5262217377931">
            <text:p>-79.5262</text:p>
          </table:table-cell>
          <table:table-cell/>
          <table:table-cell table:formula="of:=[.C231]/2+127" office:value-type="float" office:value="32.2490347516322">
            <text:p>32</text:p>
          </table:table-cell>
          <table:table-cell table:formula="of:=[.H231]/2+128" office:value-type="float" office:value="19.9946644620001">
            <text:p>20</text:p>
          </table:table-cell>
          <table:table-cell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[.$A$3]*SIN(RADIANS([.B232]))" office:value-type="float" office:value="-192.450942956807">
            <text:p>-192.4509</text:p>
          </table:table-cell>
          <table:table-cell table:formula="of:=[.$A$3]*SIN(RADIANS([.B232]-120))" office:value-type="float" office:value="241.107236777826">
            <text:p>241.1072</text:p>
          </table:table-cell>
          <table:table-cell table:formula="of:=[.$A$3]*SIN(RADIANS([.B232]+120))" office:value-type="float" office:value="-48.6562938210189">
            <text:p>-48.6563</text:p>
          </table:table-cell>
          <table:table-cell/>
          <table:table-cell table:formula="of:=(MIN([.C232];[.D232];[.E232])+MAX([.C232];[.D232];[.E232]))/2" office:value-type="float" office:value="24.3281469105095">
            <text:p>24.3281</text:p>
          </table:table-cell>
          <table:table-cell table:formula="of:=[.C232]-[.G232]" office:value-type="float" office:value="-216.779089867316">
            <text:p>-216.7791</text:p>
          </table:table-cell>
          <table:table-cell table:formula="of:=[.D232]-[.G232]" office:value-type="float" office:value="216.779089867316">
            <text:p>216.7791</text:p>
          </table:table-cell>
          <table:table-cell table:formula="of:=[.E232]-[.G232]" office:value-type="float" office:value="-72.9844407315284">
            <text:p>-72.9844</text:p>
          </table:table-cell>
          <table:table-cell/>
          <table:table-cell table:formula="of:=[.C232]/2+127" office:value-type="float" office:value="30.7745285215966">
            <text:p>31</text:p>
          </table:table-cell>
          <table:table-cell table:formula="of:=[.H232]/2+128" office:value-type="float" office:value="19.6104550663418">
            <text:p>20</text:p>
          </table:table-cell>
          <table:table-cell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$A$3]*SIN(RADIANS([.B233]))" office:value-type="float" office:value="-195.341332995339">
            <text:p>-195.3413</text:p>
          </table:table-cell>
          <table:table-cell table:formula="of:=[.$A$3]*SIN(RADIANS([.B233]-120))" office:value-type="float" office:value="239.621618300407">
            <text:p>239.6216</text:p>
          </table:table-cell>
          <table:table-cell table:formula="of:=[.$A$3]*SIN(RADIANS([.B233]+120))" office:value-type="float" office:value="-44.2802853050672">
            <text:p>-44.2803</text:p>
          </table:table-cell>
          <table:table-cell/>
          <table:table-cell table:formula="of:=(MIN([.C233];[.D233];[.E233])+MAX([.C233];[.D233];[.E233]))/2" office:value-type="float" office:value="22.1401426525336">
            <text:p>22.1401</text:p>
          </table:table-cell>
          <table:table-cell table:formula="of:=[.C233]-[.G233]" office:value-type="float" office:value="-217.481475647873">
            <text:p>-217.4815</text:p>
          </table:table-cell>
          <table:table-cell table:formula="of:=[.D233]-[.G233]" office:value-type="float" office:value="217.481475647873">
            <text:p>217.4815</text:p>
          </table:table-cell>
          <table:table-cell table:formula="of:=[.E233]-[.G233]" office:value-type="float" office:value="-66.4204279576009">
            <text:p>-66.4204</text:p>
          </table:table-cell>
          <table:table-cell/>
          <table:table-cell table:formula="of:=[.C233]/2+127" office:value-type="float" office:value="29.3293335023303">
            <text:p>29</text:p>
          </table:table-cell>
          <table:table-cell table:formula="of:=[.H233]/2+128" office:value-type="float" office:value="19.2592621760635">
            <text:p>19</text:p>
          </table:table-cell>
          <table:table-cell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[.$A$3]*SIN(RADIANS([.B234]))" office:value-type="float" office:value="-198.172220171528">
            <text:p>-198.1722</text:p>
          </table:table-cell>
          <table:table-cell table:formula="of:=[.$A$3]*SIN(RADIANS([.B234]-120))" office:value-type="float" office:value="238.063008756786">
            <text:p>238.0630</text:p>
          </table:table-cell>
          <table:table-cell table:formula="of:=[.$A$3]*SIN(RADIANS([.B234]+120))" office:value-type="float" office:value="-39.8907885852589">
            <text:p>-39.8908</text:p>
          </table:table-cell>
          <table:table-cell/>
          <table:table-cell table:formula="of:=(MIN([.C234];[.D234];[.E234])+MAX([.C234];[.D234];[.E234]))/2" office:value-type="float" office:value="19.9453942926295">
            <text:p>19.9454</text:p>
          </table:table-cell>
          <table:table-cell table:style-name="ce11" table:formula="of:=[.C234]-[.G234]" office:value-type="float" office:value="-218.117614464157">
            <text:p>-218.1176</text:p>
          </table:table-cell>
          <table:table-cell table:formula="of:=[.D234]-[.G234]" office:value-type="float" office:value="218.117614464157">
            <text:p>218.1176</text:p>
          </table:table-cell>
          <table:table-cell table:formula="of:=[.E234]-[.G234]" office:value-type="float" office:value="-59.8361828778884">
            <text:p>-59.8362</text:p>
          </table:table-cell>
          <table:table-cell/>
          <table:table-cell table:formula="of:=[.C234]/2+127" office:value-type="float" office:value="27.9138899142362">
            <text:p>28</text:p>
          </table:table-cell>
          <table:table-cell table:formula="of:=[.H234]/2+128" office:value-type="float" office:value="18.9411927679215">
            <text:p>19</text:p>
          </table:table-cell>
          <table:table-cell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[.$A$3]*SIN(RADIANS([.B235]))" office:value-type="float" office:value="-200.942742169714">
            <text:p>-200.9427</text:p>
          </table:table-cell>
          <table:table-cell table:formula="of:=[.$A$3]*SIN(RADIANS([.B235]-120))" office:value-type="float" office:value="236.431882914531">
            <text:p>236.4319</text:p>
          </table:table-cell>
          <table:table-cell table:formula="of:=[.$A$3]*SIN(RADIANS([.B235]+120))" office:value-type="float" office:value="-35.4891407448168">
            <text:p>-35.4891</text:p>
          </table:table-cell>
          <table:table-cell/>
          <table:table-cell table:formula="of:=(MIN([.C235];[.D235];[.E235])+MAX([.C235];[.D235];[.E235]))/2" office:value-type="float" office:value="17.7445703724083">
            <text:p>17.7446</text:p>
          </table:table-cell>
          <table:table-cell table:formula="of:=[.C235]-[.G235]" office:value-type="float" office:value="-218.687312542122">
            <text:p>-218.6873</text:p>
          </table:table-cell>
          <table:table-cell table:formula="of:=[.D235]-[.G235]" office:value-type="float" office:value="218.687312542122">
            <text:p>218.6873</text:p>
          </table:table-cell>
          <table:table-cell table:formula="of:=[.E235]-[.G235]" office:value-type="float" office:value="-53.2337111172251">
            <text:p>-53.2337</text:p>
          </table:table-cell>
          <table:table-cell/>
          <table:table-cell table:formula="of:=[.C235]/2+127" office:value-type="float" office:value="26.5286289151429">
            <text:p>27</text:p>
          </table:table-cell>
          <table:table-cell table:formula="of:=[.H235]/2+128" office:value-type="float" office:value="18.6563437289388">
            <text:p>19</text:p>
          </table:table-cell>
          <table:table-cell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[.$A$3]*SIN(RADIANS([.B236]))" office:value-type="float" office:value="-203.65205506206">
            <text:p>-203.6521</text:p>
          </table:table-cell>
          <table:table-cell table:formula="of:=[.$A$3]*SIN(RADIANS([.B236]-120))" office:value-type="float" office:value="234.728737630372">
            <text:p>234.7287</text:p>
          </table:table-cell>
          <table:table-cell table:formula="of:=[.$A$3]*SIN(RADIANS([.B236]+120))" office:value-type="float" office:value="-31.0766825683125">
            <text:p>-31.0767</text:p>
          </table:table-cell>
          <table:table-cell/>
          <table:table-cell table:formula="of:=(MIN([.C236];[.D236];[.E236])+MAX([.C236];[.D236];[.E236]))/2" office:value-type="float" office:value="15.5383412841563">
            <text:p>15.5383</text:p>
          </table:table-cell>
          <table:table-cell table:formula="of:=[.C236]-[.G236]" office:value-type="float" office:value="-219.190396346216">
            <text:p>-219.1904</text:p>
          </table:table-cell>
          <table:table-cell table:formula="of:=[.D236]-[.G236]" office:value-type="float" office:value="219.190396346216">
            <text:p>219.1904</text:p>
          </table:table-cell>
          <table:table-cell table:formula="of:=[.E236]-[.G236]" office:value-type="float" office:value="-46.6150238524688">
            <text:p>-46.6150</text:p>
          </table:table-cell>
          <table:table-cell/>
          <table:table-cell table:formula="of:=[.C236]/2+127" office:value-type="float" office:value="25.1739724689702">
            <text:p>25</text:p>
          </table:table-cell>
          <table:table-cell table:formula="of:=[.H236]/2+128" office:value-type="float" office:value="18.404801826892">
            <text:p>18</text:p>
          </table:table-cell>
          <table:table-cell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[.$A$3]*SIN(RADIANS([.B237]))" office:value-type="float" office:value="-206.299333565612">
            <text:p>-206.2993</text:p>
          </table:table-cell>
          <table:table-cell table:formula="of:=[.$A$3]*SIN(RADIANS([.B237]-120))" office:value-type="float" office:value="232.954091698863">
            <text:p>232.9541</text:p>
          </table:table-cell>
          <table:table-cell table:formula="of:=[.$A$3]*SIN(RADIANS([.B237]+120))" office:value-type="float" office:value="-26.6547581332516">
            <text:p>-26.6548</text:p>
          </table:table-cell>
          <table:table-cell/>
          <table:table-cell table:formula="of:=(MIN([.C237];[.D237];[.E237])+MAX([.C237];[.D237];[.E237]))/2" office:value-type="float" office:value="13.3273790666258">
            <text:p>13.3274</text:p>
          </table:table-cell>
          <table:table-cell table:formula="of:=[.C237]-[.G237]" office:value-type="float" office:value="-219.626712632237">
            <text:p>-219.6267</text:p>
          </table:table-cell>
          <table:table-cell table:formula="of:=[.D237]-[.G237]" office:value-type="float" office:value="219.626712632237">
            <text:p>219.6267</text:p>
          </table:table-cell>
          <table:table-cell table:formula="of:=[.E237]-[.G237]" office:value-type="float" office:value="-39.9821371998774">
            <text:p>-39.9821</text:p>
          </table:table-cell>
          <table:table-cell/>
          <table:table-cell table:formula="of:=[.C237]/2+127" office:value-type="float" office:value="23.8503332171942">
            <text:p>24</text:p>
          </table:table-cell>
          <table:table-cell table:formula="of:=[.H237]/2+128" office:value-type="float" office:value="18.1866436838813">
            <text:p>18</text:p>
          </table:table-cell>
          <table:table-cell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[.$A$3]*SIN(RADIANS([.B238]))" office:value-type="float" office:value="-208.883771293693">
            <text:p>-208.8838</text:p>
          </table:table-cell>
          <table:table-cell table:formula="of:=[.$A$3]*SIN(RADIANS([.B238]-120))" office:value-type="float" office:value="231.108485694346">
            <text:p>231.1085</text:p>
          </table:table-cell>
          <table:table-cell table:formula="of:=[.$A$3]*SIN(RADIANS([.B238]+120))" office:value-type="float" office:value="-22.2247144006529">
            <text:p>-22.2247</text:p>
          </table:table-cell>
          <table:table-cell/>
          <table:table-cell table:formula="of:=(MIN([.C238];[.D238];[.E238])+MAX([.C238];[.D238];[.E238]))/2" office:value-type="float" office:value="11.1123572003265">
            <text:p>11.1124</text:p>
          </table:table-cell>
          <table:table-cell table:formula="of:=[.C238]-[.G238]" office:value-type="float" office:value="-219.996128494019">
            <text:p>-219.9961</text:p>
          </table:table-cell>
          <table:table-cell table:formula="of:=[.D238]-[.G238]" office:value-type="float" office:value="219.996128494019">
            <text:p>219.9961</text:p>
          </table:table-cell>
          <table:table-cell table:formula="of:=[.E238]-[.G238]" office:value-type="float" office:value="-33.3370716009793">
            <text:p>-33.3371</text:p>
          </table:table-cell>
          <table:table-cell/>
          <table:table-cell table:formula="of:=[.C238]/2+127" office:value-type="float" office:value="22.5581143531536">
            <text:p>23</text:p>
          </table:table-cell>
          <table:table-cell table:formula="of:=[.H238]/2+128" office:value-type="float" office:value="18.0019357529903">
            <text:p>18</text:p>
          </table:table-cell>
          <table:table-cell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[.$A$3]*SIN(RADIANS([.B239]))" office:value-type="float" office:value="-211.404581001536">
            <text:p>-211.4046</text:p>
          </table:table-cell>
          <table:table-cell table:formula="of:=[.$A$3]*SIN(RADIANS([.B239]-120))" office:value-type="float" office:value="229.192481806288">
            <text:p>229.1925</text:p>
          </table:table-cell>
          <table:table-cell table:formula="of:=[.$A$3]*SIN(RADIANS([.B239]+120))" office:value-type="float" office:value="-17.787900804752">
            <text:p>-17.7879</text:p>
          </table:table-cell>
          <table:table-cell/>
          <table:table-cell table:formula="of:=(MIN([.C239];[.D239];[.E239])+MAX([.C239];[.D239];[.E239]))/2" office:value-type="float" office:value="8.89395040237595">
            <text:p>8.8940</text:p>
          </table:table-cell>
          <table:table-cell table:formula="of:=[.C239]-[.G239]" office:value-type="float" office:value="-220.298531403912">
            <text:p>-220.2985</text:p>
          </table:table-cell>
          <table:table-cell table:formula="of:=[.D239]-[.G239]" office:value-type="float" office:value="220.298531403912">
            <text:p>220.2985</text:p>
          </table:table-cell>
          <table:table-cell table:formula="of:=[.E239]-[.G239]" office:value-type="float" office:value="-26.681851207128">
            <text:p>-26.6819</text:p>
          </table:table-cell>
          <table:table-cell/>
          <table:table-cell table:formula="of:=[.C239]/2+127" office:value-type="float" office:value="21.2977094992322">
            <text:p>21</text:p>
          </table:table-cell>
          <table:table-cell table:formula="of:=[.H239]/2+128" office:value-type="float" office:value="17.8507342980442">
            <text:p>18</text:p>
          </table:table-cell>
          <table:table-cell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[.$A$3]*SIN(RADIANS([.B240]))" office:value-type="float" office:value="-213.860994826083">
            <text:p>-213.8610</text:p>
          </table:table-cell>
          <table:table-cell table:formula="of:=[.$A$3]*SIN(RADIANS([.B240]-120))" office:value-type="float" office:value="227.206663668034">
            <text:p>227.2067</text:p>
          </table:table-cell>
          <table:table-cell table:formula="of:=[.$A$3]*SIN(RADIANS([.B240]+120))" office:value-type="float" office:value="-13.3456688419508">
            <text:p>-13.3457</text:p>
          </table:table-cell>
          <table:table-cell/>
          <table:table-cell table:formula="of:=(MIN([.C240];[.D240];[.E240])+MAX([.C240];[.D240];[.E240]))/2" office:value-type="float" office:value="6.67283442097535">
            <text:p>6.6728</text:p>
          </table:table-cell>
          <table:table-cell table:formula="of:=[.C240]-[.G240]" office:value-type="float" office:value="-220.533829247058">
            <text:p>-220.5338</text:p>
          </table:table-cell>
          <table:table-cell table:formula="of:=[.D240]-[.G240]" office:value-type="float" office:value="220.533829247058">
            <text:p>220.5338</text:p>
          </table:table-cell>
          <table:table-cell table:formula="of:=[.E240]-[.G240]" office:value-type="float" office:value="-20.0185032629262">
            <text:p>-20.0185</text:p>
          </table:table-cell>
          <table:table-cell/>
          <table:table-cell table:formula="of:=[.C240]/2+127" office:value-type="float" office:value="20.0695025869584">
            <text:p>20</text:p>
          </table:table-cell>
          <table:table-cell table:formula="of:=[.H240]/2+128" office:value-type="float" office:value="17.7330853764708">
            <text:p>18</text:p>
          </table:table-cell>
          <table:table-cell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[.$A$3]*SIN(RADIANS([.B241]))" office:value-type="float" office:value="-216.252264519889">
            <text:p>-216.2523</text:p>
          </table:table-cell>
          <table:table-cell table:formula="of:=[.$A$3]*SIN(RADIANS([.B241]-120))" office:value-type="float" office:value="225.151636179026">
            <text:p>225.1516</text:p>
          </table:table-cell>
          <table:table-cell table:formula="of:=[.$A$3]*SIN(RADIANS([.B241]+120))" office:value-type="float" office:value="-8.89937165913771">
            <text:p>-8.8994</text:p>
          </table:table-cell>
          <table:table-cell/>
          <table:table-cell table:formula="of:=(MIN([.C241];[.D241];[.E241])+MAX([.C241];[.D241];[.E241]))/2" office:value-type="float" office:value="4.44968582956886">
            <text:p>4.4497</text:p>
          </table:table-cell>
          <table:table-cell table:formula="of:=[.C241]-[.G241]" office:value-type="float" office:value="-220.701950349457">
            <text:p>-220.7020</text:p>
          </table:table-cell>
          <table:table-cell table:formula="of:=[.D241]-[.G241]" office:value-type="float" office:value="220.701950349457">
            <text:p>220.7020</text:p>
          </table:table-cell>
          <table:table-cell table:formula="of:=[.E241]-[.G241]" office:value-type="float" office:value="-13.3490574887066">
            <text:p>-13.3491</text:p>
          </table:table-cell>
          <table:table-cell/>
          <table:table-cell table:formula="of:=[.C241]/2+127" office:value-type="float" office:value="18.8738677400557">
            <text:p>19</text:p>
          </table:table-cell>
          <table:table-cell table:formula="of:=[.H241]/2+128" office:value-type="float" office:value="17.6490248252713">
            <text:p>18</text:p>
          </table:table-cell>
          <table:table-cell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$A$3]*SIN(RADIANS([.B242]))" office:value-type="float" office:value="-218.577661679039">
            <text:p>-218.5777</text:p>
          </table:table-cell>
          <table:table-cell table:formula="of:=[.$A$3]*SIN(RADIANS([.B242]-120))" office:value-type="float" office:value="223.028025320546">
            <text:p>223.0280</text:p>
          </table:table-cell>
          <table:table-cell table:formula="of:=[.$A$3]*SIN(RADIANS([.B242]+120))" office:value-type="float" office:value="-4.45036364150731">
            <text:p>-4.4504</text:p>
          </table:table-cell>
          <table:table-cell/>
          <table:table-cell table:formula="of:=(MIN([.C242];[.D242];[.E242])+MAX([.C242];[.D242];[.E242]))/2" office:value-type="float" office:value="2.22518182075368">
            <text:p>2.2252</text:p>
          </table:table-cell>
          <table:table-cell table:formula="of:=[.C242]-[.G242]" office:value-type="float" office:value="-220.802843499792">
            <text:p>-220.8028</text:p>
          </table:table-cell>
          <table:table-cell table:formula="of:=[.D242]-[.G242]" office:value-type="float" office:value="220.802843499792">
            <text:p>220.8028</text:p>
          </table:table-cell>
          <table:table-cell table:formula="of:=[.E242]-[.G242]" office:value-type="float" office:value="-6.67554546226098">
            <text:p>-6.6755</text:p>
          </table:table-cell>
          <table:table-cell/>
          <table:table-cell table:formula="of:=[.C242]/2+127" office:value-type="float" office:value="17.7111691604807">
            <text:p>18</text:p>
          </table:table-cell>
          <table:table-cell table:formula="of:=[.H242]/2+128" office:value-type="float" office:value="17.5985782501039">
            <text:p>18</text:p>
          </table:table-cell>
          <table:table-cell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$A$3]*SIN(RADIANS([.B243]))" office:value-type="float" office:value="-220.836477965032">
            <text:p>-220.8365</text:p>
          </table:table-cell>
          <table:table-cell table:formula="of:=[.$A$3]*SIN(RADIANS([.B243]-120))" office:value-type="float" office:value="220.836477965032">
            <text:p>220.8365</text:p>
          </table:table-cell>
          <table:table-cell table:formula="of:=[.$A$3]*SIN(RADIANS([.B243]+120))" office:value-type="float" office:value="-0.000000000000062456986756515">
            <text:p>0.0000</text:p>
          </table:table-cell>
          <table:table-cell/>
          <table:table-cell table:formula="of:=(MIN([.C243];[.D243];[.E243])+MAX([.C243];[.D243];[.E243]))/2" office:value-type="float" office:value="0">
            <text:p>0.0000</text:p>
          </table:table-cell>
          <table:table-cell table:formula="of:=[.C243]-[.G243]" office:value-type="float" office:value="-220.836477965032">
            <text:p>-220.8365</text:p>
          </table:table-cell>
          <table:table-cell table:formula="of:=[.D243]-[.G243]" office:value-type="float" office:value="220.836477965032">
            <text:p>220.8365</text:p>
          </table:table-cell>
          <table:table-cell table:formula="of:=[.E243]-[.G243]" office:value-type="float" office:value="-0.000000000000062456986756515">
            <text:p>0.0000</text:p>
          </table:table-cell>
          <table:table-cell/>
          <table:table-cell table:formula="of:=[.C243]/2+127" office:value-type="float" office:value="16.5817610174841">
            <text:p>17</text:p>
          </table:table-cell>
          <table:table-cell table:formula="of:=[.H243]/2+128" office:value-type="float" office:value="17.5817610174841">
            <text:p>18</text:p>
          </table:table-cell>
          <table:table-cell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[.$A$3]*SIN(RADIANS([.B244]))" office:value-type="float" office:value="-223.028025320546">
            <text:p>-223.0280</text:p>
          </table:table-cell>
          <table:table-cell table:formula="of:=[.$A$3]*SIN(RADIANS([.B244]-120))" office:value-type="float" office:value="218.577661679039">
            <text:p>218.5777</text:p>
          </table:table-cell>
          <table:table-cell table:formula="of:=[.$A$3]*SIN(RADIANS([.B244]+120))" office:value-type="float" office:value="4.45036364150718">
            <text:p>4.4504</text:p>
          </table:table-cell>
          <table:table-cell/>
          <table:table-cell table:formula="of:=(MIN([.C244];[.D244];[.E244])+MAX([.C244];[.D244];[.E244]))/2" office:value-type="float" office:value="-2.22518182075366">
            <text:p>-2.2252</text:p>
          </table:table-cell>
          <table:table-cell table:formula="of:=[.C244]-[.G244]" office:value-type="float" office:value="-220.802843499792">
            <text:p>-220.8028</text:p>
          </table:table-cell>
          <table:table-cell table:formula="of:=[.D244]-[.G244]" office:value-type="float" office:value="220.802843499792">
            <text:p>220.8028</text:p>
          </table:table-cell>
          <table:table-cell table:formula="of:=[.E244]-[.G244]" office:value-type="float" office:value="6.67554546226084">
            <text:p>6.6755</text:p>
          </table:table-cell>
          <table:table-cell/>
          <table:table-cell table:formula="of:=[.C244]/2+127" office:value-type="float" office:value="15.485987339727">
            <text:p>15</text:p>
          </table:table-cell>
          <table:table-cell table:formula="of:=[.H244]/2+128" office:value-type="float" office:value="17.5985782501039">
            <text:p>18</text:p>
          </table:table-cell>
          <table:table-cell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[.$A$3]*SIN(RADIANS([.B245]))" office:value-type="float" office:value="-225.151636179026">
            <text:p>-225.1516</text:p>
          </table:table-cell>
          <table:table-cell table:formula="of:=[.$A$3]*SIN(RADIANS([.B245]-120))" office:value-type="float" office:value="216.252264519889">
            <text:p>216.2523</text:p>
          </table:table-cell>
          <table:table-cell table:formula="of:=[.$A$3]*SIN(RADIANS([.B245]+120))" office:value-type="float" office:value="8.89937165913781">
            <text:p>8.8994</text:p>
          </table:table-cell>
          <table:table-cell/>
          <table:table-cell table:formula="of:=(MIN([.C245];[.D245];[.E245])+MAX([.C245];[.D245];[.E245]))/2" office:value-type="float" office:value="-4.44968582956886">
            <text:p>-4.4497</text:p>
          </table:table-cell>
          <table:table-cell table:formula="of:=[.C245]-[.G245]" office:value-type="float" office:value="-220.701950349458">
            <text:p>-220.7020</text:p>
          </table:table-cell>
          <table:table-cell table:formula="of:=[.D245]-[.G245]" office:value-type="float" office:value="220.701950349458">
            <text:p>220.7020</text:p>
          </table:table-cell>
          <table:table-cell table:formula="of:=[.E245]-[.G245]" office:value-type="float" office:value="13.3490574887067">
            <text:p>13.3491</text:p>
          </table:table-cell>
          <table:table-cell/>
          <table:table-cell table:formula="of:=[.C245]/2+127" office:value-type="float" office:value="14.4241819104868">
            <text:p>14</text:p>
          </table:table-cell>
          <table:table-cell table:formula="of:=[.H245]/2+128" office:value-type="float" office:value="17.6490248252712">
            <text:p>18</text:p>
          </table:table-cell>
          <table:table-cell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[.$A$3]*SIN(RADIANS([.B246]))" office:value-type="float" office:value="-227.206663668034">
            <text:p>-227.2067</text:p>
          </table:table-cell>
          <table:table-cell table:formula="of:=[.$A$3]*SIN(RADIANS([.B246]-120))" office:value-type="float" office:value="213.860994826083">
            <text:p>213.8610</text:p>
          </table:table-cell>
          <table:table-cell table:formula="of:=[.$A$3]*SIN(RADIANS([.B246]+120))" office:value-type="float" office:value="13.3456688419507">
            <text:p>13.3457</text:p>
          </table:table-cell>
          <table:table-cell/>
          <table:table-cell table:formula="of:=(MIN([.C246];[.D246];[.E246])+MAX([.C246];[.D246];[.E246]))/2" office:value-type="float" office:value="-6.67283442097535">
            <text:p>-6.6728</text:p>
          </table:table-cell>
          <table:table-cell table:formula="of:=[.C246]-[.G246]" office:value-type="float" office:value="-220.533829247058">
            <text:p>-220.5338</text:p>
          </table:table-cell>
          <table:table-cell table:formula="of:=[.D246]-[.G246]" office:value-type="float" office:value="220.533829247058">
            <text:p>220.5338</text:p>
          </table:table-cell>
          <table:table-cell table:formula="of:=[.E246]-[.G246]" office:value-type="float" office:value="20.018503262926">
            <text:p>20.0185</text:p>
          </table:table-cell>
          <table:table-cell/>
          <table:table-cell table:formula="of:=[.C246]/2+127" office:value-type="float" office:value="13.3966681659831">
            <text:p>13</text:p>
          </table:table-cell>
          <table:table-cell table:formula="of:=[.H246]/2+128" office:value-type="float" office:value="17.7330853764708">
            <text:p>18</text:p>
          </table:table-cell>
          <table:table-cell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[.$A$3]*SIN(RADIANS([.B247]))" office:value-type="float" office:value="-229.192481806288">
            <text:p>-229.1925</text:p>
          </table:table-cell>
          <table:table-cell table:formula="of:=[.$A$3]*SIN(RADIANS([.B247]-120))" office:value-type="float" office:value="211.404581001536">
            <text:p>211.4046</text:p>
          </table:table-cell>
          <table:table-cell table:formula="of:=[.$A$3]*SIN(RADIANS([.B247]+120))" office:value-type="float" office:value="17.7879008047519">
            <text:p>17.7879</text:p>
          </table:table-cell>
          <table:table-cell/>
          <table:table-cell table:formula="of:=(MIN([.C247];[.D247];[.E247])+MAX([.C247];[.D247];[.E247]))/2" office:value-type="float" office:value="-8.89395040237595">
            <text:p>-8.8940</text:p>
          </table:table-cell>
          <table:table-cell table:formula="of:=[.C247]-[.G247]" office:value-type="float" office:value="-220.298531403912">
            <text:p>-220.2985</text:p>
          </table:table-cell>
          <table:table-cell table:formula="of:=[.D247]-[.G247]" office:value-type="float" office:value="220.298531403912">
            <text:p>220.2985</text:p>
          </table:table-cell>
          <table:table-cell table:formula="of:=[.E247]-[.G247]" office:value-type="float" office:value="26.6818512071279">
            <text:p>26.6819</text:p>
          </table:table-cell>
          <table:table-cell/>
          <table:table-cell table:formula="of:=[.C247]/2+127" office:value-type="float" office:value="12.4037590968562">
            <text:p>12</text:p>
          </table:table-cell>
          <table:table-cell table:formula="of:=[.H247]/2+128" office:value-type="float" office:value="17.8507342980442">
            <text:p>18</text:p>
          </table:table-cell>
          <table:table-cell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[.$A$3]*SIN(RADIANS([.B248]))" office:value-type="float" office:value="-231.108485694346">
            <text:p>-231.1085</text:p>
          </table:table-cell>
          <table:table-cell table:formula="of:=[.$A$3]*SIN(RADIANS([.B248]-120))" office:value-type="float" office:value="208.883771293693">
            <text:p>208.8838</text:p>
          </table:table-cell>
          <table:table-cell table:formula="of:=[.$A$3]*SIN(RADIANS([.B248]+120))" office:value-type="float" office:value="22.2247144006527">
            <text:p>22.2247</text:p>
          </table:table-cell>
          <table:table-cell/>
          <table:table-cell table:formula="of:=(MIN([.C248];[.D248];[.E248])+MAX([.C248];[.D248];[.E248]))/2" office:value-type="float" office:value="-11.1123572003264">
            <text:p>-11.1124</text:p>
          </table:table-cell>
          <table:table-cell table:formula="of:=[.C248]-[.G248]" office:value-type="float" office:value="-219.996128494019">
            <text:p>-219.9961</text:p>
          </table:table-cell>
          <table:table-cell table:formula="of:=[.D248]-[.G248]" office:value-type="float" office:value="219.996128494019">
            <text:p>219.9961</text:p>
          </table:table-cell>
          <table:table-cell table:formula="of:=[.E248]-[.G248]" office:value-type="float" office:value="33.3370716009792">
            <text:p>33.3371</text:p>
          </table:table-cell>
          <table:table-cell/>
          <table:table-cell table:formula="of:=[.C248]/2+127" office:value-type="float" office:value="11.4457571528271">
            <text:p>11</text:p>
          </table:table-cell>
          <table:table-cell table:formula="of:=[.H248]/2+128" office:value-type="float" office:value="18.0019357529903">
            <text:p>18</text:p>
          </table:table-cell>
          <table:table-cell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[.$A$3]*SIN(RADIANS([.B249]))" office:value-type="float" office:value="-232.954091698863">
            <text:p>-232.9541</text:p>
          </table:table-cell>
          <table:table-cell table:formula="of:=[.$A$3]*SIN(RADIANS([.B249]-120))" office:value-type="float" office:value="206.299333565612">
            <text:p>206.2993</text:p>
          </table:table-cell>
          <table:table-cell table:formula="of:=[.$A$3]*SIN(RADIANS([.B249]+120))" office:value-type="float" office:value="26.6547581332515">
            <text:p>26.6548</text:p>
          </table:table-cell>
          <table:table-cell/>
          <table:table-cell table:formula="of:=(MIN([.C249];[.D249];[.E249])+MAX([.C249];[.D249];[.E249]))/2" office:value-type="float" office:value="-13.3273790666258">
            <text:p>-13.3274</text:p>
          </table:table-cell>
          <table:table-cell table:formula="of:=[.C249]-[.G249]" office:value-type="float" office:value="-219.626712632237">
            <text:p>-219.6267</text:p>
          </table:table-cell>
          <table:table-cell table:formula="of:=[.D249]-[.G249]" office:value-type="float" office:value="219.626712632237">
            <text:p>219.6267</text:p>
          </table:table-cell>
          <table:table-cell table:formula="of:=[.E249]-[.G249]" office:value-type="float" office:value="39.9821371998773">
            <text:p>39.9821</text:p>
          </table:table-cell>
          <table:table-cell/>
          <table:table-cell table:formula="of:=[.C249]/2+127" office:value-type="float" office:value="10.5229541505684">
            <text:p>11</text:p>
          </table:table-cell>
          <table:table-cell table:formula="of:=[.H249]/2+128" office:value-type="float" office:value="18.1866436838813">
            <text:p>18</text:p>
          </table:table-cell>
          <table:table-cell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[.$A$3]*SIN(RADIANS([.B250]))" office:value-type="float" office:value="-234.728737630372">
            <text:p>-234.7287</text:p>
          </table:table-cell>
          <table:table-cell table:formula="of:=[.$A$3]*SIN(RADIANS([.B250]-120))" office:value-type="float" office:value="203.65205506206">
            <text:p>203.6521</text:p>
          </table:table-cell>
          <table:table-cell table:formula="of:=[.$A$3]*SIN(RADIANS([.B250]+120))" office:value-type="float" office:value="31.0766825683126">
            <text:p>31.0767</text:p>
          </table:table-cell>
          <table:table-cell/>
          <table:table-cell table:formula="of:=(MIN([.C250];[.D250];[.E250])+MAX([.C250];[.D250];[.E250]))/2" office:value-type="float" office:value="-15.5383412841563">
            <text:p>-15.5383</text:p>
          </table:table-cell>
          <table:table-cell table:formula="of:=[.C250]-[.G250]" office:value-type="float" office:value="-219.190396346216">
            <text:p>-219.1904</text:p>
          </table:table-cell>
          <table:table-cell table:formula="of:=[.D250]-[.G250]" office:value-type="float" office:value="219.190396346216">
            <text:p>219.1904</text:p>
          </table:table-cell>
          <table:table-cell table:formula="of:=[.E250]-[.G250]" office:value-type="float" office:value="46.615023852469">
            <text:p>46.6150</text:p>
          </table:table-cell>
          <table:table-cell/>
          <table:table-cell table:formula="of:=[.C250]/2+127" office:value-type="float" office:value="9.63563118481386">
            <text:p>10</text:p>
          </table:table-cell>
          <table:table-cell table:formula="of:=[.H250]/2+128" office:value-type="float" office:value="18.404801826892">
            <text:p>18</text:p>
          </table:table-cell>
          <table:table-cell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[.$A$3]*SIN(RADIANS([.B251]))" office:value-type="float" office:value="-236.431882914531">
            <text:p>-236.4319</text:p>
          </table:table-cell>
          <table:table-cell table:formula="of:=[.$A$3]*SIN(RADIANS([.B251]-120))" office:value-type="float" office:value="200.942742169714">
            <text:p>200.9427</text:p>
          </table:table-cell>
          <table:table-cell table:formula="of:=[.$A$3]*SIN(RADIANS([.B251]+120))" office:value-type="float" office:value="35.4891407448167">
            <text:p>35.4891</text:p>
          </table:table-cell>
          <table:table-cell/>
          <table:table-cell table:formula="of:=(MIN([.C251];[.D251];[.E251])+MAX([.C251];[.D251];[.E251]))/2" office:value-type="float" office:value="-17.7445703724083">
            <text:p>-17.7446</text:p>
          </table:table-cell>
          <table:table-cell table:formula="of:=[.C251]-[.G251]" office:value-type="float" office:value="-218.687312542122">
            <text:p>-218.6873</text:p>
          </table:table-cell>
          <table:table-cell table:formula="of:=[.D251]-[.G251]" office:value-type="float" office:value="218.687312542122">
            <text:p>218.6873</text:p>
          </table:table-cell>
          <table:table-cell table:formula="of:=[.E251]-[.G251]" office:value-type="float" office:value="53.233711117225">
            <text:p>53.2337</text:p>
          </table:table-cell>
          <table:table-cell/>
          <table:table-cell table:formula="of:=[.C251]/2+127" office:value-type="float" office:value="8.78405854273461">
            <text:p>9</text:p>
          </table:table-cell>
          <table:table-cell table:formula="of:=[.H251]/2+128" office:value-type="float" office:value="18.6563437289388">
            <text:p>19</text:p>
          </table:table-cell>
          <table:table-cell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[.$A$3]*SIN(RADIANS([.B252]))" office:value-type="float" office:value="-238.063008756786">
            <text:p>-238.0630</text:p>
          </table:table-cell>
          <table:table-cell table:formula="of:=[.$A$3]*SIN(RADIANS([.B252]-120))" office:value-type="float" office:value="198.172220171528">
            <text:p>198.1722</text:p>
          </table:table-cell>
          <table:table-cell table:formula="of:=[.$A$3]*SIN(RADIANS([.B252]+120))" office:value-type="float" office:value="39.8907885852588">
            <text:p>39.8908</text:p>
          </table:table-cell>
          <table:table-cell/>
          <table:table-cell table:formula="of:=(MIN([.C252];[.D252];[.E252])+MAX([.C252];[.D252];[.E252]))/2" office:value-type="float" office:value="-19.9453942926294">
            <text:p>-19.9454</text:p>
          </table:table-cell>
          <table:table-cell table:formula="of:=[.C252]-[.G252]" office:value-type="float" office:value="-218.117614464157">
            <text:p>-218.1176</text:p>
          </table:table-cell>
          <table:table-cell table:formula="of:=[.D252]-[.G252]" office:value-type="float" office:value="218.117614464157">
            <text:p>218.1176</text:p>
          </table:table-cell>
          <table:table-cell table:formula="of:=[.E252]-[.G252]" office:value-type="float" office:value="59.8361828778882">
            <text:p>59.8362</text:p>
          </table:table-cell>
          <table:table-cell/>
          <table:table-cell table:formula="of:=[.C252]/2+127" office:value-type="float" office:value="7.96849562160679">
            <text:p>8</text:p>
          </table:table-cell>
          <table:table-cell table:formula="of:=[.H252]/2+128" office:value-type="float" office:value="18.9411927679215">
            <text:p>19</text:p>
          </table:table-cell>
          <table:table-cell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$A$3]*SIN(RADIANS([.B253]))" office:value-type="float" office:value="-239.621618300407">
            <text:p>-239.6216</text:p>
          </table:table-cell>
          <table:table-cell table:formula="of:=[.$A$3]*SIN(RADIANS([.B253]-120))" office:value-type="float" office:value="195.341332995339">
            <text:p>195.3413</text:p>
          </table:table-cell>
          <table:table-cell table:formula="of:=[.$A$3]*SIN(RADIANS([.B253]+120))" office:value-type="float" office:value="44.2802853050671">
            <text:p>44.2803</text:p>
          </table:table-cell>
          <table:table-cell/>
          <table:table-cell table:formula="of:=(MIN([.C253];[.D253];[.E253])+MAX([.C253];[.D253];[.E253]))/2" office:value-type="float" office:value="-22.1401426525336">
            <text:p>-22.1401</text:p>
          </table:table-cell>
          <table:table-cell table:formula="of:=[.C253]-[.G253]" office:value-type="float" office:value="-217.481475647873">
            <text:p>-217.4815</text:p>
          </table:table-cell>
          <table:table-cell table:formula="of:=[.D253]-[.G253]" office:value-type="float" office:value="217.481475647873">
            <text:p>217.4815</text:p>
          </table:table-cell>
          <table:table-cell table:formula="of:=[.E253]-[.G253]" office:value-type="float" office:value="66.4204279576008">
            <text:p>66.4204</text:p>
          </table:table-cell>
          <table:table-cell/>
          <table:table-cell table:formula="of:=[.C253]/2+127" office:value-type="float" office:value="7.18919084979667">
            <text:p>7</text:p>
          </table:table-cell>
          <table:table-cell table:formula="of:=[.H253]/2+128" office:value-type="float" office:value="19.2592621760635">
            <text:p>19</text:p>
          </table:table-cell>
          <table:table-cell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[.$A$3]*SIN(RADIANS([.B254]))" office:value-type="float" office:value="-241.107236777826">
            <text:p>-241.1072</text:p>
          </table:table-cell>
          <table:table-cell table:formula="of:=[.$A$3]*SIN(RADIANS([.B254]-120))" office:value-type="float" office:value="192.450942956807">
            <text:p>192.4509</text:p>
          </table:table-cell>
          <table:table-cell table:formula="of:=[.$A$3]*SIN(RADIANS([.B254]+120))" office:value-type="float" office:value="48.656293821019">
            <text:p>48.6563</text:p>
          </table:table-cell>
          <table:table-cell/>
          <table:table-cell table:formula="of:=(MIN([.C254];[.D254];[.E254])+MAX([.C254];[.D254];[.E254]))/2" office:value-type="float" office:value="-24.3281469105094">
            <text:p>-24.3281</text:p>
          </table:table-cell>
          <table:table-cell table:formula="of:=[.C254]-[.G254]" office:value-type="float" office:value="-216.779089867316">
            <text:p>-216.7791</text:p>
          </table:table-cell>
          <table:table-cell table:formula="of:=[.D254]-[.G254]" office:value-type="float" office:value="216.779089867316">
            <text:p>216.7791</text:p>
          </table:table-cell>
          <table:table-cell table:formula="of:=[.E254]-[.G254]" office:value-type="float" office:value="72.9844407315284">
            <text:p>72.9844</text:p>
          </table:table-cell>
          <table:table-cell/>
          <table:table-cell table:formula="of:=[.C254]/2+127" office:value-type="float" office:value="6.44638161108711">
            <text:p>6</text:p>
          </table:table-cell>
          <table:table-cell table:formula="of:=[.H254]/2+128" office:value-type="float" office:value="19.6104550663418">
            <text:p>20</text:p>
          </table:table-cell>
          <table:table-cell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[.$A$3]*SIN(RADIANS([.B255]))" office:value-type="float" office:value="-242.519411655264">
            <text:p>-242.5194</text:p>
          </table:table-cell>
          <table:table-cell table:formula="of:=[.$A$3]*SIN(RADIANS([.B255]-120))" office:value-type="float" office:value="189.501930496736">
            <text:p>189.5019</text:p>
          </table:table-cell>
          <table:table-cell table:formula="of:=[.$A$3]*SIN(RADIANS([.B255]+120))" office:value-type="float" office:value="53.0174811585286">
            <text:p>53.0175</text:p>
          </table:table-cell>
          <table:table-cell/>
          <table:table-cell table:formula="of:=(MIN([.C255];[.D255];[.E255])+MAX([.C255];[.D255];[.E255]))/2" office:value-type="float" office:value="-26.5087405792643">
            <text:p>-26.5087</text:p>
          </table:table-cell>
          <table:table-cell table:formula="of:=[.C255]-[.G255]" office:value-type="float" office:value="-216.010671076">
            <text:p>-216.0107</text:p>
          </table:table-cell>
          <table:table-cell table:formula="of:=[.D255]-[.G255]" office:value-type="float" office:value="216.010671076">
            <text:p>216.0107</text:p>
          </table:table-cell>
          <table:table-cell table:formula="of:=[.E255]-[.G255]" office:value-type="float" office:value="79.526221737793">
            <text:p>79.5262</text:p>
          </table:table-cell>
          <table:table-cell/>
          <table:table-cell table:formula="of:=[.C255]/2+127" office:value-type="float" office:value="5.74029417236793">
            <text:p>6</text:p>
          </table:table-cell>
          <table:table-cell table:formula="of:=[.H255]/2+128" office:value-type="float" office:value="19.9946644620001">
            <text:p>20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[.$A$3]*SIN(RADIANS([.B256]))" office:value-type="float" office:value="-243.857712770574">
            <text:p>-243.8577</text:p>
          </table:table-cell>
          <table:table-cell table:formula="of:=[.$A$3]*SIN(RADIANS([.B256]-120))" office:value-type="float" office:value="186.495193912888">
            <text:p>186.4952</text:p>
          </table:table-cell>
          <table:table-cell table:formula="of:=[.$A$3]*SIN(RADIANS([.B256]+120))" office:value-type="float" office:value="57.3625188576855">
            <text:p>57.3625</text:p>
          </table:table-cell>
          <table:table-cell/>
          <table:table-cell table:formula="of:=(MIN([.C256];[.D256];[.E256])+MAX([.C256];[.D256];[.E256]))/2" office:value-type="float" office:value="-28.6812594288428">
            <text:p>-28.6813</text:p>
          </table:table-cell>
          <table:table-cell table:formula="of:=[.C256]-[.G256]" office:value-type="float" office:value="-215.176453341731">
            <text:p>-215.1765</text:p>
          </table:table-cell>
          <table:table-cell table:formula="of:=[.D256]-[.G256]" office:value-type="float" office:value="215.176453341731">
            <text:p>215.1765</text:p>
          </table:table-cell>
          <table:table-cell table:formula="of:=[.E256]-[.G256]" office:value-type="float" office:value="86.0437782865283">
            <text:p>86.0438</text:p>
          </table:table-cell>
          <table:table-cell/>
          <table:table-cell table:formula="of:=[.C256]/2+127" office:value-type="float" office:value="5.07114361471299">
            <text:p>5</text:p>
          </table:table-cell>
          <table:table-cell table:formula="of:=[.H256]/2+128" office:value-type="float" office:value="20.4117733291344">
            <text:p>20</text:p>
          </table:table-cell>
          <table:table-cell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[.$A$3]*SIN(RADIANS([.B257]))" office:value-type="float" office:value="-245.121732464271">
            <text:p>-245.1217</text:p>
          </table:table-cell>
          <table:table-cell table:formula="of:=[.$A$3]*SIN(RADIANS([.B257]-120))" office:value-type="float" office:value="183.431649086356">
            <text:p>183.4316</text:p>
          </table:table-cell>
          <table:table-cell table:formula="of:=[.$A$3]*SIN(RADIANS([.B257]+120))" office:value-type="float" office:value="61.6900833779152">
            <text:p>61.6901</text:p>
          </table:table-cell>
          <table:table-cell/>
          <table:table-cell table:formula="of:=(MIN([.C257];[.D257];[.E257])+MAX([.C257];[.D257];[.E257]))/2" office:value-type="float" office:value="-30.8450416889576">
            <text:p>-30.8450</text:p>
          </table:table-cell>
          <table:table-cell table:formula="of:=[.C257]-[.G257]" office:value-type="float" office:value="-214.276690775314">
            <text:p>-214.2767</text:p>
          </table:table-cell>
          <table:table-cell table:formula="of:=[.D257]-[.G257]" office:value-type="float" office:value="214.276690775314">
            <text:p>214.2767</text:p>
          </table:table-cell>
          <table:table-cell table:formula="of:=[.E257]-[.G257]" office:value-type="float" office:value="92.5351250668728">
            <text:p>92.5351</text:p>
          </table:table-cell>
          <table:table-cell/>
          <table:table-cell table:formula="of:=[.C257]/2+127" office:value-type="float" office:value="4.43913376786433">
            <text:p>4</text:p>
          </table:table-cell>
          <table:table-cell table:formula="of:=[.H257]/2+128" office:value-type="float" office:value="20.8616546123432">
            <text:p>21</text:p>
          </table:table-cell>
          <table:table-cell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$A$3]*SIN(RADIANS([.B258]))" office:value-type="float" office:value="-246.311085703712">
            <text:p>-246.3111</text:p>
          </table:table-cell>
          <table:table-cell table:formula="of:=[.$A$3]*SIN(RADIANS([.B258]-120))" office:value-type="float" office:value="180.31222920257">
            <text:p>180.3122</text:p>
          </table:table-cell>
          <table:table-cell table:formula="of:=[.$A$3]*SIN(RADIANS([.B258]+120))" office:value-type="float" office:value="65.9988565011427">
            <text:p>65.9989</text:p>
          </table:table-cell>
          <table:table-cell/>
          <table:table-cell table:formula="of:=(MIN([.C258];[.D258];[.E258])+MAX([.C258];[.D258];[.E258]))/2" office:value-type="float" office:value="-32.9994282505714">
            <text:p>-32.9994</text:p>
          </table:table-cell>
          <table:table-cell table:formula="of:=[.C258]-[.G258]" office:value-type="float" office:value="-213.311657453141">
            <text:p>-213.3117</text:p>
          </table:table-cell>
          <table:table-cell table:formula="of:=[.D258]-[.G258]" office:value-type="float" office:value="213.311657453141">
            <text:p>213.3117</text:p>
          </table:table-cell>
          <table:table-cell table:formula="of:=[.E258]-[.G258]" office:value-type="float" office:value="98.9982847517141">
            <text:p>98.9983</text:p>
          </table:table-cell>
          <table:table-cell/>
          <table:table-cell table:formula="of:=[.C258]/2+127" office:value-type="float" office:value="3.84445714814379">
            <text:p>4</text:p>
          </table:table-cell>
          <table:table-cell table:formula="of:=[.H258]/2+128" office:value-type="float" office:value="21.3441712734295">
            <text:p>21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$A$3]*SIN(RADIANS([.B259]))" office:value-type="float" office:value="-247.425410200379">
            <text:p>-247.4254</text:p>
          </table:table-cell>
          <table:table-cell table:formula="of:=[.$A$3]*SIN(RADIANS([.B259]-120))" office:value-type="float" office:value="177.137884467044">
            <text:p>177.1379</text:p>
          </table:table-cell>
          <table:table-cell table:formula="of:=[.$A$3]*SIN(RADIANS([.B259]+120))" office:value-type="float" office:value="70.2875257333348">
            <text:p>70.2875</text:p>
          </table:table-cell>
          <table:table-cell/>
          <table:table-cell table:formula="of:=(MIN([.C259];[.D259];[.E259])+MAX([.C259];[.D259];[.E259]))/2" office:value-type="float" office:value="-35.1437628666674">
            <text:p>-35.1438</text:p>
          </table:table-cell>
          <table:table-cell table:formula="of:=[.C259]-[.G259]" office:value-type="float" office:value="-212.281647333712">
            <text:p>-212.2816</text:p>
          </table:table-cell>
          <table:table-cell table:formula="of:=[.D259]-[.G259]" office:value-type="float" office:value="212.281647333712">
            <text:p>212.2816</text:p>
          </table:table-cell>
          <table:table-cell table:formula="of:=[.E259]-[.G259]" office:value-type="float" office:value="105.431288600002">
            <text:p>105.4313</text:p>
          </table:table-cell>
          <table:table-cell/>
          <table:table-cell table:formula="of:=[.C259]/2+127" office:value-type="float" office:value="3.28729489981045">
            <text:p>3</text:p>
          </table:table-cell>
          <table:table-cell table:formula="of:=[.H259]/2+128" office:value-type="float" office:value="21.8591763331441">
            <text:p>22</text:p>
          </table:table-cell>
          <table:table-cell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[.$A$3]*SIN(RADIANS([.B260]))" office:value-type="float" office:value="-248.464366520235">
            <text:p>-248.4644</text:p>
          </table:table-cell>
          <table:table-cell table:formula="of:=[.$A$3]*SIN(RADIANS([.B260]-120))" office:value-type="float" office:value="173.909581815937">
            <text:p>173.9096</text:p>
          </table:table-cell>
          <table:table-cell table:formula="of:=[.$A$3]*SIN(RADIANS([.B260]+120))" office:value-type="float" office:value="74.5547847042978">
            <text:p>74.5548</text:p>
          </table:table-cell>
          <table:table-cell/>
          <table:table-cell table:formula="of:=(MIN([.C260];[.D260];[.E260])+MAX([.C260];[.D260];[.E260]))/2" office:value-type="float" office:value="-37.2773923521489">
            <text:p>-37.2774</text:p>
          </table:table-cell>
          <table:table-cell table:formula="of:=[.C260]-[.G260]" office:value-type="float" office:value="-211.186974168086">
            <text:p>-211.1870</text:p>
          </table:table-cell>
          <table:table-cell table:formula="of:=[.D260]-[.G260]" office:value-type="float" office:value="211.186974168086">
            <text:p>211.1870</text:p>
          </table:table-cell>
          <table:table-cell table:formula="of:=[.E260]-[.G260]" office:value-type="float" office:value="111.832177056447">
            <text:p>111.8322</text:p>
          </table:table-cell>
          <table:table-cell/>
          <table:table-cell table:formula="of:=[.C260]/2+127" office:value-type="float" office:value="2.76781673988252">
            <text:p>3</text:p>
          </table:table-cell>
          <table:table-cell table:formula="of:=[.H260]/2+128" office:value-type="float" office:value="22.406512915957">
            <text:p>22</text:p>
          </table:table-cell>
          <table:table-cell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[.$A$3]*SIN(RADIANS([.B261]))" office:value-type="float" office:value="-249.42763818712">
            <text:p>-249.4276</text:p>
          </table:table-cell>
          <table:table-cell table:formula="of:=[.$A$3]*SIN(RADIANS([.B261]-120))" office:value-type="float" office:value="170.628304621509">
            <text:p>170.6283</text:p>
          </table:table-cell>
          <table:table-cell table:formula="of:=[.$A$3]*SIN(RADIANS([.B261]+120))" office:value-type="float" office:value="78.7993335656115">
            <text:p>78.7993</text:p>
          </table:table-cell>
          <table:table-cell/>
          <table:table-cell table:formula="of:=(MIN([.C261];[.D261];[.E261])+MAX([.C261];[.D261];[.E261]))/2" office:value-type="float" office:value="-39.3996667828058">
            <text:p>-39.3997</text:p>
          </table:table-cell>
          <table:table-cell table:formula="of:=[.C261]-[.G261]" office:value-type="float" office:value="-210.027971404315">
            <text:p>-210.0280</text:p>
          </table:table-cell>
          <table:table-cell table:formula="of:=[.D261]-[.G261]" office:value-type="float" office:value="210.027971404315">
            <text:p>210.0280</text:p>
          </table:table-cell>
          <table:table-cell table:formula="of:=[.E261]-[.G261]" office:value-type="float" office:value="118.199000348417">
            <text:p>118.1990</text:p>
          </table:table-cell>
          <table:table-cell/>
          <table:table-cell table:formula="of:=[.C261]/2+127" office:value-type="float" office:value="2.28618090643978">
            <text:p>2</text:p>
          </table:table-cell>
          <table:table-cell table:formula="of:=[.H261]/2+128" office:value-type="float" office:value="22.9860142978427">
            <text:p>23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[.$A$3]*SIN(RADIANS([.B262]))" office:value-type="float" office:value="-250.314931779154">
            <text:p>-250.3149</text:p>
          </table:table-cell>
          <table:table-cell table:formula="of:=[.$A$3]*SIN(RADIANS([.B262]-120))" office:value-type="float" office:value="167.295052392579">
            <text:p>167.2951</text:p>
          </table:table-cell>
          <table:table-cell table:formula="of:=[.$A$3]*SIN(RADIANS([.B262]+120))" office:value-type="float" office:value="83.0198793865748">
            <text:p>83.0199</text:p>
          </table:table-cell>
          <table:table-cell/>
          <table:table-cell table:formula="of:=(MIN([.C262];[.D262];[.E262])+MAX([.C262];[.D262];[.E262]))/2" office:value-type="float" office:value="-41.5099396932875">
            <text:p>-41.5099</text:p>
          </table:table-cell>
          <table:table-cell table:formula="of:=[.C262]-[.G262]" office:value-type="float" office:value="-208.804992085867">
            <text:p>-208.8050</text:p>
          </table:table-cell>
          <table:table-cell table:formula="of:=[.D262]-[.G262]" office:value-type="float" office:value="208.804992085867">
            <text:p>208.8050</text:p>
          </table:table-cell>
          <table:table-cell table:formula="of:=[.E262]-[.G262]" office:value-type="float" office:value="124.529819079862">
            <text:p>124.5298</text:p>
          </table:table-cell>
          <table:table-cell/>
          <table:table-cell table:formula="of:=[.C262]/2+127" office:value-type="float" office:value="1.84253411042285">
            <text:p>2</text:p>
          </table:table-cell>
          <table:table-cell table:formula="of:=[.H262]/2+128" office:value-type="float" office:value="23.5975039570666">
            <text:p>24</text:p>
          </table:table-cell>
          <table:table-cell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$A$3]*SIN(RADIANS([.B263]))" office:value-type="float" office:value="-251.125977018113">
            <text:p>-251.1260</text:p>
          </table:table-cell>
          <table:table-cell table:formula="of:=[.$A$3]*SIN(RADIANS([.B263]-120))" office:value-type="float" office:value="163.910840470068">
            <text:p>163.9108</text:p>
          </table:table-cell>
          <table:table-cell table:formula="of:=[.$A$3]*SIN(RADIANS([.B263]+120))" office:value-type="float" office:value="87.2151365480456">
            <text:p>87.2151</text:p>
          </table:table-cell>
          <table:table-cell/>
          <table:table-cell table:formula="of:=(MIN([.C263];[.D263];[.E263])+MAX([.C263];[.D263];[.E263]))/2" office:value-type="float" office:value="-43.6075682740227">
            <text:p>-43.6076</text:p>
          </table:table-cell>
          <table:table-cell table:formula="of:=[.C263]-[.G263]" office:value-type="float" office:value="-207.51840874409">
            <text:p>-207.5184</text:p>
          </table:table-cell>
          <table:table-cell table:formula="of:=[.D263]-[.G263]" office:value-type="float" office:value="207.51840874409">
            <text:p>207.5184</text:p>
          </table:table-cell>
          <table:table-cell table:formula="of:=[.E263]-[.G263]" office:value-type="float" office:value="130.822704822068">
            <text:p>130.8227</text:p>
          </table:table-cell>
          <table:table-cell/>
          <table:table-cell table:formula="of:=[.C263]/2+127" office:value-type="float" office:value="1.43701149094348">
            <text:p>1</text:p>
          </table:table-cell>
          <table:table-cell table:formula="of:=[.H263]/2+128" office:value-type="float" office:value="24.2407956279548">
            <text:p>24</text:p>
          </table:table-cell>
          <table:table-cell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[.$A$3]*SIN(RADIANS([.B264]))" office:value-type="float" office:value="-251.86052685176">
            <text:p>-251.8605</text:p>
          </table:table-cell>
          <table:table-cell table:formula="of:=[.$A$3]*SIN(RADIANS([.B264]-120))" office:value-type="float" office:value="160.476699717709">
            <text:p>160.4767</text:p>
          </table:table-cell>
          <table:table-cell table:formula="of:=[.$A$3]*SIN(RADIANS([.B264]+120))" office:value-type="float" office:value="91.3838271340516">
            <text:p>91.3838</text:p>
          </table:table-cell>
          <table:table-cell/>
          <table:table-cell table:formula="of:=(MIN([.C264];[.D264];[.E264])+MAX([.C264];[.D264];[.E264]))/2" office:value-type="float" office:value="-45.6919135670258">
            <text:p>-45.6919</text:p>
          </table:table-cell>
          <table:table-cell table:formula="of:=[.C264]-[.G264]" office:value-type="float" office:value="-206.168613284734">
            <text:p>-206.1686</text:p>
          </table:table-cell>
          <table:table-cell table:formula="of:=[.D264]-[.G264]" office:value-type="float" office:value="206.168613284734">
            <text:p>206.1686</text:p>
          </table:table-cell>
          <table:table-cell table:formula="of:=[.E264]-[.G264]" office:value-type="float" office:value="137.075740701077">
            <text:p>137.0757</text:p>
          </table:table-cell>
          <table:table-cell/>
          <table:table-cell table:formula="of:=[.C264]/2+127" office:value-type="float" office:value="1.06973657411994">
            <text:p>1</text:p>
          </table:table-cell>
          <table:table-cell table:formula="of:=[.H264]/2+128" office:value-type="float" office:value="24.9156933576328">
            <text:p>25</text:p>
          </table:table-cell>
          <table:table-cell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[.$A$3]*SIN(RADIANS([.B265]))" office:value-type="float" office:value="-252.5183575291">
            <text:p>-252.5184</text:p>
          </table:table-cell>
          <table:table-cell table:formula="of:=[.$A$3]*SIN(RADIANS([.B265]-120))" office:value-type="float" office:value="156.993676208043">
            <text:p>156.9937</text:p>
          </table:table-cell>
          <table:table-cell table:formula="of:=[.$A$3]*SIN(RADIANS([.B265]+120))" office:value-type="float" office:value="95.5246813210576">
            <text:p>95.5247</text:p>
          </table:table-cell>
          <table:table-cell/>
          <table:table-cell table:formula="of:=(MIN([.C265];[.D265];[.E265])+MAX([.C265];[.D265];[.E265]))/2" office:value-type="float" office:value="-47.7623406605288">
            <text:p>-47.7623</text:p>
          </table:table-cell>
          <table:table-cell table:formula="of:=[.C265]-[.G265]" office:value-type="float" office:value="-204.756016868572">
            <text:p>-204.7560</text:p>
          </table:table-cell>
          <table:table-cell table:formula="of:=[.D265]-[.G265]" office:value-type="float" office:value="204.756016868572">
            <text:p>204.7560</text:p>
          </table:table-cell>
          <table:table-cell table:formula="of:=[.E265]-[.G265]" office:value-type="float" office:value="143.287021981586">
            <text:p>143.2870</text:p>
          </table:table-cell>
          <table:table-cell/>
          <table:table-cell table:formula="of:=[.C265]/2+127" office:value-type="float" office:value="0.740821235449786">
            <text:p>1</text:p>
          </table:table-cell>
          <table:table-cell table:formula="of:=[.H265]/2+128" office:value-type="float" office:value="25.6219915657142">
            <text:p>26</text:p>
          </table:table-cell>
          <table:table-cell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[.$A$3]*SIN(RADIANS([.B266]))" office:value-type="float" office:value="-253.099268668537">
            <text:p>-253.0993</text:p>
          </table:table-cell>
          <table:table-cell table:formula="of:=[.$A$3]*SIN(RADIANS([.B266]-120))" office:value-type="float" office:value="153.462830903772">
            <text:p>153.4628</text:p>
          </table:table-cell>
          <table:table-cell table:formula="of:=[.$A$3]*SIN(RADIANS([.B266]+120))" office:value-type="float" office:value="99.6364377647647">
            <text:p>99.6364</text:p>
          </table:table-cell>
          <table:table-cell/>
          <table:table-cell table:formula="of:=(MIN([.C266];[.D266];[.E266])+MAX([.C266];[.D266];[.E266]))/2" office:value-type="float" office:value="-49.8182188823824">
            <text:p>-49.8182</text:p>
          </table:table-cell>
          <table:table-cell table:formula="of:=[.C266]-[.G266]" office:value-type="float" office:value="-203.281049786155">
            <text:p>-203.2810</text:p>
          </table:table-cell>
          <table:table-cell table:formula="of:=[.D266]-[.G266]" office:value-type="float" office:value="203.281049786155">
            <text:p>203.2810</text:p>
          </table:table-cell>
          <table:table-cell table:formula="of:=[.E266]-[.G266]" office:value-type="float" office:value="149.454656647147">
            <text:p>149.4547</text:p>
          </table:table-cell>
          <table:table-cell/>
          <table:table-cell table:formula="of:=[.C266]/2+127" office:value-type="float" office:value="0.450365665731439">
            <text:p>0</text:p>
          </table:table-cell>
          <table:table-cell table:formula="of:=[.H266]/2+128" office:value-type="float" office:value="26.3594751069226">
            <text:p>26</text:p>
          </table:table-cell>
          <table:table-cell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[.$A$3]*SIN(RADIANS([.B267]))" office:value-type="float" office:value="-253.60308331891">
            <text:p>-253.6031</text:p>
          </table:table-cell>
          <table:table-cell table:formula="of:=[.$A$3]*SIN(RADIANS([.B267]-120))" office:value-type="float" office:value="149.885239334581">
            <text:p>149.8852</text:p>
          </table:table-cell>
          <table:table-cell table:formula="of:=[.$A$3]*SIN(RADIANS([.B267]+120))" office:value-type="float" office:value="103.717843984329">
            <text:p>103.7178</text:p>
          </table:table-cell>
          <table:table-cell/>
          <table:table-cell table:formula="of:=(MIN([.C267];[.D267];[.E267])+MAX([.C267];[.D267];[.E267]))/2" office:value-type="float" office:value="-51.8589219921645">
            <text:p>-51.8589</text:p>
          </table:table-cell>
          <table:table-cell table:formula="of:=[.C267]-[.G267]" office:value-type="float" office:value="-201.744161326745">
            <text:p>-201.7442</text:p>
          </table:table-cell>
          <table:table-cell table:formula="of:=[.D267]-[.G267]" office:value-type="float" office:value="201.744161326745">
            <text:p>201.7442</text:p>
          </table:table-cell>
          <table:table-cell table:formula="of:=[.E267]-[.G267]" office:value-type="float" office:value="155.576765976494">
            <text:p>155.5768</text:p>
          </table:table-cell>
          <table:table-cell/>
          <table:table-cell table:formula="of:=[.C267]/2+127" office:value-type="float" office:value="0.198458340545145">
            <text:p>0</text:p>
          </table:table-cell>
          <table:table-cell table:formula="of:=[.H267]/2+128" office:value-type="float" office:value="27.1279193366274">
            <text:p>27</text:p>
          </table:table-cell>
          <table:table-cell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[.$A$3]*SIN(RADIANS([.B268]))" office:value-type="float" office:value="-254.029648013395">
            <text:p>-254.0296</text:p>
          </table:table-cell>
          <table:table-cell table:formula="of:=[.$A$3]*SIN(RADIANS([.B268]-120))" office:value-type="float" office:value="146.261991269517">
            <text:p>146.2620</text:p>
          </table:table-cell>
          <table:table-cell table:formula="of:=[.$A$3]*SIN(RADIANS([.B268]+120))" office:value-type="float" office:value="107.767656743878">
            <text:p>107.7677</text:p>
          </table:table-cell>
          <table:table-cell/>
          <table:table-cell table:formula="of:=(MIN([.C268];[.D268];[.E268])+MAX([.C268];[.D268];[.E268]))/2" office:value-type="float" office:value="-53.8838283719392">
            <text:p>-53.8838</text:p>
          </table:table-cell>
          <table:table-cell table:formula="of:=[.C268]-[.G268]" office:value-type="float" office:value="-200.145819641456">
            <text:p>-200.1458</text:p>
          </table:table-cell>
          <table:table-cell table:formula="of:=[.D268]-[.G268]" office:value-type="float" office:value="200.145819641456">
            <text:p>200.1458</text:p>
          </table:table-cell>
          <table:table-cell table:formula="of:=[.E268]-[.G268]" office:value-type="float" office:value="161.651485115818">
            <text:p>161.6515</text:p>
          </table:table-cell>
          <table:table-cell/>
          <table:table-cell table:formula="of:=[.C268]/2+127" office:value-type="float" office:value="-0.0148240066975518">
            <text:p>0</text:p>
          </table:table-cell>
          <table:table-cell table:formula="of:=[.H268]/2+128" office:value-type="float" office:value="27.927090179272">
            <text:p>28</text:p>
          </table:table-cell>
          <table:table-cell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[.$A$3]*SIN(RADIANS([.B269]))" office:value-type="float" office:value="-254.378832816255">
            <text:p>-254.3788</text:p>
          </table:table-cell>
          <table:table-cell table:formula="of:=[.$A$3]*SIN(RADIANS([.B269]-120))" office:value-type="float" office:value="142.59419038504">
            <text:p>142.5942</text:p>
          </table:table-cell>
          <table:table-cell table:formula="of:=[.$A$3]*SIN(RADIANS([.B269]+120))" office:value-type="float" office:value="111.784642431215">
            <text:p>111.7846</text:p>
          </table:table-cell>
          <table:table-cell/>
          <table:table-cell table:formula="of:=(MIN([.C269];[.D269];[.E269])+MAX([.C269];[.D269];[.E269]))/2" office:value-type="float" office:value="-55.8923212156074">
            <text:p>-55.8923</text:p>
          </table:table-cell>
          <table:table-cell table:formula="of:=[.C269]-[.G269]" office:value-type="float" office:value="-198.486511600648">
            <text:p>-198.4865</text:p>
          </table:table-cell>
          <table:table-cell table:formula="of:=[.D269]-[.G269]" office:value-type="float" office:value="198.486511600648">
            <text:p>198.4865</text:p>
          </table:table-cell>
          <table:table-cell table:formula="of:=[.E269]-[.G269]" office:value-type="float" office:value="167.676963646822">
            <text:p>167.6770</text:p>
          </table:table-cell>
          <table:table-cell/>
          <table:table-cell table:formula="of:=[.C269]/2+127" office:value-type="float" office:value="-0.189416408127585">
            <text:p>0</text:p>
          </table:table-cell>
          <table:table-cell table:formula="of:=[.H269]/2+128" office:value-type="float" office:value="28.7567441996761">
            <text:p>29</text:p>
          </table:table-cell>
          <table:table-cell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[.$A$3]*SIN(RADIANS([.B270]))" office:value-type="float" office:value="-254.650531362416">
            <text:p>-254.6505</text:p>
          </table:table-cell>
          <table:table-cell table:formula="of:=[.$A$3]*SIN(RADIANS([.B270]-120))" office:value-type="float" office:value="138.882953928832">
            <text:p>138.8830</text:p>
          </table:table-cell>
          <table:table-cell table:formula="of:=[.$A$3]*SIN(RADIANS([.B270]+120))" office:value-type="float" office:value="115.767577433584">
            <text:p>115.7676</text:p>
          </table:table-cell>
          <table:table-cell/>
          <table:table-cell table:formula="of:=(MIN([.C270];[.D270];[.E270])+MAX([.C270];[.D270];[.E270]))/2" office:value-type="float" office:value="-57.8837887167922">
            <text:p>-57.8838</text:p>
          </table:table-cell>
          <table:table-cell table:formula="of:=[.C270]-[.G270]" office:value-type="float" office:value="-196.766742645624">
            <text:p>-196.7667</text:p>
          </table:table-cell>
          <table:table-cell table:formula="of:=[.D270]-[.G270]" office:value-type="float" office:value="196.766742645624">
            <text:p>196.7667</text:p>
          </table:table-cell>
          <table:table-cell table:formula="of:=[.E270]-[.G270]" office:value-type="float" office:value="173.651366150377">
            <text:p>173.6514</text:p>
          </table:table-cell>
          <table:table-cell/>
          <table:table-cell table:formula="of:=[.C270]/2+127" office:value-type="float" office:value="-0.325265681208165">
            <text:p>0</text:p>
          </table:table-cell>
          <table:table-cell table:formula="of:=[.H270]/2+128" office:value-type="float" office:value="29.6166286771879">
            <text:p>30</text:p>
          </table:table-cell>
          <table:table-cell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[.$A$3]*SIN(RADIANS([.B271]))" office:value-type="float" office:value="-254.844660889869">
            <text:p>-254.8447</text:p>
          </table:table-cell>
          <table:table-cell table:formula="of:=[.$A$3]*SIN(RADIANS([.B271]-120))" office:value-type="float" office:value="135.129412379467">
            <text:p>135.1294</text:p>
          </table:table-cell>
          <table:table-cell table:formula="of:=[.$A$3]*SIN(RADIANS([.B271]+120))" office:value-type="float" office:value="119.715248510402">
            <text:p>119.7152</text:p>
          </table:table-cell>
          <table:table-cell/>
          <table:table-cell table:formula="of:=(MIN([.C271];[.D271];[.E271])+MAX([.C271];[.D271];[.E271]))/2" office:value-type="float" office:value="-59.8576242552011">
            <text:p>-59.8576</text:p>
          </table:table-cell>
          <table:table-cell table:formula="of:=[.C271]-[.G271]" office:value-type="float" office:value="-194.987036634668">
            <text:p>-194.9870</text:p>
          </table:table-cell>
          <table:table-cell table:formula="of:=[.D271]-[.G271]" office:value-type="float" office:value="194.987036634668">
            <text:p>194.9870</text:p>
          </table:table-cell>
          <table:table-cell table:formula="of:=[.E271]-[.G271]" office:value-type="float" office:value="179.572872765603">
            <text:p>179.5729</text:p>
          </table:table-cell>
          <table:table-cell/>
          <table:table-cell table:formula="of:=[.C271]/2+127" office:value-type="float" office:value="-0.422330444934715">
            <text:p>0</text:p>
          </table:table-cell>
          <table:table-cell table:formula="of:=[.H271]/2+128" office:value-type="float" office:value="30.5064816826658">
            <text:p>31</text:p>
          </table:table-cell>
          <table:table-cell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[.$A$3]*SIN(RADIANS([.B272]))" office:value-type="float" office:value="-254.96116226488">
            <text:p>-254.9612</text:p>
          </table:table-cell>
          <table:table-cell table:formula="of:=[.$A$3]*SIN(RADIANS([.B272]-120))" office:value-type="float" office:value="131.334709102064">
            <text:p>131.3347</text:p>
          </table:table-cell>
          <table:table-cell table:formula="of:=[.$A$3]*SIN(RADIANS([.B272]+120))" office:value-type="float" office:value="123.626453162816">
            <text:p>123.6265</text:p>
          </table:table-cell>
          <table:table-cell/>
          <table:table-cell table:formula="of:=(MIN([.C272];[.D272];[.E272])+MAX([.C272];[.D272];[.E272]))/2" office:value-type="float" office:value="-61.813226581408">
            <text:p>-61.8132</text:p>
          </table:table-cell>
          <table:table-cell table:formula="of:=[.C272]-[.G272]" office:value-type="float" office:value="-193.147935683472">
            <text:p>-193.1479</text:p>
          </table:table-cell>
          <table:table-cell table:formula="of:=[.D272]-[.G272]" office:value-type="float" office:value="193.147935683472">
            <text:p>193.1479</text:p>
          </table:table-cell>
          <table:table-cell table:formula="of:=[.E272]-[.G272]" office:value-type="float" office:value="185.439679744224">
            <text:p>185.4397</text:p>
          </table:table-cell>
          <table:table-cell/>
          <table:table-cell table:formula="of:=[.C272]/2+127" office:value-type="float" office:value="-0.48058113243988">
            <text:p>0</text:p>
          </table:table-cell>
          <table:table-cell table:formula="of:=[.H272]/2+128" office:value-type="float" office:value="31.4260321582641">
            <text:p>31</text:p>
          </table:table-cell>
          <table:table-cell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$A$3]*SIN(RADIANS([.B273]))" office:value-type="float" office:value="-255">
            <text:p>-255.0000</text:p>
          </table:table-cell>
          <table:table-cell table:formula="of:=[.$A$3]*SIN(RADIANS([.B273]-120))" office:value-type="float" office:value="127.5">
            <text:p>127.5000</text:p>
          </table:table-cell>
          <table:table-cell table:formula="of:=[.$A$3]*SIN(RADIANS([.B273]+120))" office:value-type="float" office:value="127.5">
            <text:p>127.5000</text:p>
          </table:table-cell>
          <table:table-cell/>
          <table:table-cell table:formula="of:=(MIN([.C273];[.D273];[.E273])+MAX([.C273];[.D273];[.E273]))/2" office:value-type="float" office:value="-63.75">
            <text:p>-63.7500</text:p>
          </table:table-cell>
          <table:table-cell table:formula="of:=[.C273]-[.G273]" office:value-type="float" office:value="-191.25">
            <text:p>-191.2500</text:p>
          </table:table-cell>
          <table:table-cell table:formula="of:=[.D273]-[.G273]" office:value-type="float" office:value="191.25">
            <text:p>191.2500</text:p>
          </table:table-cell>
          <table:table-cell table:formula="of:=[.E273]-[.G273]" office:value-type="float" office:value="191.25">
            <text:p>191.2500</text:p>
          </table:table-cell>
          <table:table-cell/>
          <table:table-cell table:formula="of:=[.C273]/2+127" office:value-type="float" office:value="-0.5">
            <text:p>-1</text:p>
          </table:table-cell>
          <table:table-cell table:formula="of:=[.H273]/2+128" office:value-type="float" office:value="32.375">
            <text:p>32</text:p>
          </table:table-cell>
          <table:table-cell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[.$A$3]*SIN(RADIANS([.B274]))" office:value-type="float" office:value="-254.96116226488">
            <text:p>-254.9612</text:p>
          </table:table-cell>
          <table:table-cell table:formula="of:=[.$A$3]*SIN(RADIANS([.B274]-120))" office:value-type="float" office:value="123.626453162816">
            <text:p>123.6265</text:p>
          </table:table-cell>
          <table:table-cell table:formula="of:=[.$A$3]*SIN(RADIANS([.B274]+120))" office:value-type="float" office:value="131.334709102064">
            <text:p>131.3347</text:p>
          </table:table-cell>
          <table:table-cell/>
          <table:table-cell table:formula="of:=(MIN([.C274];[.D274];[.E274])+MAX([.C274];[.D274];[.E274]))/2" office:value-type="float" office:value="-61.813226581408">
            <text:p>-61.8132</text:p>
          </table:table-cell>
          <table:table-cell table:formula="of:=[.C274]-[.G274]" office:value-type="float" office:value="-193.147935683472">
            <text:p>-193.1479</text:p>
          </table:table-cell>
          <table:table-cell table:formula="of:=[.D274]-[.G274]" office:value-type="float" office:value="185.439679744224">
            <text:p>185.4397</text:p>
          </table:table-cell>
          <table:table-cell table:formula="of:=[.E274]-[.G274]" office:value-type="float" office:value="193.147935683472">
            <text:p>193.1479</text:p>
          </table:table-cell>
          <table:table-cell/>
          <table:table-cell table:formula="of:=[.C274]/2+127" office:value-type="float" office:value="-0.48058113243988">
            <text:p>0</text:p>
          </table:table-cell>
          <table:table-cell table:formula="of:=[.H274]/2+128" office:value-type="float" office:value="31.4260321582641">
            <text:p>31</text:p>
          </table:table-cell>
          <table:table-cell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[.$A$3]*SIN(RADIANS([.B275]))" office:value-type="float" office:value="-254.844660889869">
            <text:p>-254.8447</text:p>
          </table:table-cell>
          <table:table-cell table:formula="of:=[.$A$3]*SIN(RADIANS([.B275]-120))" office:value-type="float" office:value="119.715248510402">
            <text:p>119.7152</text:p>
          </table:table-cell>
          <table:table-cell table:formula="of:=[.$A$3]*SIN(RADIANS([.B275]+120))" office:value-type="float" office:value="135.129412379467">
            <text:p>135.1294</text:p>
          </table:table-cell>
          <table:table-cell/>
          <table:table-cell table:formula="of:=(MIN([.C275];[.D275];[.E275])+MAX([.C275];[.D275];[.E275]))/2" office:value-type="float" office:value="-59.8576242552011">
            <text:p>-59.8576</text:p>
          </table:table-cell>
          <table:table-cell table:formula="of:=[.C275]-[.G275]" office:value-type="float" office:value="-194.987036634668">
            <text:p>-194.9870</text:p>
          </table:table-cell>
          <table:table-cell table:formula="of:=[.D275]-[.G275]" office:value-type="float" office:value="179.572872765603">
            <text:p>179.5729</text:p>
          </table:table-cell>
          <table:table-cell table:formula="of:=[.E275]-[.G275]" office:value-type="float" office:value="194.987036634668">
            <text:p>194.9870</text:p>
          </table:table-cell>
          <table:table-cell/>
          <table:table-cell table:formula="of:=[.C275]/2+127" office:value-type="float" office:value="-0.422330444934715">
            <text:p>0</text:p>
          </table:table-cell>
          <table:table-cell table:formula="of:=[.H275]/2+128" office:value-type="float" office:value="30.5064816826658">
            <text:p>31</text:p>
          </table:table-cell>
          <table:table-cell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[.$A$3]*SIN(RADIANS([.B276]))" office:value-type="float" office:value="-254.650531362416">
            <text:p>-254.6505</text:p>
          </table:table-cell>
          <table:table-cell table:formula="of:=[.$A$3]*SIN(RADIANS([.B276]-120))" office:value-type="float" office:value="115.767577433584">
            <text:p>115.7676</text:p>
          </table:table-cell>
          <table:table-cell table:formula="of:=[.$A$3]*SIN(RADIANS([.B276]+120))" office:value-type="float" office:value="138.882953928832">
            <text:p>138.8830</text:p>
          </table:table-cell>
          <table:table-cell/>
          <table:table-cell table:formula="of:=(MIN([.C276];[.D276];[.E276])+MAX([.C276];[.D276];[.E276]))/2" office:value-type="float" office:value="-57.8837887167922">
            <text:p>-57.8838</text:p>
          </table:table-cell>
          <table:table-cell table:formula="of:=[.C276]-[.G276]" office:value-type="float" office:value="-196.766742645624">
            <text:p>-196.7667</text:p>
          </table:table-cell>
          <table:table-cell table:formula="of:=[.D276]-[.G276]" office:value-type="float" office:value="173.651366150377">
            <text:p>173.6514</text:p>
          </table:table-cell>
          <table:table-cell table:formula="of:=[.E276]-[.G276]" office:value-type="float" office:value="196.766742645624">
            <text:p>196.7667</text:p>
          </table:table-cell>
          <table:table-cell/>
          <table:table-cell table:formula="of:=[.C276]/2+127" office:value-type="float" office:value="-0.325265681208165">
            <text:p>0</text:p>
          </table:table-cell>
          <table:table-cell table:formula="of:=[.H276]/2+128" office:value-type="float" office:value="29.6166286771879">
            <text:p>30</text:p>
          </table:table-cell>
          <table:table-cell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[.$A$3]*SIN(RADIANS([.B277]))" office:value-type="float" office:value="-254.378832816255">
            <text:p>-254.3788</text:p>
          </table:table-cell>
          <table:table-cell table:formula="of:=[.$A$3]*SIN(RADIANS([.B277]-120))" office:value-type="float" office:value="111.784642431215">
            <text:p>111.7846</text:p>
          </table:table-cell>
          <table:table-cell table:formula="of:=[.$A$3]*SIN(RADIANS([.B277]+120))" office:value-type="float" office:value="142.59419038504">
            <text:p>142.5942</text:p>
          </table:table-cell>
          <table:table-cell/>
          <table:table-cell table:formula="of:=(MIN([.C277];[.D277];[.E277])+MAX([.C277];[.D277];[.E277]))/2" office:value-type="float" office:value="-55.8923212156074">
            <text:p>-55.8923</text:p>
          </table:table-cell>
          <table:table-cell table:formula="of:=[.C277]-[.G277]" office:value-type="float" office:value="-198.486511600648">
            <text:p>-198.4865</text:p>
          </table:table-cell>
          <table:table-cell table:formula="of:=[.D277]-[.G277]" office:value-type="float" office:value="167.676963646822">
            <text:p>167.6770</text:p>
          </table:table-cell>
          <table:table-cell table:formula="of:=[.E277]-[.G277]" office:value-type="float" office:value="198.486511600648">
            <text:p>198.4865</text:p>
          </table:table-cell>
          <table:table-cell/>
          <table:table-cell table:formula="of:=[.C277]/2+127" office:value-type="float" office:value="-0.189416408127599">
            <text:p>0</text:p>
          </table:table-cell>
          <table:table-cell table:formula="of:=[.H277]/2+128" office:value-type="float" office:value="28.7567441996761">
            <text:p>29</text:p>
          </table:table-cell>
          <table:table-cell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[.$A$3]*SIN(RADIANS([.B278]))" office:value-type="float" office:value="-254.029648013395">
            <text:p>-254.0296</text:p>
          </table:table-cell>
          <table:table-cell table:formula="of:=[.$A$3]*SIN(RADIANS([.B278]-120))" office:value-type="float" office:value="107.767656743878">
            <text:p>107.7677</text:p>
          </table:table-cell>
          <table:table-cell table:formula="of:=[.$A$3]*SIN(RADIANS([.B278]+120))" office:value-type="float" office:value="146.261991269517">
            <text:p>146.2620</text:p>
          </table:table-cell>
          <table:table-cell/>
          <table:table-cell table:formula="of:=(MIN([.C278];[.D278];[.E278])+MAX([.C278];[.D278];[.E278]))/2" office:value-type="float" office:value="-53.8838283719392">
            <text:p>-53.8838</text:p>
          </table:table-cell>
          <table:table-cell table:formula="of:=[.C278]-[.G278]" office:value-type="float" office:value="-200.145819641456">
            <text:p>-200.1458</text:p>
          </table:table-cell>
          <table:table-cell table:formula="of:=[.D278]-[.G278]" office:value-type="float" office:value="161.651485115818">
            <text:p>161.6515</text:p>
          </table:table-cell>
          <table:table-cell table:formula="of:=[.E278]-[.G278]" office:value-type="float" office:value="200.145819641456">
            <text:p>200.1458</text:p>
          </table:table-cell>
          <table:table-cell/>
          <table:table-cell table:formula="of:=[.C278]/2+127" office:value-type="float" office:value="-0.0148240066975518">
            <text:p>0</text:p>
          </table:table-cell>
          <table:table-cell table:formula="of:=[.H278]/2+128" office:value-type="float" office:value="27.927090179272">
            <text:p>28</text:p>
          </table:table-cell>
          <table:table-cell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[.$A$3]*SIN(RADIANS([.B279]))" office:value-type="float" office:value="-253.60308331891">
            <text:p>-253.6031</text:p>
          </table:table-cell>
          <table:table-cell table:formula="of:=[.$A$3]*SIN(RADIANS([.B279]-120))" office:value-type="float" office:value="103.717843984329">
            <text:p>103.7178</text:p>
          </table:table-cell>
          <table:table-cell table:formula="of:=[.$A$3]*SIN(RADIANS([.B279]+120))" office:value-type="float" office:value="149.885239334581">
            <text:p>149.8852</text:p>
          </table:table-cell>
          <table:table-cell/>
          <table:table-cell table:formula="of:=(MIN([.C279];[.D279];[.E279])+MAX([.C279];[.D279];[.E279]))/2" office:value-type="float" office:value="-51.8589219921646">
            <text:p>-51.8589</text:p>
          </table:table-cell>
          <table:table-cell table:formula="of:=[.C279]-[.G279]" office:value-type="float" office:value="-201.744161326745">
            <text:p>-201.7442</text:p>
          </table:table-cell>
          <table:table-cell table:formula="of:=[.D279]-[.G279]" office:value-type="float" office:value="155.576765976494">
            <text:p>155.5768</text:p>
          </table:table-cell>
          <table:table-cell table:formula="of:=[.E279]-[.G279]" office:value-type="float" office:value="201.744161326745">
            <text:p>201.7442</text:p>
          </table:table-cell>
          <table:table-cell/>
          <table:table-cell table:formula="of:=[.C279]/2+127" office:value-type="float" office:value="0.198458340545145">
            <text:p>0</text:p>
          </table:table-cell>
          <table:table-cell table:formula="of:=[.H279]/2+128" office:value-type="float" office:value="27.1279193366274">
            <text:p>27</text:p>
          </table:table-cell>
          <table:table-cell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[.$A$3]*SIN(RADIANS([.B280]))" office:value-type="float" office:value="-253.099268668537">
            <text:p>-253.0993</text:p>
          </table:table-cell>
          <table:table-cell table:formula="of:=[.$A$3]*SIN(RADIANS([.B280]-120))" office:value-type="float" office:value="99.6364377647648">
            <text:p>99.6364</text:p>
          </table:table-cell>
          <table:table-cell table:formula="of:=[.$A$3]*SIN(RADIANS([.B280]+120))" office:value-type="float" office:value="153.462830903772">
            <text:p>153.4628</text:p>
          </table:table-cell>
          <table:table-cell/>
          <table:table-cell table:formula="of:=(MIN([.C280];[.D280];[.E280])+MAX([.C280];[.D280];[.E280]))/2" office:value-type="float" office:value="-49.8182188823824">
            <text:p>-49.8182</text:p>
          </table:table-cell>
          <table:table-cell table:formula="of:=[.C280]-[.G280]" office:value-type="float" office:value="-203.281049786155">
            <text:p>-203.2810</text:p>
          </table:table-cell>
          <table:table-cell table:formula="of:=[.D280]-[.G280]" office:value-type="float" office:value="149.454656647147">
            <text:p>149.4547</text:p>
          </table:table-cell>
          <table:table-cell table:formula="of:=[.E280]-[.G280]" office:value-type="float" office:value="203.281049786155">
            <text:p>203.2810</text:p>
          </table:table-cell>
          <table:table-cell/>
          <table:table-cell table:formula="of:=[.C280]/2+127" office:value-type="float" office:value="0.450365665731454">
            <text:p>0</text:p>
          </table:table-cell>
          <table:table-cell table:formula="of:=[.H280]/2+128" office:value-type="float" office:value="26.3594751069227">
            <text:p>26</text:p>
          </table:table-cell>
          <table:table-cell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[.$A$3]*SIN(RADIANS([.B281]))" office:value-type="float" office:value="-252.5183575291">
            <text:p>-252.5184</text:p>
          </table:table-cell>
          <table:table-cell table:formula="of:=[.$A$3]*SIN(RADIANS([.B281]-120))" office:value-type="float" office:value="95.5246813210576">
            <text:p>95.5247</text:p>
          </table:table-cell>
          <table:table-cell table:formula="of:=[.$A$3]*SIN(RADIANS([.B281]+120))" office:value-type="float" office:value="156.993676208043">
            <text:p>156.9937</text:p>
          </table:table-cell>
          <table:table-cell/>
          <table:table-cell table:formula="of:=(MIN([.C281];[.D281];[.E281])+MAX([.C281];[.D281];[.E281]))/2" office:value-type="float" office:value="-47.7623406605288">
            <text:p>-47.7623</text:p>
          </table:table-cell>
          <table:table-cell table:formula="of:=[.C281]-[.G281]" office:value-type="float" office:value="-204.756016868572">
            <text:p>-204.7560</text:p>
          </table:table-cell>
          <table:table-cell table:formula="of:=[.D281]-[.G281]" office:value-type="float" office:value="143.287021981586">
            <text:p>143.2870</text:p>
          </table:table-cell>
          <table:table-cell table:formula="of:=[.E281]-[.G281]" office:value-type="float" office:value="204.756016868572">
            <text:p>204.7560</text:p>
          </table:table-cell>
          <table:table-cell/>
          <table:table-cell table:formula="of:=[.C281]/2+127" office:value-type="float" office:value="0.740821235449772">
            <text:p>1</text:p>
          </table:table-cell>
          <table:table-cell table:formula="of:=[.H281]/2+128" office:value-type="float" office:value="25.6219915657142">
            <text:p>26</text:p>
          </table:table-cell>
          <table:table-cell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[.$A$3]*SIN(RADIANS([.B282]))" office:value-type="float" office:value="-251.86052685176">
            <text:p>-251.8605</text:p>
          </table:table-cell>
          <table:table-cell table:formula="of:=[.$A$3]*SIN(RADIANS([.B282]-120))" office:value-type="float" office:value="91.3838271340516">
            <text:p>91.3838</text:p>
          </table:table-cell>
          <table:table-cell table:formula="of:=[.$A$3]*SIN(RADIANS([.B282]+120))" office:value-type="float" office:value="160.476699717709">
            <text:p>160.4767</text:p>
          </table:table-cell>
          <table:table-cell/>
          <table:table-cell table:formula="of:=(MIN([.C282];[.D282];[.E282])+MAX([.C282];[.D282];[.E282]))/2" office:value-type="float" office:value="-45.6919135670258">
            <text:p>-45.6919</text:p>
          </table:table-cell>
          <table:table-cell table:formula="of:=[.C282]-[.G282]" office:value-type="float" office:value="-206.168613284734">
            <text:p>-206.1686</text:p>
          </table:table-cell>
          <table:table-cell table:formula="of:=[.D282]-[.G282]" office:value-type="float" office:value="137.075740701077">
            <text:p>137.0757</text:p>
          </table:table-cell>
          <table:table-cell table:formula="of:=[.E282]-[.G282]" office:value-type="float" office:value="206.168613284734">
            <text:p>206.1686</text:p>
          </table:table-cell>
          <table:table-cell/>
          <table:table-cell table:formula="of:=[.C282]/2+127" office:value-type="float" office:value="1.06973657411993">
            <text:p>1</text:p>
          </table:table-cell>
          <table:table-cell table:formula="of:=[.H282]/2+128" office:value-type="float" office:value="24.9156933576328">
            <text:p>25</text:p>
          </table:table-cell>
          <table:table-cell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$A$3]*SIN(RADIANS([.B283]))" office:value-type="float" office:value="-251.125977018113">
            <text:p>-251.1260</text:p>
          </table:table-cell>
          <table:table-cell table:formula="of:=[.$A$3]*SIN(RADIANS([.B283]-120))" office:value-type="float" office:value="87.2151365480456">
            <text:p>87.2151</text:p>
          </table:table-cell>
          <table:table-cell table:formula="of:=[.$A$3]*SIN(RADIANS([.B283]+120))" office:value-type="float" office:value="163.910840470067">
            <text:p>163.9108</text:p>
          </table:table-cell>
          <table:table-cell/>
          <table:table-cell table:formula="of:=(MIN([.C283];[.D283];[.E283])+MAX([.C283];[.D283];[.E283]))/2" office:value-type="float" office:value="-43.6075682740228">
            <text:p>-43.6076</text:p>
          </table:table-cell>
          <table:table-cell table:formula="of:=[.C283]-[.G283]" office:value-type="float" office:value="-207.51840874409">
            <text:p>-207.5184</text:p>
          </table:table-cell>
          <table:table-cell table:formula="of:=[.D283]-[.G283]" office:value-type="float" office:value="130.822704822068">
            <text:p>130.8227</text:p>
          </table:table-cell>
          <table:table-cell table:formula="of:=[.E283]-[.G283]" office:value-type="float" office:value="207.51840874409">
            <text:p>207.5184</text:p>
          </table:table-cell>
          <table:table-cell/>
          <table:table-cell table:formula="of:=[.C283]/2+127" office:value-type="float" office:value="1.43701149094346">
            <text:p>1</text:p>
          </table:table-cell>
          <table:table-cell table:formula="of:=[.H283]/2+128" office:value-type="float" office:value="24.2407956279549">
            <text:p>24</text:p>
          </table:table-cell>
          <table:table-cell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[.$A$3]*SIN(RADIANS([.B284]))" office:value-type="float" office:value="-250.314931779154">
            <text:p>-250.3149</text:p>
          </table:table-cell>
          <table:table-cell table:formula="of:=[.$A$3]*SIN(RADIANS([.B284]-120))" office:value-type="float" office:value="83.0198793865749">
            <text:p>83.0199</text:p>
          </table:table-cell>
          <table:table-cell table:formula="of:=[.$A$3]*SIN(RADIANS([.B284]+120))" office:value-type="float" office:value="167.295052392579">
            <text:p>167.2951</text:p>
          </table:table-cell>
          <table:table-cell/>
          <table:table-cell table:formula="of:=(MIN([.C284];[.D284];[.E284])+MAX([.C284];[.D284];[.E284]))/2" office:value-type="float" office:value="-41.5099396932875">
            <text:p>-41.5099</text:p>
          </table:table-cell>
          <table:table-cell table:formula="of:=[.C284]-[.G284]" office:value-type="float" office:value="-208.804992085867">
            <text:p>-208.8050</text:p>
          </table:table-cell>
          <table:table-cell table:formula="of:=[.D284]-[.G284]" office:value-type="float" office:value="124.529819079862">
            <text:p>124.5298</text:p>
          </table:table-cell>
          <table:table-cell table:formula="of:=[.E284]-[.G284]" office:value-type="float" office:value="208.804992085867">
            <text:p>208.8050</text:p>
          </table:table-cell>
          <table:table-cell/>
          <table:table-cell table:formula="of:=[.C284]/2+127" office:value-type="float" office:value="1.84253411042286">
            <text:p>2</text:p>
          </table:table-cell>
          <table:table-cell table:formula="of:=[.H284]/2+128" office:value-type="float" office:value="23.5975039570666">
            <text:p>24</text:p>
          </table:table-cell>
          <table:table-cell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[.$A$3]*SIN(RADIANS([.B285]))" office:value-type="float" office:value="-249.42763818712">
            <text:p>-249.4276</text:p>
          </table:table-cell>
          <table:table-cell table:formula="of:=[.$A$3]*SIN(RADIANS([.B285]-120))" office:value-type="float" office:value="78.7993335656116">
            <text:p>78.7993</text:p>
          </table:table-cell>
          <table:table-cell table:formula="of:=[.$A$3]*SIN(RADIANS([.B285]+120))" office:value-type="float" office:value="170.628304621509">
            <text:p>170.6283</text:p>
          </table:table-cell>
          <table:table-cell/>
          <table:table-cell table:formula="of:=(MIN([.C285];[.D285];[.E285])+MAX([.C285];[.D285];[.E285]))/2" office:value-type="float" office:value="-39.3996667828058">
            <text:p>-39.3997</text:p>
          </table:table-cell>
          <table:table-cell table:formula="of:=[.C285]-[.G285]" office:value-type="float" office:value="-210.027971404315">
            <text:p>-210.0280</text:p>
          </table:table-cell>
          <table:table-cell table:formula="of:=[.D285]-[.G285]" office:value-type="float" office:value="118.199000348417">
            <text:p>118.1990</text:p>
          </table:table-cell>
          <table:table-cell table:formula="of:=[.E285]-[.G285]" office:value-type="float" office:value="210.027971404315">
            <text:p>210.0280</text:p>
          </table:table-cell>
          <table:table-cell/>
          <table:table-cell table:formula="of:=[.C285]/2+127" office:value-type="float" office:value="2.28618090643978">
            <text:p>2</text:p>
          </table:table-cell>
          <table:table-cell table:formula="of:=[.H285]/2+128" office:value-type="float" office:value="22.9860142978427">
            <text:p>23</text:p>
          </table:table-cell>
          <table:table-cell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[.$A$3]*SIN(RADIANS([.B286]))" office:value-type="float" office:value="-248.464366520235">
            <text:p>-248.4644</text:p>
          </table:table-cell>
          <table:table-cell table:formula="of:=[.$A$3]*SIN(RADIANS([.B286]-120))" office:value-type="float" office:value="74.5547847042978">
            <text:p>74.5548</text:p>
          </table:table-cell>
          <table:table-cell table:formula="of:=[.$A$3]*SIN(RADIANS([.B286]+120))" office:value-type="float" office:value="173.909581815937">
            <text:p>173.9096</text:p>
          </table:table-cell>
          <table:table-cell/>
          <table:table-cell table:formula="of:=(MIN([.C286];[.D286];[.E286])+MAX([.C286];[.D286];[.E286]))/2" office:value-type="float" office:value="-37.2773923521489">
            <text:p>-37.2774</text:p>
          </table:table-cell>
          <table:table-cell table:formula="of:=[.C286]-[.G286]" office:value-type="float" office:value="-211.186974168086">
            <text:p>-211.1870</text:p>
          </table:table-cell>
          <table:table-cell table:formula="of:=[.D286]-[.G286]" office:value-type="float" office:value="111.832177056447">
            <text:p>111.8322</text:p>
          </table:table-cell>
          <table:table-cell table:formula="of:=[.E286]-[.G286]" office:value-type="float" office:value="211.186974168086">
            <text:p>211.1870</text:p>
          </table:table-cell>
          <table:table-cell/>
          <table:table-cell table:formula="of:=[.C286]/2+127" office:value-type="float" office:value="2.76781673988251">
            <text:p>3</text:p>
          </table:table-cell>
          <table:table-cell table:formula="of:=[.H286]/2+128" office:value-type="float" office:value="22.406512915957">
            <text:p>22</text:p>
          </table:table-cell>
          <table:table-cell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[.$A$3]*SIN(RADIANS([.B287]))" office:value-type="float" office:value="-247.425410200379">
            <text:p>-247.4254</text:p>
          </table:table-cell>
          <table:table-cell table:formula="of:=[.$A$3]*SIN(RADIANS([.B287]-120))" office:value-type="float" office:value="70.2875257333348">
            <text:p>70.2875</text:p>
          </table:table-cell>
          <table:table-cell table:formula="of:=[.$A$3]*SIN(RADIANS([.B287]+120))" office:value-type="float" office:value="177.137884467044">
            <text:p>177.1379</text:p>
          </table:table-cell>
          <table:table-cell/>
          <table:table-cell table:formula="of:=(MIN([.C287];[.D287];[.E287])+MAX([.C287];[.D287];[.E287]))/2" office:value-type="float" office:value="-35.1437628666674">
            <text:p>-35.1438</text:p>
          </table:table-cell>
          <table:table-cell table:formula="of:=[.C287]-[.G287]" office:value-type="float" office:value="-212.281647333712">
            <text:p>-212.2816</text:p>
          </table:table-cell>
          <table:table-cell table:formula="of:=[.D287]-[.G287]" office:value-type="float" office:value="105.431288600002">
            <text:p>105.4313</text:p>
          </table:table-cell>
          <table:table-cell table:formula="of:=[.E287]-[.G287]" office:value-type="float" office:value="212.281647333712">
            <text:p>212.2816</text:p>
          </table:table-cell>
          <table:table-cell/>
          <table:table-cell table:formula="of:=[.C287]/2+127" office:value-type="float" office:value="3.28729489981043">
            <text:p>3</text:p>
          </table:table-cell>
          <table:table-cell table:formula="of:=[.H287]/2+128" office:value-type="float" office:value="21.8591763331441">
            <text:p>22</text:p>
          </table:table-cell>
          <table:table-cell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[.$A$3]*SIN(RADIANS([.B288]))" office:value-type="float" office:value="-246.311085703712">
            <text:p>-246.3111</text:p>
          </table:table-cell>
          <table:table-cell table:formula="of:=[.$A$3]*SIN(RADIANS([.B288]-120))" office:value-type="float" office:value="65.9988565011429">
            <text:p>65.9989</text:p>
          </table:table-cell>
          <table:table-cell table:formula="of:=[.$A$3]*SIN(RADIANS([.B288]+120))" office:value-type="float" office:value="180.31222920257">
            <text:p>180.3122</text:p>
          </table:table-cell>
          <table:table-cell/>
          <table:table-cell table:formula="of:=(MIN([.C288];[.D288];[.E288])+MAX([.C288];[.D288];[.E288]))/2" office:value-type="float" office:value="-32.9994282505714">
            <text:p>-32.9994</text:p>
          </table:table-cell>
          <table:table-cell table:formula="of:=[.C288]-[.G288]" office:value-type="float" office:value="-213.311657453141">
            <text:p>-213.3117</text:p>
          </table:table-cell>
          <table:table-cell table:formula="of:=[.D288]-[.G288]" office:value-type="float" office:value="98.9982847517143">
            <text:p>98.9983</text:p>
          </table:table-cell>
          <table:table-cell table:formula="of:=[.E288]-[.G288]" office:value-type="float" office:value="213.311657453141">
            <text:p>213.3117</text:p>
          </table:table-cell>
          <table:table-cell/>
          <table:table-cell table:formula="of:=[.C288]/2+127" office:value-type="float" office:value="3.84445714814377">
            <text:p>4</text:p>
          </table:table-cell>
          <table:table-cell table:formula="of:=[.H288]/2+128" office:value-type="float" office:value="21.3441712734295">
            <text:p>21</text:p>
          </table:table-cell>
          <table:table-cell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[.$A$3]*SIN(RADIANS([.B289]))" office:value-type="float" office:value="-245.121732464271">
            <text:p>-245.1217</text:p>
          </table:table-cell>
          <table:table-cell table:formula="of:=[.$A$3]*SIN(RADIANS([.B289]-120))" office:value-type="float" office:value="61.6900833779153">
            <text:p>61.6901</text:p>
          </table:table-cell>
          <table:table-cell table:formula="of:=[.$A$3]*SIN(RADIANS([.B289]+120))" office:value-type="float" office:value="183.431649086356">
            <text:p>183.4316</text:p>
          </table:table-cell>
          <table:table-cell/>
          <table:table-cell table:formula="of:=(MIN([.C289];[.D289];[.E289])+MAX([.C289];[.D289];[.E289]))/2" office:value-type="float" office:value="-30.8450416889577">
            <text:p>-30.8450</text:p>
          </table:table-cell>
          <table:table-cell table:formula="of:=[.C289]-[.G289]" office:value-type="float" office:value="-214.276690775314">
            <text:p>-214.2767</text:p>
          </table:table-cell>
          <table:table-cell table:formula="of:=[.D289]-[.G289]" office:value-type="float" office:value="92.5351250668729">
            <text:p>92.5351</text:p>
          </table:table-cell>
          <table:table-cell table:formula="of:=[.E289]-[.G289]" office:value-type="float" office:value="214.276690775314">
            <text:p>214.2767</text:p>
          </table:table-cell>
          <table:table-cell/>
          <table:table-cell table:formula="of:=[.C289]/2+127" office:value-type="float" office:value="4.43913376786435">
            <text:p>4</text:p>
          </table:table-cell>
          <table:table-cell table:formula="of:=[.H289]/2+128" office:value-type="float" office:value="20.8616546123432">
            <text:p>21</text:p>
          </table:table-cell>
          <table:table-cell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[.$A$3]*SIN(RADIANS([.B290]))" office:value-type="float" office:value="-243.857712770574">
            <text:p>-243.8577</text:p>
          </table:table-cell>
          <table:table-cell table:formula="of:=[.$A$3]*SIN(RADIANS([.B290]-120))" office:value-type="float" office:value="57.3625188576856">
            <text:p>57.3625</text:p>
          </table:table-cell>
          <table:table-cell table:formula="of:=[.$A$3]*SIN(RADIANS([.B290]+120))" office:value-type="float" office:value="186.495193912889">
            <text:p>186.4952</text:p>
          </table:table-cell>
          <table:table-cell/>
          <table:table-cell table:formula="of:=(MIN([.C290];[.D290];[.E290])+MAX([.C290];[.D290];[.E290]))/2" office:value-type="float" office:value="-28.6812594288428">
            <text:p>-28.6813</text:p>
          </table:table-cell>
          <table:table-cell table:formula="of:=[.C290]-[.G290]" office:value-type="float" office:value="-215.176453341731">
            <text:p>-215.1765</text:p>
          </table:table-cell>
          <table:table-cell table:formula="of:=[.D290]-[.G290]" office:value-type="float" office:value="86.0437782865284">
            <text:p>86.0438</text:p>
          </table:table-cell>
          <table:table-cell table:formula="of:=[.E290]-[.G290]" office:value-type="float" office:value="215.176453341731">
            <text:p>215.1765</text:p>
          </table:table-cell>
          <table:table-cell/>
          <table:table-cell table:formula="of:=[.C290]/2+127" office:value-type="float" office:value="5.07114361471298">
            <text:p>5</text:p>
          </table:table-cell>
          <table:table-cell table:formula="of:=[.H290]/2+128" office:value-type="float" office:value="20.4117733291344">
            <text:p>20</text:p>
          </table:table-cell>
          <table:table-cell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[.$A$3]*SIN(RADIANS([.B291]))" office:value-type="float" office:value="-242.519411655264">
            <text:p>-242.5194</text:p>
          </table:table-cell>
          <table:table-cell table:formula="of:=[.$A$3]*SIN(RADIANS([.B291]-120))" office:value-type="float" office:value="53.0174811585286">
            <text:p>53.0175</text:p>
          </table:table-cell>
          <table:table-cell table:formula="of:=[.$A$3]*SIN(RADIANS([.B291]+120))" office:value-type="float" office:value="189.501930496736">
            <text:p>189.5019</text:p>
          </table:table-cell>
          <table:table-cell/>
          <table:table-cell table:formula="of:=(MIN([.C291];[.D291];[.E291])+MAX([.C291];[.D291];[.E291]))/2" office:value-type="float" office:value="-26.5087405792643">
            <text:p>-26.5087</text:p>
          </table:table-cell>
          <table:table-cell table:formula="of:=[.C291]-[.G291]" office:value-type="float" office:value="-216.010671076">
            <text:p>-216.0107</text:p>
          </table:table-cell>
          <table:table-cell table:formula="of:=[.D291]-[.G291]" office:value-type="float" office:value="79.526221737793">
            <text:p>79.5262</text:p>
          </table:table-cell>
          <table:table-cell table:formula="of:=[.E291]-[.G291]" office:value-type="float" office:value="216.010671076">
            <text:p>216.0107</text:p>
          </table:table-cell>
          <table:table-cell/>
          <table:table-cell table:formula="of:=[.C291]/2+127" office:value-type="float" office:value="5.74029417236791">
            <text:p>6</text:p>
          </table:table-cell>
          <table:table-cell table:formula="of:=[.H291]/2+128" office:value-type="float" office:value="19.9946644620001">
            <text:p>20</text:p>
          </table:table-cell>
          <table:table-cell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[.$A$3]*SIN(RADIANS([.B292]))" office:value-type="float" office:value="-241.107236777826">
            <text:p>-241.1072</text:p>
          </table:table-cell>
          <table:table-cell table:formula="of:=[.$A$3]*SIN(RADIANS([.B292]-120))" office:value-type="float" office:value="48.656293821019">
            <text:p>48.6563</text:p>
          </table:table-cell>
          <table:table-cell table:formula="of:=[.$A$3]*SIN(RADIANS([.B292]+120))" office:value-type="float" office:value="192.450942956807">
            <text:p>192.4509</text:p>
          </table:table-cell>
          <table:table-cell/>
          <table:table-cell table:formula="of:=(MIN([.C292];[.D292];[.E292])+MAX([.C292];[.D292];[.E292]))/2" office:value-type="float" office:value="-24.3281469105095">
            <text:p>-24.3281</text:p>
          </table:table-cell>
          <table:table-cell table:formula="of:=[.C292]-[.G292]" office:value-type="float" office:value="-216.779089867316">
            <text:p>-216.7791</text:p>
          </table:table-cell>
          <table:table-cell table:formula="of:=[.D292]-[.G292]" office:value-type="float" office:value="72.9844407315285">
            <text:p>72.9844</text:p>
          </table:table-cell>
          <table:table-cell table:formula="of:=[.E292]-[.G292]" office:value-type="float" office:value="216.779089867316">
            <text:p>216.7791</text:p>
          </table:table-cell>
          <table:table-cell/>
          <table:table-cell table:formula="of:=[.C292]/2+127" office:value-type="float" office:value="6.44638161108709">
            <text:p>6</text:p>
          </table:table-cell>
          <table:table-cell table:formula="of:=[.H292]/2+128" office:value-type="float" office:value="19.6104550663418">
            <text:p>20</text:p>
          </table:table-cell>
          <table:table-cell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$A$3]*SIN(RADIANS([.B293]))" office:value-type="float" office:value="-239.621618300407">
            <text:p>-239.6216</text:p>
          </table:table-cell>
          <table:table-cell table:formula="of:=[.$A$3]*SIN(RADIANS([.B293]-120))" office:value-type="float" office:value="44.2802853050672">
            <text:p>44.2803</text:p>
          </table:table-cell>
          <table:table-cell table:formula="of:=[.$A$3]*SIN(RADIANS([.B293]+120))" office:value-type="float" office:value="195.341332995339">
            <text:p>195.3413</text:p>
          </table:table-cell>
          <table:table-cell/>
          <table:table-cell table:formula="of:=(MIN([.C293];[.D293];[.E293])+MAX([.C293];[.D293];[.E293]))/2" office:value-type="float" office:value="-22.1401426525336">
            <text:p>-22.1401</text:p>
          </table:table-cell>
          <table:table-cell table:formula="of:=[.C293]-[.G293]" office:value-type="float" office:value="-217.481475647873">
            <text:p>-217.4815</text:p>
          </table:table-cell>
          <table:table-cell table:formula="of:=[.D293]-[.G293]" office:value-type="float" office:value="66.4204279576009">
            <text:p>66.4204</text:p>
          </table:table-cell>
          <table:table-cell table:formula="of:=[.E293]-[.G293]" office:value-type="float" office:value="217.481475647873">
            <text:p>217.4815</text:p>
          </table:table-cell>
          <table:table-cell/>
          <table:table-cell table:formula="of:=[.C293]/2+127" office:value-type="float" office:value="7.18919084979669">
            <text:p>7</text:p>
          </table:table-cell>
          <table:table-cell table:formula="of:=[.H293]/2+128" office:value-type="float" office:value="19.2592621760635">
            <text:p>19</text:p>
          </table:table-cell>
          <table:table-cell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[.$A$3]*SIN(RADIANS([.B294]))" office:value-type="float" office:value="-238.063008756786">
            <text:p>-238.0630</text:p>
          </table:table-cell>
          <table:table-cell table:formula="of:=[.$A$3]*SIN(RADIANS([.B294]-120))" office:value-type="float" office:value="39.8907885852589">
            <text:p>39.8908</text:p>
          </table:table-cell>
          <table:table-cell table:formula="of:=[.$A$3]*SIN(RADIANS([.B294]+120))" office:value-type="float" office:value="198.172220171528">
            <text:p>198.1722</text:p>
          </table:table-cell>
          <table:table-cell/>
          <table:table-cell table:formula="of:=(MIN([.C294];[.D294];[.E294])+MAX([.C294];[.D294];[.E294]))/2" office:value-type="float" office:value="-19.9453942926294">
            <text:p>-19.9454</text:p>
          </table:table-cell>
          <table:table-cell table:formula="of:=[.C294]-[.G294]" office:value-type="float" office:value="-218.117614464157">
            <text:p>-218.1176</text:p>
          </table:table-cell>
          <table:table-cell table:formula="of:=[.D294]-[.G294]" office:value-type="float" office:value="59.8361828778883">
            <text:p>59.8362</text:p>
          </table:table-cell>
          <table:table-cell table:formula="of:=[.E294]-[.G294]" office:value-type="float" office:value="218.117614464157">
            <text:p>218.1176</text:p>
          </table:table-cell>
          <table:table-cell/>
          <table:table-cell table:formula="of:=[.C294]/2+127" office:value-type="float" office:value="7.96849562160678">
            <text:p>8</text:p>
          </table:table-cell>
          <table:table-cell table:formula="of:=[.H294]/2+128" office:value-type="float" office:value="18.9411927679215">
            <text:p>19</text:p>
          </table:table-cell>
          <table:table-cell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[.$A$3]*SIN(RADIANS([.B295]))" office:value-type="float" office:value="-236.431882914531">
            <text:p>-236.4319</text:p>
          </table:table-cell>
          <table:table-cell table:formula="of:=[.$A$3]*SIN(RADIANS([.B295]-120))" office:value-type="float" office:value="35.4891407448167">
            <text:p>35.4891</text:p>
          </table:table-cell>
          <table:table-cell table:formula="of:=[.$A$3]*SIN(RADIANS([.B295]+120))" office:value-type="float" office:value="200.942742169714">
            <text:p>200.9427</text:p>
          </table:table-cell>
          <table:table-cell/>
          <table:table-cell table:formula="of:=(MIN([.C295];[.D295];[.E295])+MAX([.C295];[.D295];[.E295]))/2" office:value-type="float" office:value="-17.7445703724083">
            <text:p>-17.7446</text:p>
          </table:table-cell>
          <table:table-cell table:formula="of:=[.C295]-[.G295]" office:value-type="float" office:value="-218.687312542122">
            <text:p>-218.6873</text:p>
          </table:table-cell>
          <table:table-cell table:formula="of:=[.D295]-[.G295]" office:value-type="float" office:value="53.233711117225">
            <text:p>53.2337</text:p>
          </table:table-cell>
          <table:table-cell table:formula="of:=[.E295]-[.G295]" office:value-type="float" office:value="218.687312542122">
            <text:p>218.6873</text:p>
          </table:table-cell>
          <table:table-cell/>
          <table:table-cell table:formula="of:=[.C295]/2+127" office:value-type="float" office:value="8.7840585427346">
            <text:p>9</text:p>
          </table:table-cell>
          <table:table-cell table:formula="of:=[.H295]/2+128" office:value-type="float" office:value="18.6563437289388">
            <text:p>19</text:p>
          </table:table-cell>
          <table:table-cell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[.$A$3]*SIN(RADIANS([.B296]))" office:value-type="float" office:value="-234.728737630372">
            <text:p>-234.7287</text:p>
          </table:table-cell>
          <table:table-cell table:formula="of:=[.$A$3]*SIN(RADIANS([.B296]-120))" office:value-type="float" office:value="31.0766825683126">
            <text:p>31.0767</text:p>
          </table:table-cell>
          <table:table-cell table:formula="of:=[.$A$3]*SIN(RADIANS([.B296]+120))" office:value-type="float" office:value="203.65205506206">
            <text:p>203.6521</text:p>
          </table:table-cell>
          <table:table-cell/>
          <table:table-cell table:formula="of:=(MIN([.C296];[.D296];[.E296])+MAX([.C296];[.D296];[.E296]))/2" office:value-type="float" office:value="-15.5383412841563">
            <text:p>-15.5383</text:p>
          </table:table-cell>
          <table:table-cell table:formula="of:=[.C296]-[.G296]" office:value-type="float" office:value="-219.190396346216">
            <text:p>-219.1904</text:p>
          </table:table-cell>
          <table:table-cell table:formula="of:=[.D296]-[.G296]" office:value-type="float" office:value="46.615023852469">
            <text:p>46.6150</text:p>
          </table:table-cell>
          <table:table-cell table:formula="of:=[.E296]-[.G296]" office:value-type="float" office:value="219.190396346216">
            <text:p>219.1904</text:p>
          </table:table-cell>
          <table:table-cell/>
          <table:table-cell table:formula="of:=[.C296]/2+127" office:value-type="float" office:value="9.63563118481383">
            <text:p>10</text:p>
          </table:table-cell>
          <table:table-cell table:formula="of:=[.H296]/2+128" office:value-type="float" office:value="18.404801826892">
            <text:p>18</text:p>
          </table:table-cell>
          <table:table-cell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[.$A$3]*SIN(RADIANS([.B297]))" office:value-type="float" office:value="-232.954091698863">
            <text:p>-232.9541</text:p>
          </table:table-cell>
          <table:table-cell table:formula="of:=[.$A$3]*SIN(RADIANS([.B297]-120))" office:value-type="float" office:value="26.6547581332517">
            <text:p>26.6548</text:p>
          </table:table-cell>
          <table:table-cell table:formula="of:=[.$A$3]*SIN(RADIANS([.B297]+120))" office:value-type="float" office:value="206.299333565612">
            <text:p>206.2993</text:p>
          </table:table-cell>
          <table:table-cell/>
          <table:table-cell table:formula="of:=(MIN([.C297];[.D297];[.E297])+MAX([.C297];[.D297];[.E297]))/2" office:value-type="float" office:value="-13.3273790666259">
            <text:p>-13.3274</text:p>
          </table:table-cell>
          <table:table-cell table:formula="of:=[.C297]-[.G297]" office:value-type="float" office:value="-219.626712632237">
            <text:p>-219.6267</text:p>
          </table:table-cell>
          <table:table-cell table:formula="of:=[.D297]-[.G297]" office:value-type="float" office:value="39.9821371998776">
            <text:p>39.9821</text:p>
          </table:table-cell>
          <table:table-cell table:formula="of:=[.E297]-[.G297]" office:value-type="float" office:value="219.626712632237">
            <text:p>219.6267</text:p>
          </table:table-cell>
          <table:table-cell/>
          <table:table-cell table:formula="of:=[.C297]/2+127" office:value-type="float" office:value="10.5229541505684">
            <text:p>11</text:p>
          </table:table-cell>
          <table:table-cell table:formula="of:=[.H297]/2+128" office:value-type="float" office:value="18.1866436838813">
            <text:p>18</text:p>
          </table:table-cell>
          <table:table-cell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[.$A$3]*SIN(RADIANS([.B298]))" office:value-type="float" office:value="-231.108485694346">
            <text:p>-231.1085</text:p>
          </table:table-cell>
          <table:table-cell table:formula="of:=[.$A$3]*SIN(RADIANS([.B298]-120))" office:value-type="float" office:value="22.2247144006528">
            <text:p>22.2247</text:p>
          </table:table-cell>
          <table:table-cell table:formula="of:=[.$A$3]*SIN(RADIANS([.B298]+120))" office:value-type="float" office:value="208.883771293693">
            <text:p>208.8838</text:p>
          </table:table-cell>
          <table:table-cell/>
          <table:table-cell table:formula="of:=(MIN([.C298];[.D298];[.E298])+MAX([.C298];[.D298];[.E298]))/2" office:value-type="float" office:value="-11.1123572003265">
            <text:p>-11.1124</text:p>
          </table:table-cell>
          <table:table-cell table:formula="of:=[.C298]-[.G298]" office:value-type="float" office:value="-219.996128494019">
            <text:p>-219.9961</text:p>
          </table:table-cell>
          <table:table-cell table:formula="of:=[.D298]-[.G298]" office:value-type="float" office:value="33.3370716009793">
            <text:p>33.3371</text:p>
          </table:table-cell>
          <table:table-cell table:formula="of:=[.E298]-[.G298]" office:value-type="float" office:value="219.996128494019">
            <text:p>219.9961</text:p>
          </table:table-cell>
          <table:table-cell/>
          <table:table-cell table:formula="of:=[.C298]/2+127" office:value-type="float" office:value="11.4457571528271">
            <text:p>11</text:p>
          </table:table-cell>
          <table:table-cell table:formula="of:=[.H298]/2+128" office:value-type="float" office:value="18.0019357529904">
            <text:p>18</text:p>
          </table:table-cell>
          <table:table-cell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[.$A$3]*SIN(RADIANS([.B299]))" office:value-type="float" office:value="-229.192481806288">
            <text:p>-229.1925</text:p>
          </table:table-cell>
          <table:table-cell table:formula="of:=[.$A$3]*SIN(RADIANS([.B299]-120))" office:value-type="float" office:value="17.787900804752">
            <text:p>17.7879</text:p>
          </table:table-cell>
          <table:table-cell table:formula="of:=[.$A$3]*SIN(RADIANS([.B299]+120))" office:value-type="float" office:value="211.404581001536">
            <text:p>211.4046</text:p>
          </table:table-cell>
          <table:table-cell/>
          <table:table-cell table:formula="of:=(MIN([.C299];[.D299];[.E299])+MAX([.C299];[.D299];[.E299]))/2" office:value-type="float" office:value="-8.89395040237596">
            <text:p>-8.8940</text:p>
          </table:table-cell>
          <table:table-cell table:formula="of:=[.C299]-[.G299]" office:value-type="float" office:value="-220.298531403912">
            <text:p>-220.2985</text:p>
          </table:table-cell>
          <table:table-cell table:formula="of:=[.D299]-[.G299]" office:value-type="float" office:value="26.681851207128">
            <text:p>26.6819</text:p>
          </table:table-cell>
          <table:table-cell table:formula="of:=[.E299]-[.G299]" office:value-type="float" office:value="220.298531403912">
            <text:p>220.2985</text:p>
          </table:table-cell>
          <table:table-cell/>
          <table:table-cell table:formula="of:=[.C299]/2+127" office:value-type="float" office:value="12.4037590968562">
            <text:p>12</text:p>
          </table:table-cell>
          <table:table-cell table:formula="of:=[.H299]/2+128" office:value-type="float" office:value="17.8507342980442">
            <text:p>18</text:p>
          </table:table-cell>
          <table:table-cell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[.$A$3]*SIN(RADIANS([.B300]))" office:value-type="float" office:value="-227.206663668034">
            <text:p>-227.2067</text:p>
          </table:table-cell>
          <table:table-cell table:formula="of:=[.$A$3]*SIN(RADIANS([.B300]-120))" office:value-type="float" office:value="13.3456688419507">
            <text:p>13.3457</text:p>
          </table:table-cell>
          <table:table-cell table:formula="of:=[.$A$3]*SIN(RADIANS([.B300]+120))" office:value-type="float" office:value="213.860994826083">
            <text:p>213.8610</text:p>
          </table:table-cell>
          <table:table-cell/>
          <table:table-cell table:formula="of:=(MIN([.C300];[.D300];[.E300])+MAX([.C300];[.D300];[.E300]))/2" office:value-type="float" office:value="-6.67283442097535">
            <text:p>-6.6728</text:p>
          </table:table-cell>
          <table:table-cell table:formula="of:=[.C300]-[.G300]" office:value-type="float" office:value="-220.533829247058">
            <text:p>-220.5338</text:p>
          </table:table-cell>
          <table:table-cell table:formula="of:=[.D300]-[.G300]" office:value-type="float" office:value="20.018503262926">
            <text:p>20.0185</text:p>
          </table:table-cell>
          <table:table-cell table:formula="of:=[.E300]-[.G300]" office:value-type="float" office:value="220.533829247058">
            <text:p>220.5338</text:p>
          </table:table-cell>
          <table:table-cell/>
          <table:table-cell table:formula="of:=[.C300]/2+127" office:value-type="float" office:value="13.3966681659831">
            <text:p>13</text:p>
          </table:table-cell>
          <table:table-cell table:formula="of:=[.H300]/2+128" office:value-type="float" office:value="17.7330853764708">
            <text:p>18</text:p>
          </table:table-cell>
          <table:table-cell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[.$A$3]*SIN(RADIANS([.B301]))" office:value-type="float" office:value="-225.151636179026">
            <text:p>-225.1516</text:p>
          </table:table-cell>
          <table:table-cell table:formula="of:=[.$A$3]*SIN(RADIANS([.B301]-120))" office:value-type="float" office:value="8.89937165913779">
            <text:p>8.8994</text:p>
          </table:table-cell>
          <table:table-cell table:formula="of:=[.$A$3]*SIN(RADIANS([.B301]+120))" office:value-type="float" office:value="216.252264519889">
            <text:p>216.2523</text:p>
          </table:table-cell>
          <table:table-cell/>
          <table:table-cell table:formula="of:=(MIN([.C301];[.D301];[.E301])+MAX([.C301];[.D301];[.E301]))/2" office:value-type="float" office:value="-4.44968582956891">
            <text:p>-4.4497</text:p>
          </table:table-cell>
          <table:table-cell table:formula="of:=[.C301]-[.G301]" office:value-type="float" office:value="-220.701950349457">
            <text:p>-220.7020</text:p>
          </table:table-cell>
          <table:table-cell table:formula="of:=[.D301]-[.G301]" office:value-type="float" office:value="13.3490574887067">
            <text:p>13.3491</text:p>
          </table:table-cell>
          <table:table-cell table:formula="of:=[.E301]-[.G301]" office:value-type="float" office:value="220.701950349457">
            <text:p>220.7020</text:p>
          </table:table-cell>
          <table:table-cell/>
          <table:table-cell table:formula="of:=[.C301]/2+127" office:value-type="float" office:value="14.4241819104868">
            <text:p>14</text:p>
          </table:table-cell>
          <table:table-cell table:formula="of:=[.H301]/2+128" office:value-type="float" office:value="17.6490248252713">
            <text:p>18</text:p>
          </table:table-cell>
          <table:table-cell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[.$A$3]*SIN(RADIANS([.B302]))" office:value-type="float" office:value="-223.028025320546">
            <text:p>-223.0280</text:p>
          </table:table-cell>
          <table:table-cell table:formula="of:=[.$A$3]*SIN(RADIANS([.B302]-120))" office:value-type="float" office:value="4.45036364150728">
            <text:p>4.4504</text:p>
          </table:table-cell>
          <table:table-cell table:formula="of:=[.$A$3]*SIN(RADIANS([.B302]+120))" office:value-type="float" office:value="218.577661679039">
            <text:p>218.5777</text:p>
          </table:table-cell>
          <table:table-cell/>
          <table:table-cell table:formula="of:=(MIN([.C302];[.D302];[.E302])+MAX([.C302];[.D302];[.E302]))/2" office:value-type="float" office:value="-2.22518182075365">
            <text:p>-2.2252</text:p>
          </table:table-cell>
          <table:table-cell table:formula="of:=[.C302]-[.G302]" office:value-type="float" office:value="-220.802843499792">
            <text:p>-220.8028</text:p>
          </table:table-cell>
          <table:table-cell table:formula="of:=[.D302]-[.G302]" office:value-type="float" office:value="6.67554546226092">
            <text:p>6.6755</text:p>
          </table:table-cell>
          <table:table-cell table:formula="of:=[.E302]-[.G302]" office:value-type="float" office:value="220.802843499792">
            <text:p>220.8028</text:p>
          </table:table-cell>
          <table:table-cell/>
          <table:table-cell table:formula="of:=[.C302]/2+127" office:value-type="float" office:value="15.4859873397271">
            <text:p>15</text:p>
          </table:table-cell>
          <table:table-cell table:formula="of:=[.H302]/2+128" office:value-type="float" office:value="17.5985782501039">
            <text:p>18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$A$3]*SIN(RADIANS([.B303]))" office:value-type="float" office:value="-220.836477965032">
            <text:p>-220.8365</text:p>
          </table:table-cell>
          <table:table-cell table:formula="of:=[.$A$3]*SIN(RADIANS([.B303]-120))" office:value-type="float" office:value="0.0000000000000312284933782575">
            <text:p>0.0000</text:p>
          </table:table-cell>
          <table:table-cell table:formula="of:=[.$A$3]*SIN(RADIANS([.B303]+120))" office:value-type="float" office:value="220.836477965032">
            <text:p>220.8365</text:p>
          </table:table-cell>
          <table:table-cell/>
          <table:table-cell table:formula="of:=(MIN([.C303];[.D303];[.E303])+MAX([.C303];[.D303];[.E303]))/2" office:value-type="float" office:value="0">
            <text:p>0.0000</text:p>
          </table:table-cell>
          <table:table-cell table:formula="of:=[.C303]-[.G303]" office:value-type="float" office:value="-220.836477965032">
            <text:p>-220.8365</text:p>
          </table:table-cell>
          <table:table-cell table:formula="of:=[.D303]-[.G303]" office:value-type="float" office:value="0.0000000000000312284933782575">
            <text:p>0.0000</text:p>
          </table:table-cell>
          <table:table-cell table:formula="of:=[.E303]-[.G303]" office:value-type="float" office:value="220.836477965032">
            <text:p>220.8365</text:p>
          </table:table-cell>
          <table:table-cell/>
          <table:table-cell table:formula="of:=[.C303]/2+127" office:value-type="float" office:value="16.5817610174841">
            <text:p>17</text:p>
          </table:table-cell>
          <table:table-cell table:formula="of:=[.H303]/2+128" office:value-type="float" office:value="17.5817610174841">
            <text:p>18</text:p>
          </table:table-cell>
          <table:table-cell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[.$A$3]*SIN(RADIANS([.B304]))" office:value-type="float" office:value="-218.577661679039">
            <text:p>-218.5777</text:p>
          </table:table-cell>
          <table:table-cell table:formula="of:=[.$A$3]*SIN(RADIANS([.B304]-120))" office:value-type="float" office:value="-4.45036364150733">
            <text:p>-4.4504</text:p>
          </table:table-cell>
          <table:table-cell table:formula="of:=[.$A$3]*SIN(RADIANS([.B304]+120))" office:value-type="float" office:value="223.028025320546">
            <text:p>223.0280</text:p>
          </table:table-cell>
          <table:table-cell/>
          <table:table-cell table:formula="of:=(MIN([.C304];[.D304];[.E304])+MAX([.C304];[.D304];[.E304]))/2" office:value-type="float" office:value="2.22518182075365">
            <text:p>2.2252</text:p>
          </table:table-cell>
          <table:table-cell table:formula="of:=[.C304]-[.G304]" office:value-type="float" office:value="-220.802843499792">
            <text:p>-220.8028</text:p>
          </table:table-cell>
          <table:table-cell table:formula="of:=[.D304]-[.G304]" office:value-type="float" office:value="-6.67554546226098">
            <text:p>-6.6755</text:p>
          </table:table-cell>
          <table:table-cell table:formula="of:=[.E304]-[.G304]" office:value-type="float" office:value="220.802843499792">
            <text:p>220.8028</text:p>
          </table:table-cell>
          <table:table-cell/>
          <table:table-cell table:formula="of:=[.C304]/2+127" office:value-type="float" office:value="17.7111691604807">
            <text:p>18</text:p>
          </table:table-cell>
          <table:table-cell table:formula="of:=[.H304]/2+128" office:value-type="float" office:value="17.5985782501039">
            <text:p>18</text:p>
          </table:table-cell>
          <table:table-cell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[.$A$3]*SIN(RADIANS([.B305]))" office:value-type="float" office:value="-216.252264519889">
            <text:p>-216.2523</text:p>
          </table:table-cell>
          <table:table-cell table:formula="of:=[.$A$3]*SIN(RADIANS([.B305]-120))" office:value-type="float" office:value="-8.89937165913773">
            <text:p>-8.8994</text:p>
          </table:table-cell>
          <table:table-cell table:formula="of:=[.$A$3]*SIN(RADIANS([.B305]+120))" office:value-type="float" office:value="225.151636179026">
            <text:p>225.1516</text:p>
          </table:table-cell>
          <table:table-cell/>
          <table:table-cell table:formula="of:=(MIN([.C305];[.D305];[.E305])+MAX([.C305];[.D305];[.E305]))/2" office:value-type="float" office:value="4.44968582956884">
            <text:p>4.4497</text:p>
          </table:table-cell>
          <table:table-cell table:formula="of:=[.C305]-[.G305]" office:value-type="float" office:value="-220.701950349458">
            <text:p>-220.7020</text:p>
          </table:table-cell>
          <table:table-cell table:formula="of:=[.D305]-[.G305]" office:value-type="float" office:value="-13.3490574887066">
            <text:p>-13.3491</text:p>
          </table:table-cell>
          <table:table-cell table:formula="of:=[.E305]-[.G305]" office:value-type="float" office:value="220.701950349458">
            <text:p>220.7020</text:p>
          </table:table-cell>
          <table:table-cell/>
          <table:table-cell table:formula="of:=[.C305]/2+127" office:value-type="float" office:value="18.8738677400557">
            <text:p>19</text:p>
          </table:table-cell>
          <table:table-cell table:formula="of:=[.H305]/2+128" office:value-type="float" office:value="17.6490248252712">
            <text:p>18</text:p>
          </table:table-cell>
          <table:table-cell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[.$A$3]*SIN(RADIANS([.B306]))" office:value-type="float" office:value="-213.860994826083">
            <text:p>-213.8610</text:p>
          </table:table-cell>
          <table:table-cell table:formula="of:=[.$A$3]*SIN(RADIANS([.B306]-120))" office:value-type="float" office:value="-13.3456688419506">
            <text:p>-13.3457</text:p>
          </table:table-cell>
          <table:table-cell table:formula="of:=[.$A$3]*SIN(RADIANS([.B306]+120))" office:value-type="float" office:value="227.206663668034">
            <text:p>227.2067</text:p>
          </table:table-cell>
          <table:table-cell/>
          <table:table-cell table:formula="of:=(MIN([.C306];[.D306];[.E306])+MAX([.C306];[.D306];[.E306]))/2" office:value-type="float" office:value="6.67283442097529">
            <text:p>6.6728</text:p>
          </table:table-cell>
          <table:table-cell table:formula="of:=[.C306]-[.G306]" office:value-type="float" office:value="-220.533829247058">
            <text:p>-220.5338</text:p>
          </table:table-cell>
          <table:table-cell table:formula="of:=[.D306]-[.G306]" office:value-type="float" office:value="-20.0185032629259">
            <text:p>-20.0185</text:p>
          </table:table-cell>
          <table:table-cell table:formula="of:=[.E306]-[.G306]" office:value-type="float" office:value="220.533829247058">
            <text:p>220.5338</text:p>
          </table:table-cell>
          <table:table-cell/>
          <table:table-cell table:formula="of:=[.C306]/2+127" office:value-type="float" office:value="20.0695025869584">
            <text:p>20</text:p>
          </table:table-cell>
          <table:table-cell table:formula="of:=[.H306]/2+128" office:value-type="float" office:value="17.7330853764708">
            <text:p>18</text:p>
          </table:table-cell>
          <table:table-cell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[.$A$3]*SIN(RADIANS([.B307]))" office:value-type="float" office:value="-211.404581001536">
            <text:p>-211.4046</text:p>
          </table:table-cell>
          <table:table-cell table:formula="of:=[.$A$3]*SIN(RADIANS([.B307]-120))" office:value-type="float" office:value="-17.7879008047519">
            <text:p>-17.7879</text:p>
          </table:table-cell>
          <table:table-cell table:formula="of:=[.$A$3]*SIN(RADIANS([.B307]+120))" office:value-type="float" office:value="229.192481806288">
            <text:p>229.1925</text:p>
          </table:table-cell>
          <table:table-cell/>
          <table:table-cell table:formula="of:=(MIN([.C307];[.D307];[.E307])+MAX([.C307];[.D307];[.E307]))/2" office:value-type="float" office:value="8.89395040237596">
            <text:p>8.8940</text:p>
          </table:table-cell>
          <table:table-cell table:style-name="ce11" table:formula="of:=[.C307]-[.G307]" office:value-type="float" office:value="-220.298531403912">
            <text:p>-220.2985</text:p>
          </table:table-cell>
          <table:table-cell table:formula="of:=[.D307]-[.G307]" office:value-type="float" office:value="-26.6818512071279">
            <text:p>-26.6819</text:p>
          </table:table-cell>
          <table:table-cell table:formula="of:=[.E307]-[.G307]" office:value-type="float" office:value="220.298531403912">
            <text:p>220.2985</text:p>
          </table:table-cell>
          <table:table-cell/>
          <table:table-cell table:formula="of:=[.C307]/2+127" office:value-type="float" office:value="21.2977094992322">
            <text:p>21</text:p>
          </table:table-cell>
          <table:table-cell table:formula="of:=[.H307]/2+128" office:value-type="float" office:value="17.8507342980442">
            <text:p>18</text:p>
          </table:table-cell>
          <table:table-cell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[.$A$3]*SIN(RADIANS([.B308]))" office:value-type="float" office:value="-208.883771293693">
            <text:p>-208.8838</text:p>
          </table:table-cell>
          <table:table-cell table:formula="of:=[.$A$3]*SIN(RADIANS([.B308]-120))" office:value-type="float" office:value="-22.2247144006528">
            <text:p>-22.2247</text:p>
          </table:table-cell>
          <table:table-cell table:formula="of:=[.$A$3]*SIN(RADIANS([.B308]+120))" office:value-type="float" office:value="231.108485694346">
            <text:p>231.1085</text:p>
          </table:table-cell>
          <table:table-cell/>
          <table:table-cell table:formula="of:=(MIN([.C308];[.D308];[.E308])+MAX([.C308];[.D308];[.E308]))/2" office:value-type="float" office:value="11.1123572003264">
            <text:p>11.1124</text:p>
          </table:table-cell>
          <table:table-cell table:formula="of:=[.C308]-[.G308]" office:value-type="float" office:value="-219.996128494019">
            <text:p>-219.9961</text:p>
          </table:table-cell>
          <table:table-cell table:formula="of:=[.D308]-[.G308]" office:value-type="float" office:value="-33.3370716009792">
            <text:p>-33.3371</text:p>
          </table:table-cell>
          <table:table-cell table:formula="of:=[.E308]-[.G308]" office:value-type="float" office:value="219.996128494019">
            <text:p>219.9961</text:p>
          </table:table-cell>
          <table:table-cell/>
          <table:table-cell table:formula="of:=[.C308]/2+127" office:value-type="float" office:value="22.5581143531535">
            <text:p>23</text:p>
          </table:table-cell>
          <table:table-cell table:formula="of:=[.H308]/2+128" office:value-type="float" office:value="18.0019357529903">
            <text:p>18</text:p>
          </table:table-cell>
          <table:table-cell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[.$A$3]*SIN(RADIANS([.B309]))" office:value-type="float" office:value="-206.299333565612">
            <text:p>-206.2993</text:p>
          </table:table-cell>
          <table:table-cell table:formula="of:=[.$A$3]*SIN(RADIANS([.B309]-120))" office:value-type="float" office:value="-26.6547581332516">
            <text:p>-26.6548</text:p>
          </table:table-cell>
          <table:table-cell table:formula="of:=[.$A$3]*SIN(RADIANS([.B309]+120))" office:value-type="float" office:value="232.954091698863">
            <text:p>232.9541</text:p>
          </table:table-cell>
          <table:table-cell/>
          <table:table-cell table:formula="of:=(MIN([.C309];[.D309];[.E309])+MAX([.C309];[.D309];[.E309]))/2" office:value-type="float" office:value="13.3273790666258">
            <text:p>13.3274</text:p>
          </table:table-cell>
          <table:table-cell table:formula="of:=[.C309]-[.G309]" office:value-type="float" office:value="-219.626712632237">
            <text:p>-219.6267</text:p>
          </table:table-cell>
          <table:table-cell table:formula="of:=[.D309]-[.G309]" office:value-type="float" office:value="-39.9821371998774">
            <text:p>-39.9821</text:p>
          </table:table-cell>
          <table:table-cell table:formula="of:=[.E309]-[.G309]" office:value-type="float" office:value="219.626712632237">
            <text:p>219.6267</text:p>
          </table:table-cell>
          <table:table-cell/>
          <table:table-cell table:formula="of:=[.C309]/2+127" office:value-type="float" office:value="23.8503332171942">
            <text:p>24</text:p>
          </table:table-cell>
          <table:table-cell table:formula="of:=[.H309]/2+128" office:value-type="float" office:value="18.1866436838813">
            <text:p>18</text:p>
          </table:table-cell>
          <table:table-cell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[.$A$3]*SIN(RADIANS([.B310]))" office:value-type="float" office:value="-203.65205506206">
            <text:p>-203.6521</text:p>
          </table:table-cell>
          <table:table-cell table:formula="of:=[.$A$3]*SIN(RADIANS([.B310]-120))" office:value-type="float" office:value="-31.0766825683126">
            <text:p>-31.0767</text:p>
          </table:table-cell>
          <table:table-cell table:formula="of:=[.$A$3]*SIN(RADIANS([.B310]+120))" office:value-type="float" office:value="234.728737630372">
            <text:p>234.7287</text:p>
          </table:table-cell>
          <table:table-cell/>
          <table:table-cell table:formula="of:=(MIN([.C310];[.D310];[.E310])+MAX([.C310];[.D310];[.E310]))/2" office:value-type="float" office:value="15.5383412841563">
            <text:p>15.5383</text:p>
          </table:table-cell>
          <table:table-cell table:formula="of:=[.C310]-[.G310]" office:value-type="float" office:value="-219.190396346216">
            <text:p>-219.1904</text:p>
          </table:table-cell>
          <table:table-cell table:formula="of:=[.D310]-[.G310]" office:value-type="float" office:value="-46.6150238524688">
            <text:p>-46.6150</text:p>
          </table:table-cell>
          <table:table-cell table:formula="of:=[.E310]-[.G310]" office:value-type="float" office:value="219.190396346216">
            <text:p>219.1904</text:p>
          </table:table-cell>
          <table:table-cell/>
          <table:table-cell table:formula="of:=[.C310]/2+127" office:value-type="float" office:value="25.1739724689701">
            <text:p>25</text:p>
          </table:table-cell>
          <table:table-cell table:formula="of:=[.H310]/2+128" office:value-type="float" office:value="18.404801826892">
            <text:p>18</text:p>
          </table:table-cell>
          <table:table-cell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[.$A$3]*SIN(RADIANS([.B311]))" office:value-type="float" office:value="-200.942742169714">
            <text:p>-200.9427</text:p>
          </table:table-cell>
          <table:table-cell table:formula="of:=[.$A$3]*SIN(RADIANS([.B311]-120))" office:value-type="float" office:value="-35.4891407448167">
            <text:p>-35.4891</text:p>
          </table:table-cell>
          <table:table-cell table:formula="of:=[.$A$3]*SIN(RADIANS([.B311]+120))" office:value-type="float" office:value="236.431882914531">
            <text:p>236.4319</text:p>
          </table:table-cell>
          <table:table-cell/>
          <table:table-cell table:formula="of:=(MIN([.C311];[.D311];[.E311])+MAX([.C311];[.D311];[.E311]))/2" office:value-type="float" office:value="17.7445703724083">
            <text:p>17.7446</text:p>
          </table:table-cell>
          <table:table-cell table:formula="of:=[.C311]-[.G311]" office:value-type="float" office:value="-218.687312542122">
            <text:p>-218.6873</text:p>
          </table:table-cell>
          <table:table-cell table:formula="of:=[.D311]-[.G311]" office:value-type="float" office:value="-53.2337111172251">
            <text:p>-53.2337</text:p>
          </table:table-cell>
          <table:table-cell table:formula="of:=[.E311]-[.G311]" office:value-type="float" office:value="218.687312542122">
            <text:p>218.6873</text:p>
          </table:table-cell>
          <table:table-cell/>
          <table:table-cell table:formula="of:=[.C311]/2+127" office:value-type="float" office:value="26.528628915143">
            <text:p>27</text:p>
          </table:table-cell>
          <table:table-cell table:formula="of:=[.H311]/2+128" office:value-type="float" office:value="18.6563437289388">
            <text:p>19</text:p>
          </table:table-cell>
          <table:table-cell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[.$A$3]*SIN(RADIANS([.B312]))" office:value-type="float" office:value="-198.172220171528">
            <text:p>-198.1722</text:p>
          </table:table-cell>
          <table:table-cell table:formula="of:=[.$A$3]*SIN(RADIANS([.B312]-120))" office:value-type="float" office:value="-39.8907885852588">
            <text:p>-39.8908</text:p>
          </table:table-cell>
          <table:table-cell table:formula="of:=[.$A$3]*SIN(RADIANS([.B312]+120))" office:value-type="float" office:value="238.063008756786">
            <text:p>238.0630</text:p>
          </table:table-cell>
          <table:table-cell/>
          <table:table-cell table:formula="of:=(MIN([.C312];[.D312];[.E312])+MAX([.C312];[.D312];[.E312]))/2" office:value-type="float" office:value="19.9453942926295">
            <text:p>19.9454</text:p>
          </table:table-cell>
          <table:table-cell table:formula="of:=[.C312]-[.G312]" office:value-type="float" office:value="-218.117614464157">
            <text:p>-218.1176</text:p>
          </table:table-cell>
          <table:table-cell table:formula="of:=[.D312]-[.G312]" office:value-type="float" office:value="-59.8361828778883">
            <text:p>-59.8362</text:p>
          </table:table-cell>
          <table:table-cell table:formula="of:=[.E312]-[.G312]" office:value-type="float" office:value="218.117614464157">
            <text:p>218.1176</text:p>
          </table:table-cell>
          <table:table-cell/>
          <table:table-cell table:formula="of:=[.C312]/2+127" office:value-type="float" office:value="27.9138899142362">
            <text:p>28</text:p>
          </table:table-cell>
          <table:table-cell table:formula="of:=[.H312]/2+128" office:value-type="float" office:value="18.9411927679215">
            <text:p>19</text:p>
          </table:table-cell>
          <table:table-cell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$A$3]*SIN(RADIANS([.B313]))" office:value-type="float" office:value="-195.341332995339">
            <text:p>-195.3413</text:p>
          </table:table-cell>
          <table:table-cell table:formula="of:=[.$A$3]*SIN(RADIANS([.B313]-120))" office:value-type="float" office:value="-44.2802853050673">
            <text:p>-44.2803</text:p>
          </table:table-cell>
          <table:table-cell table:formula="of:=[.$A$3]*SIN(RADIANS([.B313]+120))" office:value-type="float" office:value="239.621618300407">
            <text:p>239.6216</text:p>
          </table:table-cell>
          <table:table-cell/>
          <table:table-cell table:formula="of:=(MIN([.C313];[.D313];[.E313])+MAX([.C313];[.D313];[.E313]))/2" office:value-type="float" office:value="22.1401426525336">
            <text:p>22.1401</text:p>
          </table:table-cell>
          <table:table-cell table:formula="of:=[.C313]-[.G313]" office:value-type="float" office:value="-217.481475647873">
            <text:p>-217.4815</text:p>
          </table:table-cell>
          <table:table-cell table:formula="of:=[.D313]-[.G313]" office:value-type="float" office:value="-66.4204279576009">
            <text:p>-66.4204</text:p>
          </table:table-cell>
          <table:table-cell table:formula="of:=[.E313]-[.G313]" office:value-type="float" office:value="217.481475647873">
            <text:p>217.4815</text:p>
          </table:table-cell>
          <table:table-cell/>
          <table:table-cell table:formula="of:=[.C313]/2+127" office:value-type="float" office:value="29.3293335023303">
            <text:p>29</text:p>
          </table:table-cell>
          <table:table-cell table:formula="of:=[.H313]/2+128" office:value-type="float" office:value="19.2592621760635">
            <text:p>19</text:p>
          </table:table-cell>
          <table:table-cell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[.$A$3]*SIN(RADIANS([.B314]))" office:value-type="float" office:value="-192.450942956807">
            <text:p>-192.4509</text:p>
          </table:table-cell>
          <table:table-cell table:formula="of:=[.$A$3]*SIN(RADIANS([.B314]-120))" office:value-type="float" office:value="-48.6562938210189">
            <text:p>-48.6563</text:p>
          </table:table-cell>
          <table:table-cell table:formula="of:=[.$A$3]*SIN(RADIANS([.B314]+120))" office:value-type="float" office:value="241.107236777826">
            <text:p>241.1072</text:p>
          </table:table-cell>
          <table:table-cell/>
          <table:table-cell table:formula="of:=(MIN([.C314];[.D314];[.E314])+MAX([.C314];[.D314];[.E314]))/2" office:value-type="float" office:value="24.3281469105094">
            <text:p>24.3281</text:p>
          </table:table-cell>
          <table:table-cell table:formula="of:=[.C314]-[.G314]" office:value-type="float" office:value="-216.779089867316">
            <text:p>-216.7791</text:p>
          </table:table-cell>
          <table:table-cell table:formula="of:=[.D314]-[.G314]" office:value-type="float" office:value="-72.9844407315283">
            <text:p>-72.9844</text:p>
          </table:table-cell>
          <table:table-cell table:formula="of:=[.E314]-[.G314]" office:value-type="float" office:value="216.779089867316">
            <text:p>216.7791</text:p>
          </table:table-cell>
          <table:table-cell/>
          <table:table-cell table:formula="of:=[.C314]/2+127" office:value-type="float" office:value="30.7745285215965">
            <text:p>31</text:p>
          </table:table-cell>
          <table:table-cell table:formula="of:=[.H314]/2+128" office:value-type="float" office:value="19.6104550663418">
            <text:p>20</text:p>
          </table:table-cell>
          <table:table-cell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[.$A$3]*SIN(RADIANS([.B315]))" office:value-type="float" office:value="-189.501930496736">
            <text:p>-189.5019</text:p>
          </table:table-cell>
          <table:table-cell table:formula="of:=[.$A$3]*SIN(RADIANS([.B315]-120))" office:value-type="float" office:value="-53.0174811585287">
            <text:p>-53.0175</text:p>
          </table:table-cell>
          <table:table-cell table:formula="of:=[.$A$3]*SIN(RADIANS([.B315]+120))" office:value-type="float" office:value="242.519411655264">
            <text:p>242.5194</text:p>
          </table:table-cell>
          <table:table-cell/>
          <table:table-cell table:formula="of:=(MIN([.C315];[.D315];[.E315])+MAX([.C315];[.D315];[.E315]))/2" office:value-type="float" office:value="26.5087405792643">
            <text:p>26.5087</text:p>
          </table:table-cell>
          <table:table-cell table:formula="of:=[.C315]-[.G315]" office:value-type="float" office:value="-216.010671076">
            <text:p>-216.0107</text:p>
          </table:table-cell>
          <table:table-cell table:formula="of:=[.D315]-[.G315]" office:value-type="float" office:value="-79.526221737793">
            <text:p>-79.5262</text:p>
          </table:table-cell>
          <table:table-cell table:formula="of:=[.E315]-[.G315]" office:value-type="float" office:value="216.010671076">
            <text:p>216.0107</text:p>
          </table:table-cell>
          <table:table-cell/>
          <table:table-cell table:formula="of:=[.C315]/2+127" office:value-type="float" office:value="32.2490347516322">
            <text:p>32</text:p>
          </table:table-cell>
          <table:table-cell table:formula="of:=[.H315]/2+128" office:value-type="float" office:value="19.9946644620001">
            <text:p>20</text:p>
          </table:table-cell>
          <table:table-cell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[.$A$3]*SIN(RADIANS([.B316]))" office:value-type="float" office:value="-186.495193912888">
            <text:p>-186.4952</text:p>
          </table:table-cell>
          <table:table-cell table:formula="of:=[.$A$3]*SIN(RADIANS([.B316]-120))" office:value-type="float" office:value="-57.3625188576856">
            <text:p>-57.3625</text:p>
          </table:table-cell>
          <table:table-cell table:formula="of:=[.$A$3]*SIN(RADIANS([.B316]+120))" office:value-type="float" office:value="243.857712770574">
            <text:p>243.8577</text:p>
          </table:table-cell>
          <table:table-cell/>
          <table:table-cell table:formula="of:=(MIN([.C316];[.D316];[.E316])+MAX([.C316];[.D316];[.E316]))/2" office:value-type="float" office:value="28.6812594288428">
            <text:p>28.6813</text:p>
          </table:table-cell>
          <table:table-cell table:formula="of:=[.C316]-[.G316]" office:value-type="float" office:value="-215.176453341731">
            <text:p>-215.1765</text:p>
          </table:table-cell>
          <table:table-cell table:formula="of:=[.D316]-[.G316]" office:value-type="float" office:value="-86.0437782865284">
            <text:p>-86.0438</text:p>
          </table:table-cell>
          <table:table-cell table:formula="of:=[.E316]-[.G316]" office:value-type="float" office:value="215.176453341731">
            <text:p>215.1765</text:p>
          </table:table-cell>
          <table:table-cell/>
          <table:table-cell table:formula="of:=[.C316]/2+127" office:value-type="float" office:value="33.7524030435558">
            <text:p>34</text:p>
          </table:table-cell>
          <table:table-cell table:formula="of:=[.H316]/2+128" office:value-type="float" office:value="20.4117733291344">
            <text:p>20</text:p>
          </table:table-cell>
          <table:table-cell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[.$A$3]*SIN(RADIANS([.B317]))" office:value-type="float" office:value="-183.431649086356">
            <text:p>-183.4316</text:p>
          </table:table-cell>
          <table:table-cell table:formula="of:=[.$A$3]*SIN(RADIANS([.B317]-120))" office:value-type="float" office:value="-61.6900833779152">
            <text:p>-61.6901</text:p>
          </table:table-cell>
          <table:table-cell table:formula="of:=[.$A$3]*SIN(RADIANS([.B317]+120))" office:value-type="float" office:value="245.121732464271">
            <text:p>245.1217</text:p>
          </table:table-cell>
          <table:table-cell/>
          <table:table-cell table:formula="of:=(MIN([.C317];[.D317];[.E317])+MAX([.C317];[.D317];[.E317]))/2" office:value-type="float" office:value="30.8450416889576">
            <text:p>30.8450</text:p>
          </table:table-cell>
          <table:table-cell table:formula="of:=[.C317]-[.G317]" office:value-type="float" office:value="-214.276690775314">
            <text:p>-214.2767</text:p>
          </table:table-cell>
          <table:table-cell table:formula="of:=[.D317]-[.G317]" office:value-type="float" office:value="-92.5351250668728">
            <text:p>-92.5351</text:p>
          </table:table-cell>
          <table:table-cell table:formula="of:=[.E317]-[.G317]" office:value-type="float" office:value="214.276690775314">
            <text:p>214.2767</text:p>
          </table:table-cell>
          <table:table-cell/>
          <table:table-cell table:formula="of:=[.C317]/2+127" office:value-type="float" office:value="35.284175456822">
            <text:p>35</text:p>
          </table:table-cell>
          <table:table-cell table:formula="of:=[.H317]/2+128" office:value-type="float" office:value="20.8616546123432">
            <text:p>21</text:p>
          </table:table-cell>
          <table:table-cell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[.$A$3]*SIN(RADIANS([.B318]))" office:value-type="float" office:value="-180.31222920257">
            <text:p>-180.3122</text:p>
          </table:table-cell>
          <table:table-cell table:formula="of:=[.$A$3]*SIN(RADIANS([.B318]-120))" office:value-type="float" office:value="-65.9988565011428">
            <text:p>-65.9989</text:p>
          </table:table-cell>
          <table:table-cell table:formula="of:=[.$A$3]*SIN(RADIANS([.B318]+120))" office:value-type="float" office:value="246.311085703712">
            <text:p>246.3111</text:p>
          </table:table-cell>
          <table:table-cell/>
          <table:table-cell table:formula="of:=(MIN([.C318];[.D318];[.E318])+MAX([.C318];[.D318];[.E318]))/2" office:value-type="float" office:value="32.9994282505714">
            <text:p>32.9994</text:p>
          </table:table-cell>
          <table:table-cell table:formula="of:=[.C318]-[.G318]" office:value-type="float" office:value="-213.311657453141">
            <text:p>-213.3117</text:p>
          </table:table-cell>
          <table:table-cell table:formula="of:=[.D318]-[.G318]" office:value-type="float" office:value="-98.9982847517142">
            <text:p>-98.9983</text:p>
          </table:table-cell>
          <table:table-cell table:formula="of:=[.E318]-[.G318]" office:value-type="float" office:value="213.311657453141">
            <text:p>213.3117</text:p>
          </table:table-cell>
          <table:table-cell/>
          <table:table-cell table:formula="of:=[.C318]/2+127" office:value-type="float" office:value="36.8438853987152">
            <text:p>37</text:p>
          </table:table-cell>
          <table:table-cell table:formula="of:=[.H318]/2+128" office:value-type="float" office:value="21.3441712734295">
            <text:p>21</text:p>
          </table:table-cell>
          <table:table-cell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[.$A$3]*SIN(RADIANS([.B319]))" office:value-type="float" office:value="-177.137884467044">
            <text:p>-177.1379</text:p>
          </table:table-cell>
          <table:table-cell table:formula="of:=[.$A$3]*SIN(RADIANS([.B319]-120))" office:value-type="float" office:value="-70.2875257333348">
            <text:p>-70.2875</text:p>
          </table:table-cell>
          <table:table-cell table:formula="of:=[.$A$3]*SIN(RADIANS([.B319]+120))" office:value-type="float" office:value="247.425410200379">
            <text:p>247.4254</text:p>
          </table:table-cell>
          <table:table-cell/>
          <table:table-cell table:formula="of:=(MIN([.C319];[.D319];[.E319])+MAX([.C319];[.D319];[.E319]))/2" office:value-type="float" office:value="35.1437628666674">
            <text:p>35.1438</text:p>
          </table:table-cell>
          <table:table-cell table:formula="of:=[.C319]-[.G319]" office:value-type="float" office:value="-212.281647333712">
            <text:p>-212.2816</text:p>
          </table:table-cell>
          <table:table-cell table:formula="of:=[.D319]-[.G319]" office:value-type="float" office:value="-105.431288600002">
            <text:p>-105.4313</text:p>
          </table:table-cell>
          <table:table-cell table:formula="of:=[.E319]-[.G319]" office:value-type="float" office:value="212.281647333712">
            <text:p>212.2816</text:p>
          </table:table-cell>
          <table:table-cell/>
          <table:table-cell table:formula="of:=[.C319]/2+127" office:value-type="float" office:value="38.4310577664778">
            <text:p>38</text:p>
          </table:table-cell>
          <table:table-cell table:formula="of:=[.H319]/2+128" office:value-type="float" office:value="21.8591763331441">
            <text:p>22</text:p>
          </table:table-cell>
          <table:table-cell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[.$A$3]*SIN(RADIANS([.B320]))" office:value-type="float" office:value="-173.909581815937">
            <text:p>-173.9096</text:p>
          </table:table-cell>
          <table:table-cell table:formula="of:=[.$A$3]*SIN(RADIANS([.B320]-120))" office:value-type="float" office:value="-74.5547847042979">
            <text:p>-74.5548</text:p>
          </table:table-cell>
          <table:table-cell table:formula="of:=[.$A$3]*SIN(RADIANS([.B320]+120))" office:value-type="float" office:value="248.464366520235">
            <text:p>248.4644</text:p>
          </table:table-cell>
          <table:table-cell/>
          <table:table-cell table:formula="of:=(MIN([.C320];[.D320];[.E320])+MAX([.C320];[.D320];[.E320]))/2" office:value-type="float" office:value="37.277392352149">
            <text:p>37.2774</text:p>
          </table:table-cell>
          <table:table-cell table:formula="of:=[.C320]-[.G320]" office:value-type="float" office:value="-211.186974168086">
            <text:p>-211.1870</text:p>
          </table:table-cell>
          <table:table-cell table:formula="of:=[.D320]-[.G320]" office:value-type="float" office:value="-111.832177056447">
            <text:p>-111.8322</text:p>
          </table:table-cell>
          <table:table-cell table:formula="of:=[.E320]-[.G320]" office:value-type="float" office:value="211.186974168086">
            <text:p>211.1870</text:p>
          </table:table-cell>
          <table:table-cell/>
          <table:table-cell table:formula="of:=[.C320]/2+127" office:value-type="float" office:value="40.0452090920315">
            <text:p>40</text:p>
          </table:table-cell>
          <table:table-cell table:formula="of:=[.H320]/2+128" office:value-type="float" office:value="22.406512915957">
            <text:p>22</text:p>
          </table:table-cell>
          <table:table-cell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[.$A$3]*SIN(RADIANS([.B321]))" office:value-type="float" office:value="-170.628304621509">
            <text:p>-170.6283</text:p>
          </table:table-cell>
          <table:table-cell table:formula="of:=[.$A$3]*SIN(RADIANS([.B321]-120))" office:value-type="float" office:value="-78.7993335656116">
            <text:p>-78.7993</text:p>
          </table:table-cell>
          <table:table-cell table:formula="of:=[.$A$3]*SIN(RADIANS([.B321]+120))" office:value-type="float" office:value="249.42763818712">
            <text:p>249.4276</text:p>
          </table:table-cell>
          <table:table-cell/>
          <table:table-cell table:formula="of:=(MIN([.C321];[.D321];[.E321])+MAX([.C321];[.D321];[.E321]))/2" office:value-type="float" office:value="39.3996667828058">
            <text:p>39.3997</text:p>
          </table:table-cell>
          <table:table-cell table:formula="of:=[.C321]-[.G321]" office:value-type="float" office:value="-210.027971404315">
            <text:p>-210.0280</text:p>
          </table:table-cell>
          <table:table-cell table:formula="of:=[.D321]-[.G321]" office:value-type="float" office:value="-118.199000348417">
            <text:p>-118.1990</text:p>
          </table:table-cell>
          <table:table-cell table:formula="of:=[.E321]-[.G321]" office:value-type="float" office:value="210.027971404315">
            <text:p>210.0280</text:p>
          </table:table-cell>
          <table:table-cell/>
          <table:table-cell table:formula="of:=[.C321]/2+127" office:value-type="float" office:value="41.6858476892456">
            <text:p>42</text:p>
          </table:table-cell>
          <table:table-cell table:formula="of:=[.H321]/2+128" office:value-type="float" office:value="22.9860142978427">
            <text:p>23</text:p>
          </table:table-cell>
          <table:table-cell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[.$A$3]*SIN(RADIANS([.B322]))" office:value-type="float" office:value="-167.295052392579">
            <text:p>-167.2951</text:p>
          </table:table-cell>
          <table:table-cell table:formula="of:=[.$A$3]*SIN(RADIANS([.B322]-120))" office:value-type="float" office:value="-83.019879386575">
            <text:p>-83.0199</text:p>
          </table:table-cell>
          <table:table-cell table:formula="of:=[.$A$3]*SIN(RADIANS([.B322]+120))" office:value-type="float" office:value="250.314931779154">
            <text:p>250.3149</text:p>
          </table:table-cell>
          <table:table-cell/>
          <table:table-cell table:formula="of:=(MIN([.C322];[.D322];[.E322])+MAX([.C322];[.D322];[.E322]))/2" office:value-type="float" office:value="41.5099396932875">
            <text:p>41.5099</text:p>
          </table:table-cell>
          <table:table-cell table:formula="of:=[.C322]-[.G322]" office:value-type="float" office:value="-208.804992085867">
            <text:p>-208.8050</text:p>
          </table:table-cell>
          <table:table-cell table:formula="of:=[.D322]-[.G322]" office:value-type="float" office:value="-124.529819079862">
            <text:p>-124.5298</text:p>
          </table:table-cell>
          <table:table-cell table:formula="of:=[.E322]-[.G322]" office:value-type="float" office:value="208.804992085867">
            <text:p>208.8050</text:p>
          </table:table-cell>
          <table:table-cell/>
          <table:table-cell table:formula="of:=[.C322]/2+127" office:value-type="float" office:value="43.3524738037103">
            <text:p>43</text:p>
          </table:table-cell>
          <table:table-cell table:formula="of:=[.H322]/2+128" office:value-type="float" office:value="23.5975039570666">
            <text:p>24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$A$3]*SIN(RADIANS([.B323]))" office:value-type="float" office:value="-163.910840470068">
            <text:p>-163.9108</text:p>
          </table:table-cell>
          <table:table-cell table:formula="of:=[.$A$3]*SIN(RADIANS([.B323]-120))" office:value-type="float" office:value="-87.2151365480455">
            <text:p>-87.2151</text:p>
          </table:table-cell>
          <table:table-cell table:formula="of:=[.$A$3]*SIN(RADIANS([.B323]+120))" office:value-type="float" office:value="251.125977018113">
            <text:p>251.1260</text:p>
          </table:table-cell>
          <table:table-cell/>
          <table:table-cell table:formula="of:=(MIN([.C323];[.D323];[.E323])+MAX([.C323];[.D323];[.E323]))/2" office:value-type="float" office:value="43.6075682740227">
            <text:p>43.6076</text:p>
          </table:table-cell>
          <table:table-cell table:formula="of:=[.C323]-[.G323]" office:value-type="float" office:value="-207.51840874409">
            <text:p>-207.5184</text:p>
          </table:table-cell>
          <table:table-cell table:formula="of:=[.D323]-[.G323]" office:value-type="float" office:value="-130.822704822068">
            <text:p>-130.8227</text:p>
          </table:table-cell>
          <table:table-cell table:formula="of:=[.E323]-[.G323]" office:value-type="float" office:value="207.51840874409">
            <text:p>207.5184</text:p>
          </table:table-cell>
          <table:table-cell/>
          <table:table-cell table:formula="of:=[.C323]/2+127" office:value-type="float" office:value="45.0445797649662">
            <text:p>45</text:p>
          </table:table-cell>
          <table:table-cell table:formula="of:=[.H323]/2+128" office:value-type="float" office:value="24.2407956279548">
            <text:p>24</text:p>
          </table:table-cell>
          <table:table-cell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[.$A$3]*SIN(RADIANS([.B324]))" office:value-type="float" office:value="-160.476699717709">
            <text:p>-160.4767</text:p>
          </table:table-cell>
          <table:table-cell table:formula="of:=[.$A$3]*SIN(RADIANS([.B324]-120))" office:value-type="float" office:value="-91.3838271340516">
            <text:p>-91.3838</text:p>
          </table:table-cell>
          <table:table-cell table:formula="of:=[.$A$3]*SIN(RADIANS([.B324]+120))" office:value-type="float" office:value="251.86052685176">
            <text:p>251.8605</text:p>
          </table:table-cell>
          <table:table-cell/>
          <table:table-cell table:formula="of:=(MIN([.C324];[.D324];[.E324])+MAX([.C324];[.D324];[.E324]))/2" office:value-type="float" office:value="45.6919135670257">
            <text:p>45.6919</text:p>
          </table:table-cell>
          <table:table-cell table:formula="of:=[.C324]-[.G324]" office:value-type="float" office:value="-206.168613284734">
            <text:p>-206.1686</text:p>
          </table:table-cell>
          <table:table-cell table:formula="of:=[.D324]-[.G324]" office:value-type="float" office:value="-137.075740701077">
            <text:p>-137.0757</text:p>
          </table:table-cell>
          <table:table-cell table:formula="of:=[.E324]-[.G324]" office:value-type="float" office:value="206.168613284734">
            <text:p>206.1686</text:p>
          </table:table-cell>
          <table:table-cell/>
          <table:table-cell table:formula="of:=[.C324]/2+127" office:value-type="float" office:value="46.7616501411457">
            <text:p>47</text:p>
          </table:table-cell>
          <table:table-cell table:formula="of:=[.H324]/2+128" office:value-type="float" office:value="24.9156933576328">
            <text:p>25</text:p>
          </table:table-cell>
          <table:table-cell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[.$A$3]*SIN(RADIANS([.B325]))" office:value-type="float" office:value="-156.993676208043">
            <text:p>-156.9937</text:p>
          </table:table-cell>
          <table:table-cell table:formula="of:=[.$A$3]*SIN(RADIANS([.B325]-120))" office:value-type="float" office:value="-95.5246813210576">
            <text:p>-95.5247</text:p>
          </table:table-cell>
          <table:table-cell table:formula="of:=[.$A$3]*SIN(RADIANS([.B325]+120))" office:value-type="float" office:value="252.5183575291">
            <text:p>252.5184</text:p>
          </table:table-cell>
          <table:table-cell/>
          <table:table-cell table:formula="of:=(MIN([.C325];[.D325];[.E325])+MAX([.C325];[.D325];[.E325]))/2" office:value-type="float" office:value="47.7623406605288">
            <text:p>47.7623</text:p>
          </table:table-cell>
          <table:table-cell table:formula="of:=[.C325]-[.G325]" office:value-type="float" office:value="-204.756016868572">
            <text:p>-204.7560</text:p>
          </table:table-cell>
          <table:table-cell table:formula="of:=[.D325]-[.G325]" office:value-type="float" office:value="-143.287021981586">
            <text:p>-143.2870</text:p>
          </table:table-cell>
          <table:table-cell table:formula="of:=[.E325]-[.G325]" office:value-type="float" office:value="204.756016868572">
            <text:p>204.7560</text:p>
          </table:table-cell>
          <table:table-cell/>
          <table:table-cell table:formula="of:=[.C325]/2+127" office:value-type="float" office:value="48.5031618959786">
            <text:p>49</text:p>
          </table:table-cell>
          <table:table-cell table:formula="of:=[.H325]/2+128" office:value-type="float" office:value="25.6219915657142">
            <text:p>26</text:p>
          </table:table-cell>
          <table:table-cell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[.$A$3]*SIN(RADIANS([.B326]))" office:value-type="float" office:value="-153.462830903772">
            <text:p>-153.4628</text:p>
          </table:table-cell>
          <table:table-cell table:formula="of:=[.$A$3]*SIN(RADIANS([.B326]-120))" office:value-type="float" office:value="-99.6364377647648">
            <text:p>-99.6364</text:p>
          </table:table-cell>
          <table:table-cell table:formula="of:=[.$A$3]*SIN(RADIANS([.B326]+120))" office:value-type="float" office:value="253.099268668537">
            <text:p>253.0993</text:p>
          </table:table-cell>
          <table:table-cell/>
          <table:table-cell table:formula="of:=(MIN([.C326];[.D326];[.E326])+MAX([.C326];[.D326];[.E326]))/2" office:value-type="float" office:value="49.8182188823824">
            <text:p>49.8182</text:p>
          </table:table-cell>
          <table:table-cell table:formula="of:=[.C326]-[.G326]" office:value-type="float" office:value="-203.281049786155">
            <text:p>-203.2810</text:p>
          </table:table-cell>
          <table:table-cell table:formula="of:=[.D326]-[.G326]" office:value-type="float" office:value="-149.454656647147">
            <text:p>-149.4547</text:p>
          </table:table-cell>
          <table:table-cell table:formula="of:=[.E326]-[.G326]" office:value-type="float" office:value="203.281049786155">
            <text:p>203.2810</text:p>
          </table:table-cell>
          <table:table-cell/>
          <table:table-cell table:formula="of:=[.C326]/2+127" office:value-type="float" office:value="50.2685845481139">
            <text:p>50</text:p>
          </table:table-cell>
          <table:table-cell table:formula="of:=[.H326]/2+128" office:value-type="float" office:value="26.3594751069226">
            <text:p>26</text:p>
          </table:table-cell>
          <table:table-cell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[.$A$3]*SIN(RADIANS([.B327]))" office:value-type="float" office:value="-149.885239334581">
            <text:p>-149.8852</text:p>
          </table:table-cell>
          <table:table-cell table:formula="of:=[.$A$3]*SIN(RADIANS([.B327]-120))" office:value-type="float" office:value="-103.717843984329">
            <text:p>-103.7178</text:p>
          </table:table-cell>
          <table:table-cell table:formula="of:=[.$A$3]*SIN(RADIANS([.B327]+120))" office:value-type="float" office:value="253.60308331891">
            <text:p>253.6031</text:p>
          </table:table-cell>
          <table:table-cell/>
          <table:table-cell table:formula="of:=(MIN([.C327];[.D327];[.E327])+MAX([.C327];[.D327];[.E327]))/2" office:value-type="float" office:value="51.8589219921645">
            <text:p>51.8589</text:p>
          </table:table-cell>
          <table:table-cell table:formula="of:=[.C327]-[.G327]" office:value-type="float" office:value="-201.744161326745">
            <text:p>-201.7442</text:p>
          </table:table-cell>
          <table:table-cell table:formula="of:=[.D327]-[.G327]" office:value-type="float" office:value="-155.576765976494">
            <text:p>-155.5768</text:p>
          </table:table-cell>
          <table:table-cell table:formula="of:=[.E327]-[.G327]" office:value-type="float" office:value="201.744161326745">
            <text:p>201.7442</text:p>
          </table:table-cell>
          <table:table-cell/>
          <table:table-cell table:formula="of:=[.C327]/2+127" office:value-type="float" office:value="52.0573803327096">
            <text:p>52</text:p>
          </table:table-cell>
          <table:table-cell table:formula="of:=[.H327]/2+128" office:value-type="float" office:value="27.1279193366274">
            <text:p>27</text:p>
          </table:table-cell>
          <table:table-cell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[.$A$3]*SIN(RADIANS([.B328]))" office:value-type="float" office:value="-146.261991269517">
            <text:p>-146.2620</text:p>
          </table:table-cell>
          <table:table-cell table:formula="of:=[.$A$3]*SIN(RADIANS([.B328]-120))" office:value-type="float" office:value="-107.767656743878">
            <text:p>-107.7677</text:p>
          </table:table-cell>
          <table:table-cell table:formula="of:=[.$A$3]*SIN(RADIANS([.B328]+120))" office:value-type="float" office:value="254.029648013395">
            <text:p>254.0296</text:p>
          </table:table-cell>
          <table:table-cell/>
          <table:table-cell table:formula="of:=(MIN([.C328];[.D328];[.E328])+MAX([.C328];[.D328];[.E328]))/2" office:value-type="float" office:value="53.8838283719391">
            <text:p>53.8838</text:p>
          </table:table-cell>
          <table:table-cell table:formula="of:=[.C328]-[.G328]" office:value-type="float" office:value="-200.145819641456">
            <text:p>-200.1458</text:p>
          </table:table-cell>
          <table:table-cell table:formula="of:=[.D328]-[.G328]" office:value-type="float" office:value="-161.651485115817">
            <text:p>-161.6515</text:p>
          </table:table-cell>
          <table:table-cell table:formula="of:=[.E328]-[.G328]" office:value-type="float" office:value="200.145819641456">
            <text:p>200.1458</text:p>
          </table:table-cell>
          <table:table-cell/>
          <table:table-cell table:formula="of:=[.C328]/2+127" office:value-type="float" office:value="53.8690043652416">
            <text:p>54</text:p>
          </table:table-cell>
          <table:table-cell table:formula="of:=[.H328]/2+128" office:value-type="float" office:value="27.927090179272">
            <text:p>28</text:p>
          </table:table-cell>
          <table:table-cell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[.$A$3]*SIN(RADIANS([.B329]))" office:value-type="float" office:value="-142.59419038504">
            <text:p>-142.5942</text:p>
          </table:table-cell>
          <table:table-cell table:formula="of:=[.$A$3]*SIN(RADIANS([.B329]-120))" office:value-type="float" office:value="-111.784642431215">
            <text:p>-111.7846</text:p>
          </table:table-cell>
          <table:table-cell table:formula="of:=[.$A$3]*SIN(RADIANS([.B329]+120))" office:value-type="float" office:value="254.378832816255">
            <text:p>254.3788</text:p>
          </table:table-cell>
          <table:table-cell/>
          <table:table-cell table:formula="of:=(MIN([.C329];[.D329];[.E329])+MAX([.C329];[.D329];[.E329]))/2" office:value-type="float" office:value="55.8923212156074">
            <text:p>55.8923</text:p>
          </table:table-cell>
          <table:table-cell table:formula="of:=[.C329]-[.G329]" office:value-type="float" office:value="-198.486511600648">
            <text:p>-198.4865</text:p>
          </table:table-cell>
          <table:table-cell table:formula="of:=[.D329]-[.G329]" office:value-type="float" office:value="-167.676963646822">
            <text:p>-167.6770</text:p>
          </table:table-cell>
          <table:table-cell table:formula="of:=[.E329]-[.G329]" office:value-type="float" office:value="198.486511600648">
            <text:p>198.4865</text:p>
          </table:table-cell>
          <table:table-cell/>
          <table:table-cell table:formula="of:=[.C329]/2+127" office:value-type="float" office:value="55.7029048074798">
            <text:p>56</text:p>
          </table:table-cell>
          <table:table-cell table:formula="of:=[.H329]/2+128" office:value-type="float" office:value="28.7567441996761">
            <text:p>29</text:p>
          </table:table-cell>
          <table:table-cell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[.$A$3]*SIN(RADIANS([.B330]))" office:value-type="float" office:value="-138.882953928832">
            <text:p>-138.8830</text:p>
          </table:table-cell>
          <table:table-cell table:formula="of:=[.$A$3]*SIN(RADIANS([.B330]-120))" office:value-type="float" office:value="-115.767577433584">
            <text:p>-115.7676</text:p>
          </table:table-cell>
          <table:table-cell table:formula="of:=[.$A$3]*SIN(RADIANS([.B330]+120))" office:value-type="float" office:value="254.650531362416">
            <text:p>254.6505</text:p>
          </table:table-cell>
          <table:table-cell/>
          <table:table-cell table:formula="of:=(MIN([.C330];[.D330];[.E330])+MAX([.C330];[.D330];[.E330]))/2" office:value-type="float" office:value="57.8837887167922">
            <text:p>57.8838</text:p>
          </table:table-cell>
          <table:table-cell table:formula="of:=[.C330]-[.G330]" office:value-type="float" office:value="-196.766742645624">
            <text:p>-196.7667</text:p>
          </table:table-cell>
          <table:table-cell table:formula="of:=[.D330]-[.G330]" office:value-type="float" office:value="-173.651366150377">
            <text:p>-173.6514</text:p>
          </table:table-cell>
          <table:table-cell table:formula="of:=[.E330]-[.G330]" office:value-type="float" office:value="196.766742645624">
            <text:p>196.7667</text:p>
          </table:table-cell>
          <table:table-cell/>
          <table:table-cell table:formula="of:=[.C330]/2+127" office:value-type="float" office:value="57.5585230355841">
            <text:p>58</text:p>
          </table:table-cell>
          <table:table-cell table:formula="of:=[.H330]/2+128" office:value-type="float" office:value="29.6166286771879">
            <text:p>30</text:p>
          </table:table-cell>
          <table:table-cell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[.$A$3]*SIN(RADIANS([.B331]))" office:value-type="float" office:value="-135.129412379467">
            <text:p>-135.1294</text:p>
          </table:table-cell>
          <table:table-cell table:formula="of:=[.$A$3]*SIN(RADIANS([.B331]-120))" office:value-type="float" office:value="-119.715248510402">
            <text:p>-119.7152</text:p>
          </table:table-cell>
          <table:table-cell table:formula="of:=[.$A$3]*SIN(RADIANS([.B331]+120))" office:value-type="float" office:value="254.844660889869">
            <text:p>254.8447</text:p>
          </table:table-cell>
          <table:table-cell/>
          <table:table-cell table:formula="of:=(MIN([.C331];[.D331];[.E331])+MAX([.C331];[.D331];[.E331]))/2" office:value-type="float" office:value="59.8576242552011">
            <text:p>59.8576</text:p>
          </table:table-cell>
          <table:table-cell table:formula="of:=[.C331]-[.G331]" office:value-type="float" office:value="-194.987036634668">
            <text:p>-194.9870</text:p>
          </table:table-cell>
          <table:table-cell table:formula="of:=[.D331]-[.G331]" office:value-type="float" office:value="-179.572872765603">
            <text:p>-179.5729</text:p>
          </table:table-cell>
          <table:table-cell table:formula="of:=[.E331]-[.G331]" office:value-type="float" office:value="194.987036634668">
            <text:p>194.9870</text:p>
          </table:table-cell>
          <table:table-cell/>
          <table:table-cell table:formula="of:=[.C331]/2+127" office:value-type="float" office:value="59.4352938102664">
            <text:p>59</text:p>
          </table:table-cell>
          <table:table-cell table:formula="of:=[.H331]/2+128" office:value-type="float" office:value="30.5064816826658">
            <text:p>31</text:p>
          </table:table-cell>
          <table:table-cell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[.$A$3]*SIN(RADIANS([.B332]))" office:value-type="float" office:value="-131.334709102064">
            <text:p>-131.3347</text:p>
          </table:table-cell>
          <table:table-cell table:formula="of:=[.$A$3]*SIN(RADIANS([.B332]-120))" office:value-type="float" office:value="-123.626453162816">
            <text:p>-123.6265</text:p>
          </table:table-cell>
          <table:table-cell table:formula="of:=[.$A$3]*SIN(RADIANS([.B332]+120))" office:value-type="float" office:value="254.96116226488">
            <text:p>254.9612</text:p>
          </table:table-cell>
          <table:table-cell/>
          <table:table-cell table:formula="of:=(MIN([.C332];[.D332];[.E332])+MAX([.C332];[.D332];[.E332]))/2" office:value-type="float" office:value="61.8132265814079">
            <text:p>61.8132</text:p>
          </table:table-cell>
          <table:table-cell table:formula="of:=[.C332]-[.G332]" office:value-type="float" office:value="-193.147935683472">
            <text:p>-193.1479</text:p>
          </table:table-cell>
          <table:table-cell table:formula="of:=[.D332]-[.G332]" office:value-type="float" office:value="-185.439679744224">
            <text:p>-185.4397</text:p>
          </table:table-cell>
          <table:table-cell table:formula="of:=[.E332]-[.G332]" office:value-type="float" office:value="193.147935683472">
            <text:p>193.1479</text:p>
          </table:table-cell>
          <table:table-cell/>
          <table:table-cell table:formula="of:=[.C332]/2+127" office:value-type="float" office:value="61.3326454489681">
            <text:p>61</text:p>
          </table:table-cell>
          <table:table-cell table:formula="of:=[.H332]/2+128" office:value-type="float" office:value="31.4260321582641">
            <text:p>31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$A$3]*SIN(RADIANS([.B333]))" office:value-type="float" office:value="-127.5">
            <text:p>-127.5000</text:p>
          </table:table-cell>
          <table:table-cell table:formula="of:=[.$A$3]*SIN(RADIANS([.B333]-120))" office:value-type="float" office:value="-127.5">
            <text:p>-127.5000</text:p>
          </table:table-cell>
          <table:table-cell table:formula="of:=[.$A$3]*SIN(RADIANS([.B333]+120))" office:value-type="float" office:value="255">
            <text:p>255.0000</text:p>
          </table:table-cell>
          <table:table-cell/>
          <table:table-cell table:formula="of:=(MIN([.C333];[.D333];[.E333])+MAX([.C333];[.D333];[.E333]))/2" office:value-type="float" office:value="63.75">
            <text:p>63.7500</text:p>
          </table:table-cell>
          <table:table-cell table:formula="of:=[.C333]-[.G333]" office:value-type="float" office:value="-191.25">
            <text:p>-191.2500</text:p>
          </table:table-cell>
          <table:table-cell table:formula="of:=[.D333]-[.G333]" office:value-type="float" office:value="-191.25">
            <text:p>-191.2500</text:p>
          </table:table-cell>
          <table:table-cell table:formula="of:=[.E333]-[.G333]" office:value-type="float" office:value="191.25">
            <text:p>191.2500</text:p>
          </table:table-cell>
          <table:table-cell/>
          <table:table-cell table:formula="of:=[.C333]/2+127" office:value-type="float" office:value="63.2499999999999">
            <text:p>63</text:p>
          </table:table-cell>
          <table:table-cell table:formula="of:=[.H333]/2+128" office:value-type="float" office:value="32.375">
            <text:p>32</text:p>
          </table:table-cell>
          <table:table-cell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[.$A$3]*SIN(RADIANS([.B334]))" office:value-type="float" office:value="-123.626453162816">
            <text:p>-123.6265</text:p>
          </table:table-cell>
          <table:table-cell table:formula="of:=[.$A$3]*SIN(RADIANS([.B334]-120))" office:value-type="float" office:value="-131.334709102064">
            <text:p>-131.3347</text:p>
          </table:table-cell>
          <table:table-cell table:formula="of:=[.$A$3]*SIN(RADIANS([.B334]+120))" office:value-type="float" office:value="254.96116226488">
            <text:p>254.9612</text:p>
          </table:table-cell>
          <table:table-cell/>
          <table:table-cell table:formula="of:=(MIN([.C334];[.D334];[.E334])+MAX([.C334];[.D334];[.E334]))/2" office:value-type="float" office:value="61.813226581408">
            <text:p>61.8132</text:p>
          </table:table-cell>
          <table:table-cell table:formula="of:=[.C334]-[.G334]" office:value-type="float" office:value="-185.439679744224">
            <text:p>-185.4397</text:p>
          </table:table-cell>
          <table:table-cell table:formula="of:=[.D334]-[.G334]" office:value-type="float" office:value="-193.147935683472">
            <text:p>-193.1479</text:p>
          </table:table-cell>
          <table:table-cell table:formula="of:=[.E334]-[.G334]" office:value-type="float" office:value="193.147935683472">
            <text:p>193.1479</text:p>
          </table:table-cell>
          <table:table-cell/>
          <table:table-cell table:formula="of:=[.C334]/2+127" office:value-type="float" office:value="65.1867734185921">
            <text:p>65</text:p>
          </table:table-cell>
          <table:table-cell table:formula="of:=[.H334]/2+128" office:value-type="float" office:value="35.2801601278881">
            <text:p>35</text:p>
          </table:table-cell>
          <table:table-cell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[.$A$3]*SIN(RADIANS([.B335]))" office:value-type="float" office:value="-119.715248510402">
            <text:p>-119.7152</text:p>
          </table:table-cell>
          <table:table-cell table:formula="of:=[.$A$3]*SIN(RADIANS([.B335]-120))" office:value-type="float" office:value="-135.129412379467">
            <text:p>-135.1294</text:p>
          </table:table-cell>
          <table:table-cell table:formula="of:=[.$A$3]*SIN(RADIANS([.B335]+120))" office:value-type="float" office:value="254.844660889869">
            <text:p>254.8447</text:p>
          </table:table-cell>
          <table:table-cell/>
          <table:table-cell table:formula="of:=(MIN([.C335];[.D335];[.E335])+MAX([.C335];[.D335];[.E335]))/2" office:value-type="float" office:value="59.8576242552011">
            <text:p>59.8576</text:p>
          </table:table-cell>
          <table:table-cell table:formula="of:=[.C335]-[.G335]" office:value-type="float" office:value="-179.572872765603">
            <text:p>-179.5729</text:p>
          </table:table-cell>
          <table:table-cell table:formula="of:=[.D335]-[.G335]" office:value-type="float" office:value="-194.987036634668">
            <text:p>-194.9870</text:p>
          </table:table-cell>
          <table:table-cell table:formula="of:=[.E335]-[.G335]" office:value-type="float" office:value="194.987036634668">
            <text:p>194.9870</text:p>
          </table:table-cell>
          <table:table-cell/>
          <table:table-cell table:formula="of:=[.C335]/2+127" office:value-type="float" office:value="67.1423757447989">
            <text:p>67</text:p>
          </table:table-cell>
          <table:table-cell table:formula="of:=[.H335]/2+128" office:value-type="float" office:value="38.2135636171984">
            <text:p>38</text:p>
          </table:table-cell>
          <table:table-cell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[.$A$3]*SIN(RADIANS([.B336]))" office:value-type="float" office:value="-115.767577433584">
            <text:p>-115.7676</text:p>
          </table:table-cell>
          <table:table-cell table:formula="of:=[.$A$3]*SIN(RADIANS([.B336]-120))" office:value-type="float" office:value="-138.882953928832">
            <text:p>-138.8830</text:p>
          </table:table-cell>
          <table:table-cell table:formula="of:=[.$A$3]*SIN(RADIANS([.B336]+120))" office:value-type="float" office:value="254.650531362416">
            <text:p>254.6505</text:p>
          </table:table-cell>
          <table:table-cell/>
          <table:table-cell table:formula="of:=(MIN([.C336];[.D336];[.E336])+MAX([.C336];[.D336];[.E336]))/2" office:value-type="float" office:value="57.8837887167922">
            <text:p>57.8838</text:p>
          </table:table-cell>
          <table:table-cell table:formula="of:=[.C336]-[.G336]" office:value-type="float" office:value="-173.651366150377">
            <text:p>-173.6514</text:p>
          </table:table-cell>
          <table:table-cell table:formula="of:=[.D336]-[.G336]" office:value-type="float" office:value="-196.766742645624">
            <text:p>-196.7667</text:p>
          </table:table-cell>
          <table:table-cell table:formula="of:=[.E336]-[.G336]" office:value-type="float" office:value="196.766742645624">
            <text:p>196.7667</text:p>
          </table:table-cell>
          <table:table-cell/>
          <table:table-cell table:formula="of:=[.C336]/2+127" office:value-type="float" office:value="69.1162112832078">
            <text:p>69</text:p>
          </table:table-cell>
          <table:table-cell table:formula="of:=[.H336]/2+128" office:value-type="float" office:value="41.1743169248117">
            <text:p>41</text:p>
          </table:table-cell>
          <table:table-cell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[.$A$3]*SIN(RADIANS([.B337]))" office:value-type="float" office:value="-111.784642431215">
            <text:p>-111.7846</text:p>
          </table:table-cell>
          <table:table-cell table:formula="of:=[.$A$3]*SIN(RADIANS([.B337]-120))" office:value-type="float" office:value="-142.59419038504">
            <text:p>-142.5942</text:p>
          </table:table-cell>
          <table:table-cell table:formula="of:=[.$A$3]*SIN(RADIANS([.B337]+120))" office:value-type="float" office:value="254.378832816255">
            <text:p>254.3788</text:p>
          </table:table-cell>
          <table:table-cell/>
          <table:table-cell table:formula="of:=(MIN([.C337];[.D337];[.E337])+MAX([.C337];[.D337];[.E337]))/2" office:value-type="float" office:value="55.8923212156074">
            <text:p>55.8923</text:p>
          </table:table-cell>
          <table:table-cell table:formula="of:=[.C337]-[.G337]" office:value-type="float" office:value="-167.676963646822">
            <text:p>-167.6770</text:p>
          </table:table-cell>
          <table:table-cell table:formula="of:=[.D337]-[.G337]" office:value-type="float" office:value="-198.486511600648">
            <text:p>-198.4865</text:p>
          </table:table-cell>
          <table:table-cell table:formula="of:=[.E337]-[.G337]" office:value-type="float" office:value="198.486511600648">
            <text:p>198.4865</text:p>
          </table:table-cell>
          <table:table-cell/>
          <table:table-cell table:formula="of:=[.C337]/2+127" office:value-type="float" office:value="71.1076787843926">
            <text:p>71</text:p>
          </table:table-cell>
          <table:table-cell table:formula="of:=[.H337]/2+128" office:value-type="float" office:value="44.1615181765889">
            <text:p>44</text:p>
          </table:table-cell>
          <table:table-cell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[.$A$3]*SIN(RADIANS([.B338]))" office:value-type="float" office:value="-107.767656743878">
            <text:p>-107.7677</text:p>
          </table:table-cell>
          <table:table-cell table:formula="of:=[.$A$3]*SIN(RADIANS([.B338]-120))" office:value-type="float" office:value="-146.261991269517">
            <text:p>-146.2620</text:p>
          </table:table-cell>
          <table:table-cell table:formula="of:=[.$A$3]*SIN(RADIANS([.B338]+120))" office:value-type="float" office:value="254.029648013395">
            <text:p>254.0296</text:p>
          </table:table-cell>
          <table:table-cell/>
          <table:table-cell table:formula="of:=(MIN([.C338];[.D338];[.E338])+MAX([.C338];[.D338];[.E338]))/2" office:value-type="float" office:value="53.8838283719392">
            <text:p>53.8838</text:p>
          </table:table-cell>
          <table:table-cell table:formula="of:=[.C338]-[.G338]" office:value-type="float" office:value="-161.651485115817">
            <text:p>-161.6515</text:p>
          </table:table-cell>
          <table:table-cell table:formula="of:=[.D338]-[.G338]" office:value-type="float" office:value="-200.145819641456">
            <text:p>-200.1458</text:p>
          </table:table-cell>
          <table:table-cell table:formula="of:=[.E338]-[.G338]" office:value-type="float" office:value="200.145819641456">
            <text:p>200.1458</text:p>
          </table:table-cell>
          <table:table-cell/>
          <table:table-cell table:formula="of:=[.C338]/2+127" office:value-type="float" office:value="73.1161716280608">
            <text:p>73</text:p>
          </table:table-cell>
          <table:table-cell table:formula="of:=[.H338]/2+128" office:value-type="float" office:value="47.1742574420913">
            <text:p>47</text:p>
          </table:table-cell>
          <table:table-cell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[.$A$3]*SIN(RADIANS([.B339]))" office:value-type="float" office:value="-103.717843984329">
            <text:p>-103.7178</text:p>
          </table:table-cell>
          <table:table-cell table:formula="of:=[.$A$3]*SIN(RADIANS([.B339]-120))" office:value-type="float" office:value="-149.885239334581">
            <text:p>-149.8852</text:p>
          </table:table-cell>
          <table:table-cell table:formula="of:=[.$A$3]*SIN(RADIANS([.B339]+120))" office:value-type="float" office:value="253.60308331891">
            <text:p>253.6031</text:p>
          </table:table-cell>
          <table:table-cell/>
          <table:table-cell table:formula="of:=(MIN([.C339];[.D339];[.E339])+MAX([.C339];[.D339];[.E339]))/2" office:value-type="float" office:value="51.8589219921645">
            <text:p>51.8589</text:p>
          </table:table-cell>
          <table:table-cell table:formula="of:=[.C339]-[.G339]" office:value-type="float" office:value="-155.576765976494">
            <text:p>-155.5768</text:p>
          </table:table-cell>
          <table:table-cell table:formula="of:=[.D339]-[.G339]" office:value-type="float" office:value="-201.744161326745">
            <text:p>-201.7442</text:p>
          </table:table-cell>
          <table:table-cell table:formula="of:=[.E339]-[.G339]" office:value-type="float" office:value="201.744161326745">
            <text:p>201.7442</text:p>
          </table:table-cell>
          <table:table-cell/>
          <table:table-cell table:formula="of:=[.C339]/2+127" office:value-type="float" office:value="75.1410780078355">
            <text:p>75</text:p>
          </table:table-cell>
          <table:table-cell table:formula="of:=[.H339]/2+128" office:value-type="float" office:value="50.2116170117532">
            <text:p>50</text:p>
          </table:table-cell>
          <table:table-cell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[.$A$3]*SIN(RADIANS([.B340]))" office:value-type="float" office:value="-99.6364377647648">
            <text:p>-99.6364</text:p>
          </table:table-cell>
          <table:table-cell table:formula="of:=[.$A$3]*SIN(RADIANS([.B340]-120))" office:value-type="float" office:value="-153.462830903772">
            <text:p>-153.4628</text:p>
          </table:table-cell>
          <table:table-cell table:formula="of:=[.$A$3]*SIN(RADIANS([.B340]+120))" office:value-type="float" office:value="253.099268668537">
            <text:p>253.0993</text:p>
          </table:table-cell>
          <table:table-cell/>
          <table:table-cell table:formula="of:=(MIN([.C340];[.D340];[.E340])+MAX([.C340];[.D340];[.E340]))/2" office:value-type="float" office:value="49.8182188823824">
            <text:p>49.8182</text:p>
          </table:table-cell>
          <table:table-cell table:formula="of:=[.C340]-[.G340]" office:value-type="float" office:value="-149.454656647147">
            <text:p>-149.4547</text:p>
          </table:table-cell>
          <table:table-cell table:formula="of:=[.D340]-[.G340]" office:value-type="float" office:value="-203.281049786155">
            <text:p>-203.2810</text:p>
          </table:table-cell>
          <table:table-cell table:formula="of:=[.E340]-[.G340]" office:value-type="float" office:value="203.281049786155">
            <text:p>203.2810</text:p>
          </table:table-cell>
          <table:table-cell/>
          <table:table-cell table:formula="of:=[.C340]/2+127" office:value-type="float" office:value="77.1817811176176">
            <text:p>77</text:p>
          </table:table-cell>
          <table:table-cell table:formula="of:=[.H340]/2+128" office:value-type="float" office:value="53.2726716764264">
            <text:p>53</text:p>
          </table:table-cell>
          <table:table-cell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[.$A$3]*SIN(RADIANS([.B341]))" office:value-type="float" office:value="-95.5246813210576">
            <text:p>-95.5247</text:p>
          </table:table-cell>
          <table:table-cell table:formula="of:=[.$A$3]*SIN(RADIANS([.B341]-120))" office:value-type="float" office:value="-156.993676208043">
            <text:p>-156.9937</text:p>
          </table:table-cell>
          <table:table-cell table:formula="of:=[.$A$3]*SIN(RADIANS([.B341]+120))" office:value-type="float" office:value="252.5183575291">
            <text:p>252.5184</text:p>
          </table:table-cell>
          <table:table-cell/>
          <table:table-cell table:formula="of:=(MIN([.C341];[.D341];[.E341])+MAX([.C341];[.D341];[.E341]))/2" office:value-type="float" office:value="47.7623406605288">
            <text:p>47.7623</text:p>
          </table:table-cell>
          <table:table-cell table:formula="of:=[.C341]-[.G341]" office:value-type="float" office:value="-143.287021981586">
            <text:p>-143.2870</text:p>
          </table:table-cell>
          <table:table-cell table:formula="of:=[.D341]-[.G341]" office:value-type="float" office:value="-204.756016868572">
            <text:p>-204.7560</text:p>
          </table:table-cell>
          <table:table-cell table:formula="of:=[.E341]-[.G341]" office:value-type="float" office:value="204.756016868572">
            <text:p>204.7560</text:p>
          </table:table-cell>
          <table:table-cell/>
          <table:table-cell table:formula="of:=[.C341]/2+127" office:value-type="float" office:value="79.2376593394712">
            <text:p>79</text:p>
          </table:table-cell>
          <table:table-cell table:formula="of:=[.H341]/2+128" office:value-type="float" office:value="56.3564890092068">
            <text:p>56</text:p>
          </table:table-cell>
          <table:table-cell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[.$A$3]*SIN(RADIANS([.B342]))" office:value-type="float" office:value="-91.3838271340517">
            <text:p>-91.3838</text:p>
          </table:table-cell>
          <table:table-cell table:formula="of:=[.$A$3]*SIN(RADIANS([.B342]-120))" office:value-type="float" office:value="-160.476699717709">
            <text:p>-160.4767</text:p>
          </table:table-cell>
          <table:table-cell table:formula="of:=[.$A$3]*SIN(RADIANS([.B342]+120))" office:value-type="float" office:value="251.86052685176">
            <text:p>251.8605</text:p>
          </table:table-cell>
          <table:table-cell/>
          <table:table-cell table:formula="of:=(MIN([.C342];[.D342];[.E342])+MAX([.C342];[.D342];[.E342]))/2" office:value-type="float" office:value="45.6919135670258">
            <text:p>45.6919</text:p>
          </table:table-cell>
          <table:table-cell table:formula="of:=[.C342]-[.G342]" office:value-type="float" office:value="-137.075740701077">
            <text:p>-137.0757</text:p>
          </table:table-cell>
          <table:table-cell table:formula="of:=[.D342]-[.G342]" office:value-type="float" office:value="-206.168613284734">
            <text:p>-206.1686</text:p>
          </table:table-cell>
          <table:table-cell table:formula="of:=[.E342]-[.G342]" office:value-type="float" office:value="206.168613284734">
            <text:p>206.1686</text:p>
          </table:table-cell>
          <table:table-cell/>
          <table:table-cell table:formula="of:=[.C342]/2+127" office:value-type="float" office:value="81.3080864329742">
            <text:p>81</text:p>
          </table:table-cell>
          <table:table-cell table:formula="of:=[.H342]/2+128" office:value-type="float" office:value="59.4621296494613">
            <text:p>59</text:p>
          </table:table-cell>
          <table:table-cell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$A$3]*SIN(RADIANS([.B343]))" office:value-type="float" office:value="-87.2151365480455">
            <text:p>-87.2151</text:p>
          </table:table-cell>
          <table:table-cell table:formula="of:=[.$A$3]*SIN(RADIANS([.B343]-120))" office:value-type="float" office:value="-163.910840470068">
            <text:p>-163.9108</text:p>
          </table:table-cell>
          <table:table-cell table:formula="of:=[.$A$3]*SIN(RADIANS([.B343]+120))" office:value-type="float" office:value="251.125977018113">
            <text:p>251.1260</text:p>
          </table:table-cell>
          <table:table-cell/>
          <table:table-cell table:formula="of:=(MIN([.C343];[.D343];[.E343])+MAX([.C343];[.D343];[.E343]))/2" office:value-type="float" office:value="43.6075682740228">
            <text:p>43.6076</text:p>
          </table:table-cell>
          <table:table-cell table:formula="of:=[.C343]-[.G343]" office:value-type="float" office:value="-130.822704822068">
            <text:p>-130.8227</text:p>
          </table:table-cell>
          <table:table-cell table:formula="of:=[.D343]-[.G343]" office:value-type="float" office:value="-207.51840874409">
            <text:p>-207.5184</text:p>
          </table:table-cell>
          <table:table-cell table:formula="of:=[.E343]-[.G343]" office:value-type="float" office:value="207.51840874409">
            <text:p>207.5184</text:p>
          </table:table-cell>
          <table:table-cell/>
          <table:table-cell table:formula="of:=[.C343]/2+127" office:value-type="float" office:value="83.3924317259772">
            <text:p>83</text:p>
          </table:table-cell>
          <table:table-cell table:formula="of:=[.H343]/2+128" office:value-type="float" office:value="62.5886475889659">
            <text:p>63</text:p>
          </table:table-cell>
          <table:table-cell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[.$A$3]*SIN(RADIANS([.B344]))" office:value-type="float" office:value="-83.019879386575">
            <text:p>-83.0199</text:p>
          </table:table-cell>
          <table:table-cell table:formula="of:=[.$A$3]*SIN(RADIANS([.B344]-120))" office:value-type="float" office:value="-167.295052392579">
            <text:p>-167.2951</text:p>
          </table:table-cell>
          <table:table-cell table:formula="of:=[.$A$3]*SIN(RADIANS([.B344]+120))" office:value-type="float" office:value="250.314931779154">
            <text:p>250.3149</text:p>
          </table:table-cell>
          <table:table-cell/>
          <table:table-cell table:formula="of:=(MIN([.C344];[.D344];[.E344])+MAX([.C344];[.D344];[.E344]))/2" office:value-type="float" office:value="41.5099396932875">
            <text:p>41.5099</text:p>
          </table:table-cell>
          <table:table-cell table:formula="of:=[.C344]-[.G344]" office:value-type="float" office:value="-124.529819079862">
            <text:p>-124.5298</text:p>
          </table:table-cell>
          <table:table-cell table:formula="of:=[.D344]-[.G344]" office:value-type="float" office:value="-208.804992085867">
            <text:p>-208.8050</text:p>
          </table:table-cell>
          <table:table-cell table:formula="of:=[.E344]-[.G344]" office:value-type="float" office:value="208.804992085867">
            <text:p>208.8050</text:p>
          </table:table-cell>
          <table:table-cell/>
          <table:table-cell table:formula="of:=[.C344]/2+127" office:value-type="float" office:value="85.4900603067125">
            <text:p>85</text:p>
          </table:table-cell>
          <table:table-cell table:formula="of:=[.H344]/2+128" office:value-type="float" office:value="65.7350904600688">
            <text:p>66</text:p>
          </table:table-cell>
          <table:table-cell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[.$A$3]*SIN(RADIANS([.B345]))" office:value-type="float" office:value="-78.7993335656117">
            <text:p>-78.7993</text:p>
          </table:table-cell>
          <table:table-cell table:formula="of:=[.$A$3]*SIN(RADIANS([.B345]-120))" office:value-type="float" office:value="-170.628304621509">
            <text:p>-170.6283</text:p>
          </table:table-cell>
          <table:table-cell table:formula="of:=[.$A$3]*SIN(RADIANS([.B345]+120))" office:value-type="float" office:value="249.42763818712">
            <text:p>249.4276</text:p>
          </table:table-cell>
          <table:table-cell/>
          <table:table-cell table:formula="of:=(MIN([.C345];[.D345];[.E345])+MAX([.C345];[.D345];[.E345]))/2" office:value-type="float" office:value="39.3996667828058">
            <text:p>39.3997</text:p>
          </table:table-cell>
          <table:table-cell table:formula="of:=[.C345]-[.G345]" office:value-type="float" office:value="-118.199000348417">
            <text:p>-118.1990</text:p>
          </table:table-cell>
          <table:table-cell table:formula="of:=[.D345]-[.G345]" office:value-type="float" office:value="-210.027971404315">
            <text:p>-210.0280</text:p>
          </table:table-cell>
          <table:table-cell table:formula="of:=[.E345]-[.G345]" office:value-type="float" office:value="210.027971404315">
            <text:p>210.0280</text:p>
          </table:table-cell>
          <table:table-cell/>
          <table:table-cell table:formula="of:=[.C345]/2+127" office:value-type="float" office:value="87.6003332171942">
            <text:p>88</text:p>
          </table:table-cell>
          <table:table-cell table:formula="of:=[.H345]/2+128" office:value-type="float" office:value="68.9004998257913">
            <text:p>69</text:p>
          </table:table-cell>
          <table:table-cell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[.$A$3]*SIN(RADIANS([.B346]))" office:value-type="float" office:value="-74.554784704298">
            <text:p>-74.5548</text:p>
          </table:table-cell>
          <table:table-cell table:formula="of:=[.$A$3]*SIN(RADIANS([.B346]-120))" office:value-type="float" office:value="-173.909581815937">
            <text:p>-173.9096</text:p>
          </table:table-cell>
          <table:table-cell table:formula="of:=[.$A$3]*SIN(RADIANS([.B346]+120))" office:value-type="float" office:value="248.464366520235">
            <text:p>248.4644</text:p>
          </table:table-cell>
          <table:table-cell/>
          <table:table-cell table:formula="of:=(MIN([.C346];[.D346];[.E346])+MAX([.C346];[.D346];[.E346]))/2" office:value-type="float" office:value="37.277392352149">
            <text:p>37.2774</text:p>
          </table:table-cell>
          <table:table-cell table:formula="of:=[.C346]-[.G346]" office:value-type="float" office:value="-111.832177056447">
            <text:p>-111.8322</text:p>
          </table:table-cell>
          <table:table-cell table:formula="of:=[.D346]-[.G346]" office:value-type="float" office:value="-211.186974168086">
            <text:p>-211.1870</text:p>
          </table:table-cell>
          <table:table-cell table:formula="of:=[.E346]-[.G346]" office:value-type="float" office:value="211.186974168086">
            <text:p>211.1870</text:p>
          </table:table-cell>
          <table:table-cell/>
          <table:table-cell table:formula="of:=[.C346]/2+127" office:value-type="float" office:value="89.722607647851">
            <text:p>90</text:p>
          </table:table-cell>
          <table:table-cell table:formula="of:=[.H346]/2+128" office:value-type="float" office:value="72.0839114717765">
            <text:p>72</text:p>
          </table:table-cell>
          <table:table-cell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[.$A$3]*SIN(RADIANS([.B347]))" office:value-type="float" office:value="-70.2875257333347">
            <text:p>-70.2875</text:p>
          </table:table-cell>
          <table:table-cell table:formula="of:=[.$A$3]*SIN(RADIANS([.B347]-120))" office:value-type="float" office:value="-177.137884467044">
            <text:p>-177.1379</text:p>
          </table:table-cell>
          <table:table-cell table:formula="of:=[.$A$3]*SIN(RADIANS([.B347]+120))" office:value-type="float" office:value="247.425410200379">
            <text:p>247.4254</text:p>
          </table:table-cell>
          <table:table-cell/>
          <table:table-cell table:formula="of:=(MIN([.C347];[.D347];[.E347])+MAX([.C347];[.D347];[.E347]))/2" office:value-type="float" office:value="35.1437628666674">
            <text:p>35.1438</text:p>
          </table:table-cell>
          <table:table-cell table:formula="of:=[.C347]-[.G347]" office:value-type="float" office:value="-105.431288600002">
            <text:p>-105.4313</text:p>
          </table:table-cell>
          <table:table-cell table:formula="of:=[.D347]-[.G347]" office:value-type="float" office:value="-212.281647333712">
            <text:p>-212.2816</text:p>
          </table:table-cell>
          <table:table-cell table:formula="of:=[.E347]-[.G347]" office:value-type="float" office:value="212.281647333712">
            <text:p>212.2816</text:p>
          </table:table-cell>
          <table:table-cell/>
          <table:table-cell table:formula="of:=[.C347]/2+127" office:value-type="float" office:value="91.8562371333326">
            <text:p>92</text:p>
          </table:table-cell>
          <table:table-cell table:formula="of:=[.H347]/2+128" office:value-type="float" office:value="75.2843556999989">
            <text:p>75</text:p>
          </table:table-cell>
          <table:table-cell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[.$A$3]*SIN(RADIANS([.B348]))" office:value-type="float" office:value="-65.9988565011428">
            <text:p>-65.9989</text:p>
          </table:table-cell>
          <table:table-cell table:formula="of:=[.$A$3]*SIN(RADIANS([.B348]-120))" office:value-type="float" office:value="-180.31222920257">
            <text:p>-180.3122</text:p>
          </table:table-cell>
          <table:table-cell table:formula="of:=[.$A$3]*SIN(RADIANS([.B348]+120))" office:value-type="float" office:value="246.311085703712">
            <text:p>246.3111</text:p>
          </table:table-cell>
          <table:table-cell/>
          <table:table-cell table:formula="of:=(MIN([.C348];[.D348];[.E348])+MAX([.C348];[.D348];[.E348]))/2" office:value-type="float" office:value="32.9994282505714">
            <text:p>32.9994</text:p>
          </table:table-cell>
          <table:table-cell table:formula="of:=[.C348]-[.G348]" office:value-type="float" office:value="-98.9982847517142">
            <text:p>-98.9983</text:p>
          </table:table-cell>
          <table:table-cell table:formula="of:=[.D348]-[.G348]" office:value-type="float" office:value="-213.311657453141">
            <text:p>-213.3117</text:p>
          </table:table-cell>
          <table:table-cell table:formula="of:=[.E348]-[.G348]" office:value-type="float" office:value="213.311657453141">
            <text:p>213.3117</text:p>
          </table:table-cell>
          <table:table-cell/>
          <table:table-cell table:formula="of:=[.C348]/2+127" office:value-type="float" office:value="94.0005717494286">
            <text:p>94</text:p>
          </table:table-cell>
          <table:table-cell table:formula="of:=[.H348]/2+128" office:value-type="float" office:value="78.5008576241429">
            <text:p>79</text:p>
          </table:table-cell>
          <table:table-cell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[.$A$3]*SIN(RADIANS([.B349]))" office:value-type="float" office:value="-61.6900833779153">
            <text:p>-61.6901</text:p>
          </table:table-cell>
          <table:table-cell table:formula="of:=[.$A$3]*SIN(RADIANS([.B349]-120))" office:value-type="float" office:value="-183.431649086356">
            <text:p>-183.4316</text:p>
          </table:table-cell>
          <table:table-cell table:formula="of:=[.$A$3]*SIN(RADIANS([.B349]+120))" office:value-type="float" office:value="245.121732464271">
            <text:p>245.1217</text:p>
          </table:table-cell>
          <table:table-cell/>
          <table:table-cell table:formula="of:=(MIN([.C349];[.D349];[.E349])+MAX([.C349];[.D349];[.E349]))/2" office:value-type="float" office:value="30.8450416889576">
            <text:p>30.8450</text:p>
          </table:table-cell>
          <table:table-cell table:formula="of:=[.C349]-[.G349]" office:value-type="float" office:value="-92.5351250668729">
            <text:p>-92.5351</text:p>
          </table:table-cell>
          <table:table-cell table:formula="of:=[.D349]-[.G349]" office:value-type="float" office:value="-214.276690775314">
            <text:p>-214.2767</text:p>
          </table:table-cell>
          <table:table-cell table:formula="of:=[.E349]-[.G349]" office:value-type="float" office:value="214.276690775314">
            <text:p>214.2767</text:p>
          </table:table-cell>
          <table:table-cell/>
          <table:table-cell table:formula="of:=[.C349]/2+127" office:value-type="float" office:value="96.1549583110424">
            <text:p>96</text:p>
          </table:table-cell>
          <table:table-cell table:formula="of:=[.H349]/2+128" office:value-type="float" office:value="81.7324374665635">
            <text:p>82</text:p>
          </table:table-cell>
          <table:table-cell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[.$A$3]*SIN(RADIANS([.B350]))" office:value-type="float" office:value="-57.3625188576857">
            <text:p>-57.3625</text:p>
          </table:table-cell>
          <table:table-cell table:formula="of:=[.$A$3]*SIN(RADIANS([.B350]-120))" office:value-type="float" office:value="-186.495193912888">
            <text:p>-186.4952</text:p>
          </table:table-cell>
          <table:table-cell table:formula="of:=[.$A$3]*SIN(RADIANS([.B350]+120))" office:value-type="float" office:value="243.857712770574">
            <text:p>243.8577</text:p>
          </table:table-cell>
          <table:table-cell/>
          <table:table-cell table:formula="of:=(MIN([.C350];[.D350];[.E350])+MAX([.C350];[.D350];[.E350]))/2" office:value-type="float" office:value="28.6812594288428">
            <text:p>28.6813</text:p>
          </table:table-cell>
          <table:table-cell table:formula="of:=[.C350]-[.G350]" office:value-type="float" office:value="-86.0437782865285">
            <text:p>-86.0438</text:p>
          </table:table-cell>
          <table:table-cell table:formula="of:=[.D350]-[.G350]" office:value-type="float" office:value="-215.176453341731">
            <text:p>-215.1765</text:p>
          </table:table-cell>
          <table:table-cell table:formula="of:=[.E350]-[.G350]" office:value-type="float" office:value="215.176453341731">
            <text:p>215.1765</text:p>
          </table:table-cell>
          <table:table-cell/>
          <table:table-cell table:formula="of:=[.C350]/2+127" office:value-type="float" office:value="98.3187405711572">
            <text:p>98</text:p>
          </table:table-cell>
          <table:table-cell table:formula="of:=[.H350]/2+128" office:value-type="float" office:value="84.9781108567358">
            <text:p>85</text:p>
          </table:table-cell>
          <table:table-cell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[.$A$3]*SIN(RADIANS([.B351]))" office:value-type="float" office:value="-53.0174811585288">
            <text:p>-53.0175</text:p>
          </table:table-cell>
          <table:table-cell table:formula="of:=[.$A$3]*SIN(RADIANS([.B351]-120))" office:value-type="float" office:value="-189.501930496736">
            <text:p>-189.5019</text:p>
          </table:table-cell>
          <table:table-cell table:formula="of:=[.$A$3]*SIN(RADIANS([.B351]+120))" office:value-type="float" office:value="242.519411655264">
            <text:p>242.5194</text:p>
          </table:table-cell>
          <table:table-cell/>
          <table:table-cell table:formula="of:=(MIN([.C351];[.D351];[.E351])+MAX([.C351];[.D351];[.E351]))/2" office:value-type="float" office:value="26.5087405792643">
            <text:p>26.5087</text:p>
          </table:table-cell>
          <table:table-cell table:formula="of:=[.C351]-[.G351]" office:value-type="float" office:value="-79.5262217377931">
            <text:p>-79.5262</text:p>
          </table:table-cell>
          <table:table-cell table:formula="of:=[.D351]-[.G351]" office:value-type="float" office:value="-216.010671076">
            <text:p>-216.0107</text:p>
          </table:table-cell>
          <table:table-cell table:formula="of:=[.E351]-[.G351]" office:value-type="float" office:value="216.010671076">
            <text:p>216.0107</text:p>
          </table:table-cell>
          <table:table-cell/>
          <table:table-cell table:formula="of:=[.C351]/2+127" office:value-type="float" office:value="100.491259420736">
            <text:p>100</text:p>
          </table:table-cell>
          <table:table-cell table:formula="of:=[.H351]/2+128" office:value-type="float" office:value="88.2368891311035">
            <text:p>88</text:p>
          </table:table-cell>
          <table:table-cell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[.$A$3]*SIN(RADIANS([.B352]))" office:value-type="float" office:value="-48.6562938210189">
            <text:p>-48.6563</text:p>
          </table:table-cell>
          <table:table-cell table:formula="of:=[.$A$3]*SIN(RADIANS([.B352]-120))" office:value-type="float" office:value="-192.450942956807">
            <text:p>-192.4509</text:p>
          </table:table-cell>
          <table:table-cell table:formula="of:=[.$A$3]*SIN(RADIANS([.B352]+120))" office:value-type="float" office:value="241.107236777826">
            <text:p>241.1072</text:p>
          </table:table-cell>
          <table:table-cell/>
          <table:table-cell table:formula="of:=(MIN([.C352];[.D352];[.E352])+MAX([.C352];[.D352];[.E352]))/2" office:value-type="float" office:value="24.3281469105094">
            <text:p>24.3281</text:p>
          </table:table-cell>
          <table:table-cell table:formula="of:=[.C352]-[.G352]" office:value-type="float" office:value="-72.9844407315283">
            <text:p>-72.9844</text:p>
          </table:table-cell>
          <table:table-cell table:formula="of:=[.D352]-[.G352]" office:value-type="float" office:value="-216.779089867316">
            <text:p>-216.7791</text:p>
          </table:table-cell>
          <table:table-cell table:formula="of:=[.E352]-[.G352]" office:value-type="float" office:value="216.779089867316">
            <text:p>216.7791</text:p>
          </table:table-cell>
          <table:table-cell/>
          <table:table-cell table:formula="of:=[.C352]/2+127" office:value-type="float" office:value="102.671853089491">
            <text:p>103</text:p>
          </table:table-cell>
          <table:table-cell table:formula="of:=[.H352]/2+128" office:value-type="float" office:value="91.5077796342358">
            <text:p>92</text:p>
          </table:table-cell>
          <table:table-cell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$A$3]*SIN(RADIANS([.B353]))" office:value-type="float" office:value="-44.2802853050672">
            <text:p>-44.2803</text:p>
          </table:table-cell>
          <table:table-cell table:formula="of:=[.$A$3]*SIN(RADIANS([.B353]-120))" office:value-type="float" office:value="-195.341332995339">
            <text:p>-195.3413</text:p>
          </table:table-cell>
          <table:table-cell table:formula="of:=[.$A$3]*SIN(RADIANS([.B353]+120))" office:value-type="float" office:value="239.621618300407">
            <text:p>239.6216</text:p>
          </table:table-cell>
          <table:table-cell/>
          <table:table-cell table:formula="of:=(MIN([.C353];[.D353];[.E353])+MAX([.C353];[.D353];[.E353]))/2" office:value-type="float" office:value="22.1401426525337">
            <text:p>22.1401</text:p>
          </table:table-cell>
          <table:table-cell table:formula="of:=[.C353]-[.G353]" office:value-type="float" office:value="-66.4204279576009">
            <text:p>-66.4204</text:p>
          </table:table-cell>
          <table:table-cell table:formula="of:=[.D353]-[.G353]" office:value-type="float" office:value="-217.481475647873">
            <text:p>-217.4815</text:p>
          </table:table-cell>
          <table:table-cell table:formula="of:=[.E353]-[.G353]" office:value-type="float" office:value="217.481475647873">
            <text:p>217.4815</text:p>
          </table:table-cell>
          <table:table-cell/>
          <table:table-cell table:formula="of:=[.C353]/2+127" office:value-type="float" office:value="104.859857347466">
            <text:p>105</text:p>
          </table:table-cell>
          <table:table-cell table:formula="of:=[.H353]/2+128" office:value-type="float" office:value="94.7897860211996">
            <text:p>95</text:p>
          </table:table-cell>
          <table:table-cell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[.$A$3]*SIN(RADIANS([.B354]))" office:value-type="float" office:value="-39.8907885852589">
            <text:p>-39.8908</text:p>
          </table:table-cell>
          <table:table-cell table:formula="of:=[.$A$3]*SIN(RADIANS([.B354]-120))" office:value-type="float" office:value="-198.172220171528">
            <text:p>-198.1722</text:p>
          </table:table-cell>
          <table:table-cell table:formula="of:=[.$A$3]*SIN(RADIANS([.B354]+120))" office:value-type="float" office:value="238.063008756786">
            <text:p>238.0630</text:p>
          </table:table-cell>
          <table:table-cell/>
          <table:table-cell table:formula="of:=(MIN([.C354];[.D354];[.E354])+MAX([.C354];[.D354];[.E354]))/2" office:value-type="float" office:value="19.9453942926295">
            <text:p>19.9454</text:p>
          </table:table-cell>
          <table:table-cell table:formula="of:=[.C354]-[.G354]" office:value-type="float" office:value="-59.8361828778884">
            <text:p>-59.8362</text:p>
          </table:table-cell>
          <table:table-cell table:formula="of:=[.D354]-[.G354]" office:value-type="float" office:value="-218.117614464157">
            <text:p>-218.1176</text:p>
          </table:table-cell>
          <table:table-cell table:formula="of:=[.E354]-[.G354]" office:value-type="float" office:value="218.117614464157">
            <text:p>218.1176</text:p>
          </table:table-cell>
          <table:table-cell/>
          <table:table-cell table:formula="of:=[.C354]/2+127" office:value-type="float" office:value="107.054605707371">
            <text:p>107</text:p>
          </table:table-cell>
          <table:table-cell table:formula="of:=[.H354]/2+128" office:value-type="float" office:value="98.0819085610558">
            <text:p>98</text:p>
          </table:table-cell>
          <table:table-cell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[.$A$3]*SIN(RADIANS([.B355]))" office:value-type="float" office:value="-35.4891407448168">
            <text:p>-35.4891</text:p>
          </table:table-cell>
          <table:table-cell table:formula="of:=[.$A$3]*SIN(RADIANS([.B355]-120))" office:value-type="float" office:value="-200.942742169714">
            <text:p>-200.9427</text:p>
          </table:table-cell>
          <table:table-cell table:formula="of:=[.$A$3]*SIN(RADIANS([.B355]+120))" office:value-type="float" office:value="236.431882914531">
            <text:p>236.4319</text:p>
          </table:table-cell>
          <table:table-cell/>
          <table:table-cell table:formula="of:=(MIN([.C355];[.D355];[.E355])+MAX([.C355];[.D355];[.E355]))/2" office:value-type="float" office:value="17.7445703724083">
            <text:p>17.7446</text:p>
          </table:table-cell>
          <table:table-cell table:formula="of:=[.C355]-[.G355]" office:value-type="float" office:value="-53.2337111172251">
            <text:p>-53.2337</text:p>
          </table:table-cell>
          <table:table-cell table:formula="of:=[.D355]-[.G355]" office:value-type="float" office:value="-218.687312542122">
            <text:p>-218.6873</text:p>
          </table:table-cell>
          <table:table-cell table:formula="of:=[.E355]-[.G355]" office:value-type="float" office:value="218.687312542122">
            <text:p>218.6873</text:p>
          </table:table-cell>
          <table:table-cell/>
          <table:table-cell table:formula="of:=[.C355]/2+127" office:value-type="float" office:value="109.255429627592">
            <text:p>109</text:p>
          </table:table-cell>
          <table:table-cell table:formula="of:=[.H355]/2+128" office:value-type="float" office:value="101.383144441387">
            <text:p>101</text:p>
          </table:table-cell>
          <table:table-cell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[.$A$3]*SIN(RADIANS([.B356]))" office:value-type="float" office:value="-31.0766825683125">
            <text:p>-31.0767</text:p>
          </table:table-cell>
          <table:table-cell table:formula="of:=[.$A$3]*SIN(RADIANS([.B356]-120))" office:value-type="float" office:value="-203.65205506206">
            <text:p>-203.6521</text:p>
          </table:table-cell>
          <table:table-cell table:formula="of:=[.$A$3]*SIN(RADIANS([.B356]+120))" office:value-type="float" office:value="234.728737630372">
            <text:p>234.7287</text:p>
          </table:table-cell>
          <table:table-cell/>
          <table:table-cell table:formula="of:=(MIN([.C356];[.D356];[.E356])+MAX([.C356];[.D356];[.E356]))/2" office:value-type="float" office:value="15.5383412841563">
            <text:p>15.5383</text:p>
          </table:table-cell>
          <table:table-cell table:formula="of:=[.C356]-[.G356]" office:value-type="float" office:value="-46.6150238524689">
            <text:p>-46.6150</text:p>
          </table:table-cell>
          <table:table-cell table:formula="of:=[.D356]-[.G356]" office:value-type="float" office:value="-219.190396346216">
            <text:p>-219.1904</text:p>
          </table:table-cell>
          <table:table-cell table:formula="of:=[.E356]-[.G356]" office:value-type="float" office:value="219.190396346216">
            <text:p>219.1904</text:p>
          </table:table-cell>
          <table:table-cell/>
          <table:table-cell table:formula="of:=[.C356]/2+127" office:value-type="float" office:value="111.461658715844">
            <text:p>111</text:p>
          </table:table-cell>
          <table:table-cell table:formula="of:=[.H356]/2+128" office:value-type="float" office:value="104.692488073766">
            <text:p>105</text:p>
          </table:table-cell>
          <table:table-cell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[.$A$3]*SIN(RADIANS([.B357]))" office:value-type="float" office:value="-26.6547581332516">
            <text:p>-26.6548</text:p>
          </table:table-cell>
          <table:table-cell table:formula="of:=[.$A$3]*SIN(RADIANS([.B357]-120))" office:value-type="float" office:value="-206.299333565612">
            <text:p>-206.2993</text:p>
          </table:table-cell>
          <table:table-cell table:formula="of:=[.$A$3]*SIN(RADIANS([.B357]+120))" office:value-type="float" office:value="232.954091698863">
            <text:p>232.9541</text:p>
          </table:table-cell>
          <table:table-cell/>
          <table:table-cell table:formula="of:=(MIN([.C357];[.D357];[.E357])+MAX([.C357];[.D357];[.E357]))/2" office:value-type="float" office:value="13.3273790666258">
            <text:p>13.3274</text:p>
          </table:table-cell>
          <table:table-cell table:formula="of:=[.C357]-[.G357]" office:value-type="float" office:value="-39.9821371998774">
            <text:p>-39.9821</text:p>
          </table:table-cell>
          <table:table-cell table:formula="of:=[.D357]-[.G357]" office:value-type="float" office:value="-219.626712632237">
            <text:p>-219.6267</text:p>
          </table:table-cell>
          <table:table-cell table:formula="of:=[.E357]-[.G357]" office:value-type="float" office:value="219.626712632237">
            <text:p>219.6267</text:p>
          </table:table-cell>
          <table:table-cell/>
          <table:table-cell table:formula="of:=[.C357]/2+127" office:value-type="float" office:value="113.672620933374">
            <text:p>114</text:p>
          </table:table-cell>
          <table:table-cell table:formula="of:=[.H357]/2+128" office:value-type="float" office:value="108.008931400061">
            <text:p>108</text:p>
          </table:table-cell>
          <table:table-cell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[.$A$3]*SIN(RADIANS([.B358]))" office:value-type="float" office:value="-22.2247144006529">
            <text:p>-22.2247</text:p>
          </table:table-cell>
          <table:table-cell table:formula="of:=[.$A$3]*SIN(RADIANS([.B358]-120))" office:value-type="float" office:value="-208.883771293693">
            <text:p>-208.8838</text:p>
          </table:table-cell>
          <table:table-cell table:formula="of:=[.$A$3]*SIN(RADIANS([.B358]+120))" office:value-type="float" office:value="231.108485694346">
            <text:p>231.1085</text:p>
          </table:table-cell>
          <table:table-cell/>
          <table:table-cell table:formula="of:=(MIN([.C358];[.D358];[.E358])+MAX([.C358];[.D358];[.E358]))/2" office:value-type="float" office:value="11.1123572003265">
            <text:p>11.1124</text:p>
          </table:table-cell>
          <table:table-cell table:formula="of:=[.C358]-[.G358]" office:value-type="float" office:value="-33.3370716009794">
            <text:p>-33.3371</text:p>
          </table:table-cell>
          <table:table-cell table:formula="of:=[.D358]-[.G358]" office:value-type="float" office:value="-219.996128494019">
            <text:p>-219.9961</text:p>
          </table:table-cell>
          <table:table-cell table:formula="of:=[.E358]-[.G358]" office:value-type="float" office:value="219.996128494019">
            <text:p>219.9961</text:p>
          </table:table-cell>
          <table:table-cell/>
          <table:table-cell table:formula="of:=[.C358]/2+127" office:value-type="float" office:value="115.887642799674">
            <text:p>116</text:p>
          </table:table-cell>
          <table:table-cell table:formula="of:=[.H358]/2+128" office:value-type="float" office:value="111.33146419951">
            <text:p>111</text:p>
          </table:table-cell>
          <table:table-cell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[.$A$3]*SIN(RADIANS([.B359]))" office:value-type="float" office:value="-17.787900804752">
            <text:p>-17.7879</text:p>
          </table:table-cell>
          <table:table-cell table:formula="of:=[.$A$3]*SIN(RADIANS([.B359]-120))" office:value-type="float" office:value="-211.404581001536">
            <text:p>-211.4046</text:p>
          </table:table-cell>
          <table:table-cell table:formula="of:=[.$A$3]*SIN(RADIANS([.B359]+120))" office:value-type="float" office:value="229.192481806288">
            <text:p>229.1925</text:p>
          </table:table-cell>
          <table:table-cell/>
          <table:table-cell table:formula="of:=(MIN([.C359];[.D359];[.E359])+MAX([.C359];[.D359];[.E359]))/2" office:value-type="float" office:value="8.89395040237596">
            <text:p>8.8940</text:p>
          </table:table-cell>
          <table:table-cell table:formula="of:=[.C359]-[.G359]" office:value-type="float" office:value="-26.681851207128">
            <text:p>-26.6819</text:p>
          </table:table-cell>
          <table:table-cell table:formula="of:=[.D359]-[.G359]" office:value-type="float" office:value="-220.298531403912">
            <text:p>-220.2985</text:p>
          </table:table-cell>
          <table:table-cell table:formula="of:=[.E359]-[.G359]" office:value-type="float" office:value="220.298531403912">
            <text:p>220.2985</text:p>
          </table:table-cell>
          <table:table-cell/>
          <table:table-cell table:formula="of:=[.C359]/2+127" office:value-type="float" office:value="118.106049597624">
            <text:p>118</text:p>
          </table:table-cell>
          <table:table-cell table:formula="of:=[.H359]/2+128" office:value-type="float" office:value="114.659074396436">
            <text:p>115</text:p>
          </table:table-cell>
          <table:table-cell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[.$A$3]*SIN(RADIANS([.B360]))" office:value-type="float" office:value="-13.3456688419508">
            <text:p>-13.3457</text:p>
          </table:table-cell>
          <table:table-cell table:formula="of:=[.$A$3]*SIN(RADIANS([.B360]-120))" office:value-type="float" office:value="-213.860994826083">
            <text:p>-213.8610</text:p>
          </table:table-cell>
          <table:table-cell table:formula="of:=[.$A$3]*SIN(RADIANS([.B360]+120))" office:value-type="float" office:value="227.206663668034">
            <text:p>227.2067</text:p>
          </table:table-cell>
          <table:table-cell/>
          <table:table-cell table:formula="of:=(MIN([.C360];[.D360];[.E360])+MAX([.C360];[.D360];[.E360]))/2" office:value-type="float" office:value="6.67283442097531">
            <text:p>6.6728</text:p>
          </table:table-cell>
          <table:table-cell table:formula="of:=[.C360]-[.G360]" office:value-type="float" office:value="-20.0185032629261">
            <text:p>-20.0185</text:p>
          </table:table-cell>
          <table:table-cell table:formula="of:=[.D360]-[.G360]" office:value-type="float" office:value="-220.533829247058">
            <text:p>-220.5338</text:p>
          </table:table-cell>
          <table:table-cell table:formula="of:=[.E360]-[.G360]" office:value-type="float" office:value="220.533829247058">
            <text:p>220.5338</text:p>
          </table:table-cell>
          <table:table-cell/>
          <table:table-cell table:formula="of:=[.C360]/2+127" office:value-type="float" office:value="120.327165579025">
            <text:p>120</text:p>
          </table:table-cell>
          <table:table-cell table:formula="of:=[.H360]/2+128" office:value-type="float" office:value="117.990748368537">
            <text:p>118</text:p>
          </table:table-cell>
          <table:table-cell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[.$A$3]*SIN(RADIANS([.B361]))" office:value-type="float" office:value="-8.89937165913771">
            <text:p>-8.8994</text:p>
          </table:table-cell>
          <table:table-cell table:formula="of:=[.$A$3]*SIN(RADIANS([.B361]-120))" office:value-type="float" office:value="-216.252264519889">
            <text:p>-216.2523</text:p>
          </table:table-cell>
          <table:table-cell table:formula="of:=[.$A$3]*SIN(RADIANS([.B361]+120))" office:value-type="float" office:value="225.151636179026">
            <text:p>225.1516</text:p>
          </table:table-cell>
          <table:table-cell/>
          <table:table-cell table:formula="of:=(MIN([.C361];[.D361];[.E361])+MAX([.C361];[.D361];[.E361]))/2" office:value-type="float" office:value="4.44968582956891">
            <text:p>4.4497</text:p>
          </table:table-cell>
          <table:table-cell table:formula="of:=[.C361]-[.G361]" office:value-type="float" office:value="-13.3490574887066">
            <text:p>-13.3491</text:p>
          </table:table-cell>
          <table:table-cell table:formula="of:=[.D361]-[.G361]" office:value-type="float" office:value="-220.701950349458">
            <text:p>-220.7020</text:p>
          </table:table-cell>
          <table:table-cell table:formula="of:=[.E361]-[.G361]" office:value-type="float" office:value="220.701950349458">
            <text:p>220.7020</text:p>
          </table:table-cell>
          <table:table-cell/>
          <table:table-cell table:formula="of:=[.C361]/2+127" office:value-type="float" office:value="122.550314170431">
            <text:p>123</text:p>
          </table:table-cell>
          <table:table-cell table:formula="of:=[.H361]/2+128" office:value-type="float" office:value="121.325471255647">
            <text:p>121</text:p>
          </table:table-cell>
          <table:table-cell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[.$A$3]*SIN(RADIANS([.B362]))" office:value-type="float" office:value="-4.45036364150731">
            <text:p>-4.4504</text:p>
          </table:table-cell>
          <table:table-cell table:formula="of:=[.$A$3]*SIN(RADIANS([.B362]-120))" office:value-type="float" office:value="-218.577661679039">
            <text:p>-218.5777</text:p>
          </table:table-cell>
          <table:table-cell table:formula="of:=[.$A$3]*SIN(RADIANS([.B362]+120))" office:value-type="float" office:value="223.028025320546">
            <text:p>223.0280</text:p>
          </table:table-cell>
          <table:table-cell/>
          <table:table-cell table:formula="of:=(MIN([.C362];[.D362];[.E362])+MAX([.C362];[.D362];[.E362]))/2" office:value-type="float" office:value="2.22518182075366">
            <text:p>2.2252</text:p>
          </table:table-cell>
          <table:table-cell table:formula="of:=[.C362]-[.G362]" office:value-type="float" office:value="-6.67554546226097">
            <text:p>-6.6755</text:p>
          </table:table-cell>
          <table:table-cell table:formula="of:=[.D362]-[.G362]" office:value-type="float" office:value="-220.802843499792">
            <text:p>-220.8028</text:p>
          </table:table-cell>
          <table:table-cell table:formula="of:=[.E362]-[.G362]" office:value-type="float" office:value="220.802843499792">
            <text:p>220.8028</text:p>
          </table:table-cell>
          <table:table-cell/>
          <table:table-cell table:formula="of:=[.C362]/2+127" office:value-type="float" office:value="124.774818179246">
            <text:p>125</text:p>
          </table:table-cell>
          <table:table-cell table:formula="of:=[.H362]/2+128" office:value-type="float" office:value="124.66222726887">
            <text:p>125</text:p>
          </table:table-cell>
          <table:table-cell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$A$3]*SIN(RADIANS([.B363]))" office:value-type="float" office:value="-0.000000000000062456986756515">
            <text:p>0.0000</text:p>
          </table:table-cell>
          <table:table-cell table:formula="of:=[.$A$3]*SIN(RADIANS([.B363]-120))" office:value-type="float" office:value="-220.836477965032">
            <text:p>-220.8365</text:p>
          </table:table-cell>
          <table:table-cell table:formula="of:=[.$A$3]*SIN(RADIANS([.B363]+120))" office:value-type="float" office:value="220.836477965032">
            <text:p>220.8365</text:p>
          </table:table-cell>
          <table:table-cell/>
          <table:table-cell table:formula="of:=(MIN([.C363];[.D363];[.E363])+MAX([.C363];[.D363];[.E363]))/2" office:value-type="float" office:value="0">
            <text:p>0.0000</text:p>
          </table:table-cell>
          <table:table-cell table:formula="of:=[.C363]-[.G363]" office:value-type="float" office:value="-0.000000000000062456986756515">
            <text:p>0.0000</text:p>
          </table:table-cell>
          <table:table-cell table:formula="of:=[.D363]-[.G363]" office:value-type="float" office:value="-220.836477965032">
            <text:p>-220.8365</text:p>
          </table:table-cell>
          <table:table-cell table:formula="of:=[.E363]-[.G363]" office:value-type="float" office:value="220.836477965032">
            <text:p>220.8365</text:p>
          </table:table-cell>
          <table:table-cell/>
          <table:table-cell table:formula="of:=[.C363]/2+127" office:value-type="float" office:value="127">
            <text:p>127</text:p>
          </table:table-cell>
          <table:table-cell table:formula="of:=[.H363]/2+128" office:value-type="float" office:value="128">
            <text:p>12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00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5-04-19T00:21:26.95</dc:date>
    <meta:editing-duration>PT12H54M36S</meta:editing-duration>
    <meta:editing-cycles>7</meta:editing-cycles>
    <meta:generator>OpenOffice/4.0.0$Win32 OpenOffice.org_project/400m3$Build-9702</meta:generator>
    <meta:document-statistic meta:table-count="1" meta:cell-count="36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04cm" svg:height="15.728cm" xlink:href=".." xlink:type="simple" chart:class="chart:scatter" chart:style-name="ch1">
        <chart:legend chart:legend-position="end" svg:x="23.731cm" svg:y="6.766cm" style:legend-expansion="high" chart:style-name="ch2"/>
        <chart:plot-area chart:style-name="ch3" table:cell-range-address="Sheet1.B1:Sheet1.B363 Sheet1.G2:Sheet1.G363 Sheet1.C2:Sheet1.C363 Sheet1.D1:Sheet1.E363" chart:data-source-has-labels="row" svg:x="0.98cm" svg:y="1.391cm" svg:width="21.691cm" svg:height="13.603cm">
          <chartooo:coordinate-region svg:x="1.892cm" svg:y="1.603cm" svg:width="20.499cm" svg:height="13.1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363" chart:label-cell-address="Sheet1.C2:Sheet1.C2" chart:class="chart:scatter">
            <chart:domain table:cell-range-address="Sheet1.B3:Sheet1.B363 Sheet1.G2:Sheet1.G363"/>
            <chart:data-point chart:repeated="723"/>
          </chart:series>
          <chart:series chart:style-name="ch8" chart:values-cell-range-address="Sheet1.D3:Sheet1.D363" chart:label-cell-address="Sheet1.D1:Sheet1.D2" chart:class="chart:scatter">
            <chart:data-point chart:repeated="723"/>
          </chart:series>
          <chart:series chart:style-name="ch9" chart:values-cell-range-address="Sheet1.E3:Sheet1.E363" chart:label-cell-address="Sheet1.E1:Sheet1.E2" chart:class="chart:scatter">
            <chart:data-point chart:repeated="723"/>
          </chart:series>
          <chart:series chart:style-name="ch10" chart:values-cell-range-address="Sheet1.G3:Sheet1.G363" chart:label-cell-address="Sheet1.G2:Sheet1.G2" chart:class="chart:scatter">
            <chart:data-point chart:repeated="3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G</text:p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text:list>
                  <text:list-item>
                    <text:p/>
                  </text:list-item>
                  <text:list-item>
                    <text:p>Phase B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Phase C</text:p>
                <text:list>
                  <text:list-item>
                    <text:p/>
                  </text:list-item>
                  <text:list-item>
                    <text:p>Phase C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Voff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63 Sheet1.G2:Sheet1.G363</svg:desc>
                </draw:g>
              </table:table-cell>
              <table:table-cell office:value-type="float" office:value="0">
                <text:p>0</text:p>
                <draw:g>
                  <svg:desc>Sheet1.C3:Sheet1.C363</svg:desc>
                </draw:g>
              </table:table-cell>
              <table:table-cell office:value-type="float" office:value="-220.836477965032">
                <text:p>-220.836477965032</text:p>
                <draw:g>
                  <svg:desc>Sheet1.D3:Sheet1.D363</svg:desc>
                </draw:g>
              </table:table-cell>
              <table:table-cell office:value-type="float" office:value="220.836477965032">
                <text:p>220.836477965032</text:p>
                <draw:g>
                  <svg:desc>Sheet1.E3:Sheet1.E363</svg:desc>
                </draw:g>
              </table:table-cell>
              <table:table-cell office:value-type="float" office:value="0">
                <text:p>0</text:p>
                <draw:g>
                  <svg:desc>Sheet1.G3:Sheet1.G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503636415073">
                <text:p>4.4503636415073</text:p>
              </table:table-cell>
              <table:table-cell office:value-type="float" office:value="-223.028025320546">
                <text:p>-223.028025320546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-2.22518182075365">
                <text:p>-2.22518182075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89937165913775">
                <text:p>8.89937165913775</text:p>
              </table:table-cell>
              <table:table-cell office:value-type="float" office:value="-225.151636179026">
                <text:p>-225.151636179026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-4.44968582956885">
                <text:p>-4.44968582956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-227.206663668034">
                <text:p>-227.206663668034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-6.67283442097536">
                <text:p>-6.6728344209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787900804752">
                <text:p>17.787900804752</text:p>
              </table:table-cell>
              <table:table-cell office:value-type="float" office:value="-229.192481806288">
                <text:p>-229.192481806288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-8.89395040237596">
                <text:p>-8.89395040237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.2247144006528">
                <text:p>22.2247144006528</text:p>
              </table:table-cell>
              <table:table-cell office:value-type="float" office:value="-231.108485694346">
                <text:p>-231.108485694346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-11.1123572003264">
                <text:p>-11.11235720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6.6547581332516">
                <text:p>26.6547581332516</text:p>
              </table:table-cell>
              <table:table-cell office:value-type="float" office:value="-232.954091698863">
                <text:p>-232.954091698863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-13.3273790666258">
                <text:p>-13.3273790666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-234.728737630372">
                <text:p>-234.728737630372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-15.5383412841563">
                <text:p>-15.538341284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-236.431882914531">
                <text:p>-236.431882914531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-17.7445703724083">
                <text:p>-17.7445703724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9.8907885852589">
                <text:p>39.8907885852589</text:p>
              </table:table-cell>
              <table:table-cell office:value-type="float" office:value="-238.063008756786">
                <text:p>-238.063008756786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-19.9453942926294">
                <text:p>-19.9453942926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4.2802853050672">
                <text:p>44.2802853050672</text:p>
              </table:table-cell>
              <table:table-cell office:value-type="float" office:value="-239.621618300407">
                <text:p>-239.621618300407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-22.1401426525336">
                <text:p>-22.1401426525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.6562938210189">
                <text:p>48.6562938210189</text:p>
              </table:table-cell>
              <table:table-cell office:value-type="float" office:value="-241.107236777826">
                <text:p>-241.107236777826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-24.3281469105094">
                <text:p>-24.3281469105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-242.519411655264">
                <text:p>-242.519411655264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-26.5087405792643">
                <text:p>-26.5087405792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7.3625188576856">
                <text:p>57.3625188576856</text:p>
              </table:table-cell>
              <table:table-cell office:value-type="float" office:value="-243.857712770574">
                <text:p>-243.857712770574</text:p>
              </table:table-cell>
              <table:table-cell office:value-type="float" office:value="186.495193912888">
                <text:p>186.495193912888</text:p>
              </table:table-cell>
              <table:table-cell office:value-type="float" office:value="-28.6812594288428">
                <text:p>-28.6812594288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1.6900833779153">
                <text:p>61.6900833779153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30.8450416889576">
                <text:p>-30.8450416889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5.9988565011428">
                <text:p>65.9988565011428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-32.9994282505714">
                <text:p>-32.999428250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-35.1437628666674">
                <text:p>-35.1437628666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4.5547847042979">
                <text:p>74.5547847042979</text:p>
              </table:table-cell>
              <table:table-cell office:value-type="float" office:value="-248.464366520235">
                <text:p>-248.464366520235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-37.2773923521489">
                <text:p>-37.2773923521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8.7993335656116">
                <text:p>78.7993335656116</text:p>
              </table:table-cell>
              <table:table-cell office:value-type="float" office:value="-249.42763818712">
                <text:p>-249.42763818712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-39.3996667828058">
                <text:p>-39.3996667828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3.019879386575">
                <text:p>83.019879386575</text:p>
              </table:table-cell>
              <table:table-cell office:value-type="float" office:value="-250.314931779154">
                <text:p>-250.314931779154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-41.5099396932875">
                <text:p>-41.5099396932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7.2151365480455">
                <text:p>87.2151365480455</text:p>
              </table:table-cell>
              <table:table-cell office:value-type="float" office:value="-251.125977018113">
                <text:p>-251.125977018113</text:p>
              </table:table-cell>
              <table:table-cell office:value-type="float" office:value="163.910840470068">
                <text:p>163.910840470068</text:p>
              </table:table-cell>
              <table:table-cell office:value-type="float" office:value="-43.6075682740227">
                <text:p>-43.6075682740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-251.86052685176">
                <text:p>-251.86052685176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-45.6919135670258">
                <text:p>-45.6919135670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-252.5183575291">
                <text:p>-252.5183575291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-47.7623406605288">
                <text:p>-47.7623406605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.6364377647648">
                <text:p>99.6364377647648</text:p>
              </table:table-cell>
              <table:table-cell office:value-type="float" office:value="-253.099268668537">
                <text:p>-253.099268668537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-49.8182188823824">
                <text:p>-49.8182188823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-253.60308331891">
                <text:p>-253.60308331891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-51.8589219921645">
                <text:p>-51.8589219921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-254.029648013395">
                <text:p>-254.029648013395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-53.8838283719392">
                <text:p>-53.8838283719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-254.378832816255">
                <text:p>-254.378832816255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-55.8923212156074">
                <text:p>-55.8923212156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-254.650531362416">
                <text:p>-254.650531362416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-57.8837887167922">
                <text:p>-57.8837887167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-254.844660889869">
                <text:p>-254.844660889869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-59.8576242552011">
                <text:p>-59.8576242552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-61.813226581408">
                <text:p>-61.813226581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7.5">
                <text:p>127.5</text:p>
              </table:table-cell>
              <table:table-cell office:value-type="float" office:value="-255">
                <text:p>-255</text:p>
              </table:table-cell>
              <table:table-cell office:value-type="float" office:value="127.5">
                <text:p>127.5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-61.813226581408">
                <text:p>-61.813226581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-254.844660889869">
                <text:p>-254.844660889869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-59.8576242552011">
                <text:p>-59.8576242552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-254.650531362416">
                <text:p>-254.650531362416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-57.8837887167922">
                <text:p>-57.8837887167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-254.378832816255">
                <text:p>-254.378832816255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-55.8923212156074">
                <text:p>-55.8923212156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-254.029648013395">
                <text:p>-254.029648013395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-53.8838283719392">
                <text:p>-53.8838283719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-253.60308331891">
                <text:p>-253.60308331891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-51.8589219921645">
                <text:p>-51.8589219921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-253.099268668537">
                <text:p>-253.099268668537</text:p>
              </table:table-cell>
              <table:table-cell office:value-type="float" office:value="99.6364377647648">
                <text:p>99.6364377647648</text:p>
              </table:table-cell>
              <table:table-cell office:value-type="float" office:value="-49.8182188823824">
                <text:p>-49.8182188823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-252.5183575291">
                <text:p>-252.5183575291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-47.7623406605288">
                <text:p>-47.7623406605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-251.86052685176">
                <text:p>-251.86052685176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-45.6919135670258">
                <text:p>-45.6919135670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63.910840470068">
                <text:p>163.910840470068</text:p>
              </table:table-cell>
              <table:table-cell office:value-type="float" office:value="-251.125977018113">
                <text:p>-251.125977018113</text:p>
              </table:table-cell>
              <table:table-cell office:value-type="float" office:value="87.2151365480456">
                <text:p>87.2151365480456</text:p>
              </table:table-cell>
              <table:table-cell office:value-type="float" office:value="-43.6075682740228">
                <text:p>-43.6075682740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-250.314931779154">
                <text:p>-250.314931779154</text:p>
              </table:table-cell>
              <table:table-cell office:value-type="float" office:value="83.0198793865749">
                <text:p>83.0198793865749</text:p>
              </table:table-cell>
              <table:table-cell office:value-type="float" office:value="-41.5099396932875">
                <text:p>-41.5099396932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-249.42763818712">
                <text:p>-249.42763818712</text:p>
              </table:table-cell>
              <table:table-cell office:value-type="float" office:value="78.7993335656116">
                <text:p>78.7993335656116</text:p>
              </table:table-cell>
              <table:table-cell office:value-type="float" office:value="-39.3996667828058">
                <text:p>-39.39966678280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-248.464366520235">
                <text:p>-248.464366520235</text:p>
              </table:table-cell>
              <table:table-cell office:value-type="float" office:value="74.5547847042978">
                <text:p>74.5547847042978</text:p>
              </table:table-cell>
              <table:table-cell office:value-type="float" office:value="-37.2773923521489">
                <text:p>-37.2773923521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-247.425410200379">
                <text:p>-247.425410200379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35.1437628666674">
                <text:p>-35.14376286666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65.9988565011429">
                <text:p>65.9988565011429</text:p>
              </table:table-cell>
              <table:table-cell office:value-type="float" office:value="-32.9994282505714">
                <text:p>-32.999428250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  <table:table-cell office:value-type="float" office:value="-30.8450416889576">
                <text:p>-30.8450416889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86.495193912888">
                <text:p>186.495193912888</text:p>
              </table:table-cell>
              <table:table-cell office:value-type="float" office:value="-243.857712770574">
                <text:p>-243.857712770574</text:p>
              </table:table-cell>
              <table:table-cell office:value-type="float" office:value="57.3625188576856">
                <text:p>57.3625188576856</text:p>
              </table:table-cell>
              <table:table-cell office:value-type="float" office:value="-28.6812594288428">
                <text:p>-28.6812594288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-242.519411655264">
                <text:p>-242.519411655264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-26.5087405792643">
                <text:p>-26.50874057926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-241.107236777826">
                <text:p>-241.107236777826</text:p>
              </table:table-cell>
              <table:table-cell office:value-type="float" office:value="48.656293821019">
                <text:p>48.656293821019</text:p>
              </table:table-cell>
              <table:table-cell office:value-type="float" office:value="-24.3281469105094">
                <text:p>-24.3281469105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-239.621618300407">
                <text:p>-239.621618300407</text:p>
              </table:table-cell>
              <table:table-cell office:value-type="float" office:value="44.2802853050672">
                <text:p>44.2802853050672</text:p>
              </table:table-cell>
              <table:table-cell office:value-type="float" office:value="-22.1401426525336">
                <text:p>-22.1401426525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-238.063008756786">
                <text:p>-238.063008756786</text:p>
              </table:table-cell>
              <table:table-cell office:value-type="float" office:value="39.8907885852589">
                <text:p>39.8907885852589</text:p>
              </table:table-cell>
              <table:table-cell office:value-type="float" office:value="-19.9453942926294">
                <text:p>-19.9453942926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-236.431882914531">
                <text:p>-236.431882914531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-17.7445703724083">
                <text:p>-17.7445703724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-234.728737630372">
                <text:p>-234.728737630372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-15.5383412841563">
                <text:p>-15.5383412841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-232.954091698863">
                <text:p>-232.954091698863</text:p>
              </table:table-cell>
              <table:table-cell office:value-type="float" office:value="26.6547581332517">
                <text:p>26.6547581332517</text:p>
              </table:table-cell>
              <table:table-cell office:value-type="float" office:value="-13.3273790666258">
                <text:p>-13.3273790666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-231.108485694346">
                <text:p>-231.108485694346</text:p>
              </table:table-cell>
              <table:table-cell office:value-type="float" office:value="22.2247144006528">
                <text:p>22.2247144006528</text:p>
              </table:table-cell>
              <table:table-cell office:value-type="float" office:value="-11.1123572003264">
                <text:p>-11.11235720032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-229.192481806288">
                <text:p>-229.192481806288</text:p>
              </table:table-cell>
              <table:table-cell office:value-type="float" office:value="17.787900804752">
                <text:p>17.787900804752</text:p>
              </table:table-cell>
              <table:table-cell office:value-type="float" office:value="-8.89395040237598">
                <text:p>-8.89395040237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-227.206663668034">
                <text:p>-227.206663668034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-6.67283442097533">
                <text:p>-6.672834420975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-225.151636179026">
                <text:p>-225.151636179026</text:p>
              </table:table-cell>
              <table:table-cell office:value-type="float" office:value="8.89937165913779">
                <text:p>8.89937165913779</text:p>
              </table:table-cell>
              <table:table-cell office:value-type="float" office:value="-4.44968582956886">
                <text:p>-4.44968582956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-223.028025320546">
                <text:p>-223.028025320546</text:p>
              </table:table-cell>
              <table:table-cell office:value-type="float" office:value="4.45036364150728">
                <text:p>4.45036364150728</text:p>
              </table:table-cell>
              <table:table-cell office:value-type="float" office:value="-2.22518182075363">
                <text:p>-2.225181820753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.22518182075363">
                <text:p>2.22518182075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-216.252264519889">
                <text:p>-216.252264519889</text:p>
              </table:table-cell>
              <table:table-cell office:value-type="float" office:value="-8.89937165913773">
                <text:p>-8.89937165913773</text:p>
              </table:table-cell>
              <table:table-cell office:value-type="float" office:value="4.44968582956886">
                <text:p>4.44968582956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-213.860994826083">
                <text:p>-213.860994826083</text:p>
              </table:table-cell>
              <table:table-cell office:value-type="float" office:value="-13.3456688419506">
                <text:p>-13.3456688419506</text:p>
              </table:table-cell>
              <table:table-cell office:value-type="float" office:value="6.67283442097533">
                <text:p>6.672834420975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-211.404581001536">
                <text:p>-211.404581001536</text:p>
              </table:table-cell>
              <table:table-cell office:value-type="float" office:value="-17.7879008047519">
                <text:p>-17.7879008047519</text:p>
              </table:table-cell>
              <table:table-cell office:value-type="float" office:value="8.89395040237598">
                <text:p>8.893950402375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-208.883771293693">
                <text:p>-208.883771293693</text:p>
              </table:table-cell>
              <table:table-cell office:value-type="float" office:value="-22.2247144006528">
                <text:p>-22.2247144006528</text:p>
              </table:table-cell>
              <table:table-cell office:value-type="float" office:value="11.1123572003264">
                <text:p>11.11235720032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-206.299333565612">
                <text:p>-206.299333565612</text:p>
              </table:table-cell>
              <table:table-cell office:value-type="float" office:value="-26.6547581332516">
                <text:p>-26.6547581332516</text:p>
              </table:table-cell>
              <table:table-cell office:value-type="float" office:value="13.3273790666258">
                <text:p>13.32737906662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-203.65205506206">
                <text:p>-203.65205506206</text:p>
              </table:table-cell>
              <table:table-cell office:value-type="float" office:value="-31.0766825683126">
                <text:p>-31.0766825683126</text:p>
              </table:table-cell>
              <table:table-cell office:value-type="float" office:value="15.5383412841563">
                <text:p>15.5383412841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-200.942742169714">
                <text:p>-200.942742169714</text:p>
              </table:table-cell>
              <table:table-cell office:value-type="float" office:value="-35.4891407448167">
                <text:p>-35.4891407448167</text:p>
              </table:table-cell>
              <table:table-cell office:value-type="float" office:value="17.7445703724083">
                <text:p>17.74457037240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-198.172220171528">
                <text:p>-198.172220171528</text:p>
              </table:table-cell>
              <table:table-cell office:value-type="float" office:value="-39.8907885852588">
                <text:p>-39.8907885852588</text:p>
              </table:table-cell>
              <table:table-cell office:value-type="float" office:value="19.9453942926294">
                <text:p>19.9453942926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39.621618300407">
                <text:p>239.621618300407</text:p>
              </table:table-cell>
              <table:table-cell office:value-type="float" office:value="-195.341332995339">
                <text:p>-195.341332995339</text:p>
              </table:table-cell>
              <table:table-cell office:value-type="float" office:value="-44.2802853050673">
                <text:p>-44.2802853050673</text:p>
              </table:table-cell>
              <table:table-cell office:value-type="float" office:value="22.1401426525336">
                <text:p>22.1401426525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1.107236777826">
                <text:p>241.107236777826</text:p>
              </table:table-cell>
              <table:table-cell office:value-type="float" office:value="-192.450942956807">
                <text:p>-192.450942956807</text:p>
              </table:table-cell>
              <table:table-cell office:value-type="float" office:value="-48.6562938210189">
                <text:p>-48.6562938210189</text:p>
              </table:table-cell>
              <table:table-cell office:value-type="float" office:value="24.3281469105094">
                <text:p>24.32814691050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42.519411655264">
                <text:p>242.519411655264</text:p>
              </table:table-cell>
              <table:table-cell office:value-type="float" office:value="-189.501930496736">
                <text:p>-189.501930496736</text:p>
              </table:table-cell>
              <table:table-cell office:value-type="float" office:value="-53.0174811585287">
                <text:p>-53.0174811585287</text:p>
              </table:table-cell>
              <table:table-cell office:value-type="float" office:value="26.5087405792643">
                <text:p>26.5087405792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43.857712770574">
                <text:p>243.857712770574</text:p>
              </table:table-cell>
              <table:table-cell office:value-type="float" office:value="-186.495193912888">
                <text:p>-186.495193912888</text:p>
              </table:table-cell>
              <table:table-cell office:value-type="float" office:value="-57.3625188576856">
                <text:p>-57.3625188576856</text:p>
              </table:table-cell>
              <table:table-cell office:value-type="float" office:value="28.6812594288428">
                <text:p>28.68125942884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-61.6900833779152">
                <text:p>-61.6900833779152</text:p>
              </table:table-cell>
              <table:table-cell office:value-type="float" office:value="30.8450416889576">
                <text:p>30.8450416889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32.9994282505714">
                <text:p>32.99942825057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47.425410200379">
                <text:p>247.425410200379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35.1437628666674">
                <text:p>35.1437628666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8.464366520235">
                <text:p>248.464366520235</text:p>
              </table:table-cell>
              <table:table-cell office:value-type="float" office:value="-173.909581815937">
                <text:p>-173.909581815937</text:p>
              </table:table-cell>
              <table:table-cell office:value-type="float" office:value="-74.5547847042979">
                <text:p>-74.5547847042979</text:p>
              </table:table-cell>
              <table:table-cell office:value-type="float" office:value="37.2773923521489">
                <text:p>37.2773923521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49.42763818712">
                <text:p>249.42763818712</text:p>
              </table:table-cell>
              <table:table-cell office:value-type="float" office:value="-170.628304621509">
                <text:p>-170.628304621509</text:p>
              </table:table-cell>
              <table:table-cell office:value-type="float" office:value="-78.7993335656116">
                <text:p>-78.7993335656116</text:p>
              </table:table-cell>
              <table:table-cell office:value-type="float" office:value="39.3996667828058">
                <text:p>39.39966678280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0.314931779154">
                <text:p>250.314931779154</text:p>
              </table:table-cell>
              <table:table-cell office:value-type="float" office:value="-167.295052392579">
                <text:p>-167.295052392579</text:p>
              </table:table-cell>
              <table:table-cell office:value-type="float" office:value="-83.019879386575">
                <text:p>-83.019879386575</text:p>
              </table:table-cell>
              <table:table-cell office:value-type="float" office:value="41.5099396932875">
                <text:p>41.5099396932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1.125977018113">
                <text:p>251.125977018113</text:p>
              </table:table-cell>
              <table:table-cell office:value-type="float" office:value="-163.910840470068">
                <text:p>-163.910840470068</text:p>
              </table:table-cell>
              <table:table-cell office:value-type="float" office:value="-87.2151365480455">
                <text:p>-87.2151365480455</text:p>
              </table:table-cell>
              <table:table-cell office:value-type="float" office:value="43.6075682740228">
                <text:p>43.6075682740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1.86052685176">
                <text:p>251.86052685176</text:p>
              </table:table-cell>
              <table:table-cell office:value-type="float" office:value="-160.476699717709">
                <text:p>-160.476699717709</text:p>
              </table:table-cell>
              <table:table-cell office:value-type="float" office:value="-91.3838271340516">
                <text:p>-91.3838271340516</text:p>
              </table:table-cell>
              <table:table-cell office:value-type="float" office:value="45.6919135670258">
                <text:p>45.6919135670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2.5183575291">
                <text:p>252.5183575291</text:p>
              </table:table-cell>
              <table:table-cell office:value-type="float" office:value="-156.993676208043">
                <text:p>-156.993676208043</text:p>
              </table:table-cell>
              <table:table-cell office:value-type="float" office:value="-95.5246813210576">
                <text:p>-95.5246813210576</text:p>
              </table:table-cell>
              <table:table-cell office:value-type="float" office:value="47.7623406605288">
                <text:p>47.7623406605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53.099268668537">
                <text:p>253.099268668537</text:p>
              </table:table-cell>
              <table:table-cell office:value-type="float" office:value="-153.462830903772">
                <text:p>-153.462830903772</text:p>
              </table:table-cell>
              <table:table-cell office:value-type="float" office:value="-99.6364377647648">
                <text:p>-99.6364377647648</text:p>
              </table:table-cell>
              <table:table-cell office:value-type="float" office:value="49.8182188823824">
                <text:p>49.8182188823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53.60308331891">
                <text:p>253.60308331891</text:p>
              </table:table-cell>
              <table:table-cell office:value-type="float" office:value="-149.885239334581">
                <text:p>-149.885239334581</text:p>
              </table:table-cell>
              <table:table-cell office:value-type="float" office:value="-103.717843984329">
                <text:p>-103.717843984329</text:p>
              </table:table-cell>
              <table:table-cell office:value-type="float" office:value="51.8589219921645">
                <text:p>51.85892199216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4.029648013395">
                <text:p>254.029648013395</text:p>
              </table:table-cell>
              <table:table-cell office:value-type="float" office:value="-146.261991269517">
                <text:p>-146.261991269517</text:p>
              </table:table-cell>
              <table:table-cell office:value-type="float" office:value="-107.767656743878">
                <text:p>-107.767656743878</text:p>
              </table:table-cell>
              <table:table-cell office:value-type="float" office:value="53.8838283719392">
                <text:p>53.88382837193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4.378832816255">
                <text:p>254.378832816255</text:p>
              </table:table-cell>
              <table:table-cell office:value-type="float" office:value="-142.59419038504">
                <text:p>-142.59419038504</text:p>
              </table:table-cell>
              <table:table-cell office:value-type="float" office:value="-111.784642431215">
                <text:p>-111.784642431215</text:p>
              </table:table-cell>
              <table:table-cell office:value-type="float" office:value="55.8923212156074">
                <text:p>55.8923212156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-138.882953928832">
                <text:p>-138.882953928832</text:p>
              </table:table-cell>
              <table:table-cell office:value-type="float" office:value="-115.767577433584">
                <text:p>-115.767577433584</text:p>
              </table:table-cell>
              <table:table-cell office:value-type="float" office:value="57.8837887167922">
                <text:p>57.88378871679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4.844660889869">
                <text:p>254.844660889869</text:p>
              </table:table-cell>
              <table:table-cell office:value-type="float" office:value="-135.129412379467">
                <text:p>-135.129412379467</text:p>
              </table:table-cell>
              <table:table-cell office:value-type="float" office:value="-119.715248510402">
                <text:p>-119.715248510402</text:p>
              </table:table-cell>
              <table:table-cell office:value-type="float" office:value="59.8576242552011">
                <text:p>59.8576242552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31.334709102064">
                <text:p>-131.334709102064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61.813226581408">
                <text:p>61.8132265814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-127.5">
                <text:p>-127.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  <table:table-cell office:value-type="float" office:value="61.813226581408">
                <text:p>61.8132265814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4.844660889869">
                <text:p>254.844660889869</text:p>
              </table:table-cell>
              <table:table-cell office:value-type="float" office:value="-119.715248510402">
                <text:p>-119.715248510402</text:p>
              </table:table-cell>
              <table:table-cell office:value-type="float" office:value="-135.129412379467">
                <text:p>-135.129412379467</text:p>
              </table:table-cell>
              <table:table-cell office:value-type="float" office:value="59.8576242552011">
                <text:p>59.85762425520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-115.767577433584">
                <text:p>-115.767577433584</text:p>
              </table:table-cell>
              <table:table-cell office:value-type="float" office:value="-138.882953928832">
                <text:p>-138.882953928832</text:p>
              </table:table-cell>
              <table:table-cell office:value-type="float" office:value="57.8837887167922">
                <text:p>57.8837887167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4.378832816255">
                <text:p>254.378832816255</text:p>
              </table:table-cell>
              <table:table-cell office:value-type="float" office:value="-111.784642431215">
                <text:p>-111.784642431215</text:p>
              </table:table-cell>
              <table:table-cell office:value-type="float" office:value="-142.59419038504">
                <text:p>-142.59419038504</text:p>
              </table:table-cell>
              <table:table-cell office:value-type="float" office:value="55.8923212156074">
                <text:p>55.89232121560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4.029648013395">
                <text:p>254.029648013395</text:p>
              </table:table-cell>
              <table:table-cell office:value-type="float" office:value="-107.767656743878">
                <text:p>-107.767656743878</text:p>
              </table:table-cell>
              <table:table-cell office:value-type="float" office:value="-146.261991269517">
                <text:p>-146.261991269517</text:p>
              </table:table-cell>
              <table:table-cell office:value-type="float" office:value="53.8838283719392">
                <text:p>53.8838283719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53.60308331891">
                <text:p>253.60308331891</text:p>
              </table:table-cell>
              <table:table-cell office:value-type="float" office:value="-103.717843984329">
                <text:p>-103.717843984329</text:p>
              </table:table-cell>
              <table:table-cell office:value-type="float" office:value="-149.885239334581">
                <text:p>-149.885239334581</text:p>
              </table:table-cell>
              <table:table-cell office:value-type="float" office:value="51.8589219921645">
                <text:p>51.85892199216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53.099268668537">
                <text:p>253.099268668537</text:p>
              </table:table-cell>
              <table:table-cell office:value-type="float" office:value="-99.6364377647648">
                <text:p>-99.6364377647648</text:p>
              </table:table-cell>
              <table:table-cell office:value-type="float" office:value="-153.462830903772">
                <text:p>-153.462830903772</text:p>
              </table:table-cell>
              <table:table-cell office:value-type="float" office:value="49.8182188823824">
                <text:p>49.8182188823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52.5183575291">
                <text:p>252.5183575291</text:p>
              </table:table-cell>
              <table:table-cell office:value-type="float" office:value="-95.5246813210576">
                <text:p>-95.5246813210576</text:p>
              </table:table-cell>
              <table:table-cell office:value-type="float" office:value="-156.993676208043">
                <text:p>-156.993676208043</text:p>
              </table:table-cell>
              <table:table-cell office:value-type="float" office:value="47.7623406605288">
                <text:p>47.76234066052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1.86052685176">
                <text:p>251.86052685176</text:p>
              </table:table-cell>
              <table:table-cell office:value-type="float" office:value="-91.3838271340516">
                <text:p>-91.3838271340516</text:p>
              </table:table-cell>
              <table:table-cell office:value-type="float" office:value="-160.476699717709">
                <text:p>-160.476699717709</text:p>
              </table:table-cell>
              <table:table-cell office:value-type="float" office:value="45.6919135670258">
                <text:p>45.69191356702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1.125977018113">
                <text:p>251.125977018113</text:p>
              </table:table-cell>
              <table:table-cell office:value-type="float" office:value="-87.2151365480455">
                <text:p>-87.2151365480455</text:p>
              </table:table-cell>
              <table:table-cell office:value-type="float" office:value="-163.910840470068">
                <text:p>-163.910840470068</text:p>
              </table:table-cell>
              <table:table-cell office:value-type="float" office:value="43.6075682740228">
                <text:p>43.60756827402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50.314931779154">
                <text:p>250.314931779154</text:p>
              </table:table-cell>
              <table:table-cell office:value-type="float" office:value="-83.019879386575">
                <text:p>-83.019879386575</text:p>
              </table:table-cell>
              <table:table-cell office:value-type="float" office:value="-167.295052392579">
                <text:p>-167.295052392579</text:p>
              </table:table-cell>
              <table:table-cell office:value-type="float" office:value="41.5099396932875">
                <text:p>41.5099396932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49.42763818712">
                <text:p>249.42763818712</text:p>
              </table:table-cell>
              <table:table-cell office:value-type="float" office:value="-78.7993335656116">
                <text:p>-78.7993335656116</text:p>
              </table:table-cell>
              <table:table-cell office:value-type="float" office:value="-170.628304621509">
                <text:p>-170.628304621509</text:p>
              </table:table-cell>
              <table:table-cell office:value-type="float" office:value="39.3996667828058">
                <text:p>39.3996667828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48.464366520235">
                <text:p>248.464366520235</text:p>
              </table:table-cell>
              <table:table-cell office:value-type="float" office:value="-74.5547847042979">
                <text:p>-74.5547847042979</text:p>
              </table:table-cell>
              <table:table-cell office:value-type="float" office:value="-173.909581815937">
                <text:p>-173.909581815937</text:p>
              </table:table-cell>
              <table:table-cell office:value-type="float" office:value="37.277392352149">
                <text:p>37.2773923521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47.425410200379">
                <text:p>247.425410200379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35.1437628666674">
                <text:p>35.1437628666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32.9994282505714">
                <text:p>32.999428250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30.8450416889576">
                <text:p>30.8450416889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43.857712770574">
                <text:p>243.857712770574</text:p>
              </table:table-cell>
              <table:table-cell office:value-type="float" office:value="-57.3625188576856">
                <text:p>-57.3625188576856</text:p>
              </table:table-cell>
              <table:table-cell office:value-type="float" office:value="-186.495193912888">
                <text:p>-186.495193912888</text:p>
              </table:table-cell>
              <table:table-cell office:value-type="float" office:value="28.6812594288428">
                <text:p>28.68125942884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42.519411655264">
                <text:p>242.519411655264</text:p>
              </table:table-cell>
              <table:table-cell office:value-type="float" office:value="-53.0174811585286">
                <text:p>-53.0174811585286</text:p>
              </table:table-cell>
              <table:table-cell office:value-type="float" office:value="-189.501930496736">
                <text:p>-189.501930496736</text:p>
              </table:table-cell>
              <table:table-cell office:value-type="float" office:value="26.5087405792643">
                <text:p>26.50874057926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41.107236777826">
                <text:p>241.107236777826</text:p>
              </table:table-cell>
              <table:table-cell office:value-type="float" office:value="-48.6562938210189">
                <text:p>-48.6562938210189</text:p>
              </table:table-cell>
              <table:table-cell office:value-type="float" office:value="-192.450942956807">
                <text:p>-192.450942956807</text:p>
              </table:table-cell>
              <table:table-cell office:value-type="float" office:value="24.3281469105095">
                <text:p>24.32814691050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39.621618300407">
                <text:p>239.621618300407</text:p>
              </table:table-cell>
              <table:table-cell office:value-type="float" office:value="-44.2802853050672">
                <text:p>-44.2802853050672</text:p>
              </table:table-cell>
              <table:table-cell office:value-type="float" office:value="-195.341332995339">
                <text:p>-195.341332995339</text:p>
              </table:table-cell>
              <table:table-cell office:value-type="float" office:value="22.1401426525336">
                <text:p>22.14014265253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-39.8907885852589">
                <text:p>-39.8907885852589</text:p>
              </table:table-cell>
              <table:table-cell office:value-type="float" office:value="-198.172220171528">
                <text:p>-198.172220171528</text:p>
              </table:table-cell>
              <table:table-cell office:value-type="float" office:value="19.9453942926295">
                <text:p>19.9453942926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-35.4891407448167">
                <text:p>-35.4891407448167</text:p>
              </table:table-cell>
              <table:table-cell office:value-type="float" office:value="-200.942742169714">
                <text:p>-200.942742169714</text:p>
              </table:table-cell>
              <table:table-cell office:value-type="float" office:value="17.7445703724083">
                <text:p>17.74457037240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-31.0766825683126">
                <text:p>-31.0766825683126</text:p>
              </table:table-cell>
              <table:table-cell office:value-type="float" office:value="-203.65205506206">
                <text:p>-203.65205506206</text:p>
              </table:table-cell>
              <table:table-cell office:value-type="float" office:value="15.5383412841563">
                <text:p>15.5383412841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-26.6547581332516">
                <text:p>-26.6547581332516</text:p>
              </table:table-cell>
              <table:table-cell office:value-type="float" office:value="-206.299333565612">
                <text:p>-206.299333565612</text:p>
              </table:table-cell>
              <table:table-cell office:value-type="float" office:value="13.3273790666258">
                <text:p>13.32737906662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-22.2247144006528">
                <text:p>-22.2247144006528</text:p>
              </table:table-cell>
              <table:table-cell office:value-type="float" office:value="-208.883771293693">
                <text:p>-208.883771293693</text:p>
              </table:table-cell>
              <table:table-cell office:value-type="float" office:value="11.1123572003265">
                <text:p>11.11235720032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-17.787900804752">
                <text:p>-17.787900804752</text:p>
              </table:table-cell>
              <table:table-cell office:value-type="float" office:value="-211.404581001536">
                <text:p>-211.404581001536</text:p>
              </table:table-cell>
              <table:table-cell office:value-type="float" office:value="8.89395040237595">
                <text:p>8.893950402375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-13.3456688419507">
                <text:p>-13.3456688419507</text:p>
              </table:table-cell>
              <table:table-cell office:value-type="float" office:value="-213.860994826083">
                <text:p>-213.860994826083</text:p>
              </table:table-cell>
              <table:table-cell office:value-type="float" office:value="6.67283442097535">
                <text:p>6.672834420975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-8.89937165913775">
                <text:p>-8.89937165913775</text:p>
              </table:table-cell>
              <table:table-cell office:value-type="float" office:value="-216.252264519889">
                <text:p>-216.252264519889</text:p>
              </table:table-cell>
              <table:table-cell office:value-type="float" office:value="4.44968582956886">
                <text:p>4.449685829568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4.4503636415073">
                <text:p>-4.4503636415073</text:p>
              </table:table-cell>
              <table:table-cell office:value-type="float" office:value="-218.577661679039">
                <text:p>-218.577661679039</text:p>
              </table:table-cell>
              <table:table-cell office:value-type="float" office:value="2.22518182075368">
                <text:p>2.225181820753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0">
                <text:p>0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4.4503636415073">
                <text:p>4.4503636415073</text:p>
              </table:table-cell>
              <table:table-cell office:value-type="float" office:value="-223.028025320546">
                <text:p>-223.028025320546</text:p>
              </table:table-cell>
              <table:table-cell office:value-type="float" office:value="-2.22518182075366">
                <text:p>-2.225181820753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8.89937165913775">
                <text:p>8.89937165913775</text:p>
              </table:table-cell>
              <table:table-cell office:value-type="float" office:value="-225.151636179026">
                <text:p>-225.151636179026</text:p>
              </table:table-cell>
              <table:table-cell office:value-type="float" office:value="-4.44968582956886">
                <text:p>-4.449685829568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-227.206663668034">
                <text:p>-227.206663668034</text:p>
              </table:table-cell>
              <table:table-cell office:value-type="float" office:value="-6.67283442097535">
                <text:p>-6.672834420975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17.787900804752">
                <text:p>17.787900804752</text:p>
              </table:table-cell>
              <table:table-cell office:value-type="float" office:value="-229.192481806288">
                <text:p>-229.192481806288</text:p>
              </table:table-cell>
              <table:table-cell office:value-type="float" office:value="-8.89395040237595">
                <text:p>-8.893950402375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22.2247144006528">
                <text:p>22.2247144006528</text:p>
              </table:table-cell>
              <table:table-cell office:value-type="float" office:value="-231.108485694346">
                <text:p>-231.108485694346</text:p>
              </table:table-cell>
              <table:table-cell office:value-type="float" office:value="-11.1123572003264">
                <text:p>-11.11235720032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26.6547581332516">
                <text:p>26.6547581332516</text:p>
              </table:table-cell>
              <table:table-cell office:value-type="float" office:value="-232.954091698863">
                <text:p>-232.954091698863</text:p>
              </table:table-cell>
              <table:table-cell office:value-type="float" office:value="-13.3273790666258">
                <text:p>-13.32737906662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-234.728737630372">
                <text:p>-234.728737630372</text:p>
              </table:table-cell>
              <table:table-cell office:value-type="float" office:value="-15.5383412841563">
                <text:p>-15.53834128415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-236.431882914531">
                <text:p>-236.431882914531</text:p>
              </table:table-cell>
              <table:table-cell office:value-type="float" office:value="-17.7445703724083">
                <text:p>-17.74457037240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39.8907885852589">
                <text:p>39.8907885852589</text:p>
              </table:table-cell>
              <table:table-cell office:value-type="float" office:value="-238.063008756786">
                <text:p>-238.063008756786</text:p>
              </table:table-cell>
              <table:table-cell office:value-type="float" office:value="-19.9453942926294">
                <text:p>-19.94539429262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44.2802853050672">
                <text:p>44.2802853050672</text:p>
              </table:table-cell>
              <table:table-cell office:value-type="float" office:value="-239.621618300407">
                <text:p>-239.621618300407</text:p>
              </table:table-cell>
              <table:table-cell office:value-type="float" office:value="-22.1401426525336">
                <text:p>-22.14014265253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48.6562938210189">
                <text:p>48.6562938210189</text:p>
              </table:table-cell>
              <table:table-cell office:value-type="float" office:value="-241.107236777826">
                <text:p>-241.107236777826</text:p>
              </table:table-cell>
              <table:table-cell office:value-type="float" office:value="-24.3281469105094">
                <text:p>-24.32814691050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-242.519411655264">
                <text:p>-242.519411655264</text:p>
              </table:table-cell>
              <table:table-cell office:value-type="float" office:value="-26.5087405792643">
                <text:p>-26.5087405792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86.495193912888">
                <text:p>186.495193912888</text:p>
              </table:table-cell>
              <table:table-cell office:value-type="float" office:value="57.3625188576856">
                <text:p>57.3625188576856</text:p>
              </table:table-cell>
              <table:table-cell office:value-type="float" office:value="-243.857712770574">
                <text:p>-243.857712770574</text:p>
              </table:table-cell>
              <table:table-cell office:value-type="float" office:value="-28.6812594288428">
                <text:p>-28.68125942884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61.6900833779153">
                <text:p>61.6900833779153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-30.8450416889576">
                <text:p>-30.8450416889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65.9988565011428">
                <text:p>65.9988565011428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-32.9994282505714">
                <text:p>-32.99942825057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  <table:table-cell office:value-type="float" office:value="-35.1437628666674">
                <text:p>-35.14376286666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74.5547847042979">
                <text:p>74.5547847042979</text:p>
              </table:table-cell>
              <table:table-cell office:value-type="float" office:value="-248.464366520235">
                <text:p>-248.464366520235</text:p>
              </table:table-cell>
              <table:table-cell office:value-type="float" office:value="-37.2773923521489">
                <text:p>-37.2773923521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78.7993335656116">
                <text:p>78.7993335656116</text:p>
              </table:table-cell>
              <table:table-cell office:value-type="float" office:value="-249.42763818712">
                <text:p>-249.42763818712</text:p>
              </table:table-cell>
              <table:table-cell office:value-type="float" office:value="-39.3996667828058">
                <text:p>-39.39966678280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83.019879386575">
                <text:p>83.019879386575</text:p>
              </table:table-cell>
              <table:table-cell office:value-type="float" office:value="-250.314931779154">
                <text:p>-250.314931779154</text:p>
              </table:table-cell>
              <table:table-cell office:value-type="float" office:value="-41.5099396932875">
                <text:p>-41.5099396932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3.910840470068">
                <text:p>163.910840470068</text:p>
              </table:table-cell>
              <table:table-cell office:value-type="float" office:value="87.2151365480455">
                <text:p>87.2151365480455</text:p>
              </table:table-cell>
              <table:table-cell office:value-type="float" office:value="-251.125977018113">
                <text:p>-251.125977018113</text:p>
              </table:table-cell>
              <table:table-cell office:value-type="float" office:value="-43.6075682740227">
                <text:p>-43.60756827402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-251.86052685176">
                <text:p>-251.86052685176</text:p>
              </table:table-cell>
              <table:table-cell office:value-type="float" office:value="-45.6919135670258">
                <text:p>-45.69191356702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-252.5183575291">
                <text:p>-252.5183575291</text:p>
              </table:table-cell>
              <table:table-cell office:value-type="float" office:value="-47.7623406605288">
                <text:p>-47.76234066052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99.6364377647648">
                <text:p>99.6364377647648</text:p>
              </table:table-cell>
              <table:table-cell office:value-type="float" office:value="-253.099268668537">
                <text:p>-253.099268668537</text:p>
              </table:table-cell>
              <table:table-cell office:value-type="float" office:value="-49.8182188823824">
                <text:p>-49.8182188823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-253.60308331891">
                <text:p>-253.60308331891</text:p>
              </table:table-cell>
              <table:table-cell office:value-type="float" office:value="-51.8589219921645">
                <text:p>-51.8589219921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-254.029648013395">
                <text:p>-254.029648013395</text:p>
              </table:table-cell>
              <table:table-cell office:value-type="float" office:value="-53.8838283719392">
                <text:p>-53.8838283719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-254.378832816255">
                <text:p>-254.378832816255</text:p>
              </table:table-cell>
              <table:table-cell office:value-type="float" office:value="-55.8923212156074">
                <text:p>-55.89232121560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-254.650531362416">
                <text:p>-254.650531362416</text:p>
              </table:table-cell>
              <table:table-cell office:value-type="float" office:value="-57.8837887167922">
                <text:p>-57.88378871679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-254.844660889869">
                <text:p>-254.844660889869</text:p>
              </table:table-cell>
              <table:table-cell office:value-type="float" office:value="-59.8576242552011">
                <text:p>-59.85762425520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-61.813226581408">
                <text:p>-61.8132265814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7.5">
                <text:p>127.5</text:p>
              </table:table-cell>
              <table:table-cell office:value-type="float" office:value="127.5">
                <text:p>127.5</text:p>
              </table:table-cell>
              <table:table-cell office:value-type="float" office:value="-255">
                <text:p>-255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-61.813226581408">
                <text:p>-61.8132265814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-254.844660889869">
                <text:p>-254.844660889869</text:p>
              </table:table-cell>
              <table:table-cell office:value-type="float" office:value="-59.8576242552011">
                <text:p>-59.85762425520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-254.650531362416">
                <text:p>-254.650531362416</text:p>
              </table:table-cell>
              <table:table-cell office:value-type="float" office:value="-57.8837887167922">
                <text:p>-57.8837887167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-254.378832816255">
                <text:p>-254.378832816255</text:p>
              </table:table-cell>
              <table:table-cell office:value-type="float" office:value="-55.8923212156074">
                <text:p>-55.89232121560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-254.029648013395">
                <text:p>-254.029648013395</text:p>
              </table:table-cell>
              <table:table-cell office:value-type="float" office:value="-53.8838283719392">
                <text:p>-53.88382837193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-253.60308331891">
                <text:p>-253.60308331891</text:p>
              </table:table-cell>
              <table:table-cell office:value-type="float" office:value="-51.8589219921645">
                <text:p>-51.8589219921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99.6364377647648">
                <text:p>99.6364377647648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-253.099268668537">
                <text:p>-253.099268668537</text:p>
              </table:table-cell>
              <table:table-cell office:value-type="float" office:value="-49.8182188823824">
                <text:p>-49.8182188823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-252.5183575291">
                <text:p>-252.5183575291</text:p>
              </table:table-cell>
              <table:table-cell office:value-type="float" office:value="-47.7623406605288">
                <text:p>-47.76234066052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-251.86052685176">
                <text:p>-251.86052685176</text:p>
              </table:table-cell>
              <table:table-cell office:value-type="float" office:value="-45.6919135670258">
                <text:p>-45.69191356702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7.2151365480456">
                <text:p>87.2151365480456</text:p>
              </table:table-cell>
              <table:table-cell office:value-type="float" office:value="163.910840470068">
                <text:p>163.910840470068</text:p>
              </table:table-cell>
              <table:table-cell office:value-type="float" office:value="-251.125977018113">
                <text:p>-251.125977018113</text:p>
              </table:table-cell>
              <table:table-cell office:value-type="float" office:value="-43.6075682740228">
                <text:p>-43.60756827402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83.0198793865749">
                <text:p>83.0198793865749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-250.314931779154">
                <text:p>-250.314931779154</text:p>
              </table:table-cell>
              <table:table-cell office:value-type="float" office:value="-41.5099396932875">
                <text:p>-41.5099396932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78.7993335656116">
                <text:p>78.7993335656116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-249.42763818712">
                <text:p>-249.42763818712</text:p>
              </table:table-cell>
              <table:table-cell office:value-type="float" office:value="-39.3996667828058">
                <text:p>-39.39966678280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74.5547847042978">
                <text:p>74.5547847042978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-248.464366520235">
                <text:p>-248.464366520235</text:p>
              </table:table-cell>
              <table:table-cell office:value-type="float" office:value="-37.2773923521489">
                <text:p>-37.27739235214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-247.425410200379">
                <text:p>-247.425410200379</text:p>
              </table:table-cell>
              <table:table-cell office:value-type="float" office:value="-35.1437628666674">
                <text:p>-35.14376286666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5.9988565011429">
                <text:p>65.9988565011429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-32.9994282505714">
                <text:p>-32.99942825057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.6900833779153">
                <text:p>61.6900833779153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-30.8450416889576">
                <text:p>-30.84504168895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57.3625188576856">
                <text:p>57.3625188576856</text:p>
              </table:table-cell>
              <table:table-cell office:value-type="float" office:value="186.495193912888">
                <text:p>186.495193912888</text:p>
              </table:table-cell>
              <table:table-cell office:value-type="float" office:value="-243.857712770574">
                <text:p>-243.857712770574</text:p>
              </table:table-cell>
              <table:table-cell office:value-type="float" office:value="-28.6812594288428">
                <text:p>-28.68125942884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-242.519411655264">
                <text:p>-242.519411655264</text:p>
              </table:table-cell>
              <table:table-cell office:value-type="float" office:value="-26.5087405792643">
                <text:p>-26.50874057926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8.656293821019">
                <text:p>48.656293821019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-241.107236777826">
                <text:p>-241.107236777826</text:p>
              </table:table-cell>
              <table:table-cell office:value-type="float" office:value="-24.3281469105095">
                <text:p>-24.3281469105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4.2802853050672">
                <text:p>44.2802853050672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-239.621618300407">
                <text:p>-239.621618300407</text:p>
              </table:table-cell>
              <table:table-cell office:value-type="float" office:value="-22.1401426525336">
                <text:p>-22.1401426525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9.8907885852589">
                <text:p>39.8907885852589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-238.063008756786">
                <text:p>-238.063008756786</text:p>
              </table:table-cell>
              <table:table-cell office:value-type="float" office:value="-19.9453942926294">
                <text:p>-19.94539429262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-236.431882914531">
                <text:p>-236.431882914531</text:p>
              </table:table-cell>
              <table:table-cell office:value-type="float" office:value="-17.7445703724083">
                <text:p>-17.74457037240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-234.728737630372">
                <text:p>-234.728737630372</text:p>
              </table:table-cell>
              <table:table-cell office:value-type="float" office:value="-15.5383412841563">
                <text:p>-15.53834128415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6.6547581332517">
                <text:p>26.6547581332517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-232.954091698863">
                <text:p>-232.954091698863</text:p>
              </table:table-cell>
              <table:table-cell office:value-type="float" office:value="-13.3273790666258">
                <text:p>-13.32737906662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2.2247144006528">
                <text:p>22.2247144006528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-231.108485694346">
                <text:p>-231.108485694346</text:p>
              </table:table-cell>
              <table:table-cell office:value-type="float" office:value="-11.1123572003264">
                <text:p>-11.1123572003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.787900804752">
                <text:p>17.787900804752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-229.192481806288">
                <text:p>-229.192481806288</text:p>
              </table:table-cell>
              <table:table-cell office:value-type="float" office:value="-8.89395040237598">
                <text:p>-8.893950402375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-227.206663668034">
                <text:p>-227.206663668034</text:p>
              </table:table-cell>
              <table:table-cell office:value-type="float" office:value="-6.67283442097535">
                <text:p>-6.672834420975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8.89937165913779">
                <text:p>8.89937165913779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-225.151636179026">
                <text:p>-225.151636179026</text:p>
              </table:table-cell>
              <table:table-cell office:value-type="float" office:value="-4.44968582956889">
                <text:p>-4.449685829568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.45036364150728">
                <text:p>4.45036364150728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-223.028025320546">
                <text:p>-223.028025320546</text:p>
              </table:table-cell>
              <table:table-cell office:value-type="float" office:value="-2.22518182075362">
                <text:p>-2.225181820753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  <table:table-cell office:value-type="float" office:value="2.22518182075363">
                <text:p>2.225181820753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8.89937165913773">
                <text:p>-8.89937165913773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-216.252264519889">
                <text:p>-216.252264519889</text:p>
              </table:table-cell>
              <table:table-cell office:value-type="float" office:value="4.44968582956884">
                <text:p>4.449685829568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3.3456688419506">
                <text:p>-13.3456688419506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-213.860994826083">
                <text:p>-213.860994826083</text:p>
              </table:table-cell>
              <table:table-cell office:value-type="float" office:value="6.67283442097531">
                <text:p>6.672834420975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7.7879008047519">
                <text:p>-17.7879008047519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-211.404581001536">
                <text:p>-211.404581001536</text:p>
              </table:table-cell>
              <table:table-cell office:value-type="float" office:value="8.89395040237599">
                <text:p>8.893950402375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22.2247144006528">
                <text:p>-22.2247144006528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-208.883771293693">
                <text:p>-208.883771293693</text:p>
              </table:table-cell>
              <table:table-cell office:value-type="float" office:value="11.1123572003264">
                <text:p>11.11235720032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26.6547581332516">
                <text:p>-26.6547581332516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-206.299333565612">
                <text:p>-206.299333565612</text:p>
              </table:table-cell>
              <table:table-cell office:value-type="float" office:value="13.3273790666258">
                <text:p>13.32737906662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31.0766825683126">
                <text:p>-31.0766825683126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-203.65205506206">
                <text:p>-203.65205506206</text:p>
              </table:table-cell>
              <table:table-cell office:value-type="float" office:value="15.5383412841563">
                <text:p>15.53834128415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35.4891407448167">
                <text:p>-35.4891407448167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-200.942742169714">
                <text:p>-200.942742169714</text:p>
              </table:table-cell>
              <table:table-cell office:value-type="float" office:value="17.7445703724084">
                <text:p>17.7445703724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39.8907885852588">
                <text:p>-39.8907885852588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-198.172220171528">
                <text:p>-198.172220171528</text:p>
              </table:table-cell>
              <table:table-cell office:value-type="float" office:value="19.9453942926294">
                <text:p>19.9453942926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44.2802853050673">
                <text:p>-44.2802853050673</text:p>
              </table:table-cell>
              <table:table-cell office:value-type="float" office:value="239.621618300407">
                <text:p>239.621618300407</text:p>
              </table:table-cell>
              <table:table-cell office:value-type="float" office:value="-195.341332995339">
                <text:p>-195.341332995339</text:p>
              </table:table-cell>
              <table:table-cell office:value-type="float" office:value="22.1401426525336">
                <text:p>22.1401426525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48.6562938210189">
                <text:p>-48.6562938210189</text:p>
              </table:table-cell>
              <table:table-cell office:value-type="float" office:value="241.107236777826">
                <text:p>241.107236777826</text:p>
              </table:table-cell>
              <table:table-cell office:value-type="float" office:value="-192.450942956807">
                <text:p>-192.450942956807</text:p>
              </table:table-cell>
              <table:table-cell office:value-type="float" office:value="24.3281469105094">
                <text:p>24.32814691050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53.0174811585287">
                <text:p>-53.0174811585287</text:p>
              </table:table-cell>
              <table:table-cell office:value-type="float" office:value="242.519411655264">
                <text:p>242.519411655264</text:p>
              </table:table-cell>
              <table:table-cell office:value-type="float" office:value="-189.501930496736">
                <text:p>-189.501930496736</text:p>
              </table:table-cell>
              <table:table-cell office:value-type="float" office:value="26.5087405792643">
                <text:p>26.50874057926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57.3625188576856">
                <text:p>-57.3625188576856</text:p>
              </table:table-cell>
              <table:table-cell office:value-type="float" office:value="243.857712770574">
                <text:p>243.857712770574</text:p>
              </table:table-cell>
              <table:table-cell office:value-type="float" office:value="-186.495193912888">
                <text:p>-186.495193912888</text:p>
              </table:table-cell>
              <table:table-cell office:value-type="float" office:value="28.6812594288428">
                <text:p>28.68125942884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61.6900833779152">
                <text:p>-61.6900833779152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30.8450416889576">
                <text:p>30.84504168895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32.9994282505714">
                <text:p>32.9994282505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35.1437628666674">
                <text:p>35.14376286666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74.5547847042979">
                <text:p>-74.5547847042979</text:p>
              </table:table-cell>
              <table:table-cell office:value-type="float" office:value="248.464366520235">
                <text:p>248.464366520235</text:p>
              </table:table-cell>
              <table:table-cell office:value-type="float" office:value="-173.909581815937">
                <text:p>-173.909581815937</text:p>
              </table:table-cell>
              <table:table-cell office:value-type="float" office:value="37.277392352149">
                <text:p>37.277392352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78.7993335656116">
                <text:p>-78.7993335656116</text:p>
              </table:table-cell>
              <table:table-cell office:value-type="float" office:value="249.42763818712">
                <text:p>249.42763818712</text:p>
              </table:table-cell>
              <table:table-cell office:value-type="float" office:value="-170.628304621509">
                <text:p>-170.628304621509</text:p>
              </table:table-cell>
              <table:table-cell office:value-type="float" office:value="39.3996667828058">
                <text:p>39.39966678280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83.019879386575">
                <text:p>-83.019879386575</text:p>
              </table:table-cell>
              <table:table-cell office:value-type="float" office:value="250.314931779154">
                <text:p>250.314931779154</text:p>
              </table:table-cell>
              <table:table-cell office:value-type="float" office:value="-167.295052392579">
                <text:p>-167.295052392579</text:p>
              </table:table-cell>
              <table:table-cell office:value-type="float" office:value="41.5099396932875">
                <text:p>41.5099396932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87.2151365480455">
                <text:p>-87.2151365480455</text:p>
              </table:table-cell>
              <table:table-cell office:value-type="float" office:value="251.125977018113">
                <text:p>251.125977018113</text:p>
              </table:table-cell>
              <table:table-cell office:value-type="float" office:value="-163.910840470068">
                <text:p>-163.910840470068</text:p>
              </table:table-cell>
              <table:table-cell office:value-type="float" office:value="43.6075682740227">
                <text:p>43.60756827402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91.3838271340516">
                <text:p>-91.3838271340516</text:p>
              </table:table-cell>
              <table:table-cell office:value-type="float" office:value="251.86052685176">
                <text:p>251.86052685176</text:p>
              </table:table-cell>
              <table:table-cell office:value-type="float" office:value="-160.476699717709">
                <text:p>-160.476699717709</text:p>
              </table:table-cell>
              <table:table-cell office:value-type="float" office:value="45.6919135670258">
                <text:p>45.69191356702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95.5246813210576">
                <text:p>-95.5246813210576</text:p>
              </table:table-cell>
              <table:table-cell office:value-type="float" office:value="252.5183575291">
                <text:p>252.5183575291</text:p>
              </table:table-cell>
              <table:table-cell office:value-type="float" office:value="-156.993676208043">
                <text:p>-156.993676208043</text:p>
              </table:table-cell>
              <table:table-cell office:value-type="float" office:value="47.7623406605288">
                <text:p>47.76234066052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99.6364377647648">
                <text:p>-99.6364377647648</text:p>
              </table:table-cell>
              <table:table-cell office:value-type="float" office:value="253.099268668537">
                <text:p>253.099268668537</text:p>
              </table:table-cell>
              <table:table-cell office:value-type="float" office:value="-153.462830903772">
                <text:p>-153.462830903772</text:p>
              </table:table-cell>
              <table:table-cell office:value-type="float" office:value="49.8182188823824">
                <text:p>49.81821888238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03.717843984329">
                <text:p>-103.717843984329</text:p>
              </table:table-cell>
              <table:table-cell office:value-type="float" office:value="253.60308331891">
                <text:p>253.60308331891</text:p>
              </table:table-cell>
              <table:table-cell office:value-type="float" office:value="-149.885239334581">
                <text:p>-149.885239334581</text:p>
              </table:table-cell>
              <table:table-cell office:value-type="float" office:value="51.8589219921645">
                <text:p>51.85892199216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07.767656743878">
                <text:p>-107.767656743878</text:p>
              </table:table-cell>
              <table:table-cell office:value-type="float" office:value="254.029648013395">
                <text:p>254.029648013395</text:p>
              </table:table-cell>
              <table:table-cell office:value-type="float" office:value="-146.261991269517">
                <text:p>-146.261991269517</text:p>
              </table:table-cell>
              <table:table-cell office:value-type="float" office:value="53.8838283719391">
                <text:p>53.88382837193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11.784642431215">
                <text:p>-111.784642431215</text:p>
              </table:table-cell>
              <table:table-cell office:value-type="float" office:value="254.378832816255">
                <text:p>254.378832816255</text:p>
              </table:table-cell>
              <table:table-cell office:value-type="float" office:value="-142.59419038504">
                <text:p>-142.59419038504</text:p>
              </table:table-cell>
              <table:table-cell office:value-type="float" office:value="55.8923212156074">
                <text:p>55.89232121560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15.767577433584">
                <text:p>-115.767577433584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-138.882953928832">
                <text:p>-138.882953928832</text:p>
              </table:table-cell>
              <table:table-cell office:value-type="float" office:value="57.8837887167922">
                <text:p>57.88378871679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19.715248510402">
                <text:p>-119.715248510402</text:p>
              </table:table-cell>
              <table:table-cell office:value-type="float" office:value="254.844660889869">
                <text:p>254.844660889869</text:p>
              </table:table-cell>
              <table:table-cell office:value-type="float" office:value="-135.129412379467">
                <text:p>-135.129412379467</text:p>
              </table:table-cell>
              <table:table-cell office:value-type="float" office:value="59.8576242552011">
                <text:p>59.85762425520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31.334709102064">
                <text:p>-131.334709102064</text:p>
              </table:table-cell>
              <table:table-cell office:value-type="float" office:value="61.8132265814079">
                <text:p>61.81322658140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27.5">
                <text:p>-127.5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31.334709102064">
                <text:p>-131.334709102064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61.813226581408">
                <text:p>61.8132265814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35.129412379467">
                <text:p>-135.129412379467</text:p>
              </table:table-cell>
              <table:table-cell office:value-type="float" office:value="254.844660889869">
                <text:p>254.844660889869</text:p>
              </table:table-cell>
              <table:table-cell office:value-type="float" office:value="-119.715248510402">
                <text:p>-119.715248510402</text:p>
              </table:table-cell>
              <table:table-cell office:value-type="float" office:value="59.8576242552011">
                <text:p>59.8576242552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38.882953928832">
                <text:p>-138.882953928832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-115.767577433584">
                <text:p>-115.767577433584</text:p>
              </table:table-cell>
              <table:table-cell office:value-type="float" office:value="57.8837887167922">
                <text:p>57.88378871679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42.59419038504">
                <text:p>-142.59419038504</text:p>
              </table:table-cell>
              <table:table-cell office:value-type="float" office:value="254.378832816255">
                <text:p>254.378832816255</text:p>
              </table:table-cell>
              <table:table-cell office:value-type="float" office:value="-111.784642431215">
                <text:p>-111.784642431215</text:p>
              </table:table-cell>
              <table:table-cell office:value-type="float" office:value="55.8923212156074">
                <text:p>55.89232121560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46.261991269517">
                <text:p>-146.261991269517</text:p>
              </table:table-cell>
              <table:table-cell office:value-type="float" office:value="254.029648013395">
                <text:p>254.029648013395</text:p>
              </table:table-cell>
              <table:table-cell office:value-type="float" office:value="-107.767656743878">
                <text:p>-107.767656743878</text:p>
              </table:table-cell>
              <table:table-cell office:value-type="float" office:value="53.8838283719392">
                <text:p>53.88382837193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49.885239334581">
                <text:p>-149.885239334581</text:p>
              </table:table-cell>
              <table:table-cell office:value-type="float" office:value="253.60308331891">
                <text:p>253.60308331891</text:p>
              </table:table-cell>
              <table:table-cell office:value-type="float" office:value="-103.717843984329">
                <text:p>-103.717843984329</text:p>
              </table:table-cell>
              <table:table-cell office:value-type="float" office:value="51.8589219921645">
                <text:p>51.85892199216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53.462830903772">
                <text:p>-153.462830903772</text:p>
              </table:table-cell>
              <table:table-cell office:value-type="float" office:value="253.099268668537">
                <text:p>253.099268668537</text:p>
              </table:table-cell>
              <table:table-cell office:value-type="float" office:value="-99.6364377647648">
                <text:p>-99.6364377647648</text:p>
              </table:table-cell>
              <table:table-cell office:value-type="float" office:value="49.8182188823824">
                <text:p>49.81821888238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56.993676208043">
                <text:p>-156.993676208043</text:p>
              </table:table-cell>
              <table:table-cell office:value-type="float" office:value="252.5183575291">
                <text:p>252.5183575291</text:p>
              </table:table-cell>
              <table:table-cell office:value-type="float" office:value="-95.5246813210576">
                <text:p>-95.5246813210576</text:p>
              </table:table-cell>
              <table:table-cell office:value-type="float" office:value="47.7623406605288">
                <text:p>47.76234066052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60.476699717709">
                <text:p>-160.476699717709</text:p>
              </table:table-cell>
              <table:table-cell office:value-type="float" office:value="251.86052685176">
                <text:p>251.86052685176</text:p>
              </table:table-cell>
              <table:table-cell office:value-type="float" office:value="-91.3838271340517">
                <text:p>-91.3838271340517</text:p>
              </table:table-cell>
              <table:table-cell office:value-type="float" office:value="45.6919135670258">
                <text:p>45.69191356702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63.910840470068">
                <text:p>-163.910840470068</text:p>
              </table:table-cell>
              <table:table-cell office:value-type="float" office:value="251.125977018113">
                <text:p>251.125977018113</text:p>
              </table:table-cell>
              <table:table-cell office:value-type="float" office:value="-87.2151365480455">
                <text:p>-87.2151365480455</text:p>
              </table:table-cell>
              <table:table-cell office:value-type="float" office:value="43.6075682740228">
                <text:p>43.60756827402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67.295052392579">
                <text:p>-167.295052392579</text:p>
              </table:table-cell>
              <table:table-cell office:value-type="float" office:value="250.314931779154">
                <text:p>250.314931779154</text:p>
              </table:table-cell>
              <table:table-cell office:value-type="float" office:value="-83.019879386575">
                <text:p>-83.019879386575</text:p>
              </table:table-cell>
              <table:table-cell office:value-type="float" office:value="41.5099396932875">
                <text:p>41.5099396932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70.628304621509">
                <text:p>-170.628304621509</text:p>
              </table:table-cell>
              <table:table-cell office:value-type="float" office:value="249.42763818712">
                <text:p>249.42763818712</text:p>
              </table:table-cell>
              <table:table-cell office:value-type="float" office:value="-78.7993335656117">
                <text:p>-78.7993335656117</text:p>
              </table:table-cell>
              <table:table-cell office:value-type="float" office:value="39.3996667828058">
                <text:p>39.39966678280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73.909581815937">
                <text:p>-173.909581815937</text:p>
              </table:table-cell>
              <table:table-cell office:value-type="float" office:value="248.464366520235">
                <text:p>248.464366520235</text:p>
              </table:table-cell>
              <table:table-cell office:value-type="float" office:value="-74.554784704298">
                <text:p>-74.554784704298</text:p>
              </table:table-cell>
              <table:table-cell office:value-type="float" office:value="37.277392352149">
                <text:p>37.2773923521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247.425410200379">
                <text:p>247.425410200379</text:p>
              </table:table-cell>
              <table:table-cell office:value-type="float" office:value="-70.2875257333347">
                <text:p>-70.2875257333347</text:p>
              </table:table-cell>
              <table:table-cell office:value-type="float" office:value="35.1437628666674">
                <text:p>35.14376286666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32.9994282505714">
                <text:p>32.99942825057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  <table:table-cell office:value-type="float" office:value="30.8450416889576">
                <text:p>30.84504168895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86.495193912888">
                <text:p>-186.495193912888</text:p>
              </table:table-cell>
              <table:table-cell office:value-type="float" office:value="243.857712770574">
                <text:p>243.857712770574</text:p>
              </table:table-cell>
              <table:table-cell office:value-type="float" office:value="-57.3625188576857">
                <text:p>-57.3625188576857</text:p>
              </table:table-cell>
              <table:table-cell office:value-type="float" office:value="28.6812594288428">
                <text:p>28.68125942884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89.501930496736">
                <text:p>-189.501930496736</text:p>
              </table:table-cell>
              <table:table-cell office:value-type="float" office:value="242.519411655264">
                <text:p>242.519411655264</text:p>
              </table:table-cell>
              <table:table-cell office:value-type="float" office:value="-53.0174811585288">
                <text:p>-53.0174811585288</text:p>
              </table:table-cell>
              <table:table-cell office:value-type="float" office:value="26.5087405792643">
                <text:p>26.50874057926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92.450942956807">
                <text:p>-192.450942956807</text:p>
              </table:table-cell>
              <table:table-cell office:value-type="float" office:value="241.107236777826">
                <text:p>241.107236777826</text:p>
              </table:table-cell>
              <table:table-cell office:value-type="float" office:value="-48.6562938210189">
                <text:p>-48.6562938210189</text:p>
              </table:table-cell>
              <table:table-cell office:value-type="float" office:value="24.3281469105095">
                <text:p>24.32814691050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95.341332995339">
                <text:p>-195.341332995339</text:p>
              </table:table-cell>
              <table:table-cell office:value-type="float" office:value="239.621618300407">
                <text:p>239.621618300407</text:p>
              </table:table-cell>
              <table:table-cell office:value-type="float" office:value="-44.2802853050672">
                <text:p>-44.2802853050672</text:p>
              </table:table-cell>
              <table:table-cell office:value-type="float" office:value="22.1401426525336">
                <text:p>22.14014265253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98.172220171528">
                <text:p>-198.172220171528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-39.8907885852589">
                <text:p>-39.8907885852589</text:p>
              </table:table-cell>
              <table:table-cell office:value-type="float" office:value="19.9453942926295">
                <text:p>19.94539429262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200.942742169714">
                <text:p>-200.942742169714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-35.4891407448168">
                <text:p>-35.4891407448168</text:p>
              </table:table-cell>
              <table:table-cell office:value-type="float" office:value="17.7445703724083">
                <text:p>17.74457037240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203.65205506206">
                <text:p>-203.65205506206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-31.0766825683125">
                <text:p>-31.0766825683125</text:p>
              </table:table-cell>
              <table:table-cell office:value-type="float" office:value="15.5383412841563">
                <text:p>15.53834128415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206.299333565612">
                <text:p>-206.299333565612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-26.6547581332516">
                <text:p>-26.6547581332516</text:p>
              </table:table-cell>
              <table:table-cell office:value-type="float" office:value="13.3273790666258">
                <text:p>13.32737906662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208.883771293693">
                <text:p>-208.883771293693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-22.2247144006529">
                <text:p>-22.2247144006529</text:p>
              </table:table-cell>
              <table:table-cell office:value-type="float" office:value="11.1123572003265">
                <text:p>11.11235720032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211.404581001536">
                <text:p>-211.404581001536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-17.787900804752">
                <text:p>-17.787900804752</text:p>
              </table:table-cell>
              <table:table-cell office:value-type="float" office:value="8.89395040237595">
                <text:p>8.893950402375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213.860994826083">
                <text:p>-213.860994826083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-13.3456688419508">
                <text:p>-13.3456688419508</text:p>
              </table:table-cell>
              <table:table-cell office:value-type="float" office:value="6.67283442097535">
                <text:p>6.672834420975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216.252264519889">
                <text:p>-216.252264519889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-8.89937165913771">
                <text:p>-8.89937165913771</text:p>
              </table:table-cell>
              <table:table-cell office:value-type="float" office:value="4.44968582956886">
                <text:p>4.449685829568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218.577661679039">
                <text:p>-218.577661679039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4.45036364150731">
                <text:p>-4.45036364150731</text:p>
              </table:table-cell>
              <table:table-cell office:value-type="float" office:value="2.22518182075368">
                <text:p>2.225181820753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0.000000000000062456986756515">
                <text:p>-0.00000000000006245698675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223.028025320546">
                <text:p>-223.028025320546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4.45036364150718">
                <text:p>4.45036364150718</text:p>
              </table:table-cell>
              <table:table-cell office:value-type="float" office:value="-2.22518182075366">
                <text:p>-2.225181820753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225.151636179026">
                <text:p>-225.151636179026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8.89937165913781">
                <text:p>8.89937165913781</text:p>
              </table:table-cell>
              <table:table-cell office:value-type="float" office:value="-4.44968582956886">
                <text:p>-4.449685829568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227.206663668034">
                <text:p>-227.206663668034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-6.67283442097535">
                <text:p>-6.672834420975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229.192481806288">
                <text:p>-229.192481806288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17.7879008047519">
                <text:p>17.7879008047519</text:p>
              </table:table-cell>
              <table:table-cell office:value-type="float" office:value="-8.89395040237595">
                <text:p>-8.893950402375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231.108485694346">
                <text:p>-231.108485694346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22.2247144006527">
                <text:p>22.2247144006527</text:p>
              </table:table-cell>
              <table:table-cell office:value-type="float" office:value="-11.1123572003264">
                <text:p>-11.11235720032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232.954091698863">
                <text:p>-232.954091698863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26.6547581332515">
                <text:p>26.6547581332515</text:p>
              </table:table-cell>
              <table:table-cell office:value-type="float" office:value="-13.3273790666258">
                <text:p>-13.32737906662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234.728737630372">
                <text:p>-234.728737630372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-15.5383412841563">
                <text:p>-15.53834128415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236.431882914531">
                <text:p>-236.431882914531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-17.7445703724083">
                <text:p>-17.74457037240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238.063008756786">
                <text:p>-238.063008756786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39.8907885852588">
                <text:p>39.8907885852588</text:p>
              </table:table-cell>
              <table:table-cell office:value-type="float" office:value="-19.9453942926294">
                <text:p>-19.94539429262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239.621618300407">
                <text:p>-239.621618300407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44.2802853050671">
                <text:p>44.2802853050671</text:p>
              </table:table-cell>
              <table:table-cell office:value-type="float" office:value="-22.1401426525336">
                <text:p>-22.14014265253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241.107236777826">
                <text:p>-241.107236777826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48.656293821019">
                <text:p>48.656293821019</text:p>
              </table:table-cell>
              <table:table-cell office:value-type="float" office:value="-24.3281469105094">
                <text:p>-24.32814691050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242.519411655264">
                <text:p>-242.519411655264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-26.5087405792643">
                <text:p>-26.50874057926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243.857712770574">
                <text:p>-243.857712770574</text:p>
              </table:table-cell>
              <table:table-cell office:value-type="float" office:value="186.495193912888">
                <text:p>186.495193912888</text:p>
              </table:table-cell>
              <table:table-cell office:value-type="float" office:value="57.3625188576855">
                <text:p>57.3625188576855</text:p>
              </table:table-cell>
              <table:table-cell office:value-type="float" office:value="-28.6812594288428">
                <text:p>-28.6812594288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61.6900833779152">
                <text:p>61.6900833779152</text:p>
              </table:table-cell>
              <table:table-cell office:value-type="float" office:value="-30.8450416889576">
                <text:p>-30.84504168895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65.9988565011427">
                <text:p>65.9988565011427</text:p>
              </table:table-cell>
              <table:table-cell office:value-type="float" office:value="-32.9994282505714">
                <text:p>-32.99942825057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247.425410200379">
                <text:p>-247.425410200379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35.1437628666674">
                <text:p>-35.14376286666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248.464366520235">
                <text:p>-248.464366520235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74.5547847042978">
                <text:p>74.5547847042978</text:p>
              </table:table-cell>
              <table:table-cell office:value-type="float" office:value="-37.2773923521489">
                <text:p>-37.27739235214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249.42763818712">
                <text:p>-249.42763818712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78.7993335656115">
                <text:p>78.7993335656115</text:p>
              </table:table-cell>
              <table:table-cell office:value-type="float" office:value="-39.3996667828058">
                <text:p>-39.39966678280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250.314931779154">
                <text:p>-250.314931779154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83.0198793865748">
                <text:p>83.0198793865748</text:p>
              </table:table-cell>
              <table:table-cell office:value-type="float" office:value="-41.5099396932875">
                <text:p>-41.5099396932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251.125977018113">
                <text:p>-251.125977018113</text:p>
              </table:table-cell>
              <table:table-cell office:value-type="float" office:value="163.910840470068">
                <text:p>163.910840470068</text:p>
              </table:table-cell>
              <table:table-cell office:value-type="float" office:value="87.2151365480456">
                <text:p>87.2151365480456</text:p>
              </table:table-cell>
              <table:table-cell office:value-type="float" office:value="-43.6075682740227">
                <text:p>-43.60756827402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251.86052685176">
                <text:p>-251.86052685176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-45.6919135670258">
                <text:p>-45.69191356702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252.5183575291">
                <text:p>-252.5183575291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-47.7623406605288">
                <text:p>-47.76234066052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253.099268668537">
                <text:p>-253.099268668537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99.6364377647647">
                <text:p>99.6364377647647</text:p>
              </table:table-cell>
              <table:table-cell office:value-type="float" office:value="-49.8182188823824">
                <text:p>-49.81821888238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253.60308331891">
                <text:p>-253.60308331891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-51.8589219921645">
                <text:p>-51.85892199216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254.029648013395">
                <text:p>-254.029648013395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-53.8838283719392">
                <text:p>-53.88382837193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254.378832816255">
                <text:p>-254.378832816255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-55.8923212156074">
                <text:p>-55.89232121560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254.650531362416">
                <text:p>-254.650531362416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-57.8837887167922">
                <text:p>-57.88378871679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254.844660889869">
                <text:p>-254.844660889869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-59.8576242552011">
                <text:p>-59.8576242552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-61.813226581408">
                <text:p>-61.8132265814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255">
                <text:p>-255</text:p>
              </table:table-cell>
              <table:table-cell office:value-type="float" office:value="127.5">
                <text:p>127.5</text:p>
              </table:table-cell>
              <table:table-cell office:value-type="float" office:value="127.5">
                <text:p>127.5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  <table:table-cell office:value-type="float" office:value="-61.813226581408">
                <text:p>-61.8132265814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254.844660889869">
                <text:p>-254.844660889869</text:p>
              </table:table-cell>
              <table:table-cell office:value-type="float" office:value="119.715248510402">
                <text:p>119.715248510402</text:p>
              </table:table-cell>
              <table:table-cell office:value-type="float" office:value="135.129412379467">
                <text:p>135.129412379467</text:p>
              </table:table-cell>
              <table:table-cell office:value-type="float" office:value="-59.8576242552011">
                <text:p>-59.85762425520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254.650531362416">
                <text:p>-254.650531362416</text:p>
              </table:table-cell>
              <table:table-cell office:value-type="float" office:value="115.767577433584">
                <text:p>115.767577433584</text:p>
              </table:table-cell>
              <table:table-cell office:value-type="float" office:value="138.882953928832">
                <text:p>138.882953928832</text:p>
              </table:table-cell>
              <table:table-cell office:value-type="float" office:value="-57.8837887167922">
                <text:p>-57.88378871679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254.378832816255">
                <text:p>-254.378832816255</text:p>
              </table:table-cell>
              <table:table-cell office:value-type="float" office:value="111.784642431215">
                <text:p>111.784642431215</text:p>
              </table:table-cell>
              <table:table-cell office:value-type="float" office:value="142.59419038504">
                <text:p>142.59419038504</text:p>
              </table:table-cell>
              <table:table-cell office:value-type="float" office:value="-55.8923212156074">
                <text:p>-55.89232121560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254.029648013395">
                <text:p>-254.029648013395</text:p>
              </table:table-cell>
              <table:table-cell office:value-type="float" office:value="107.767656743878">
                <text:p>107.767656743878</text:p>
              </table:table-cell>
              <table:table-cell office:value-type="float" office:value="146.261991269517">
                <text:p>146.261991269517</text:p>
              </table:table-cell>
              <table:table-cell office:value-type="float" office:value="-53.8838283719392">
                <text:p>-53.88382837193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253.60308331891">
                <text:p>-253.60308331891</text:p>
              </table:table-cell>
              <table:table-cell office:value-type="float" office:value="103.717843984329">
                <text:p>103.717843984329</text:p>
              </table:table-cell>
              <table:table-cell office:value-type="float" office:value="149.885239334581">
                <text:p>149.885239334581</text:p>
              </table:table-cell>
              <table:table-cell office:value-type="float" office:value="-51.8589219921646">
                <text:p>-51.85892199216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253.099268668537">
                <text:p>-253.099268668537</text:p>
              </table:table-cell>
              <table:table-cell office:value-type="float" office:value="99.6364377647648">
                <text:p>99.6364377647648</text:p>
              </table:table-cell>
              <table:table-cell office:value-type="float" office:value="153.462830903772">
                <text:p>153.462830903772</text:p>
              </table:table-cell>
              <table:table-cell office:value-type="float" office:value="-49.8182188823824">
                <text:p>-49.81821888238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252.5183575291">
                <text:p>-252.5183575291</text:p>
              </table:table-cell>
              <table:table-cell office:value-type="float" office:value="95.5246813210576">
                <text:p>95.5246813210576</text:p>
              </table:table-cell>
              <table:table-cell office:value-type="float" office:value="156.993676208043">
                <text:p>156.993676208043</text:p>
              </table:table-cell>
              <table:table-cell office:value-type="float" office:value="-47.7623406605288">
                <text:p>-47.76234066052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251.86052685176">
                <text:p>-251.86052685176</text:p>
              </table:table-cell>
              <table:table-cell office:value-type="float" office:value="91.3838271340516">
                <text:p>91.3838271340516</text:p>
              </table:table-cell>
              <table:table-cell office:value-type="float" office:value="160.476699717709">
                <text:p>160.476699717709</text:p>
              </table:table-cell>
              <table:table-cell office:value-type="float" office:value="-45.6919135670258">
                <text:p>-45.69191356702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251.125977018113">
                <text:p>-251.125977018113</text:p>
              </table:table-cell>
              <table:table-cell office:value-type="float" office:value="87.2151365480456">
                <text:p>87.2151365480456</text:p>
              </table:table-cell>
              <table:table-cell office:value-type="float" office:value="163.910840470067">
                <text:p>163.910840470067</text:p>
              </table:table-cell>
              <table:table-cell office:value-type="float" office:value="-43.6075682740228">
                <text:p>-43.60756827402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250.314931779154">
                <text:p>-250.314931779154</text:p>
              </table:table-cell>
              <table:table-cell office:value-type="float" office:value="83.0198793865749">
                <text:p>83.0198793865749</text:p>
              </table:table-cell>
              <table:table-cell office:value-type="float" office:value="167.295052392579">
                <text:p>167.295052392579</text:p>
              </table:table-cell>
              <table:table-cell office:value-type="float" office:value="-41.5099396932875">
                <text:p>-41.50993969328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249.42763818712">
                <text:p>-249.42763818712</text:p>
              </table:table-cell>
              <table:table-cell office:value-type="float" office:value="78.7993335656116">
                <text:p>78.7993335656116</text:p>
              </table:table-cell>
              <table:table-cell office:value-type="float" office:value="170.628304621509">
                <text:p>170.628304621509</text:p>
              </table:table-cell>
              <table:table-cell office:value-type="float" office:value="-39.3996667828058">
                <text:p>-39.39966678280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248.464366520235">
                <text:p>-248.464366520235</text:p>
              </table:table-cell>
              <table:table-cell office:value-type="float" office:value="74.5547847042978">
                <text:p>74.5547847042978</text:p>
              </table:table-cell>
              <table:table-cell office:value-type="float" office:value="173.909581815937">
                <text:p>173.909581815937</text:p>
              </table:table-cell>
              <table:table-cell office:value-type="float" office:value="-37.2773923521489">
                <text:p>-37.27739235214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247.425410200379">
                <text:p>-247.425410200379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-35.1437628666674">
                <text:p>-35.14376286666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65.9988565011429">
                <text:p>65.9988565011429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-32.9994282505714">
                <text:p>-32.9994282505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30.8450416889577">
                <text:p>-30.84504168895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243.857712770574">
                <text:p>-243.857712770574</text:p>
              </table:table-cell>
              <table:table-cell office:value-type="float" office:value="57.3625188576856">
                <text:p>57.3625188576856</text:p>
              </table:table-cell>
              <table:table-cell office:value-type="float" office:value="186.495193912889">
                <text:p>186.495193912889</text:p>
              </table:table-cell>
              <table:table-cell office:value-type="float" office:value="-28.6812594288428">
                <text:p>-28.68125942884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242.519411655264">
                <text:p>-242.519411655264</text:p>
              </table:table-cell>
              <table:table-cell office:value-type="float" office:value="53.0174811585286">
                <text:p>53.0174811585286</text:p>
              </table:table-cell>
              <table:table-cell office:value-type="float" office:value="189.501930496736">
                <text:p>189.501930496736</text:p>
              </table:table-cell>
              <table:table-cell office:value-type="float" office:value="-26.5087405792643">
                <text:p>-26.50874057926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241.107236777826">
                <text:p>-241.107236777826</text:p>
              </table:table-cell>
              <table:table-cell office:value-type="float" office:value="48.656293821019">
                <text:p>48.656293821019</text:p>
              </table:table-cell>
              <table:table-cell office:value-type="float" office:value="192.450942956807">
                <text:p>192.450942956807</text:p>
              </table:table-cell>
              <table:table-cell office:value-type="float" office:value="-24.3281469105095">
                <text:p>-24.32814691050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239.621618300407">
                <text:p>-239.621618300407</text:p>
              </table:table-cell>
              <table:table-cell office:value-type="float" office:value="44.2802853050672">
                <text:p>44.2802853050672</text:p>
              </table:table-cell>
              <table:table-cell office:value-type="float" office:value="195.341332995339">
                <text:p>195.341332995339</text:p>
              </table:table-cell>
              <table:table-cell office:value-type="float" office:value="-22.1401426525336">
                <text:p>-22.14014265253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238.063008756786">
                <text:p>-238.063008756786</text:p>
              </table:table-cell>
              <table:table-cell office:value-type="float" office:value="39.8907885852589">
                <text:p>39.8907885852589</text:p>
              </table:table-cell>
              <table:table-cell office:value-type="float" office:value="198.172220171528">
                <text:p>198.172220171528</text:p>
              </table:table-cell>
              <table:table-cell office:value-type="float" office:value="-19.9453942926294">
                <text:p>-19.94539429262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236.431882914531">
                <text:p>-236.431882914531</text:p>
              </table:table-cell>
              <table:table-cell office:value-type="float" office:value="35.4891407448167">
                <text:p>35.4891407448167</text:p>
              </table:table-cell>
              <table:table-cell office:value-type="float" office:value="200.942742169714">
                <text:p>200.942742169714</text:p>
              </table:table-cell>
              <table:table-cell office:value-type="float" office:value="-17.7445703724083">
                <text:p>-17.74457037240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234.728737630372">
                <text:p>-234.728737630372</text:p>
              </table:table-cell>
              <table:table-cell office:value-type="float" office:value="31.0766825683126">
                <text:p>31.0766825683126</text:p>
              </table:table-cell>
              <table:table-cell office:value-type="float" office:value="203.65205506206">
                <text:p>203.65205506206</text:p>
              </table:table-cell>
              <table:table-cell office:value-type="float" office:value="-15.5383412841563">
                <text:p>-15.53834128415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232.954091698863">
                <text:p>-232.954091698863</text:p>
              </table:table-cell>
              <table:table-cell office:value-type="float" office:value="26.6547581332517">
                <text:p>26.6547581332517</text:p>
              </table:table-cell>
              <table:table-cell office:value-type="float" office:value="206.299333565612">
                <text:p>206.299333565612</text:p>
              </table:table-cell>
              <table:table-cell office:value-type="float" office:value="-13.3273790666259">
                <text:p>-13.32737906662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231.108485694346">
                <text:p>-231.108485694346</text:p>
              </table:table-cell>
              <table:table-cell office:value-type="float" office:value="22.2247144006528">
                <text:p>22.2247144006528</text:p>
              </table:table-cell>
              <table:table-cell office:value-type="float" office:value="208.883771293693">
                <text:p>208.883771293693</text:p>
              </table:table-cell>
              <table:table-cell office:value-type="float" office:value="-11.1123572003265">
                <text:p>-11.11235720032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229.192481806288">
                <text:p>-229.192481806288</text:p>
              </table:table-cell>
              <table:table-cell office:value-type="float" office:value="17.787900804752">
                <text:p>17.787900804752</text:p>
              </table:table-cell>
              <table:table-cell office:value-type="float" office:value="211.404581001536">
                <text:p>211.404581001536</text:p>
              </table:table-cell>
              <table:table-cell office:value-type="float" office:value="-8.89395040237596">
                <text:p>-8.893950402375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227.206663668034">
                <text:p>-227.206663668034</text:p>
              </table:table-cell>
              <table:table-cell office:value-type="float" office:value="13.3456688419507">
                <text:p>13.3456688419507</text:p>
              </table:table-cell>
              <table:table-cell office:value-type="float" office:value="213.860994826083">
                <text:p>213.860994826083</text:p>
              </table:table-cell>
              <table:table-cell office:value-type="float" office:value="-6.67283442097535">
                <text:p>-6.67283442097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225.151636179026">
                <text:p>-225.151636179026</text:p>
              </table:table-cell>
              <table:table-cell office:value-type="float" office:value="8.89937165913779">
                <text:p>8.89937165913779</text:p>
              </table:table-cell>
              <table:table-cell office:value-type="float" office:value="216.252264519889">
                <text:p>216.252264519889</text:p>
              </table:table-cell>
              <table:table-cell office:value-type="float" office:value="-4.44968582956891">
                <text:p>-4.449685829568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223.028025320546">
                <text:p>-223.028025320546</text:p>
              </table:table-cell>
              <table:table-cell office:value-type="float" office:value="4.45036364150728">
                <text:p>4.45036364150728</text:p>
              </table:table-cell>
              <table:table-cell office:value-type="float" office:value="218.577661679039">
                <text:p>218.577661679039</text:p>
              </table:table-cell>
              <table:table-cell office:value-type="float" office:value="-2.22518182075365">
                <text:p>-2.225181820753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218.577661679039">
                <text:p>-218.577661679039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2.22518182075365">
                <text:p>2.225181820753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216.252264519889">
                <text:p>-216.252264519889</text:p>
              </table:table-cell>
              <table:table-cell office:value-type="float" office:value="-8.89937165913773">
                <text:p>-8.89937165913773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4.44968582956884">
                <text:p>4.449685829568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213.860994826083">
                <text:p>-213.860994826083</text:p>
              </table:table-cell>
              <table:table-cell office:value-type="float" office:value="-13.3456688419506">
                <text:p>-13.3456688419506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6.67283442097529">
                <text:p>6.672834420975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211.404581001536">
                <text:p>-211.404581001536</text:p>
              </table:table-cell>
              <table:table-cell office:value-type="float" office:value="-17.7879008047519">
                <text:p>-17.7879008047519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8.89395040237596">
                <text:p>8.893950402375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208.883771293693">
                <text:p>-208.883771293693</text:p>
              </table:table-cell>
              <table:table-cell office:value-type="float" office:value="-22.2247144006528">
                <text:p>-22.2247144006528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11.1123572003264">
                <text:p>11.1123572003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206.299333565612">
                <text:p>-206.299333565612</text:p>
              </table:table-cell>
              <table:table-cell office:value-type="float" office:value="-26.6547581332516">
                <text:p>-26.6547581332516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13.3273790666258">
                <text:p>13.32737906662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203.65205506206">
                <text:p>-203.65205506206</text:p>
              </table:table-cell>
              <table:table-cell office:value-type="float" office:value="-31.0766825683126">
                <text:p>-31.0766825683126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15.5383412841563">
                <text:p>15.53834128415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200.942742169714">
                <text:p>-200.942742169714</text:p>
              </table:table-cell>
              <table:table-cell office:value-type="float" office:value="-35.4891407448167">
                <text:p>-35.4891407448167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17.7445703724083">
                <text:p>17.74457037240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98.172220171528">
                <text:p>-198.172220171528</text:p>
              </table:table-cell>
              <table:table-cell office:value-type="float" office:value="-39.8907885852588">
                <text:p>-39.8907885852588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19.9453942926295">
                <text:p>19.94539429262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95.341332995339">
                <text:p>-195.341332995339</text:p>
              </table:table-cell>
              <table:table-cell office:value-type="float" office:value="-44.2802853050673">
                <text:p>-44.2802853050673</text:p>
              </table:table-cell>
              <table:table-cell office:value-type="float" office:value="239.621618300407">
                <text:p>239.621618300407</text:p>
              </table:table-cell>
              <table:table-cell office:value-type="float" office:value="22.1401426525336">
                <text:p>22.14014265253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92.450942956807">
                <text:p>-192.450942956807</text:p>
              </table:table-cell>
              <table:table-cell office:value-type="float" office:value="-48.6562938210189">
                <text:p>-48.6562938210189</text:p>
              </table:table-cell>
              <table:table-cell office:value-type="float" office:value="241.107236777826">
                <text:p>241.107236777826</text:p>
              </table:table-cell>
              <table:table-cell office:value-type="float" office:value="24.3281469105094">
                <text:p>24.32814691050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89.501930496736">
                <text:p>-189.501930496736</text:p>
              </table:table-cell>
              <table:table-cell office:value-type="float" office:value="-53.0174811585287">
                <text:p>-53.0174811585287</text:p>
              </table:table-cell>
              <table:table-cell office:value-type="float" office:value="242.519411655264">
                <text:p>242.519411655264</text:p>
              </table:table-cell>
              <table:table-cell office:value-type="float" office:value="26.5087405792643">
                <text:p>26.50874057926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86.495193912888">
                <text:p>-186.495193912888</text:p>
              </table:table-cell>
              <table:table-cell office:value-type="float" office:value="-57.3625188576856">
                <text:p>-57.3625188576856</text:p>
              </table:table-cell>
              <table:table-cell office:value-type="float" office:value="243.857712770574">
                <text:p>243.857712770574</text:p>
              </table:table-cell>
              <table:table-cell office:value-type="float" office:value="28.6812594288428">
                <text:p>28.68125942884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-61.6900833779152">
                <text:p>-61.6900833779152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30.8450416889576">
                <text:p>30.84504168895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32.9994282505714">
                <text:p>32.99942825057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  <table:table-cell office:value-type="float" office:value="35.1437628666674">
                <text:p>35.14376286666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73.909581815937">
                <text:p>-173.909581815937</text:p>
              </table:table-cell>
              <table:table-cell office:value-type="float" office:value="-74.5547847042979">
                <text:p>-74.5547847042979</text:p>
              </table:table-cell>
              <table:table-cell office:value-type="float" office:value="248.464366520235">
                <text:p>248.464366520235</text:p>
              </table:table-cell>
              <table:table-cell office:value-type="float" office:value="37.277392352149">
                <text:p>37.2773923521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70.628304621509">
                <text:p>-170.628304621509</text:p>
              </table:table-cell>
              <table:table-cell office:value-type="float" office:value="-78.7993335656116">
                <text:p>-78.7993335656116</text:p>
              </table:table-cell>
              <table:table-cell office:value-type="float" office:value="249.42763818712">
                <text:p>249.42763818712</text:p>
              </table:table-cell>
              <table:table-cell office:value-type="float" office:value="39.3996667828058">
                <text:p>39.39966678280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67.295052392579">
                <text:p>-167.295052392579</text:p>
              </table:table-cell>
              <table:table-cell office:value-type="float" office:value="-83.019879386575">
                <text:p>-83.019879386575</text:p>
              </table:table-cell>
              <table:table-cell office:value-type="float" office:value="250.314931779154">
                <text:p>250.314931779154</text:p>
              </table:table-cell>
              <table:table-cell office:value-type="float" office:value="41.5099396932875">
                <text:p>41.5099396932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3.910840470068">
                <text:p>-163.910840470068</text:p>
              </table:table-cell>
              <table:table-cell office:value-type="float" office:value="-87.2151365480455">
                <text:p>-87.2151365480455</text:p>
              </table:table-cell>
              <table:table-cell office:value-type="float" office:value="251.125977018113">
                <text:p>251.125977018113</text:p>
              </table:table-cell>
              <table:table-cell office:value-type="float" office:value="43.6075682740227">
                <text:p>43.60756827402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0.476699717709">
                <text:p>-160.476699717709</text:p>
              </table:table-cell>
              <table:table-cell office:value-type="float" office:value="-91.3838271340516">
                <text:p>-91.3838271340516</text:p>
              </table:table-cell>
              <table:table-cell office:value-type="float" office:value="251.86052685176">
                <text:p>251.86052685176</text:p>
              </table:table-cell>
              <table:table-cell office:value-type="float" office:value="45.6919135670257">
                <text:p>45.69191356702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56.993676208043">
                <text:p>-156.993676208043</text:p>
              </table:table-cell>
              <table:table-cell office:value-type="float" office:value="-95.5246813210576">
                <text:p>-95.5246813210576</text:p>
              </table:table-cell>
              <table:table-cell office:value-type="float" office:value="252.5183575291">
                <text:p>252.5183575291</text:p>
              </table:table-cell>
              <table:table-cell office:value-type="float" office:value="47.7623406605288">
                <text:p>47.76234066052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53.462830903772">
                <text:p>-153.462830903772</text:p>
              </table:table-cell>
              <table:table-cell office:value-type="float" office:value="-99.6364377647648">
                <text:p>-99.6364377647648</text:p>
              </table:table-cell>
              <table:table-cell office:value-type="float" office:value="253.099268668537">
                <text:p>253.099268668537</text:p>
              </table:table-cell>
              <table:table-cell office:value-type="float" office:value="49.8182188823824">
                <text:p>49.81821888238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49.885239334581">
                <text:p>-149.885239334581</text:p>
              </table:table-cell>
              <table:table-cell office:value-type="float" office:value="-103.717843984329">
                <text:p>-103.717843984329</text:p>
              </table:table-cell>
              <table:table-cell office:value-type="float" office:value="253.60308331891">
                <text:p>253.60308331891</text:p>
              </table:table-cell>
              <table:table-cell office:value-type="float" office:value="51.8589219921645">
                <text:p>51.85892199216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46.261991269517">
                <text:p>-146.261991269517</text:p>
              </table:table-cell>
              <table:table-cell office:value-type="float" office:value="-107.767656743878">
                <text:p>-107.767656743878</text:p>
              </table:table-cell>
              <table:table-cell office:value-type="float" office:value="254.029648013395">
                <text:p>254.029648013395</text:p>
              </table:table-cell>
              <table:table-cell office:value-type="float" office:value="53.8838283719391">
                <text:p>53.88382837193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42.59419038504">
                <text:p>-142.59419038504</text:p>
              </table:table-cell>
              <table:table-cell office:value-type="float" office:value="-111.784642431215">
                <text:p>-111.784642431215</text:p>
              </table:table-cell>
              <table:table-cell office:value-type="float" office:value="254.378832816255">
                <text:p>254.378832816255</text:p>
              </table:table-cell>
              <table:table-cell office:value-type="float" office:value="55.8923212156074">
                <text:p>55.89232121560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38.882953928832">
                <text:p>-138.882953928832</text:p>
              </table:table-cell>
              <table:table-cell office:value-type="float" office:value="-115.767577433584">
                <text:p>-115.767577433584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57.8837887167922">
                <text:p>57.88378871679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35.129412379467">
                <text:p>-135.129412379467</text:p>
              </table:table-cell>
              <table:table-cell office:value-type="float" office:value="-119.715248510402">
                <text:p>-119.715248510402</text:p>
              </table:table-cell>
              <table:table-cell office:value-type="float" office:value="254.844660889869">
                <text:p>254.844660889869</text:p>
              </table:table-cell>
              <table:table-cell office:value-type="float" office:value="59.8576242552011">
                <text:p>59.85762425520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31.334709102064">
                <text:p>-131.334709102064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61.8132265814079">
                <text:p>61.81322658140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27.5">
                <text:p>-127.5</text:p>
              </table:table-cell>
              <table:table-cell office:value-type="float" office:value="-127.5">
                <text:p>-127.5</text:p>
              </table:table-cell>
              <table:table-cell office:value-type="float" office:value="255">
                <text:p>25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61.813226581408">
                <text:p>61.8132265814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19.715248510402">
                <text:p>-119.715248510402</text:p>
              </table:table-cell>
              <table:table-cell office:value-type="float" office:value="-135.129412379467">
                <text:p>-135.129412379467</text:p>
              </table:table-cell>
              <table:table-cell office:value-type="float" office:value="254.844660889869">
                <text:p>254.844660889869</text:p>
              </table:table-cell>
              <table:table-cell office:value-type="float" office:value="59.8576242552011">
                <text:p>59.85762425520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15.767577433584">
                <text:p>-115.767577433584</text:p>
              </table:table-cell>
              <table:table-cell office:value-type="float" office:value="-138.882953928832">
                <text:p>-138.882953928832</text:p>
              </table:table-cell>
              <table:table-cell office:value-type="float" office:value="254.650531362416">
                <text:p>254.650531362416</text:p>
              </table:table-cell>
              <table:table-cell office:value-type="float" office:value="57.8837887167922">
                <text:p>57.88378871679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11.784642431215">
                <text:p>-111.784642431215</text:p>
              </table:table-cell>
              <table:table-cell office:value-type="float" office:value="-142.59419038504">
                <text:p>-142.59419038504</text:p>
              </table:table-cell>
              <table:table-cell office:value-type="float" office:value="254.378832816255">
                <text:p>254.378832816255</text:p>
              </table:table-cell>
              <table:table-cell office:value-type="float" office:value="55.8923212156074">
                <text:p>55.8923212156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07.767656743878">
                <text:p>-107.767656743878</text:p>
              </table:table-cell>
              <table:table-cell office:value-type="float" office:value="-146.261991269517">
                <text:p>-146.261991269517</text:p>
              </table:table-cell>
              <table:table-cell office:value-type="float" office:value="254.029648013395">
                <text:p>254.029648013395</text:p>
              </table:table-cell>
              <table:table-cell office:value-type="float" office:value="53.8838283719392">
                <text:p>53.88382837193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03.717843984329">
                <text:p>-103.717843984329</text:p>
              </table:table-cell>
              <table:table-cell office:value-type="float" office:value="-149.885239334581">
                <text:p>-149.885239334581</text:p>
              </table:table-cell>
              <table:table-cell office:value-type="float" office:value="253.60308331891">
                <text:p>253.60308331891</text:p>
              </table:table-cell>
              <table:table-cell office:value-type="float" office:value="51.8589219921645">
                <text:p>51.8589219921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99.6364377647648">
                <text:p>-99.6364377647648</text:p>
              </table:table-cell>
              <table:table-cell office:value-type="float" office:value="-153.462830903772">
                <text:p>-153.462830903772</text:p>
              </table:table-cell>
              <table:table-cell office:value-type="float" office:value="253.099268668537">
                <text:p>253.099268668537</text:p>
              </table:table-cell>
              <table:table-cell office:value-type="float" office:value="49.8182188823824">
                <text:p>49.81821888238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95.5246813210576">
                <text:p>-95.5246813210576</text:p>
              </table:table-cell>
              <table:table-cell office:value-type="float" office:value="-156.993676208043">
                <text:p>-156.993676208043</text:p>
              </table:table-cell>
              <table:table-cell office:value-type="float" office:value="252.5183575291">
                <text:p>252.5183575291</text:p>
              </table:table-cell>
              <table:table-cell office:value-type="float" office:value="47.7623406605288">
                <text:p>47.76234066052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91.3838271340517">
                <text:p>-91.3838271340517</text:p>
              </table:table-cell>
              <table:table-cell office:value-type="float" office:value="-160.476699717709">
                <text:p>-160.476699717709</text:p>
              </table:table-cell>
              <table:table-cell office:value-type="float" office:value="251.86052685176">
                <text:p>251.86052685176</text:p>
              </table:table-cell>
              <table:table-cell office:value-type="float" office:value="45.6919135670258">
                <text:p>45.69191356702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87.2151365480455">
                <text:p>-87.2151365480455</text:p>
              </table:table-cell>
              <table:table-cell office:value-type="float" office:value="-163.910840470068">
                <text:p>-163.910840470068</text:p>
              </table:table-cell>
              <table:table-cell office:value-type="float" office:value="251.125977018113">
                <text:p>251.125977018113</text:p>
              </table:table-cell>
              <table:table-cell office:value-type="float" office:value="43.6075682740228">
                <text:p>43.60756827402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83.019879386575">
                <text:p>-83.019879386575</text:p>
              </table:table-cell>
              <table:table-cell office:value-type="float" office:value="-167.295052392579">
                <text:p>-167.295052392579</text:p>
              </table:table-cell>
              <table:table-cell office:value-type="float" office:value="250.314931779154">
                <text:p>250.314931779154</text:p>
              </table:table-cell>
              <table:table-cell office:value-type="float" office:value="41.5099396932875">
                <text:p>41.5099396932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78.7993335656117">
                <text:p>-78.7993335656117</text:p>
              </table:table-cell>
              <table:table-cell office:value-type="float" office:value="-170.628304621509">
                <text:p>-170.628304621509</text:p>
              </table:table-cell>
              <table:table-cell office:value-type="float" office:value="249.42763818712">
                <text:p>249.42763818712</text:p>
              </table:table-cell>
              <table:table-cell office:value-type="float" office:value="39.3996667828058">
                <text:p>39.39966678280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74.554784704298">
                <text:p>-74.554784704298</text:p>
              </table:table-cell>
              <table:table-cell office:value-type="float" office:value="-173.909581815937">
                <text:p>-173.909581815937</text:p>
              </table:table-cell>
              <table:table-cell office:value-type="float" office:value="248.464366520235">
                <text:p>248.464366520235</text:p>
              </table:table-cell>
              <table:table-cell office:value-type="float" office:value="37.277392352149">
                <text:p>37.277392352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70.2875257333347">
                <text:p>-70.2875257333347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247.425410200379">
                <text:p>247.425410200379</text:p>
              </table:table-cell>
              <table:table-cell office:value-type="float" office:value="35.1437628666674">
                <text:p>35.14376286666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32.9994282505714">
                <text:p>32.99942825057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61.6900833779153">
                <text:p>-61.6900833779153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30.8450416889576">
                <text:p>30.84504168895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57.3625188576857">
                <text:p>-57.3625188576857</text:p>
              </table:table-cell>
              <table:table-cell office:value-type="float" office:value="-186.495193912888">
                <text:p>-186.495193912888</text:p>
              </table:table-cell>
              <table:table-cell office:value-type="float" office:value="243.857712770574">
                <text:p>243.857712770574</text:p>
              </table:table-cell>
              <table:table-cell office:value-type="float" office:value="28.6812594288428">
                <text:p>28.68125942884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53.0174811585288">
                <text:p>-53.0174811585288</text:p>
              </table:table-cell>
              <table:table-cell office:value-type="float" office:value="-189.501930496736">
                <text:p>-189.501930496736</text:p>
              </table:table-cell>
              <table:table-cell office:value-type="float" office:value="242.519411655264">
                <text:p>242.519411655264</text:p>
              </table:table-cell>
              <table:table-cell office:value-type="float" office:value="26.5087405792643">
                <text:p>26.50874057926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48.6562938210189">
                <text:p>-48.6562938210189</text:p>
              </table:table-cell>
              <table:table-cell office:value-type="float" office:value="-192.450942956807">
                <text:p>-192.450942956807</text:p>
              </table:table-cell>
              <table:table-cell office:value-type="float" office:value="241.107236777826">
                <text:p>241.107236777826</text:p>
              </table:table-cell>
              <table:table-cell office:value-type="float" office:value="24.3281469105094">
                <text:p>24.32814691050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44.2802853050672">
                <text:p>-44.2802853050672</text:p>
              </table:table-cell>
              <table:table-cell office:value-type="float" office:value="-195.341332995339">
                <text:p>-195.341332995339</text:p>
              </table:table-cell>
              <table:table-cell office:value-type="float" office:value="239.621618300407">
                <text:p>239.621618300407</text:p>
              </table:table-cell>
              <table:table-cell office:value-type="float" office:value="22.1401426525337">
                <text:p>22.14014265253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39.8907885852589">
                <text:p>-39.8907885852589</text:p>
              </table:table-cell>
              <table:table-cell office:value-type="float" office:value="-198.172220171528">
                <text:p>-198.172220171528</text:p>
              </table:table-cell>
              <table:table-cell office:value-type="float" office:value="238.063008756786">
                <text:p>238.063008756786</text:p>
              </table:table-cell>
              <table:table-cell office:value-type="float" office:value="19.9453942926295">
                <text:p>19.94539429262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35.4891407448168">
                <text:p>-35.4891407448168</text:p>
              </table:table-cell>
              <table:table-cell office:value-type="float" office:value="-200.942742169714">
                <text:p>-200.942742169714</text:p>
              </table:table-cell>
              <table:table-cell office:value-type="float" office:value="236.431882914531">
                <text:p>236.431882914531</text:p>
              </table:table-cell>
              <table:table-cell office:value-type="float" office:value="17.7445703724083">
                <text:p>17.74457037240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31.0766825683125">
                <text:p>-31.0766825683125</text:p>
              </table:table-cell>
              <table:table-cell office:value-type="float" office:value="-203.65205506206">
                <text:p>-203.65205506206</text:p>
              </table:table-cell>
              <table:table-cell office:value-type="float" office:value="234.728737630372">
                <text:p>234.728737630372</text:p>
              </table:table-cell>
              <table:table-cell office:value-type="float" office:value="15.5383412841563">
                <text:p>15.53834128415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26.6547581332516">
                <text:p>-26.6547581332516</text:p>
              </table:table-cell>
              <table:table-cell office:value-type="float" office:value="-206.299333565612">
                <text:p>-206.299333565612</text:p>
              </table:table-cell>
              <table:table-cell office:value-type="float" office:value="232.954091698863">
                <text:p>232.954091698863</text:p>
              </table:table-cell>
              <table:table-cell office:value-type="float" office:value="13.3273790666258">
                <text:p>13.32737906662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22.2247144006529">
                <text:p>-22.2247144006529</text:p>
              </table:table-cell>
              <table:table-cell office:value-type="float" office:value="-208.883771293693">
                <text:p>-208.883771293693</text:p>
              </table:table-cell>
              <table:table-cell office:value-type="float" office:value="231.108485694346">
                <text:p>231.108485694346</text:p>
              </table:table-cell>
              <table:table-cell office:value-type="float" office:value="11.1123572003265">
                <text:p>11.11235720032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7.787900804752">
                <text:p>-17.787900804752</text:p>
              </table:table-cell>
              <table:table-cell office:value-type="float" office:value="-211.404581001536">
                <text:p>-211.404581001536</text:p>
              </table:table-cell>
              <table:table-cell office:value-type="float" office:value="229.192481806288">
                <text:p>229.192481806288</text:p>
              </table:table-cell>
              <table:table-cell office:value-type="float" office:value="8.89395040237596">
                <text:p>8.893950402375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3.3456688419508">
                <text:p>-13.3456688419508</text:p>
              </table:table-cell>
              <table:table-cell office:value-type="float" office:value="-213.860994826083">
                <text:p>-213.860994826083</text:p>
              </table:table-cell>
              <table:table-cell office:value-type="float" office:value="227.206663668034">
                <text:p>227.206663668034</text:p>
              </table:table-cell>
              <table:table-cell office:value-type="float" office:value="6.67283442097531">
                <text:p>6.672834420975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8.89937165913771">
                <text:p>-8.89937165913771</text:p>
              </table:table-cell>
              <table:table-cell office:value-type="float" office:value="-216.252264519889">
                <text:p>-216.252264519889</text:p>
              </table:table-cell>
              <table:table-cell office:value-type="float" office:value="225.151636179026">
                <text:p>225.151636179026</text:p>
              </table:table-cell>
              <table:table-cell office:value-type="float" office:value="4.44968582956891">
                <text:p>4.449685829568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4.45036364150731">
                <text:p>-4.45036364150731</text:p>
              </table:table-cell>
              <table:table-cell office:value-type="float" office:value="-218.577661679039">
                <text:p>-218.577661679039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2.22518182075366">
                <text:p>2.225181820753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00000000000062456986756515">
                <text:p>-0.000000000000062456986756515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2518182075365">
                <text:p>-2.2251818207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4968582956885">
                <text:p>-4.4496858295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67283442097536">
                <text:p>-6.6728344209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89395040237596">
                <text:p>-8.8939504023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1123572003264">
                <text:p>-11.112357200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3273790666258">
                <text:p>-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5383412841563">
                <text:p>-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7445703724083">
                <text:p>-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9453942926294">
                <text:p>-19.94539429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1401426525336">
                <text:p>-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3281469105094">
                <text:p>-24.32814691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5087405792643">
                <text:p>-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6812594288428">
                <text:p>-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8450416889576">
                <text:p>-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9994282505714">
                <text:p>-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1437628666674">
                <text:p>-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7.2773923521489">
                <text:p>-37.277392352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3996667828058">
                <text:p>-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5099396932875">
                <text:p>-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6075682740227">
                <text:p>-43.607568274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5.6919135670258">
                <text:p>-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7623406605288">
                <text:p>-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8182188823824">
                <text:p>-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8589219921645">
                <text:p>-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3.8838283719392">
                <text:p>-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8923212156074">
                <text:p>-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8837887167922">
                <text:p>-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8576242552011">
                <text:p>-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813226581408">
                <text:p>-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3.75">
                <text:p>-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813226581408">
                <text:p>-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8576242552011">
                <text:p>-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8837887167922">
                <text:p>-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8923212156074">
                <text:p>-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3.8838283719392">
                <text:p>-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8589219921645">
                <text:p>-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8182188823824">
                <text:p>-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7623406605288">
                <text:p>-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5.6919135670258">
                <text:p>-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6075682740228">
                <text:p>-43.607568274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5099396932875">
                <text:p>-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3996667828058">
                <text:p>-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7.2773923521489">
                <text:p>-37.277392352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1437628666674">
                <text:p>-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9994282505714">
                <text:p>-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8450416889576">
                <text:p>-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6812594288428">
                <text:p>-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5087405792643">
                <text:p>-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3281469105094">
                <text:p>-24.32814691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1401426525336">
                <text:p>-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9453942926294">
                <text:p>-19.94539429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7445703724083">
                <text:p>-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5383412841563">
                <text:p>-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3273790666258">
                <text:p>-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1123572003264">
                <text:p>-11.112357200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89395040237598">
                <text:p>-8.8939504023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67283442097533">
                <text:p>-6.672834420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4968582956886">
                <text:p>-4.4496858295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2518182075363">
                <text:p>-2.2251818207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2518182075363">
                <text:p>2.2251818207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4968582956886">
                <text:p>4.4496858295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67283442097533">
                <text:p>6.6728344209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9395040237598">
                <text:p>8.8939504023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123572003264">
                <text:p>11.112357200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73790666258">
                <text:p>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383412841563">
                <text:p>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7445703724083">
                <text:p>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453942926294">
                <text:p>19.94539429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401426525336">
                <text:p>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281469105094">
                <text:p>24.32814691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5087405792643">
                <text:p>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812594288428">
                <text:p>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8450416889576">
                <text:p>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994282505714">
                <text:p>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1437628666674">
                <text:p>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2773923521489">
                <text:p>37.277392352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3996667828058">
                <text:p>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099396932875">
                <text:p>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6075682740228">
                <text:p>43.607568274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6919135670258">
                <text:p>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7623406605288">
                <text:p>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8182188823824">
                <text:p>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8589219921645">
                <text:p>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8838283719392">
                <text:p>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8923212156074">
                <text:p>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8837887167922">
                <text:p>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8576242552011">
                <text:p>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813226581408">
                <text:p>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813226581408">
                <text:p>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8576242552011">
                <text:p>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8837887167922">
                <text:p>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8923212156074">
                <text:p>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8838283719392">
                <text:p>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8589219921645">
                <text:p>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8182188823824">
                <text:p>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7623406605288">
                <text:p>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6919135670258">
                <text:p>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6075682740228">
                <text:p>43.607568274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099396932875">
                <text:p>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3996667828058">
                <text:p>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277392352149">
                <text:p>37.2773923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1437628666674">
                <text:p>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994282505714">
                <text:p>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8450416889576">
                <text:p>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812594288428">
                <text:p>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5087405792643">
                <text:p>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281469105095">
                <text:p>24.328146910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401426525336">
                <text:p>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453942926295">
                <text:p>19.945394292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7445703724083">
                <text:p>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383412841563">
                <text:p>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73790666258">
                <text:p>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123572003265">
                <text:p>11.11235720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9395040237595">
                <text:p>8.8939504023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67283442097535">
                <text:p>6.6728344209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4968582956886">
                <text:p>4.4496858295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2518182075368">
                <text:p>2.22518182075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2518182075366">
                <text:p>-2.2251818207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4968582956886">
                <text:p>-4.4496858295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67283442097535">
                <text:p>-6.6728344209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89395040237595">
                <text:p>-8.8939504023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1123572003264">
                <text:p>-11.112357200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3273790666258">
                <text:p>-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5383412841563">
                <text:p>-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7445703724083">
                <text:p>-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9453942926294">
                <text:p>-19.94539429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1401426525336">
                <text:p>-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3281469105094">
                <text:p>-24.32814691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5087405792643">
                <text:p>-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6812594288428">
                <text:p>-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8450416889576">
                <text:p>-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9994282505714">
                <text:p>-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1437628666674">
                <text:p>-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7.2773923521489">
                <text:p>-37.277392352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3996667828058">
                <text:p>-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5099396932875">
                <text:p>-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6075682740227">
                <text:p>-43.607568274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5.6919135670258">
                <text:p>-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7623406605288">
                <text:p>-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8182188823824">
                <text:p>-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8589219921645">
                <text:p>-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3.8838283719392">
                <text:p>-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8923212156074">
                <text:p>-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8837887167922">
                <text:p>-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8576242552011">
                <text:p>-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813226581408">
                <text:p>-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3.75">
                <text:p>-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813226581408">
                <text:p>-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8576242552011">
                <text:p>-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8837887167922">
                <text:p>-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8923212156074">
                <text:p>-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3.8838283719392">
                <text:p>-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8589219921645">
                <text:p>-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8182188823824">
                <text:p>-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7623406605288">
                <text:p>-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5.6919135670258">
                <text:p>-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6075682740228">
                <text:p>-43.607568274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5099396932875">
                <text:p>-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3996667828058">
                <text:p>-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7.2773923521489">
                <text:p>-37.277392352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1437628666674">
                <text:p>-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9994282505714">
                <text:p>-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8450416889576">
                <text:p>-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6812594288428">
                <text:p>-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5087405792643">
                <text:p>-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3281469105095">
                <text:p>-24.328146910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1401426525336">
                <text:p>-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9453942926294">
                <text:p>-19.94539429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7445703724083">
                <text:p>-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5383412841563">
                <text:p>-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3273790666258">
                <text:p>-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1123572003264">
                <text:p>-11.112357200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89395040237598">
                <text:p>-8.8939504023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67283442097535">
                <text:p>-6.6728344209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4968582956889">
                <text:p>-4.4496858295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2518182075362">
                <text:p>-2.2251818207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2518182075363">
                <text:p>2.2251818207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4968582956884">
                <text:p>4.4496858295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67283442097531">
                <text:p>6.67283442097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9395040237599">
                <text:p>8.8939504023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123572003264">
                <text:p>11.112357200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73790666258">
                <text:p>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383412841563">
                <text:p>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7445703724084">
                <text:p>17.744570372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453942926294">
                <text:p>19.94539429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401426525336">
                <text:p>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281469105094">
                <text:p>24.32814691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5087405792643">
                <text:p>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812594288428">
                <text:p>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8450416889576">
                <text:p>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994282505714">
                <text:p>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1437628666674">
                <text:p>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277392352149">
                <text:p>37.2773923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3996667828058">
                <text:p>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099396932875">
                <text:p>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6075682740227">
                <text:p>43.607568274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6919135670258">
                <text:p>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7623406605288">
                <text:p>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8182188823824">
                <text:p>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8589219921645">
                <text:p>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8838283719391">
                <text:p>53.883828371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8923212156074">
                <text:p>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8837887167922">
                <text:p>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8576242552011">
                <text:p>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8132265814079">
                <text:p>61.8132265814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813226581408">
                <text:p>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8576242552011">
                <text:p>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8837887167922">
                <text:p>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8923212156074">
                <text:p>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8838283719392">
                <text:p>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8589219921645">
                <text:p>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8182188823824">
                <text:p>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7623406605288">
                <text:p>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6919135670258">
                <text:p>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6075682740228">
                <text:p>43.607568274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099396932875">
                <text:p>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3996667828058">
                <text:p>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277392352149">
                <text:p>37.2773923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1437628666674">
                <text:p>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994282505714">
                <text:p>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8450416889576">
                <text:p>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812594288428">
                <text:p>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5087405792643">
                <text:p>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281469105095">
                <text:p>24.328146910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401426525336">
                <text:p>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453942926295">
                <text:p>19.945394292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7445703724083">
                <text:p>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383412841563">
                <text:p>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73790666258">
                <text:p>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123572003265">
                <text:p>11.11235720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9395040237595">
                <text:p>8.8939504023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67283442097535">
                <text:p>6.6728344209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4968582956886">
                <text:p>4.4496858295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2518182075368">
                <text:p>2.22518182075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2518182075366">
                <text:p>-2.2251818207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4968582956886">
                <text:p>-4.4496858295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67283442097535">
                <text:p>-6.6728344209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89395040237595">
                <text:p>-8.8939504023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1123572003264">
                <text:p>-11.112357200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3273790666258">
                <text:p>-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5383412841563">
                <text:p>-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7445703724083">
                <text:p>-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9453942926294">
                <text:p>-19.94539429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1401426525336">
                <text:p>-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3281469105094">
                <text:p>-24.32814691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5087405792643">
                <text:p>-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6812594288428">
                <text:p>-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8450416889576">
                <text:p>-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9994282505714">
                <text:p>-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1437628666674">
                <text:p>-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7.2773923521489">
                <text:p>-37.277392352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3996667828058">
                <text:p>-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5099396932875">
                <text:p>-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6075682740227">
                <text:p>-43.607568274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5.6919135670258">
                <text:p>-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7623406605288">
                <text:p>-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8182188823824">
                <text:p>-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8589219921645">
                <text:p>-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3.8838283719392">
                <text:p>-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8923212156074">
                <text:p>-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8837887167922">
                <text:p>-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8576242552011">
                <text:p>-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813226581408">
                <text:p>-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3.75">
                <text:p>-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813226581408">
                <text:p>-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8576242552011">
                <text:p>-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8837887167922">
                <text:p>-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8923212156074">
                <text:p>-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3.8838283719392">
                <text:p>-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8589219921646">
                <text:p>-51.858921992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8182188823824">
                <text:p>-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7623406605288">
                <text:p>-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5.6919135670258">
                <text:p>-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6075682740228">
                <text:p>-43.607568274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5099396932875">
                <text:p>-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3996667828058">
                <text:p>-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7.2773923521489">
                <text:p>-37.277392352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1437628666674">
                <text:p>-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9994282505714">
                <text:p>-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8450416889577">
                <text:p>-30.8450416889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6812594288428">
                <text:p>-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5087405792643">
                <text:p>-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3281469105095">
                <text:p>-24.328146910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1401426525336">
                <text:p>-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9453942926294">
                <text:p>-19.945394292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7445703724083">
                <text:p>-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5383412841563">
                <text:p>-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3273790666259">
                <text:p>-13.327379066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1123572003265">
                <text:p>-11.11235720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89395040237596">
                <text:p>-8.8939504023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67283442097535">
                <text:p>-6.6728344209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44968582956891">
                <text:p>-4.4496858295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22518182075365">
                <text:p>-2.2251818207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2518182075365">
                <text:p>2.22518182075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4968582956884">
                <text:p>4.4496858295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67283442097529">
                <text:p>6.6728344209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9395040237596">
                <text:p>8.8939504023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123572003264">
                <text:p>11.112357200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73790666258">
                <text:p>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383412841563">
                <text:p>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7445703724083">
                <text:p>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453942926295">
                <text:p>19.945394292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401426525336">
                <text:p>22.140142652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281469105094">
                <text:p>24.32814691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5087405792643">
                <text:p>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812594288428">
                <text:p>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8450416889576">
                <text:p>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994282505714">
                <text:p>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1437628666674">
                <text:p>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277392352149">
                <text:p>37.2773923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3996667828058">
                <text:p>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099396932875">
                <text:p>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6075682740227">
                <text:p>43.607568274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6919135670257">
                <text:p>45.691913567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7623406605288">
                <text:p>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8182188823824">
                <text:p>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8589219921645">
                <text:p>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8838283719391">
                <text:p>53.883828371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8923212156074">
                <text:p>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8837887167922">
                <text:p>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8576242552011">
                <text:p>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8132265814079">
                <text:p>61.8132265814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813226581408">
                <text:p>61.81322658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8576242552011">
                <text:p>59.857624255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8837887167922">
                <text:p>57.8837887167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8923212156074">
                <text:p>55.892321215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8838283719392">
                <text:p>53.883828371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8589219921645">
                <text:p>51.858921992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8182188823824">
                <text:p>49.818218882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7623406605288">
                <text:p>47.762340660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6919135670258">
                <text:p>45.691913567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6075682740228">
                <text:p>43.607568274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099396932875">
                <text:p>41.509939693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3996667828058">
                <text:p>39.39966678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277392352149">
                <text:p>37.2773923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1437628666674">
                <text:p>35.14376286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994282505714">
                <text:p>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8450416889576">
                <text:p>30.84504168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812594288428">
                <text:p>28.681259428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5087405792643">
                <text:p>26.508740579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281469105094">
                <text:p>24.328146910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1401426525337">
                <text:p>22.140142652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9453942926295">
                <text:p>19.945394292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7445703724083">
                <text:p>17.744570372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5383412841563">
                <text:p>15.538341284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3273790666258">
                <text:p>13.3273790666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1123572003265">
                <text:p>11.11235720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89395040237596">
                <text:p>8.8939504023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67283442097531">
                <text:p>6.67283442097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44968582956891">
                <text:p>4.4496858295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2518182075366">
                <text:p>2.2251818207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35cm" svg:height="16.265cm" xlink:href=".." xlink:type="simple" chart:class="chart:scatter" chart:style-name="ch1">
        <chart:legend chart:legend-position="end" svg:x="23.451cm" svg:y="7.296cm" style:legend-expansion="high" chart:style-name="ch2"/>
        <chart:plot-area chart:style-name="ch3" table:cell-range-address="Sheet1.B2:Sheet1.B363 Sheet1.H2:Sheet1.J363" chart:data-source-has-labels="row" svg:x="0.978cm" svg:y="1.435cm" svg:width="21.417cm" svg:height="14.085cm">
          <chartooo:coordinate-region svg:x="1.89cm" svg:y="1.648cm" svg:width="20.225cm" svg:height="13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63" chart:label-cell-address="Sheet1.H2:Sheet1.H2" chart:class="chart:scatter">
            <chart:domain table:cell-range-address="Sheet1.B3:Sheet1.B363"/>
            <chart:data-point chart:repeated="361"/>
          </chart:series>
          <chart:series chart:style-name="ch8" chart:values-cell-range-address="Sheet1.I3:Sheet1.I363" chart:label-cell-address="Sheet1.I2:Sheet1.I2" chart:class="chart:scatter">
            <chart:data-point chart:repeated="361"/>
          </chart:series>
          <chart:series chart:style-name="ch9" chart:values-cell-range-address="Sheet1.J3:Sheet1.J363" chart:label-cell-address="Sheet1.J2:Sheet1.J2" chart:class="chart:scatter">
            <chart:data-point chart:repeated="3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I2:Sheet1.I2</svg:desc>
                </draw:g>
              </table:table-cell>
              <table:table-cell office:value-type="string">
                <text:p>Phase Csv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63</svg:desc>
                </draw:g>
              </table:table-cell>
              <table:table-cell office:value-type="float" office:value="0">
                <text:p>0</text:p>
                <draw:g>
                  <svg:desc>Sheet1.H3:Sheet1.H363</svg:desc>
                </draw:g>
              </table:table-cell>
              <table:table-cell office:value-type="float" office:value="-220.836477965032">
                <text:p>-220.836477965032</text:p>
                <draw:g>
                  <svg:desc>Sheet1.I3:Sheet1.I363</svg:desc>
                </draw:g>
              </table:table-cell>
              <table:table-cell office:value-type="float" office:value="220.836477965032">
                <text:p>220.836477965032</text:p>
                <draw:g>
                  <svg:desc>Sheet1.J3:Sheet1.J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7554546226094">
                <text:p>6.67554546226094</text:p>
              </table:table-cell>
              <table:table-cell office:value-type="float" office:value="-220.802843499792">
                <text:p>-220.802843499792</text:p>
              </table:table-cell>
              <table:table-cell office:value-type="float" office:value="220.802843499792">
                <text:p>220.802843499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3490574887066">
                <text:p>13.3490574887066</text:p>
              </table:table-cell>
              <table:table-cell office:value-type="float" office:value="-220.701950349457">
                <text:p>-220.701950349457</text:p>
              </table:table-cell>
              <table:table-cell office:value-type="float" office:value="220.701950349457">
                <text:p>220.701950349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.018503262926">
                <text:p>20.018503262926</text:p>
              </table:table-cell>
              <table:table-cell office:value-type="float" office:value="-220.533829247058">
                <text:p>-220.533829247058</text:p>
              </table:table-cell>
              <table:table-cell office:value-type="float" office:value="220.533829247058">
                <text:p>220.533829247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6818512071279">
                <text:p>26.6818512071279</text:p>
              </table:table-cell>
              <table:table-cell office:value-type="float" office:value="-220.298531403912">
                <text:p>-220.298531403912</text:p>
              </table:table-cell>
              <table:table-cell office:value-type="float" office:value="220.298531403912">
                <text:p>220.298531403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3.3370716009793">
                <text:p>33.3370716009793</text:p>
              </table:table-cell>
              <table:table-cell office:value-type="float" office:value="-219.996128494019">
                <text:p>-219.996128494019</text:p>
              </table:table-cell>
              <table:table-cell office:value-type="float" office:value="219.996128494019">
                <text:p>219.996128494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9.9821371998774">
                <text:p>39.9821371998774</text:p>
              </table:table-cell>
              <table:table-cell office:value-type="float" office:value="-219.626712632237">
                <text:p>-219.626712632237</text:p>
              </table:table-cell>
              <table:table-cell office:value-type="float" office:value="219.626712632237">
                <text:p>219.626712632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6.6150238524689">
                <text:p>46.6150238524689</text:p>
              </table:table-cell>
              <table:table-cell office:value-type="float" office:value="-219.190396346216">
                <text:p>-219.190396346216</text:p>
              </table:table-cell>
              <table:table-cell office:value-type="float" office:value="219.190396346216">
                <text:p>219.190396346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3.233711117225">
                <text:p>53.233711117225</text:p>
              </table:table-cell>
              <table:table-cell office:value-type="float" office:value="-218.687312542122">
                <text:p>-218.687312542122</text:p>
              </table:table-cell>
              <table:table-cell office:value-type="float" office:value="218.687312542122">
                <text:p>218.687312542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9.8361828778883">
                <text:p>59.8361828778883</text:p>
              </table:table-cell>
              <table:table-cell office:value-type="float" office:value="-218.117614464157">
                <text:p>-218.117614464157</text:p>
              </table:table-cell>
              <table:table-cell office:value-type="float" office:value="218.117614464157">
                <text:p>218.117614464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6.4204279576009">
                <text:p>66.4204279576009</text:p>
              </table:table-cell>
              <table:table-cell office:value-type="float" office:value="-217.481475647873">
                <text:p>-217.481475647873</text:p>
              </table:table-cell>
              <table:table-cell office:value-type="float" office:value="217.481475647873">
                <text:p>217.481475647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2.9844407315284">
                <text:p>72.9844407315284</text:p>
              </table:table-cell>
              <table:table-cell office:value-type="float" office:value="-216.779089867316">
                <text:p>-216.779089867316</text:p>
              </table:table-cell>
              <table:table-cell office:value-type="float" office:value="216.779089867316">
                <text:p>216.779089867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9.526221737793">
                <text:p>79.526221737793</text:p>
              </table:table-cell>
              <table:table-cell office:value-type="float" office:value="-216.010671076">
                <text:p>-216.010671076</text:p>
              </table:table-cell>
              <table:table-cell office:value-type="float" office:value="216.010671076">
                <text:p>216.010671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6.0437782865284">
                <text:p>86.0437782865284</text:p>
              </table:table-cell>
              <table:table-cell office:value-type="float" office:value="-215.176453341731">
                <text:p>-215.176453341731</text:p>
              </table:table-cell>
              <table:table-cell office:value-type="float" office:value="215.176453341731">
                <text:p>215.176453341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2.5351250668729">
                <text:p>92.5351250668729</text:p>
              </table:table-cell>
              <table:table-cell office:value-type="float" office:value="-214.276690775314">
                <text:p>-214.276690775314</text:p>
              </table:table-cell>
              <table:table-cell office:value-type="float" office:value="214.276690775314">
                <text:p>214.276690775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8.9982847517142">
                <text:p>98.9982847517142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213.311657453141">
                <text:p>213.311657453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5.431288600002">
                <text:p>105.431288600002</text:p>
              </table:table-cell>
              <table:table-cell office:value-type="float" office:value="-212.281647333712">
                <text:p>-212.281647333712</text:p>
              </table:table-cell>
              <table:table-cell office:value-type="float" office:value="212.281647333712">
                <text:p>212.281647333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1.832177056447">
                <text:p>111.832177056447</text:p>
              </table:table-cell>
              <table:table-cell office:value-type="float" office:value="-211.186974168086">
                <text:p>-211.186974168086</text:p>
              </table:table-cell>
              <table:table-cell office:value-type="float" office:value="211.186974168086">
                <text:p>211.186974168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8.199000348417">
                <text:p>118.199000348417</text:p>
              </table:table-cell>
              <table:table-cell office:value-type="float" office:value="-210.027971404315">
                <text:p>-210.027971404315</text:p>
              </table:table-cell>
              <table:table-cell office:value-type="float" office:value="210.027971404315">
                <text:p>210.027971404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4.529819079862">
                <text:p>124.529819079862</text:p>
              </table:table-cell>
              <table:table-cell office:value-type="float" office:value="-208.804992085867">
                <text:p>-208.804992085867</text:p>
              </table:table-cell>
              <table:table-cell office:value-type="float" office:value="208.804992085867">
                <text:p>208.804992085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0.822704822068">
                <text:p>130.822704822068</text:p>
              </table:table-cell>
              <table:table-cell office:value-type="float" office:value="-207.51840874409">
                <text:p>-207.51840874409</text:p>
              </table:table-cell>
              <table:table-cell office:value-type="float" office:value="207.51840874409">
                <text:p>207.51840874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7.075740701077">
                <text:p>137.075740701077</text:p>
              </table:table-cell>
              <table:table-cell office:value-type="float" office:value="-206.168613284734">
                <text:p>-206.168613284734</text:p>
              </table:table-cell>
              <table:table-cell office:value-type="float" office:value="206.168613284734">
                <text:p>206.168613284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3.287021981586">
                <text:p>143.287021981586</text:p>
              </table:table-cell>
              <table:table-cell office:value-type="float" office:value="-204.756016868572">
                <text:p>-204.756016868572</text:p>
              </table:table-cell>
              <table:table-cell office:value-type="float" office:value="204.756016868572">
                <text:p>204.756016868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9.454656647147">
                <text:p>149.454656647147</text:p>
              </table:table-cell>
              <table:table-cell office:value-type="float" office:value="-203.281049786155">
                <text:p>-203.281049786155</text:p>
              </table:table-cell>
              <table:table-cell office:value-type="float" office:value="203.281049786155">
                <text:p>203.281049786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5.576765976494">
                <text:p>155.576765976494</text:p>
              </table:table-cell>
              <table:table-cell office:value-type="float" office:value="-201.744161326745">
                <text:p>-201.744161326745</text:p>
              </table:table-cell>
              <table:table-cell office:value-type="float" office:value="201.744161326745">
                <text:p>201.744161326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61.651485115818">
                <text:p>161.651485115818</text:p>
              </table:table-cell>
              <table:table-cell office:value-type="float" office:value="-200.145819641456">
                <text:p>-200.145819641456</text:p>
              </table:table-cell>
              <table:table-cell office:value-type="float" office:value="200.145819641456">
                <text:p>200.14581964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67.676963646822">
                <text:p>167.676963646822</text:p>
              </table:table-cell>
              <table:table-cell office:value-type="float" office:value="-198.486511600648">
                <text:p>-198.486511600648</text:p>
              </table:table-cell>
              <table:table-cell office:value-type="float" office:value="198.486511600648">
                <text:p>198.486511600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3.651366150377">
                <text:p>173.651366150377</text:p>
              </table:table-cell>
              <table:table-cell office:value-type="float" office:value="-196.766742645624">
                <text:p>-196.766742645624</text:p>
              </table:table-cell>
              <table:table-cell office:value-type="float" office:value="196.766742645624">
                <text:p>196.766742645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79.572872765603">
                <text:p>179.572872765603</text:p>
              </table:table-cell>
              <table:table-cell office:value-type="float" office:value="-194.987036634668">
                <text:p>-194.987036634668</text:p>
              </table:table-cell>
              <table:table-cell office:value-type="float" office:value="194.987036634668">
                <text:p>194.987036634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5.439679744224">
                <text:p>185.439679744224</text:p>
              </table:table-cell>
              <table:table-cell office:value-type="float" office:value="-193.147935683472">
                <text:p>-193.147935683472</text:p>
              </table:table-cell>
              <table:table-cell office:value-type="float" office:value="193.147935683472">
                <text:p>193.147935683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1.25">
                <text:p>191.25</text:p>
              </table:table-cell>
              <table:table-cell office:value-type="float" office:value="-191.25">
                <text:p>-191.25</text:p>
              </table:table-cell>
              <table:table-cell office:value-type="float" office:value="191.25">
                <text:p>19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-193.147935683472">
                <text:p>-193.147935683472</text:p>
              </table:table-cell>
              <table:table-cell office:value-type="float" office:value="185.439679744224">
                <text:p>185.439679744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-194.987036634668">
                <text:p>-194.987036634668</text:p>
              </table:table-cell>
              <table:table-cell office:value-type="float" office:value="179.572872765603">
                <text:p>179.572872765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-196.766742645624">
                <text:p>-196.766742645624</text:p>
              </table:table-cell>
              <table:table-cell office:value-type="float" office:value="173.651366150377">
                <text:p>173.651366150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-198.486511600648">
                <text:p>-198.486511600648</text:p>
              </table:table-cell>
              <table:table-cell office:value-type="float" office:value="167.676963646822">
                <text:p>167.676963646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-200.145819641456">
                <text:p>-200.145819641456</text:p>
              </table:table-cell>
              <table:table-cell office:value-type="float" office:value="161.651485115818">
                <text:p>161.65148511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-201.744161326745">
                <text:p>-201.744161326745</text:p>
              </table:table-cell>
              <table:table-cell office:value-type="float" office:value="155.576765976494">
                <text:p>155.576765976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-203.281049786155">
                <text:p>-203.281049786155</text:p>
              </table:table-cell>
              <table:table-cell office:value-type="float" office:value="149.454656647147">
                <text:p>149.454656647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-204.756016868572">
                <text:p>-204.756016868572</text:p>
              </table:table-cell>
              <table:table-cell office:value-type="float" office:value="143.287021981586">
                <text:p>143.2870219815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-206.168613284734">
                <text:p>-206.168613284734</text:p>
              </table:table-cell>
              <table:table-cell office:value-type="float" office:value="137.075740701077">
                <text:p>137.075740701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-207.51840874409">
                <text:p>-207.51840874409</text:p>
              </table:table-cell>
              <table:table-cell office:value-type="float" office:value="130.822704822068">
                <text:p>130.822704822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-208.804992085867">
                <text:p>-208.804992085867</text:p>
              </table:table-cell>
              <table:table-cell office:value-type="float" office:value="124.529819079862">
                <text:p>124.5298190798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-210.027971404315">
                <text:p>-210.027971404315</text:p>
              </table:table-cell>
              <table:table-cell office:value-type="float" office:value="118.199000348417">
                <text:p>118.199000348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-211.186974168086">
                <text:p>-211.186974168086</text:p>
              </table:table-cell>
              <table:table-cell office:value-type="float" office:value="111.832177056447">
                <text:p>111.832177056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-212.281647333712">
                <text:p>-212.281647333712</text:p>
              </table:table-cell>
              <table:table-cell office:value-type="float" office:value="105.431288600002">
                <text:p>105.4312886000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98.9982847517143">
                <text:p>98.9982847517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-214.276690775314">
                <text:p>-214.276690775314</text:p>
              </table:table-cell>
              <table:table-cell office:value-type="float" office:value="92.5351250668729">
                <text:p>92.53512506687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-215.176453341731">
                <text:p>-215.176453341731</text:p>
              </table:table-cell>
              <table:table-cell office:value-type="float" office:value="86.0437782865284">
                <text:p>86.0437782865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-216.010671076">
                <text:p>-216.010671076</text:p>
              </table:table-cell>
              <table:table-cell office:value-type="float" office:value="79.5262217377929">
                <text:p>79.5262217377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-216.779089867316">
                <text:p>-216.779089867316</text:p>
              </table:table-cell>
              <table:table-cell office:value-type="float" office:value="72.9844407315284">
                <text:p>72.9844407315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-217.481475647873">
                <text:p>-217.481475647873</text:p>
              </table:table-cell>
              <table:table-cell office:value-type="float" office:value="66.4204279576008">
                <text:p>66.4204279576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-218.117614464157">
                <text:p>-218.117614464157</text:p>
              </table:table-cell>
              <table:table-cell office:value-type="float" office:value="59.8361828778883">
                <text:p>59.83618287788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-218.687312542122">
                <text:p>-218.687312542122</text:p>
              </table:table-cell>
              <table:table-cell office:value-type="float" office:value="53.233711117225">
                <text:p>53.233711117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-219.190396346216">
                <text:p>-219.190396346216</text:p>
              </table:table-cell>
              <table:table-cell office:value-type="float" office:value="46.6150238524689">
                <text:p>46.6150238524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-219.626712632237">
                <text:p>-219.626712632237</text:p>
              </table:table-cell>
              <table:table-cell office:value-type="float" office:value="39.9821371998775">
                <text:p>39.9821371998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-219.996128494019">
                <text:p>-219.996128494019</text:p>
              </table:table-cell>
              <table:table-cell office:value-type="float" office:value="33.3370716009793">
                <text:p>33.3370716009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-220.298531403912">
                <text:p>-220.298531403912</text:p>
              </table:table-cell>
              <table:table-cell office:value-type="float" office:value="26.681851207128">
                <text:p>26.681851207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-220.533829247058">
                <text:p>-220.533829247058</text:p>
              </table:table-cell>
              <table:table-cell office:value-type="float" office:value="20.018503262926">
                <text:p>20.018503262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20.701950349457">
                <text:p>220.701950349457</text:p>
              </table:table-cell>
              <table:table-cell office:value-type="float" office:value="-220.701950349457">
                <text:p>-220.701950349457</text:p>
              </table:table-cell>
              <table:table-cell office:value-type="float" office:value="13.3490574887067">
                <text:p>13.34905748870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-220.802843499792">
                <text:p>-220.802843499792</text:p>
              </table:table-cell>
              <table:table-cell office:value-type="float" office:value="6.67554546226091">
                <text:p>6.67554546226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0.0000000000000312284933782575">
                <text:p>0.0000000000000312284933782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-220.802843499792">
                <text:p>-220.802843499792</text:p>
              </table:table-cell>
              <table:table-cell office:value-type="float" office:value="-6.67554546226096">
                <text:p>-6.67554546226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20.701950349457">
                <text:p>220.701950349457</text:p>
              </table:table-cell>
              <table:table-cell office:value-type="float" office:value="-220.701950349457">
                <text:p>-220.701950349457</text:p>
              </table:table-cell>
              <table:table-cell office:value-type="float" office:value="-13.3490574887066">
                <text:p>-13.3490574887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-220.533829247058">
                <text:p>-220.533829247058</text:p>
              </table:table-cell>
              <table:table-cell office:value-type="float" office:value="-20.0185032629259">
                <text:p>-20.01850326292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-220.298531403912">
                <text:p>-220.298531403912</text:p>
              </table:table-cell>
              <table:table-cell office:value-type="float" office:value="-26.6818512071279">
                <text:p>-26.68185120712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-219.996128494019">
                <text:p>-219.996128494019</text:p>
              </table:table-cell>
              <table:table-cell office:value-type="float" office:value="-33.3370716009792">
                <text:p>-33.33707160097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-219.626712632237">
                <text:p>-219.626712632237</text:p>
              </table:table-cell>
              <table:table-cell office:value-type="float" office:value="-39.9821371998775">
                <text:p>-39.98213719987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-219.190396346216">
                <text:p>-219.190396346216</text:p>
              </table:table-cell>
              <table:table-cell office:value-type="float" office:value="-46.6150238524689">
                <text:p>-46.6150238524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-218.687312542122">
                <text:p>-218.687312542122</text:p>
              </table:table-cell>
              <table:table-cell office:value-type="float" office:value="-53.2337111172251">
                <text:p>-53.23371111722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-218.117614464157">
                <text:p>-218.117614464157</text:p>
              </table:table-cell>
              <table:table-cell office:value-type="float" office:value="-59.8361828778883">
                <text:p>-59.8361828778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-217.481475647873">
                <text:p>-217.481475647873</text:p>
              </table:table-cell>
              <table:table-cell office:value-type="float" office:value="-66.4204279576009">
                <text:p>-66.4204279576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-216.779089867316">
                <text:p>-216.779089867316</text:p>
              </table:table-cell>
              <table:table-cell office:value-type="float" office:value="-72.9844407315284">
                <text:p>-72.9844407315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-216.010671076">
                <text:p>-216.010671076</text:p>
              </table:table-cell>
              <table:table-cell office:value-type="float" office:value="-79.526221737793">
                <text:p>-79.526221737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-215.176453341731">
                <text:p>-215.176453341731</text:p>
              </table:table-cell>
              <table:table-cell office:value-type="float" office:value="-86.0437782865284">
                <text:p>-86.0437782865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-214.276690775314">
                <text:p>-214.276690775314</text:p>
              </table:table-cell>
              <table:table-cell office:value-type="float" office:value="-92.5351250668729">
                <text:p>-92.5351250668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-98.9982847517142">
                <text:p>-98.9982847517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-212.281647333712">
                <text:p>-212.281647333712</text:p>
              </table:table-cell>
              <table:table-cell office:value-type="float" office:value="-105.431288600002">
                <text:p>-105.431288600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-211.186974168086">
                <text:p>-211.186974168086</text:p>
              </table:table-cell>
              <table:table-cell office:value-type="float" office:value="-111.832177056447">
                <text:p>-111.832177056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-210.027971404315">
                <text:p>-210.027971404315</text:p>
              </table:table-cell>
              <table:table-cell office:value-type="float" office:value="-118.199000348417">
                <text:p>-118.1990003484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-208.804992085867">
                <text:p>-208.804992085867</text:p>
              </table:table-cell>
              <table:table-cell office:value-type="float" office:value="-124.529819079862">
                <text:p>-124.5298190798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-207.51840874409">
                <text:p>-207.51840874409</text:p>
              </table:table-cell>
              <table:table-cell office:value-type="float" office:value="-130.822704822068">
                <text:p>-130.8227048220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-206.168613284734">
                <text:p>-206.168613284734</text:p>
              </table:table-cell>
              <table:table-cell office:value-type="float" office:value="-137.075740701077">
                <text:p>-137.0757407010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-204.756016868572">
                <text:p>-204.756016868572</text:p>
              </table:table-cell>
              <table:table-cell office:value-type="float" office:value="-143.287021981586">
                <text:p>-143.2870219815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-203.281049786155">
                <text:p>-203.281049786155</text:p>
              </table:table-cell>
              <table:table-cell office:value-type="float" office:value="-149.454656647147">
                <text:p>-149.454656647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-201.744161326745">
                <text:p>-201.744161326745</text:p>
              </table:table-cell>
              <table:table-cell office:value-type="float" office:value="-155.576765976494">
                <text:p>-155.576765976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-200.145819641456">
                <text:p>-200.145819641456</text:p>
              </table:table-cell>
              <table:table-cell office:value-type="float" office:value="-161.651485115817">
                <text:p>-161.6514851158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-198.486511600648">
                <text:p>-198.486511600648</text:p>
              </table:table-cell>
              <table:table-cell office:value-type="float" office:value="-167.676963646822">
                <text:p>-167.6769636468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-196.766742645624">
                <text:p>-196.766742645624</text:p>
              </table:table-cell>
              <table:table-cell office:value-type="float" office:value="-173.651366150377">
                <text:p>-173.6513661503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-194.987036634668">
                <text:p>-194.987036634668</text:p>
              </table:table-cell>
              <table:table-cell office:value-type="float" office:value="-179.572872765603">
                <text:p>-179.5728727656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-193.147935683472">
                <text:p>-193.147935683472</text:p>
              </table:table-cell>
              <table:table-cell office:value-type="float" office:value="-185.439679744224">
                <text:p>-185.439679744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1.25">
                <text:p>191.25</text:p>
              </table:table-cell>
              <table:table-cell office:value-type="float" office:value="-191.25">
                <text:p>-191.25</text:p>
              </table:table-cell>
              <table:table-cell office:value-type="float" office:value="-191.25">
                <text:p>-191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-185.439679744224">
                <text:p>-185.439679744224</text:p>
              </table:table-cell>
              <table:table-cell office:value-type="float" office:value="-193.147935683472">
                <text:p>-193.147935683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-179.572872765603">
                <text:p>-179.572872765603</text:p>
              </table:table-cell>
              <table:table-cell office:value-type="float" office:value="-194.987036634668">
                <text:p>-194.987036634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-173.651366150377">
                <text:p>-173.651366150377</text:p>
              </table:table-cell>
              <table:table-cell office:value-type="float" office:value="-196.766742645624">
                <text:p>-196.766742645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-167.676963646822">
                <text:p>-167.676963646822</text:p>
              </table:table-cell>
              <table:table-cell office:value-type="float" office:value="-198.486511600648">
                <text:p>-198.4865116006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-161.651485115818">
                <text:p>-161.651485115818</text:p>
              </table:table-cell>
              <table:table-cell office:value-type="float" office:value="-200.145819641456">
                <text:p>-200.145819641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-155.576765976494">
                <text:p>-155.576765976494</text:p>
              </table:table-cell>
              <table:table-cell office:value-type="float" office:value="-201.744161326745">
                <text:p>-201.7441613267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-149.454656647147">
                <text:p>-149.454656647147</text:p>
              </table:table-cell>
              <table:table-cell office:value-type="float" office:value="-203.281049786155">
                <text:p>-203.281049786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-143.287021981586">
                <text:p>-143.287021981586</text:p>
              </table:table-cell>
              <table:table-cell office:value-type="float" office:value="-204.756016868572">
                <text:p>-204.7560168685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-137.075740701077">
                <text:p>-137.075740701077</text:p>
              </table:table-cell>
              <table:table-cell office:value-type="float" office:value="-206.168613284734">
                <text:p>-206.1686132847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-130.822704822068">
                <text:p>-130.822704822068</text:p>
              </table:table-cell>
              <table:table-cell office:value-type="float" office:value="-207.51840874409">
                <text:p>-207.518408744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-124.529819079862">
                <text:p>-124.529819079862</text:p>
              </table:table-cell>
              <table:table-cell office:value-type="float" office:value="-208.804992085867">
                <text:p>-208.804992085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-118.199000348417">
                <text:p>-118.199000348417</text:p>
              </table:table-cell>
              <table:table-cell office:value-type="float" office:value="-210.027971404315">
                <text:p>-210.027971404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-111.832177056447">
                <text:p>-111.832177056447</text:p>
              </table:table-cell>
              <table:table-cell office:value-type="float" office:value="-211.186974168086">
                <text:p>-211.186974168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-105.431288600002">
                <text:p>-105.431288600002</text:p>
              </table:table-cell>
              <table:table-cell office:value-type="float" office:value="-212.281647333712">
                <text:p>-212.281647333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-98.9982847517142">
                <text:p>-98.9982847517142</text:p>
              </table:table-cell>
              <table:table-cell office:value-type="float" office:value="-213.311657453141">
                <text:p>-213.311657453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-92.5351250668729">
                <text:p>-92.5351250668729</text:p>
              </table:table-cell>
              <table:table-cell office:value-type="float" office:value="-214.276690775314">
                <text:p>-214.276690775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-86.0437782865284">
                <text:p>-86.0437782865284</text:p>
              </table:table-cell>
              <table:table-cell office:value-type="float" office:value="-215.176453341731">
                <text:p>-215.1764533417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-79.526221737793">
                <text:p>-79.526221737793</text:p>
              </table:table-cell>
              <table:table-cell office:value-type="float" office:value="-216.010671076">
                <text:p>-216.0106710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-72.9844407315284">
                <text:p>-72.9844407315284</text:p>
              </table:table-cell>
              <table:table-cell office:value-type="float" office:value="-216.779089867316">
                <text:p>-216.7790898673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-66.4204279576009">
                <text:p>-66.4204279576009</text:p>
              </table:table-cell>
              <table:table-cell office:value-type="float" office:value="-217.481475647873">
                <text:p>-217.4814756478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-59.8361828778883">
                <text:p>-59.8361828778883</text:p>
              </table:table-cell>
              <table:table-cell office:value-type="float" office:value="-218.117614464157">
                <text:p>-218.1176144641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-53.233711117225">
                <text:p>-53.233711117225</text:p>
              </table:table-cell>
              <table:table-cell office:value-type="float" office:value="-218.687312542122">
                <text:p>-218.6873125421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-46.6150238524689">
                <text:p>-46.6150238524689</text:p>
              </table:table-cell>
              <table:table-cell office:value-type="float" office:value="-219.190396346216">
                <text:p>-219.1903963462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-39.9821371998775">
                <text:p>-39.9821371998775</text:p>
              </table:table-cell>
              <table:table-cell office:value-type="float" office:value="-219.626712632237">
                <text:p>-219.626712632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-33.3370716009793">
                <text:p>-33.3370716009793</text:p>
              </table:table-cell>
              <table:table-cell office:value-type="float" office:value="-219.996128494019">
                <text:p>-219.9961284940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-26.6818512071279">
                <text:p>-26.6818512071279</text:p>
              </table:table-cell>
              <table:table-cell office:value-type="float" office:value="-220.298531403912">
                <text:p>-220.2985314039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-20.018503262926">
                <text:p>-20.018503262926</text:p>
              </table:table-cell>
              <table:table-cell office:value-type="float" office:value="-220.533829247058">
                <text:p>-220.533829247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20.701950349457">
                <text:p>220.701950349457</text:p>
              </table:table-cell>
              <table:table-cell office:value-type="float" office:value="-13.3490574887066">
                <text:p>-13.3490574887066</text:p>
              </table:table-cell>
              <table:table-cell office:value-type="float" office:value="-220.701950349457">
                <text:p>-220.7019503494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-6.67554546226097">
                <text:p>-6.67554546226097</text:p>
              </table:table-cell>
              <table:table-cell office:value-type="float" office:value="-220.802843499792">
                <text:p>-220.802843499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0">
                <text:p>0</text:p>
              </table:table-cell>
              <table:table-cell office:value-type="float" office:value="-220.836477965032">
                <text:p>-220.836477965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6.67554546226096">
                <text:p>6.67554546226096</text:p>
              </table:table-cell>
              <table:table-cell office:value-type="float" office:value="-220.802843499792">
                <text:p>-220.8028434997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20.701950349458">
                <text:p>220.701950349458</text:p>
              </table:table-cell>
              <table:table-cell office:value-type="float" office:value="13.3490574887066">
                <text:p>13.3490574887066</text:p>
              </table:table-cell>
              <table:table-cell office:value-type="float" office:value="-220.701950349458">
                <text:p>-220.7019503494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20.018503262926">
                <text:p>20.018503262926</text:p>
              </table:table-cell>
              <table:table-cell office:value-type="float" office:value="-220.533829247058">
                <text:p>-220.5338292470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26.6818512071279">
                <text:p>26.6818512071279</text:p>
              </table:table-cell>
              <table:table-cell office:value-type="float" office:value="-220.298531403912">
                <text:p>-220.2985314039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33.3370716009793">
                <text:p>33.3370716009793</text:p>
              </table:table-cell>
              <table:table-cell office:value-type="float" office:value="-219.996128494019">
                <text:p>-219.996128494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39.9821371998775">
                <text:p>39.9821371998775</text:p>
              </table:table-cell>
              <table:table-cell office:value-type="float" office:value="-219.626712632237">
                <text:p>-219.6267126322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46.6150238524689">
                <text:p>46.6150238524689</text:p>
              </table:table-cell>
              <table:table-cell office:value-type="float" office:value="-219.190396346216">
                <text:p>-219.1903963462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53.233711117225">
                <text:p>53.233711117225</text:p>
              </table:table-cell>
              <table:table-cell office:value-type="float" office:value="-218.687312542122">
                <text:p>-218.687312542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59.8361828778883">
                <text:p>59.8361828778883</text:p>
              </table:table-cell>
              <table:table-cell office:value-type="float" office:value="-218.117614464157">
                <text:p>-218.1176144641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66.4204279576009">
                <text:p>66.4204279576009</text:p>
              </table:table-cell>
              <table:table-cell office:value-type="float" office:value="-217.481475647873">
                <text:p>-217.481475647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72.9844407315284">
                <text:p>72.9844407315284</text:p>
              </table:table-cell>
              <table:table-cell office:value-type="float" office:value="-216.779089867316">
                <text:p>-216.779089867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79.526221737793">
                <text:p>79.526221737793</text:p>
              </table:table-cell>
              <table:table-cell office:value-type="float" office:value="-216.010671076">
                <text:p>-216.010671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86.0437782865284">
                <text:p>86.0437782865284</text:p>
              </table:table-cell>
              <table:table-cell office:value-type="float" office:value="-215.176453341731">
                <text:p>-215.1764533417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92.5351250668729">
                <text:p>92.5351250668729</text:p>
              </table:table-cell>
              <table:table-cell office:value-type="float" office:value="-214.276690775314">
                <text:p>-214.2766907753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98.9982847517142">
                <text:p>98.9982847517142</text:p>
              </table:table-cell>
              <table:table-cell office:value-type="float" office:value="-213.311657453141">
                <text:p>-213.3116574531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105.431288600002">
                <text:p>105.431288600002</text:p>
              </table:table-cell>
              <table:table-cell office:value-type="float" office:value="-212.281647333712">
                <text:p>-212.2816473337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111.832177056447">
                <text:p>111.832177056447</text:p>
              </table:table-cell>
              <table:table-cell office:value-type="float" office:value="-211.186974168086">
                <text:p>-211.1869741680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118.199000348417">
                <text:p>118.199000348417</text:p>
              </table:table-cell>
              <table:table-cell office:value-type="float" office:value="-210.027971404315">
                <text:p>-210.0279714043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124.529819079862">
                <text:p>124.529819079862</text:p>
              </table:table-cell>
              <table:table-cell office:value-type="float" office:value="-208.804992085867">
                <text:p>-208.8049920858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130.822704822068">
                <text:p>130.822704822068</text:p>
              </table:table-cell>
              <table:table-cell office:value-type="float" office:value="-207.51840874409">
                <text:p>-207.518408744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137.075740701077">
                <text:p>137.075740701077</text:p>
              </table:table-cell>
              <table:table-cell office:value-type="float" office:value="-206.168613284734">
                <text:p>-206.1686132847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143.287021981586">
                <text:p>143.287021981586</text:p>
              </table:table-cell>
              <table:table-cell office:value-type="float" office:value="-204.756016868572">
                <text:p>-204.756016868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149.454656647147">
                <text:p>149.454656647147</text:p>
              </table:table-cell>
              <table:table-cell office:value-type="float" office:value="-203.281049786155">
                <text:p>-203.2810497861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155.576765976494">
                <text:p>155.576765976494</text:p>
              </table:table-cell>
              <table:table-cell office:value-type="float" office:value="-201.744161326745">
                <text:p>-201.744161326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161.651485115818">
                <text:p>161.651485115818</text:p>
              </table:table-cell>
              <table:table-cell office:value-type="float" office:value="-200.145819641456">
                <text:p>-200.145819641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167.676963646822">
                <text:p>167.676963646822</text:p>
              </table:table-cell>
              <table:table-cell office:value-type="float" office:value="-198.486511600648">
                <text:p>-198.486511600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173.651366150377">
                <text:p>173.651366150377</text:p>
              </table:table-cell>
              <table:table-cell office:value-type="float" office:value="-196.766742645624">
                <text:p>-196.766742645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179.572872765603">
                <text:p>179.572872765603</text:p>
              </table:table-cell>
              <table:table-cell office:value-type="float" office:value="-194.987036634668">
                <text:p>-194.987036634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185.439679744224">
                <text:p>185.439679744224</text:p>
              </table:table-cell>
              <table:table-cell office:value-type="float" office:value="-193.147935683472">
                <text:p>-193.1479356834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91.25">
                <text:p>191.25</text:p>
              </table:table-cell>
              <table:table-cell office:value-type="float" office:value="191.25">
                <text:p>191.25</text:p>
              </table:table-cell>
              <table:table-cell office:value-type="float" office:value="-191.25">
                <text:p>-191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85.439679744224">
                <text:p>185.439679744224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-193.147935683472">
                <text:p>-193.1479356834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79.572872765603">
                <text:p>179.572872765603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-194.987036634668">
                <text:p>-194.9870366346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73.651366150377">
                <text:p>173.651366150377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-196.766742645624">
                <text:p>-196.7667426456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67.676963646822">
                <text:p>167.676963646822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-198.486511600648">
                <text:p>-198.4865116006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61.651485115818">
                <text:p>161.651485115818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-200.145819641456">
                <text:p>-200.145819641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55.576765976494">
                <text:p>155.576765976494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-201.744161326745">
                <text:p>-201.7441613267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49.454656647147">
                <text:p>149.454656647147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-203.281049786155">
                <text:p>-203.2810497861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43.287021981586">
                <text:p>143.287021981586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-204.756016868572">
                <text:p>-204.7560168685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37.075740701077">
                <text:p>137.075740701077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-206.168613284734">
                <text:p>-206.168613284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30.822704822068">
                <text:p>130.822704822068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-207.51840874409">
                <text:p>-207.518408744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24.529819079862">
                <text:p>124.529819079862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-208.804992085867">
                <text:p>-208.8049920858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18.199000348417">
                <text:p>118.199000348417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-210.027971404315">
                <text:p>-210.027971404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11.832177056447">
                <text:p>111.832177056447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-211.186974168086">
                <text:p>-211.186974168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5.431288600002">
                <text:p>105.431288600002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-212.281647333712">
                <text:p>-212.2816473337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98.9982847517143">
                <text:p>98.9982847517143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-213.311657453141">
                <text:p>-213.311657453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92.5351250668729">
                <text:p>92.5351250668729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-214.276690775314">
                <text:p>-214.2766907753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86.0437782865284">
                <text:p>86.0437782865284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-215.176453341731">
                <text:p>-215.1764533417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79.526221737793">
                <text:p>79.526221737793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-216.010671076">
                <text:p>-216.0106710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72.9844407315285">
                <text:p>72.9844407315285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-216.779089867316">
                <text:p>-216.7790898673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66.4204279576008">
                <text:p>66.4204279576008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-217.481475647873">
                <text:p>-217.4814756478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59.8361828778883">
                <text:p>59.8361828778883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-218.117614464157">
                <text:p>-218.1176144641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53.233711117225">
                <text:p>53.233711117225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-218.687312542122">
                <text:p>-218.6873125421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46.615023852469">
                <text:p>46.615023852469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-219.190396346216">
                <text:p>-219.190396346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9.9821371998775">
                <text:p>39.9821371998775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-219.626712632237">
                <text:p>-219.6267126322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3.3370716009793">
                <text:p>33.3370716009793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-219.996128494019">
                <text:p>-219.996128494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6.681851207128">
                <text:p>26.681851207128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-220.298531403912">
                <text:p>-220.2985314039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0.018503262926">
                <text:p>20.018503262926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-220.533829247058">
                <text:p>-220.5338292470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.3490574887067">
                <text:p>13.3490574887067</text:p>
              </table:table-cell>
              <table:table-cell office:value-type="float" office:value="220.701950349458">
                <text:p>220.701950349458</text:p>
              </table:table-cell>
              <table:table-cell office:value-type="float" office:value="-220.701950349458">
                <text:p>-220.701950349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.6755454622609">
                <text:p>6.6755454622609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-220.802843499792">
                <text:p>-220.8028434997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6.67554546226096">
                <text:p>-6.67554546226096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-220.802843499792">
                <text:p>-220.802843499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3.3490574887066">
                <text:p>-13.3490574887066</text:p>
              </table:table-cell>
              <table:table-cell office:value-type="float" office:value="220.701950349458">
                <text:p>220.701950349458</text:p>
              </table:table-cell>
              <table:table-cell office:value-type="float" office:value="-220.701950349458">
                <text:p>-220.7019503494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20.0185032629259">
                <text:p>-20.0185032629259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-220.533829247058">
                <text:p>-220.5338292470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26.6818512071279">
                <text:p>-26.6818512071279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-220.298531403912">
                <text:p>-220.2985314039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33.3370716009792">
                <text:p>-33.3370716009792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-219.996128494019">
                <text:p>-219.996128494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39.9821371998774">
                <text:p>-39.9821371998774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-219.626712632237">
                <text:p>-219.6267126322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46.6150238524689">
                <text:p>-46.6150238524689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-219.190396346216">
                <text:p>-219.1903963462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53.2337111172251">
                <text:p>-53.2337111172251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-218.687312542122">
                <text:p>-218.6873125421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59.8361828778883">
                <text:p>-59.8361828778883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-218.117614464157">
                <text:p>-218.1176144641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66.4204279576009">
                <text:p>-66.4204279576009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-217.481475647873">
                <text:p>-217.4814756478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72.9844407315283">
                <text:p>-72.9844407315283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-216.779089867316">
                <text:p>-216.7790898673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79.526221737793">
                <text:p>-79.526221737793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-216.010671076">
                <text:p>-216.0106710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86.0437782865284">
                <text:p>-86.0437782865284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-215.176453341731">
                <text:p>-215.1764533417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2.5351250668728">
                <text:p>-92.5351250668728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-214.276690775314">
                <text:p>-214.2766907753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8.9982847517142">
                <text:p>-98.9982847517142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-213.311657453141">
                <text:p>-213.3116574531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05.431288600002">
                <text:p>-105.431288600002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-212.281647333712">
                <text:p>-212.2816473337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11.832177056447">
                <text:p>-111.832177056447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-211.186974168086">
                <text:p>-211.1869741680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18.199000348417">
                <text:p>-118.199000348417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-210.027971404315">
                <text:p>-210.0279714043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24.529819079862">
                <text:p>-124.529819079862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-208.804992085867">
                <text:p>-208.8049920858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30.822704822068">
                <text:p>-130.822704822068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-207.51840874409">
                <text:p>-207.518408744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37.075740701077">
                <text:p>-137.075740701077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-206.168613284734">
                <text:p>-206.168613284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43.287021981586">
                <text:p>-143.287021981586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-204.756016868572">
                <text:p>-204.7560168685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49.454656647147">
                <text:p>-149.454656647147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-203.281049786155">
                <text:p>-203.2810497861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55.576765976494">
                <text:p>-155.576765976494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-201.744161326745">
                <text:p>-201.7441613267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61.651485115817">
                <text:p>-161.651485115817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-200.145819641456">
                <text:p>-200.1458196414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67.676963646822">
                <text:p>-167.676963646822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-198.486511600648">
                <text:p>-198.4865116006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73.651366150377">
                <text:p>-173.651366150377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-196.766742645624">
                <text:p>-196.766742645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79.572872765603">
                <text:p>-179.572872765603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-194.987036634668">
                <text:p>-194.9870366346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85.439679744224">
                <text:p>-185.439679744224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-193.147935683472">
                <text:p>-193.1479356834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91.25">
                <text:p>-191.25</text:p>
              </table:table-cell>
              <table:table-cell office:value-type="float" office:value="191.25">
                <text:p>191.25</text:p>
              </table:table-cell>
              <table:table-cell office:value-type="float" office:value="-191.25">
                <text:p>-191.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93.147935683472">
                <text:p>-193.147935683472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-185.439679744224">
                <text:p>-185.4396797442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94.987036634668">
                <text:p>-194.987036634668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-179.572872765603">
                <text:p>-179.5728727656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96.766742645624">
                <text:p>-196.766742645624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-173.651366150377">
                <text:p>-173.6513661503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98.486511600648">
                <text:p>-198.486511600648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-167.676963646822">
                <text:p>-167.6769636468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200.145819641456">
                <text:p>-200.145819641456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-161.651485115817">
                <text:p>-161.6514851158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201.744161326745">
                <text:p>-201.744161326745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-155.576765976494">
                <text:p>-155.5767659764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203.281049786155">
                <text:p>-203.281049786155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-149.454656647147">
                <text:p>-149.4546566471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204.756016868572">
                <text:p>-204.756016868572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-143.287021981586">
                <text:p>-143.2870219815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206.168613284734">
                <text:p>-206.168613284734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-137.075740701077">
                <text:p>-137.0757407010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207.51840874409">
                <text:p>-207.51840874409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-130.822704822068">
                <text:p>-130.8227048220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208.804992085867">
                <text:p>-208.804992085867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-124.529819079862">
                <text:p>-124.5298190798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210.027971404315">
                <text:p>-210.027971404315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-118.199000348417">
                <text:p>-118.1990003484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211.186974168086">
                <text:p>-211.186974168086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-111.832177056447">
                <text:p>-111.8321770564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212.281647333712">
                <text:p>-212.281647333712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-105.431288600002">
                <text:p>-105.431288600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-98.9982847517142">
                <text:p>-98.99828475171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214.276690775314">
                <text:p>-214.276690775314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-92.5351250668729">
                <text:p>-92.53512506687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215.176453341731">
                <text:p>-215.176453341731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-86.0437782865285">
                <text:p>-86.04377828652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216.010671076">
                <text:p>-216.010671076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-79.5262217377931">
                <text:p>-79.52622173779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216.779089867316">
                <text:p>-216.779089867316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-72.9844407315284">
                <text:p>-72.9844407315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217.481475647873">
                <text:p>-217.481475647873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-66.4204279576009">
                <text:p>-66.42042795760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218.117614464157">
                <text:p>-218.117614464157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-59.8361828778884">
                <text:p>-59.8361828778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218.687312542122">
                <text:p>-218.687312542122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-53.2337111172251">
                <text:p>-53.23371111722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219.190396346216">
                <text:p>-219.190396346216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-46.6150238524688">
                <text:p>-46.61502385246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219.626712632237">
                <text:p>-219.626712632237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-39.9821371998774">
                <text:p>-39.98213719987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219.996128494019">
                <text:p>-219.996128494019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-33.3370716009793">
                <text:p>-33.33707160097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220.298531403912">
                <text:p>-220.298531403912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-26.681851207128">
                <text:p>-26.6818512071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220.533829247058">
                <text:p>-220.533829247058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-20.0185032629262">
                <text:p>-20.01850326292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220.701950349457">
                <text:p>-220.701950349457</text:p>
              </table:table-cell>
              <table:table-cell office:value-type="float" office:value="220.701950349457">
                <text:p>220.701950349457</text:p>
              </table:table-cell>
              <table:table-cell office:value-type="float" office:value="-13.3490574887066">
                <text:p>-13.34905748870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220.802843499792">
                <text:p>-220.802843499792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-6.67554546226098">
                <text:p>-6.675545462260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0.000000000000062456986756515">
                <text:p>-0.0000000000000624569867565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220.802843499792">
                <text:p>-220.802843499792</text:p>
              </table:table-cell>
              <table:table-cell office:value-type="float" office:value="220.802843499792">
                <text:p>220.802843499792</text:p>
              </table:table-cell>
              <table:table-cell office:value-type="float" office:value="6.67554546226084">
                <text:p>6.67554546226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220.701950349458">
                <text:p>-220.701950349458</text:p>
              </table:table-cell>
              <table:table-cell office:value-type="float" office:value="220.701950349458">
                <text:p>220.701950349458</text:p>
              </table:table-cell>
              <table:table-cell office:value-type="float" office:value="13.3490574887067">
                <text:p>13.34905748870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220.533829247058">
                <text:p>-220.533829247058</text:p>
              </table:table-cell>
              <table:table-cell office:value-type="float" office:value="220.533829247058">
                <text:p>220.533829247058</text:p>
              </table:table-cell>
              <table:table-cell office:value-type="float" office:value="20.018503262926">
                <text:p>20.0185032629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220.298531403912">
                <text:p>-220.298531403912</text:p>
              </table:table-cell>
              <table:table-cell office:value-type="float" office:value="220.298531403912">
                <text:p>220.298531403912</text:p>
              </table:table-cell>
              <table:table-cell office:value-type="float" office:value="26.6818512071279">
                <text:p>26.68185120712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219.996128494019">
                <text:p>-219.996128494019</text:p>
              </table:table-cell>
              <table:table-cell office:value-type="float" office:value="219.996128494019">
                <text:p>219.996128494019</text:p>
              </table:table-cell>
              <table:table-cell office:value-type="float" office:value="33.3370716009792">
                <text:p>33.33707160097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219.626712632237">
                <text:p>-219.626712632237</text:p>
              </table:table-cell>
              <table:table-cell office:value-type="float" office:value="219.626712632237">
                <text:p>219.626712632237</text:p>
              </table:table-cell>
              <table:table-cell office:value-type="float" office:value="39.9821371998773">
                <text:p>39.98213719987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219.190396346216">
                <text:p>-219.190396346216</text:p>
              </table:table-cell>
              <table:table-cell office:value-type="float" office:value="219.190396346216">
                <text:p>219.190396346216</text:p>
              </table:table-cell>
              <table:table-cell office:value-type="float" office:value="46.615023852469">
                <text:p>46.6150238524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218.687312542122">
                <text:p>-218.687312542122</text:p>
              </table:table-cell>
              <table:table-cell office:value-type="float" office:value="218.687312542122">
                <text:p>218.687312542122</text:p>
              </table:table-cell>
              <table:table-cell office:value-type="float" office:value="53.233711117225">
                <text:p>53.2337111172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218.117614464157">
                <text:p>-218.117614464157</text:p>
              </table:table-cell>
              <table:table-cell office:value-type="float" office:value="218.117614464157">
                <text:p>218.117614464157</text:p>
              </table:table-cell>
              <table:table-cell office:value-type="float" office:value="59.8361828778882">
                <text:p>59.83618287788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217.481475647873">
                <text:p>-217.481475647873</text:p>
              </table:table-cell>
              <table:table-cell office:value-type="float" office:value="217.481475647873">
                <text:p>217.481475647873</text:p>
              </table:table-cell>
              <table:table-cell office:value-type="float" office:value="66.4204279576008">
                <text:p>66.42042795760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216.779089867316">
                <text:p>-216.779089867316</text:p>
              </table:table-cell>
              <table:table-cell office:value-type="float" office:value="216.779089867316">
                <text:p>216.779089867316</text:p>
              </table:table-cell>
              <table:table-cell office:value-type="float" office:value="72.9844407315284">
                <text:p>72.98444073152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216.010671076">
                <text:p>-216.010671076</text:p>
              </table:table-cell>
              <table:table-cell office:value-type="float" office:value="216.010671076">
                <text:p>216.010671076</text:p>
              </table:table-cell>
              <table:table-cell office:value-type="float" office:value="79.526221737793">
                <text:p>79.5262217377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215.176453341731">
                <text:p>-215.176453341731</text:p>
              </table:table-cell>
              <table:table-cell office:value-type="float" office:value="215.176453341731">
                <text:p>215.176453341731</text:p>
              </table:table-cell>
              <table:table-cell office:value-type="float" office:value="86.0437782865283">
                <text:p>86.04377828652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214.276690775314">
                <text:p>-214.276690775314</text:p>
              </table:table-cell>
              <table:table-cell office:value-type="float" office:value="214.276690775314">
                <text:p>214.276690775314</text:p>
              </table:table-cell>
              <table:table-cell office:value-type="float" office:value="92.5351250668728">
                <text:p>92.53512506687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98.9982847517141">
                <text:p>98.99828475171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212.281647333712">
                <text:p>-212.281647333712</text:p>
              </table:table-cell>
              <table:table-cell office:value-type="float" office:value="212.281647333712">
                <text:p>212.281647333712</text:p>
              </table:table-cell>
              <table:table-cell office:value-type="float" office:value="105.431288600002">
                <text:p>105.431288600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211.186974168086">
                <text:p>-211.186974168086</text:p>
              </table:table-cell>
              <table:table-cell office:value-type="float" office:value="211.186974168086">
                <text:p>211.186974168086</text:p>
              </table:table-cell>
              <table:table-cell office:value-type="float" office:value="111.832177056447">
                <text:p>111.8321770564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210.027971404315">
                <text:p>-210.027971404315</text:p>
              </table:table-cell>
              <table:table-cell office:value-type="float" office:value="210.027971404315">
                <text:p>210.027971404315</text:p>
              </table:table-cell>
              <table:table-cell office:value-type="float" office:value="118.199000348417">
                <text:p>118.1990003484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208.804992085867">
                <text:p>-208.804992085867</text:p>
              </table:table-cell>
              <table:table-cell office:value-type="float" office:value="208.804992085867">
                <text:p>208.804992085867</text:p>
              </table:table-cell>
              <table:table-cell office:value-type="float" office:value="124.529819079862">
                <text:p>124.5298190798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207.51840874409">
                <text:p>-207.51840874409</text:p>
              </table:table-cell>
              <table:table-cell office:value-type="float" office:value="207.51840874409">
                <text:p>207.51840874409</text:p>
              </table:table-cell>
              <table:table-cell office:value-type="float" office:value="130.822704822068">
                <text:p>130.8227048220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206.168613284734">
                <text:p>-206.168613284734</text:p>
              </table:table-cell>
              <table:table-cell office:value-type="float" office:value="206.168613284734">
                <text:p>206.168613284734</text:p>
              </table:table-cell>
              <table:table-cell office:value-type="float" office:value="137.075740701077">
                <text:p>137.0757407010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204.756016868572">
                <text:p>-204.756016868572</text:p>
              </table:table-cell>
              <table:table-cell office:value-type="float" office:value="204.756016868572">
                <text:p>204.756016868572</text:p>
              </table:table-cell>
              <table:table-cell office:value-type="float" office:value="143.287021981586">
                <text:p>143.287021981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203.281049786155">
                <text:p>-203.281049786155</text:p>
              </table:table-cell>
              <table:table-cell office:value-type="float" office:value="203.281049786155">
                <text:p>203.281049786155</text:p>
              </table:table-cell>
              <table:table-cell office:value-type="float" office:value="149.454656647147">
                <text:p>149.4546566471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201.744161326745">
                <text:p>-201.744161326745</text:p>
              </table:table-cell>
              <table:table-cell office:value-type="float" office:value="201.744161326745">
                <text:p>201.744161326745</text:p>
              </table:table-cell>
              <table:table-cell office:value-type="float" office:value="155.576765976494">
                <text:p>155.5767659764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200.145819641456">
                <text:p>-200.145819641456</text:p>
              </table:table-cell>
              <table:table-cell office:value-type="float" office:value="200.145819641456">
                <text:p>200.145819641456</text:p>
              </table:table-cell>
              <table:table-cell office:value-type="float" office:value="161.651485115818">
                <text:p>161.6514851158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98.486511600648">
                <text:p>-198.486511600648</text:p>
              </table:table-cell>
              <table:table-cell office:value-type="float" office:value="198.486511600648">
                <text:p>198.486511600648</text:p>
              </table:table-cell>
              <table:table-cell office:value-type="float" office:value="167.676963646822">
                <text:p>167.6769636468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96.766742645624">
                <text:p>-196.766742645624</text:p>
              </table:table-cell>
              <table:table-cell office:value-type="float" office:value="196.766742645624">
                <text:p>196.766742645624</text:p>
              </table:table-cell>
              <table:table-cell office:value-type="float" office:value="173.651366150377">
                <text:p>173.6513661503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94.987036634668">
                <text:p>-194.987036634668</text:p>
              </table:table-cell>
              <table:table-cell office:value-type="float" office:value="194.987036634668">
                <text:p>194.987036634668</text:p>
              </table:table-cell>
              <table:table-cell office:value-type="float" office:value="179.572872765603">
                <text:p>179.5728727656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93.147935683472">
                <text:p>-193.147935683472</text:p>
              </table:table-cell>
              <table:table-cell office:value-type="float" office:value="193.147935683472">
                <text:p>193.147935683472</text:p>
              </table:table-cell>
              <table:table-cell office:value-type="float" office:value="185.439679744224">
                <text:p>185.4396797442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91.25">
                <text:p>-191.25</text:p>
              </table:table-cell>
              <table:table-cell office:value-type="float" office:value="191.25">
                <text:p>191.25</text:p>
              </table:table-cell>
              <table:table-cell office:value-type="float" office:value="191.25">
                <text:p>191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93.147935683472">
                <text:p>-193.147935683472</text:p>
              </table:table-cell>
              <table:table-cell office:value-type="float" office:value="185.439679744224">
                <text:p>185.439679744224</text:p>
              </table:table-cell>
              <table:table-cell office:value-type="float" office:value="193.147935683472">
                <text:p>193.1479356834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94.987036634668">
                <text:p>-194.987036634668</text:p>
              </table:table-cell>
              <table:table-cell office:value-type="float" office:value="179.572872765603">
                <text:p>179.572872765603</text:p>
              </table:table-cell>
              <table:table-cell office:value-type="float" office:value="194.987036634668">
                <text:p>194.9870366346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96.766742645624">
                <text:p>-196.766742645624</text:p>
              </table:table-cell>
              <table:table-cell office:value-type="float" office:value="173.651366150377">
                <text:p>173.651366150377</text:p>
              </table:table-cell>
              <table:table-cell office:value-type="float" office:value="196.766742645624">
                <text:p>196.7667426456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98.486511600648">
                <text:p>-198.486511600648</text:p>
              </table:table-cell>
              <table:table-cell office:value-type="float" office:value="167.676963646822">
                <text:p>167.676963646822</text:p>
              </table:table-cell>
              <table:table-cell office:value-type="float" office:value="198.486511600648">
                <text:p>198.4865116006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200.145819641456">
                <text:p>-200.145819641456</text:p>
              </table:table-cell>
              <table:table-cell office:value-type="float" office:value="161.651485115818">
                <text:p>161.651485115818</text:p>
              </table:table-cell>
              <table:table-cell office:value-type="float" office:value="200.145819641456">
                <text:p>200.145819641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201.744161326745">
                <text:p>-201.744161326745</text:p>
              </table:table-cell>
              <table:table-cell office:value-type="float" office:value="155.576765976494">
                <text:p>155.576765976494</text:p>
              </table:table-cell>
              <table:table-cell office:value-type="float" office:value="201.744161326745">
                <text:p>201.7441613267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203.281049786155">
                <text:p>-203.281049786155</text:p>
              </table:table-cell>
              <table:table-cell office:value-type="float" office:value="149.454656647147">
                <text:p>149.454656647147</text:p>
              </table:table-cell>
              <table:table-cell office:value-type="float" office:value="203.281049786155">
                <text:p>203.2810497861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204.756016868572">
                <text:p>-204.756016868572</text:p>
              </table:table-cell>
              <table:table-cell office:value-type="float" office:value="143.287021981586">
                <text:p>143.287021981586</text:p>
              </table:table-cell>
              <table:table-cell office:value-type="float" office:value="204.756016868572">
                <text:p>204.7560168685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206.168613284734">
                <text:p>-206.168613284734</text:p>
              </table:table-cell>
              <table:table-cell office:value-type="float" office:value="137.075740701077">
                <text:p>137.075740701077</text:p>
              </table:table-cell>
              <table:table-cell office:value-type="float" office:value="206.168613284734">
                <text:p>206.1686132847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207.51840874409">
                <text:p>-207.51840874409</text:p>
              </table:table-cell>
              <table:table-cell office:value-type="float" office:value="130.822704822068">
                <text:p>130.822704822068</text:p>
              </table:table-cell>
              <table:table-cell office:value-type="float" office:value="207.51840874409">
                <text:p>207.51840874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208.804992085867">
                <text:p>-208.804992085867</text:p>
              </table:table-cell>
              <table:table-cell office:value-type="float" office:value="124.529819079862">
                <text:p>124.529819079862</text:p>
              </table:table-cell>
              <table:table-cell office:value-type="float" office:value="208.804992085867">
                <text:p>208.8049920858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210.027971404315">
                <text:p>-210.027971404315</text:p>
              </table:table-cell>
              <table:table-cell office:value-type="float" office:value="118.199000348417">
                <text:p>118.199000348417</text:p>
              </table:table-cell>
              <table:table-cell office:value-type="float" office:value="210.027971404315">
                <text:p>210.0279714043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211.186974168086">
                <text:p>-211.186974168086</text:p>
              </table:table-cell>
              <table:table-cell office:value-type="float" office:value="111.832177056447">
                <text:p>111.832177056447</text:p>
              </table:table-cell>
              <table:table-cell office:value-type="float" office:value="211.186974168086">
                <text:p>211.1869741680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212.281647333712">
                <text:p>-212.281647333712</text:p>
              </table:table-cell>
              <table:table-cell office:value-type="float" office:value="105.431288600002">
                <text:p>105.431288600002</text:p>
              </table:table-cell>
              <table:table-cell office:value-type="float" office:value="212.281647333712">
                <text:p>212.2816473337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98.9982847517143">
                <text:p>98.9982847517143</text:p>
              </table:table-cell>
              <table:table-cell office:value-type="float" office:value="213.311657453141">
                <text:p>213.3116574531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214.276690775314">
                <text:p>-214.276690775314</text:p>
              </table:table-cell>
              <table:table-cell office:value-type="float" office:value="92.5351250668729">
                <text:p>92.5351250668729</text:p>
              </table:table-cell>
              <table:table-cell office:value-type="float" office:value="214.276690775314">
                <text:p>214.276690775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215.176453341731">
                <text:p>-215.176453341731</text:p>
              </table:table-cell>
              <table:table-cell office:value-type="float" office:value="86.0437782865284">
                <text:p>86.0437782865284</text:p>
              </table:table-cell>
              <table:table-cell office:value-type="float" office:value="215.176453341731">
                <text:p>215.1764533417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216.010671076">
                <text:p>-216.010671076</text:p>
              </table:table-cell>
              <table:table-cell office:value-type="float" office:value="79.526221737793">
                <text:p>79.526221737793</text:p>
              </table:table-cell>
              <table:table-cell office:value-type="float" office:value="216.010671076">
                <text:p>216.0106710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216.779089867316">
                <text:p>-216.779089867316</text:p>
              </table:table-cell>
              <table:table-cell office:value-type="float" office:value="72.9844407315285">
                <text:p>72.9844407315285</text:p>
              </table:table-cell>
              <table:table-cell office:value-type="float" office:value="216.779089867316">
                <text:p>216.7790898673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217.481475647873">
                <text:p>-217.481475647873</text:p>
              </table:table-cell>
              <table:table-cell office:value-type="float" office:value="66.4204279576009">
                <text:p>66.4204279576009</text:p>
              </table:table-cell>
              <table:table-cell office:value-type="float" office:value="217.481475647873">
                <text:p>217.4814756478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218.117614464157">
                <text:p>-218.117614464157</text:p>
              </table:table-cell>
              <table:table-cell office:value-type="float" office:value="59.8361828778883">
                <text:p>59.8361828778883</text:p>
              </table:table-cell>
              <table:table-cell office:value-type="float" office:value="218.117614464157">
                <text:p>218.1176144641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218.687312542122">
                <text:p>-218.687312542122</text:p>
              </table:table-cell>
              <table:table-cell office:value-type="float" office:value="53.233711117225">
                <text:p>53.233711117225</text:p>
              </table:table-cell>
              <table:table-cell office:value-type="float" office:value="218.687312542122">
                <text:p>218.6873125421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219.190396346216">
                <text:p>-219.190396346216</text:p>
              </table:table-cell>
              <table:table-cell office:value-type="float" office:value="46.615023852469">
                <text:p>46.615023852469</text:p>
              </table:table-cell>
              <table:table-cell office:value-type="float" office:value="219.190396346216">
                <text:p>219.1903963462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219.626712632237">
                <text:p>-219.626712632237</text:p>
              </table:table-cell>
              <table:table-cell office:value-type="float" office:value="39.9821371998776">
                <text:p>39.9821371998776</text:p>
              </table:table-cell>
              <table:table-cell office:value-type="float" office:value="219.626712632237">
                <text:p>219.6267126322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219.996128494019">
                <text:p>-219.996128494019</text:p>
              </table:table-cell>
              <table:table-cell office:value-type="float" office:value="33.3370716009793">
                <text:p>33.3370716009793</text:p>
              </table:table-cell>
              <table:table-cell office:value-type="float" office:value="219.996128494019">
                <text:p>219.9961284940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220.298531403912">
                <text:p>-220.298531403912</text:p>
              </table:table-cell>
              <table:table-cell office:value-type="float" office:value="26.681851207128">
                <text:p>26.681851207128</text:p>
              </table:table-cell>
              <table:table-cell office:value-type="float" office:value="220.298531403912">
                <text:p>220.2985314039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220.533829247058">
                <text:p>-220.533829247058</text:p>
              </table:table-cell>
              <table:table-cell office:value-type="float" office:value="20.018503262926">
                <text:p>20.018503262926</text:p>
              </table:table-cell>
              <table:table-cell office:value-type="float" office:value="220.533829247058">
                <text:p>220.5338292470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220.701950349457">
                <text:p>-220.701950349457</text:p>
              </table:table-cell>
              <table:table-cell office:value-type="float" office:value="13.3490574887067">
                <text:p>13.3490574887067</text:p>
              </table:table-cell>
              <table:table-cell office:value-type="float" office:value="220.701950349457">
                <text:p>220.7019503494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220.802843499792">
                <text:p>-220.802843499792</text:p>
              </table:table-cell>
              <table:table-cell office:value-type="float" office:value="6.67554546226092">
                <text:p>6.67554546226092</text:p>
              </table:table-cell>
              <table:table-cell office:value-type="float" office:value="220.802843499792">
                <text:p>220.8028434997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20.836477965032">
                <text:p>220.8364779650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220.802843499792">
                <text:p>-220.802843499792</text:p>
              </table:table-cell>
              <table:table-cell office:value-type="float" office:value="-6.67554546226098">
                <text:p>-6.67554546226098</text:p>
              </table:table-cell>
              <table:table-cell office:value-type="float" office:value="220.802843499792">
                <text:p>220.8028434997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220.701950349458">
                <text:p>-220.701950349458</text:p>
              </table:table-cell>
              <table:table-cell office:value-type="float" office:value="-13.3490574887066">
                <text:p>-13.3490574887066</text:p>
              </table:table-cell>
              <table:table-cell office:value-type="float" office:value="220.701950349458">
                <text:p>220.7019503494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220.533829247058">
                <text:p>-220.533829247058</text:p>
              </table:table-cell>
              <table:table-cell office:value-type="float" office:value="-20.0185032629259">
                <text:p>-20.0185032629259</text:p>
              </table:table-cell>
              <table:table-cell office:value-type="float" office:value="220.533829247058">
                <text:p>220.5338292470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220.298531403912">
                <text:p>-220.298531403912</text:p>
              </table:table-cell>
              <table:table-cell office:value-type="float" office:value="-26.6818512071279">
                <text:p>-26.6818512071279</text:p>
              </table:table-cell>
              <table:table-cell office:value-type="float" office:value="220.298531403912">
                <text:p>220.2985314039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219.996128494019">
                <text:p>-219.996128494019</text:p>
              </table:table-cell>
              <table:table-cell office:value-type="float" office:value="-33.3370716009792">
                <text:p>-33.3370716009792</text:p>
              </table:table-cell>
              <table:table-cell office:value-type="float" office:value="219.996128494019">
                <text:p>219.9961284940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219.626712632237">
                <text:p>-219.626712632237</text:p>
              </table:table-cell>
              <table:table-cell office:value-type="float" office:value="-39.9821371998774">
                <text:p>-39.9821371998774</text:p>
              </table:table-cell>
              <table:table-cell office:value-type="float" office:value="219.626712632237">
                <text:p>219.6267126322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219.190396346216">
                <text:p>-219.190396346216</text:p>
              </table:table-cell>
              <table:table-cell office:value-type="float" office:value="-46.6150238524688">
                <text:p>-46.6150238524688</text:p>
              </table:table-cell>
              <table:table-cell office:value-type="float" office:value="219.190396346216">
                <text:p>219.190396346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218.687312542122">
                <text:p>-218.687312542122</text:p>
              </table:table-cell>
              <table:table-cell office:value-type="float" office:value="-53.2337111172251">
                <text:p>-53.2337111172251</text:p>
              </table:table-cell>
              <table:table-cell office:value-type="float" office:value="218.687312542122">
                <text:p>218.6873125421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218.117614464157">
                <text:p>-218.117614464157</text:p>
              </table:table-cell>
              <table:table-cell office:value-type="float" office:value="-59.8361828778883">
                <text:p>-59.8361828778883</text:p>
              </table:table-cell>
              <table:table-cell office:value-type="float" office:value="218.117614464157">
                <text:p>218.1176144641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217.481475647873">
                <text:p>-217.481475647873</text:p>
              </table:table-cell>
              <table:table-cell office:value-type="float" office:value="-66.4204279576009">
                <text:p>-66.4204279576009</text:p>
              </table:table-cell>
              <table:table-cell office:value-type="float" office:value="217.481475647873">
                <text:p>217.4814756478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216.779089867316">
                <text:p>-216.779089867316</text:p>
              </table:table-cell>
              <table:table-cell office:value-type="float" office:value="-72.9844407315283">
                <text:p>-72.9844407315283</text:p>
              </table:table-cell>
              <table:table-cell office:value-type="float" office:value="216.779089867316">
                <text:p>216.7790898673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216.010671076">
                <text:p>-216.010671076</text:p>
              </table:table-cell>
              <table:table-cell office:value-type="float" office:value="-79.526221737793">
                <text:p>-79.526221737793</text:p>
              </table:table-cell>
              <table:table-cell office:value-type="float" office:value="216.010671076">
                <text:p>216.0106710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215.176453341731">
                <text:p>-215.176453341731</text:p>
              </table:table-cell>
              <table:table-cell office:value-type="float" office:value="-86.0437782865284">
                <text:p>-86.0437782865284</text:p>
              </table:table-cell>
              <table:table-cell office:value-type="float" office:value="215.176453341731">
                <text:p>215.1764533417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214.276690775314">
                <text:p>-214.276690775314</text:p>
              </table:table-cell>
              <table:table-cell office:value-type="float" office:value="-92.5351250668728">
                <text:p>-92.5351250668728</text:p>
              </table:table-cell>
              <table:table-cell office:value-type="float" office:value="214.276690775314">
                <text:p>214.2766907753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-98.9982847517142">
                <text:p>-98.9982847517142</text:p>
              </table:table-cell>
              <table:table-cell office:value-type="float" office:value="213.311657453141">
                <text:p>213.3116574531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212.281647333712">
                <text:p>-212.281647333712</text:p>
              </table:table-cell>
              <table:table-cell office:value-type="float" office:value="-105.431288600002">
                <text:p>-105.431288600002</text:p>
              </table:table-cell>
              <table:table-cell office:value-type="float" office:value="212.281647333712">
                <text:p>212.2816473337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211.186974168086">
                <text:p>-211.186974168086</text:p>
              </table:table-cell>
              <table:table-cell office:value-type="float" office:value="-111.832177056447">
                <text:p>-111.832177056447</text:p>
              </table:table-cell>
              <table:table-cell office:value-type="float" office:value="211.186974168086">
                <text:p>211.1869741680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210.027971404315">
                <text:p>-210.027971404315</text:p>
              </table:table-cell>
              <table:table-cell office:value-type="float" office:value="-118.199000348417">
                <text:p>-118.199000348417</text:p>
              </table:table-cell>
              <table:table-cell office:value-type="float" office:value="210.027971404315">
                <text:p>210.0279714043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208.804992085867">
                <text:p>-208.804992085867</text:p>
              </table:table-cell>
              <table:table-cell office:value-type="float" office:value="-124.529819079862">
                <text:p>-124.529819079862</text:p>
              </table:table-cell>
              <table:table-cell office:value-type="float" office:value="208.804992085867">
                <text:p>208.804992085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207.51840874409">
                <text:p>-207.51840874409</text:p>
              </table:table-cell>
              <table:table-cell office:value-type="float" office:value="-130.822704822068">
                <text:p>-130.822704822068</text:p>
              </table:table-cell>
              <table:table-cell office:value-type="float" office:value="207.51840874409">
                <text:p>207.518408744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206.168613284734">
                <text:p>-206.168613284734</text:p>
              </table:table-cell>
              <table:table-cell office:value-type="float" office:value="-137.075740701077">
                <text:p>-137.075740701077</text:p>
              </table:table-cell>
              <table:table-cell office:value-type="float" office:value="206.168613284734">
                <text:p>206.1686132847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204.756016868572">
                <text:p>-204.756016868572</text:p>
              </table:table-cell>
              <table:table-cell office:value-type="float" office:value="-143.287021981586">
                <text:p>-143.287021981586</text:p>
              </table:table-cell>
              <table:table-cell office:value-type="float" office:value="204.756016868572">
                <text:p>204.7560168685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203.281049786155">
                <text:p>-203.281049786155</text:p>
              </table:table-cell>
              <table:table-cell office:value-type="float" office:value="-149.454656647147">
                <text:p>-149.454656647147</text:p>
              </table:table-cell>
              <table:table-cell office:value-type="float" office:value="203.281049786155">
                <text:p>203.2810497861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201.744161326745">
                <text:p>-201.744161326745</text:p>
              </table:table-cell>
              <table:table-cell office:value-type="float" office:value="-155.576765976494">
                <text:p>-155.576765976494</text:p>
              </table:table-cell>
              <table:table-cell office:value-type="float" office:value="201.744161326745">
                <text:p>201.7441613267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200.145819641456">
                <text:p>-200.145819641456</text:p>
              </table:table-cell>
              <table:table-cell office:value-type="float" office:value="-161.651485115817">
                <text:p>-161.651485115817</text:p>
              </table:table-cell>
              <table:table-cell office:value-type="float" office:value="200.145819641456">
                <text:p>200.1458196414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98.486511600648">
                <text:p>-198.486511600648</text:p>
              </table:table-cell>
              <table:table-cell office:value-type="float" office:value="-167.676963646822">
                <text:p>-167.676963646822</text:p>
              </table:table-cell>
              <table:table-cell office:value-type="float" office:value="198.486511600648">
                <text:p>198.4865116006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96.766742645624">
                <text:p>-196.766742645624</text:p>
              </table:table-cell>
              <table:table-cell office:value-type="float" office:value="-173.651366150377">
                <text:p>-173.651366150377</text:p>
              </table:table-cell>
              <table:table-cell office:value-type="float" office:value="196.766742645624">
                <text:p>196.7667426456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94.987036634668">
                <text:p>-194.987036634668</text:p>
              </table:table-cell>
              <table:table-cell office:value-type="float" office:value="-179.572872765603">
                <text:p>-179.572872765603</text:p>
              </table:table-cell>
              <table:table-cell office:value-type="float" office:value="194.987036634668">
                <text:p>194.9870366346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93.147935683472">
                <text:p>-193.147935683472</text:p>
              </table:table-cell>
              <table:table-cell office:value-type="float" office:value="-185.439679744224">
                <text:p>-185.439679744224</text:p>
              </table:table-cell>
              <table:table-cell office:value-type="float" office:value="193.147935683472">
                <text:p>193.1479356834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91.25">
                <text:p>-191.25</text:p>
              </table:table-cell>
              <table:table-cell office:value-type="float" office:value="-191.25">
                <text:p>-191.25</text:p>
              </table:table-cell>
              <table:table-cell office:value-type="float" office:value="191.25">
                <text:p>191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85.439679744224">
                <text:p>-185.439679744224</text:p>
              </table:table-cell>
              <table:table-cell office:value-type="float" office:value="-193.147935683472">
                <text:p>-193.147935683472</text:p>
              </table:table-cell>
              <table:table-cell office:value-type="float" office:value="193.147935683472">
                <text:p>193.1479356834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79.572872765603">
                <text:p>-179.572872765603</text:p>
              </table:table-cell>
              <table:table-cell office:value-type="float" office:value="-194.987036634668">
                <text:p>-194.987036634668</text:p>
              </table:table-cell>
              <table:table-cell office:value-type="float" office:value="194.987036634668">
                <text:p>194.9870366346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73.651366150377">
                <text:p>-173.651366150377</text:p>
              </table:table-cell>
              <table:table-cell office:value-type="float" office:value="-196.766742645624">
                <text:p>-196.766742645624</text:p>
              </table:table-cell>
              <table:table-cell office:value-type="float" office:value="196.766742645624">
                <text:p>196.7667426456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7.676963646822">
                <text:p>-167.676963646822</text:p>
              </table:table-cell>
              <table:table-cell office:value-type="float" office:value="-198.486511600648">
                <text:p>-198.486511600648</text:p>
              </table:table-cell>
              <table:table-cell office:value-type="float" office:value="198.486511600648">
                <text:p>198.4865116006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1.651485115817">
                <text:p>-161.651485115817</text:p>
              </table:table-cell>
              <table:table-cell office:value-type="float" office:value="-200.145819641456">
                <text:p>-200.145819641456</text:p>
              </table:table-cell>
              <table:table-cell office:value-type="float" office:value="200.145819641456">
                <text:p>200.1458196414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55.576765976494">
                <text:p>-155.576765976494</text:p>
              </table:table-cell>
              <table:table-cell office:value-type="float" office:value="-201.744161326745">
                <text:p>-201.744161326745</text:p>
              </table:table-cell>
              <table:table-cell office:value-type="float" office:value="201.744161326745">
                <text:p>201.7441613267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49.454656647147">
                <text:p>-149.454656647147</text:p>
              </table:table-cell>
              <table:table-cell office:value-type="float" office:value="-203.281049786155">
                <text:p>-203.281049786155</text:p>
              </table:table-cell>
              <table:table-cell office:value-type="float" office:value="203.281049786155">
                <text:p>203.2810497861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43.287021981586">
                <text:p>-143.287021981586</text:p>
              </table:table-cell>
              <table:table-cell office:value-type="float" office:value="-204.756016868572">
                <text:p>-204.756016868572</text:p>
              </table:table-cell>
              <table:table-cell office:value-type="float" office:value="204.756016868572">
                <text:p>204.7560168685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37.075740701077">
                <text:p>-137.075740701077</text:p>
              </table:table-cell>
              <table:table-cell office:value-type="float" office:value="-206.168613284734">
                <text:p>-206.168613284734</text:p>
              </table:table-cell>
              <table:table-cell office:value-type="float" office:value="206.168613284734">
                <text:p>206.1686132847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30.822704822068">
                <text:p>-130.822704822068</text:p>
              </table:table-cell>
              <table:table-cell office:value-type="float" office:value="-207.51840874409">
                <text:p>-207.51840874409</text:p>
              </table:table-cell>
              <table:table-cell office:value-type="float" office:value="207.51840874409">
                <text:p>207.518408744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24.529819079862">
                <text:p>-124.529819079862</text:p>
              </table:table-cell>
              <table:table-cell office:value-type="float" office:value="-208.804992085867">
                <text:p>-208.804992085867</text:p>
              </table:table-cell>
              <table:table-cell office:value-type="float" office:value="208.804992085867">
                <text:p>208.8049920858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18.199000348417">
                <text:p>-118.199000348417</text:p>
              </table:table-cell>
              <table:table-cell office:value-type="float" office:value="-210.027971404315">
                <text:p>-210.027971404315</text:p>
              </table:table-cell>
              <table:table-cell office:value-type="float" office:value="210.027971404315">
                <text:p>210.0279714043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11.832177056447">
                <text:p>-111.832177056447</text:p>
              </table:table-cell>
              <table:table-cell office:value-type="float" office:value="-211.186974168086">
                <text:p>-211.186974168086</text:p>
              </table:table-cell>
              <table:table-cell office:value-type="float" office:value="211.186974168086">
                <text:p>211.1869741680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05.431288600002">
                <text:p>-105.431288600002</text:p>
              </table:table-cell>
              <table:table-cell office:value-type="float" office:value="-212.281647333712">
                <text:p>-212.281647333712</text:p>
              </table:table-cell>
              <table:table-cell office:value-type="float" office:value="212.281647333712">
                <text:p>212.2816473337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98.9982847517142">
                <text:p>-98.9982847517142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213.311657453141">
                <text:p>213.3116574531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92.5351250668729">
                <text:p>-92.5351250668729</text:p>
              </table:table-cell>
              <table:table-cell office:value-type="float" office:value="-214.276690775314">
                <text:p>-214.276690775314</text:p>
              </table:table-cell>
              <table:table-cell office:value-type="float" office:value="214.276690775314">
                <text:p>214.2766907753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86.0437782865285">
                <text:p>-86.0437782865285</text:p>
              </table:table-cell>
              <table:table-cell office:value-type="float" office:value="-215.176453341731">
                <text:p>-215.176453341731</text:p>
              </table:table-cell>
              <table:table-cell office:value-type="float" office:value="215.176453341731">
                <text:p>215.1764533417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79.5262217377931">
                <text:p>-79.5262217377931</text:p>
              </table:table-cell>
              <table:table-cell office:value-type="float" office:value="-216.010671076">
                <text:p>-216.010671076</text:p>
              </table:table-cell>
              <table:table-cell office:value-type="float" office:value="216.010671076">
                <text:p>216.0106710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72.9844407315283">
                <text:p>-72.9844407315283</text:p>
              </table:table-cell>
              <table:table-cell office:value-type="float" office:value="-216.779089867316">
                <text:p>-216.779089867316</text:p>
              </table:table-cell>
              <table:table-cell office:value-type="float" office:value="216.779089867316">
                <text:p>216.7790898673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66.4204279576009">
                <text:p>-66.4204279576009</text:p>
              </table:table-cell>
              <table:table-cell office:value-type="float" office:value="-217.481475647873">
                <text:p>-217.481475647873</text:p>
              </table:table-cell>
              <table:table-cell office:value-type="float" office:value="217.481475647873">
                <text:p>217.4814756478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59.8361828778884">
                <text:p>-59.8361828778884</text:p>
              </table:table-cell>
              <table:table-cell office:value-type="float" office:value="-218.117614464157">
                <text:p>-218.117614464157</text:p>
              </table:table-cell>
              <table:table-cell office:value-type="float" office:value="218.117614464157">
                <text:p>218.1176144641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53.2337111172251">
                <text:p>-53.2337111172251</text:p>
              </table:table-cell>
              <table:table-cell office:value-type="float" office:value="-218.687312542122">
                <text:p>-218.687312542122</text:p>
              </table:table-cell>
              <table:table-cell office:value-type="float" office:value="218.687312542122">
                <text:p>218.6873125421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46.6150238524689">
                <text:p>-46.6150238524689</text:p>
              </table:table-cell>
              <table:table-cell office:value-type="float" office:value="-219.190396346216">
                <text:p>-219.190396346216</text:p>
              </table:table-cell>
              <table:table-cell office:value-type="float" office:value="219.190396346216">
                <text:p>219.1903963462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39.9821371998774">
                <text:p>-39.9821371998774</text:p>
              </table:table-cell>
              <table:table-cell office:value-type="float" office:value="-219.626712632237">
                <text:p>-219.626712632237</text:p>
              </table:table-cell>
              <table:table-cell office:value-type="float" office:value="219.626712632237">
                <text:p>219.6267126322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33.3370716009794">
                <text:p>-33.3370716009794</text:p>
              </table:table-cell>
              <table:table-cell office:value-type="float" office:value="-219.996128494019">
                <text:p>-219.996128494019</text:p>
              </table:table-cell>
              <table:table-cell office:value-type="float" office:value="219.996128494019">
                <text:p>219.9961284940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26.681851207128">
                <text:p>-26.681851207128</text:p>
              </table:table-cell>
              <table:table-cell office:value-type="float" office:value="-220.298531403912">
                <text:p>-220.298531403912</text:p>
              </table:table-cell>
              <table:table-cell office:value-type="float" office:value="220.298531403912">
                <text:p>220.2985314039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20.0185032629261">
                <text:p>-20.0185032629261</text:p>
              </table:table-cell>
              <table:table-cell office:value-type="float" office:value="-220.533829247058">
                <text:p>-220.533829247058</text:p>
              </table:table-cell>
              <table:table-cell office:value-type="float" office:value="220.533829247058">
                <text:p>220.5338292470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3.3490574887066">
                <text:p>-13.3490574887066</text:p>
              </table:table-cell>
              <table:table-cell office:value-type="float" office:value="-220.701950349458">
                <text:p>-220.701950349458</text:p>
              </table:table-cell>
              <table:table-cell office:value-type="float" office:value="220.701950349458">
                <text:p>220.7019503494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6.67554546226097">
                <text:p>-6.67554546226097</text:p>
              </table:table-cell>
              <table:table-cell office:value-type="float" office:value="-220.802843499792">
                <text:p>-220.802843499792</text:p>
              </table:table-cell>
              <table:table-cell office:value-type="float" office:value="220.802843499792">
                <text:p>220.8028434997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00000000000062456986756515">
                <text:p>-0.000000000000062456986756515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220.836477965032">
                <text:p>220.836477965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